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manifest.rdf" manifest:media-type="application/rdf+xml"/>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6" manifest:media-type=""/>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 manifest:media-type=""/>
  <manifest:file-entry manifest:full-path="ObjectReplacements/Object 6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0" manifest:media-type=""/>
  <manifest:file-entry manifest:full-path="ObjectReplacements/Object 18" manifest:media-type=""/>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
  <manifest:file-entry manifest:full-path="ObjectReplacements/Object 58" manifest:media-type="application/x-openoffice-gdimetafile;windows_formatname=&quot;GDIMetaFile&quot;"/>
  <manifest:file-entry manifest:full-path="ObjectReplacements/Object 21" manifest:media-type=""/>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9" manifest:media-type=""/>
  <manifest:file-entry manifest:full-path="ObjectReplacements/Object 5" manifest:media-type=""/>
  <manifest:file-entry manifest:full-path="ObjectReplacements/Object 61" manifest:media-type=""/>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0" manifest:media-type=""/>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4" manifest:media-type=""/>
  <manifest:file-entry manifest:full-path="ObjectReplacements/Object 63" manifest:media-type=""/>
  <manifest:file-entry manifest:full-path="ObjectReplacements/Object 7" manifest:media-type="application/x-openoffice-gdimetafile;windows_formatname=&quot;GDIMetaFile&quot;"/>
  <manifest:file-entry manifest:full-path="ObjectReplacements/Object 62" manifest:media-type=""/>
  <manifest:file-entry manifest:full-path="ObjectReplacements/Object 6" manifest:media-type=""/>
  <manifest:file-entry manifest:full-path="ObjectReplacements/Object 59" manifest:media-type="application/x-openoffice-gdimetafile;windows_formatname=&quot;GDIMetaFile&quot;"/>
  <manifest:file-entry manifest:full-path="ObjectReplacements/Object 22" manifest:media-type=""/>
  <manifest:file-entry manifest:full-path="ObjectReplacements/Object 20" manifest:media-type=""/>
  <manifest:file-entry manifest:full-path="ObjectReplacements/Object 5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3" manifest:media-type=""/>
  <manifest:file-entry manifest:full-path="ObjectReplacements/Object 13" manifest:media-type="application/x-openoffice-gdimetafile;windows_formatname=&quot;GDIMetaFile&quot;"/>
  <manifest:file-entry manifest:full-path="ObjectReplacements/Object 24" manifest:media-type=""/>
  <manifest:file-entry manifest:full-path="ObjectReplacements/Object 25" manifest:media-type=""/>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0" manifest:media-type=""/>
  <manifest:file-entry manifest:full-path="ObjectReplacements/Object 31" manifest:media-type=""/>
  <manifest:file-entry manifest:full-path="ObjectReplacements/Object 32" manifest:media-type=""/>
  <manifest:file-entry manifest:full-path="ObjectReplacements/Object 33" manifest:media-type=""/>
  <manifest:file-entry manifest:full-path="ObjectReplacements/Object 34" manifest:media-type=""/>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0" manifest:media-type=""/>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styles.xml" manifest:media-type="text/xml"/>
  <manifest:file-entry manifest:full-path="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file-entry manifest:full-path="content.xml" manifest:media-type="text/xml"/>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Thumbnails/thumbnail.png" manifest:media-type="image/png"/>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meta.xml" manifest:media-type="text/xml"/>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8/content.xml" manifest:media-type="text/xml"/>
  <manifest:file-entry manifest:full-path="Object 28/Configurations2/" manifest:media-type="application/vnd.sun.xml.ui.configuration"/>
  <manifest:file-entry manifest:full-path="Object 28/settings.xml" manifest:media-type="text/xml"/>
  <manifest:file-entry manifest:full-path="Object 28/"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DejaVu Sans" svg:font-family="'DejaVu Sans'" style:font-family-generic="system" style:font-pitch="variable"/>
    <style:font-face style:name="Helvetica" svg:font-family="Helvetica" style:font-family-generic="system"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pitch="variable"/>
    <style:font-face style:name="Noto Sans Devanagari1" svg:font-family="'Noto Sans Devanagari'" style:font-family-generic="roman" style:font-pitch="variable"/>
    <style:font-face style:name="Noto Sans Devanagari2" svg:font-family="'Noto Sans Devanagari'" style:font-family-generic="swiss"/>
    <style:font-face style:name="Noto Sans Devanagari3"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svg:font-family="Times"/>
    <style:font-face style:name="Times New Roman" svg:font-family="'Times New Roman'" style:font-family-generic="roman" style:font-pitch="variable"/>
    <style:font-face style:name="Times1" svg:font-family="Times" style:font-pitch="variable"/>
    <style:font-face style:name="Times2" svg:font-family="Times" style:font-family-generic="roman"/>
    <style:font-face style:name="Times3" svg:font-family="Times" style:font-family-generic="roman" style:font-pitch="variable"/>
    <style:font-face style:name="Tomes" svg:font-family="Tomes"/>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025ba3" officeooo:paragraph-rsid="0000a02c"/>
    </style:style>
    <style:style style:name="P3" style:family="paragraph" style:parent-style-name="Header">
      <style:paragraph-properties fo:text-align="center" style:justify-single-word="false"/>
      <style:text-properties fo:language="fr" fo:country="FR" officeooo:rsid="0007df5b" officeooo:paragraph-rsid="0007df5b"/>
    </style:style>
    <style:style style:name="P4" style:family="paragraph" style:parent-style-name="List_20_Paragraph" style:list-style-name="L1">
      <style:paragraph-properties style:line-height-at-least="0.2in" fo:text-align="start" style:justify-single-word="false"/>
      <style:text-properties fo:language="en" fo:country="GB" officeooo:paragraph-rsid="0007df5b" style:font-name-complex="Arial1"/>
    </style:style>
    <style:style style:name="P5" style:family="paragraph" style:parent-style-name="List_20_Paragraph" style:list-style-name="L1">
      <style:paragraph-properties style:line-height-at-least="0.2in" fo:text-align="start" style:justify-single-word="false"/>
      <style:text-properties fo:color="#0d0d0d" loext:opacity="100%" fo:font-size="12pt" officeooo:paragraph-rsid="0007df5b" fo:background-color="#ffffff" style:font-size-asian="12pt" style:font-name-complex="Arial1" style:font-size-complex="12pt"/>
    </style:style>
    <style:style style:name="P6" style:family="paragraph" style:parent-style-name="List_20_Paragraph" style:list-style-name="L1">
      <style:paragraph-properties fo:margin-left="0in" fo:margin-right="0in" style:line-height-at-least="0.2in" fo:text-align="start" style:justify-single-word="false" fo:text-indent="0in" style:auto-text-indent="false"/>
      <style:text-properties fo:color="#0d0d0d" loext:opacity="100%" fo:font-size="12pt" fo:language="fr" fo:country="FR" officeooo:paragraph-rsid="0007df5b" fo:background-color="#ffffff" style:font-size-asian="12pt" style:font-name-complex="Arial1" style:font-size-complex="12pt"/>
    </style:style>
    <style:style style:name="P7" style:family="paragraph" style:parent-style-name="List_20_Paragraph" style:list-style-name="L1">
      <style:paragraph-properties fo:margin-left="0in" fo:margin-right="0in" style:line-height-at-least="0.2in" fo:text-align="start" style:justify-single-word="false" fo:text-indent="0in" style:auto-text-indent="false"/>
      <style:text-properties fo:color="#0d0d0d" loext:opacity="100%" fo:font-size="12pt" fo:language="fr" fo:country="FR" officeooo:paragraph-rsid="000fd5ca" fo:background-color="#ffffff" style:font-size-asian="12pt" style:font-name-complex="Arial1" style:font-size-complex="12pt"/>
    </style:style>
    <style:style style:name="P8" style:family="paragraph" style:parent-style-name="List_20_Paragraph" style:list-style-name="L1">
      <style:paragraph-properties fo:margin-left="0in" fo:margin-right="0in" style:line-height-at-least="0.2in" fo:text-align="start" style:justify-single-word="false" fo:text-indent="0in" style:auto-text-indent="false"/>
      <style:text-properties fo:color="#0d0d0d" loext:opacity="100%" fo:font-size="12pt" fo:language="fr" fo:country="FR" officeooo:paragraph-rsid="000fd5ca" style:font-size-asian="12pt" style:font-size-complex="12pt"/>
    </style:style>
    <style:style style:name="P9" style:family="paragraph" style:parent-style-name="List_20_Paragraph" style:list-style-name="L1">
      <style:paragraph-properties fo:margin-left="0in" fo:margin-right="0in" style:line-height-at-least="0.2in" fo:text-align="start" style:justify-single-word="false" fo:text-indent="0in" style:auto-text-indent="false"/>
      <style:text-properties fo:color="#0d0d0d" loext:opacity="100%" fo:font-size="12pt" fo:language="fr" fo:country="FR" officeooo:paragraph-rsid="0016c37a" style:font-size-asian="12pt" style:font-size-complex="12pt"/>
    </style:style>
    <style:style style:name="P10" style:family="paragraph" style:parent-style-name="List_20_Paragraph">
      <style:paragraph-properties fo:margin-left="0in" fo:margin-right="0in" style:line-height-at-least="0.2in" fo:text-align="start" style:justify-single-word="false" fo:text-indent="0in" style:auto-text-indent="false"/>
      <style:text-properties fo:color="#0d0d0d" loext:opacity="100%" fo:font-size="12pt" fo:language="fr" fo:country="FR" officeooo:paragraph-rsid="000fd5ca" style:font-size-asian="12pt" style:font-size-complex="12pt"/>
    </style:style>
    <style:style style:name="P11" style:family="paragraph" style:parent-style-name="List_20_Paragraph" style:list-style-name="L1">
      <style:paragraph-properties style:line-height-at-least="0.2in" fo:text-align="start" style:justify-single-word="false"/>
      <style:text-properties fo:color="#0d0d0d" loext:opacity="100%" fo:font-size="12pt" fo:language="fr" fo:country="FR" officeooo:paragraph-rsid="0018e1da" style:font-size-asian="12pt" style:font-name-complex="Arial1" style:font-size-complex="12pt"/>
    </style:style>
    <style:style style:name="P12" style:family="paragraph" style:parent-style-name="List_20_Paragraph" style:list-style-name="L1">
      <loext:graphic-properties draw:fill="none"/>
      <style:paragraph-properties fo:margin-left="0in" fo:margin-right="0in" style:line-height-at-least="0.2in" fo:text-align="start" style:justify-single-word="false" fo:text-indent="-0.25in" style:auto-text-indent="false" fo:background-color="transparent" style:writing-mode="lr-tb"/>
      <style:text-properties fo:color="#0d0d0d" loext:opacity="100%" style:font-name="Times3" fo:font-size="12pt" fo:font-style="normal" style:text-underline-style="none" officeooo:paragraph-rsid="0007df5b" style:font-size-asian="12pt" style:font-style-asian="normal" style:font-size-complex="12pt"/>
    </style:style>
    <style:style style:name="P13" style:family="paragraph" style:parent-style-name="List_20_Paragraph" style:list-style-name="L1">
      <style:paragraph-properties style:line-height-at-least="0.2in" fo:text-align="start" style:justify-single-word="false"/>
      <style:text-properties fo:language="fr" fo:country="FR" style:text-underline-style="none" officeooo:paragraph-rsid="0007df5b"/>
    </style:style>
    <style:style style:name="P14" style:family="paragraph" style:parent-style-name="List_20_Paragraph" style:list-style-name="L1">
      <style:paragraph-properties style:line-height-at-least="0.2in" fo:text-align="start" style:justify-single-word="false"/>
      <style:text-properties fo:language="fr" fo:country="FR" officeooo:paragraph-rsid="0007df5b"/>
    </style:style>
    <style:style style:name="P15" style:family="paragraph" style:parent-style-name="List_20_Paragraph" style:list-style-name="L1">
      <style:paragraph-properties style:line-height-at-least="0.2in" fo:text-align="start" style:justify-single-word="false"/>
      <style:text-properties fo:font-size="12pt" fo:language="fr" fo:country="FR" officeooo:paragraph-rsid="0007df5b" style:font-size-asian="12pt" style:font-size-complex="12pt"/>
    </style:style>
    <style:style style:name="P16" style:family="paragraph" style:parent-style-name="List_20_Paragraph" style:list-style-name="L1">
      <style:paragraph-properties style:line-height-at-least="0.2in" fo:text-align="start" style:justify-single-word="false"/>
      <style:text-properties fo:font-size="12pt" officeooo:paragraph-rsid="0007df5b" style:font-size-asian="12pt" style:font-size-complex="12pt"/>
    </style:style>
    <style:style style:name="P17" style:family="paragraph" style:parent-style-name="Standard">
      <style:paragraph-properties fo:line-height="115%" fo:text-align="justify" style:justify-single-word="false" style:writing-mode="lr-tb"/>
      <style:text-properties fo:color="#000000" loext:opacity="100%" style:font-name="Times3" fo:font-size="14pt" fo:font-style="normal" fo:font-weight="bold" officeooo:rsid="000dd08b" officeooo:paragraph-rsid="000dd08b" style:font-size-asian="14pt" style:font-style-asian="normal" style:font-weight-asian="bold"/>
    </style:style>
    <style:style style:name="P18" style:family="paragraph" style:parent-style-name="Standard">
      <style:paragraph-properties style:line-height-at-least="0.2in" fo:text-align="start" style:justify-single-word="false"/>
      <style:text-properties fo:color="#000000" loext:opacity="100%" style:font-name="Times3" fo:font-size="14pt" fo:font-style="normal" fo:font-weight="bold" officeooo:paragraph-rsid="00035bf4" style:font-size-asian="14pt" style:font-style-asian="normal" style:font-weight-asian="bold" style:font-size-complex="14pt"/>
    </style:style>
    <style:style style:name="P19" style:family="paragraph" style:parent-style-name="Standard">
      <style:paragraph-properties style:line-height-at-least="0.2in" fo:text-align="start" style:justify-single-word="false"/>
      <style:text-properties fo:color="#000000" loext:opacity="100%" style:font-name="Times3" fo:font-size="14pt" fo:font-style="normal" fo:font-weight="bold" officeooo:paragraph-rsid="0007df5b" style:font-size-asian="14pt" style:font-style-asian="normal" style:font-weight-asian="bold" style:font-size-complex="14pt"/>
    </style:style>
    <style:style style:name="P20" style:family="paragraph" style:parent-style-name="Standard">
      <style:paragraph-properties style:line-height-at-least="0.2in" fo:text-align="start" style:justify-single-word="false" style:writing-mode="lr-tb"/>
      <style:text-properties fo:color="#000000" loext:opacity="100%" style:font-name="Times3" fo:font-size="14pt" fo:font-style="normal" fo:font-weight="bold" officeooo:paragraph-rsid="002ddddd"/>
    </style:style>
    <style:style style:name="P21" style:family="paragraph" style:parent-style-name="Standard" style:list-style-name="L1">
      <style:paragraph-properties style:line-height-at-least="0.2in" fo:text-align="start" style:justify-single-word="false" style:writing-mode="lr-tb"/>
      <style:text-properties fo:color="#000000" loext:opacity="100%" style:font-name="Times3" fo:font-size="14pt" fo:font-style="normal" style:text-underline-style="none" fo:font-weight="bold" officeooo:rsid="00095223" officeooo:paragraph-rsid="00095223" style:font-size-asian="14pt" style:font-style-asian="normal" style:font-weight-asian="bold" style:font-size-complex="10pt" style:font-weight-complex="bold"/>
    </style:style>
    <style:style style:name="P22" style:family="paragraph" style:parent-style-name="Standard" style:list-style-name="L1">
      <style:paragraph-properties style:line-height-at-least="0.2in" fo:text-align="start" style:justify-single-word="false" style:writing-mode="lr-tb"/>
      <style:text-properties fo:color="#000000" loext:opacity="100%" style:font-name="Times3" fo:font-size="14pt" fo:font-style="normal" style:text-underline-style="none" fo:font-weight="bold" officeooo:paragraph-rsid="0007df5b" style:font-size-asian="14pt" style:font-style-asian="normal" style:font-weight-asian="bold" style:font-size-complex="10pt" style:font-weight-complex="bold"/>
    </style:style>
    <style:style style:name="P23" style:family="paragraph" style:parent-style-name="Standard" style:list-style-name="L1">
      <style:paragraph-properties style:line-height-at-least="0.2in" fo:text-align="start" style:justify-single-word="false" style:writing-mode="lr-tb"/>
      <style:text-properties fo:color="#000000" loext:opacity="100%" style:font-name="Times3" fo:font-size="14pt" fo:font-style="normal" style:text-underline-style="none" fo:font-weight="bold" officeooo:paragraph-rsid="00095223" style:font-size-asian="14pt" style:font-style-asian="normal" style:font-weight-asian="bold" style:font-size-complex="10pt" style:font-weight-complex="bold"/>
    </style:style>
    <style:style style:name="P24" style:family="paragraph" style:parent-style-name="Standard">
      <style:paragraph-properties style:line-height-at-least="0.2in" fo:text-align="start" style:justify-single-word="false" style:writing-mode="lr-tb"/>
      <style:text-properties fo:color="#000000" loext:opacity="100%" style:font-name="Times3" fo:font-size="14pt" fo:font-style="normal" style:text-underline-style="none" fo:font-weight="bold" officeooo:paragraph-rsid="0007df5b" style:font-size-asian="14pt" style:font-style-asian="normal" style:font-weight-asian="bold" style:font-size-complex="10pt" style:font-weight-complex="bold"/>
    </style:style>
    <style:style style:name="P25" style:family="paragraph" style:parent-style-name="Standard" style:list-style-name="L2">
      <style:paragraph-properties style:line-height-at-least="0.2in" fo:text-align="start" style:justify-single-word="false" style:writing-mode="lr-tb"/>
      <style:text-properties fo:color="#000000" loext:opacity="100%" style:font-name="Times3" fo:font-size="14pt" fo:font-style="normal" style:text-underline-style="none" fo:font-weight="bold" officeooo:paragraph-rsid="00095223" style:font-size-asian="14pt" style:font-style-asian="normal" style:font-weight-asian="bold" style:font-size-complex="14pt" style:font-weight-complex="normal"/>
    </style:style>
    <style:style style:name="P26" style:family="paragraph" style:parent-style-name="Standard" style:list-style-name="L2">
      <style:paragraph-properties style:line-height-at-least="0.2in" fo:text-align="start" style:justify-single-word="false" style:writing-mode="lr-tb"/>
      <style:text-properties fo:color="#000000" loext:opacity="100%" style:font-name="Times3" fo:font-size="14pt" fo:font-style="normal" style:text-underline-style="none" fo:font-weight="bold" officeooo:paragraph-rsid="00095223" style:font-size-asian="14pt" style:font-style-asian="normal" style:font-weight-asian="bold" style:font-size-complex="14pt" style:font-weight-complex="bold"/>
    </style:style>
    <style:style style:name="P27" style:family="paragraph" style:parent-style-name="Standard" style:list-style-name="L1">
      <style:paragraph-properties style:line-height-at-least="0.2in" fo:text-align="start" style:justify-single-word="false" style:writing-mode="lr-tb"/>
      <style:text-properties fo:color="#000000" loext:opacity="100%" style:font-name="Times3" fo:font-size="14pt" fo:font-style="normal" style:text-underline-style="none" fo:font-weight="bold" officeooo:paragraph-rsid="002907bd" style:font-size-asian="14pt" style:font-style-asian="normal" style:font-weight-asian="bold" style:font-size-complex="14pt" style:font-weight-complex="bold"/>
    </style:style>
    <style:style style:name="P28" style:family="paragraph" style:parent-style-name="Standard">
      <style:paragraph-properties style:line-height-at-least="0.2in" fo:text-align="start" style:justify-single-word="false" style:writing-mode="lr-tb"/>
      <style:text-properties fo:color="#000000" loext:opacity="100%" style:font-name="Times3" fo:font-size="14pt" fo:font-style="normal" style:text-underline-style="none" fo:font-weight="normal" officeooo:rsid="00095223" officeooo:paragraph-rsid="00095223" style:font-size-asian="14pt" style:font-style-asian="normal" style:font-weight-asian="normal" style:font-size-complex="10pt" style:font-weight-complex="normal"/>
    </style:style>
    <style:style style:name="P29" style:family="paragraph" style:parent-style-name="Standard" style:list-style-name="L1">
      <style:paragraph-properties style:line-height-at-least="0.2in" fo:text-align="start" style:justify-single-word="false" style:writing-mode="lr-tb"/>
      <style:text-properties fo:color="#000000" loext:opacity="100%" style:font-name="Times3" fo:font-size="14pt" fo:font-style="normal" style:text-underline-style="none" fo:font-weight="normal" officeooo:paragraph-rsid="0007df5b" style:font-size-asian="14pt" style:font-style-asian="normal" style:font-weight-asian="normal" style:font-size-complex="10pt" style:font-weight-complex="normal"/>
    </style:style>
    <style:style style:name="P30" style:family="paragraph" style:parent-style-name="Standard" style:list-style-name="L1">
      <style:paragraph-properties style:line-height-at-least="0.2in" fo:text-align="start" style:justify-single-word="false" style:writing-mode="lr-tb"/>
      <style:text-properties fo:color="#000000" loext:opacity="100%" style:font-name="Times3" fo:font-size="14pt" fo:font-style="normal" style:text-underline-style="none" officeooo:paragraph-rsid="0007df5b" style:font-size-asian="14pt" style:font-style-asian="normal" style:font-size-complex="10pt"/>
    </style:style>
    <style:style style:name="P31" style:family="paragraph" style:parent-style-name="Standard">
      <style:paragraph-properties style:line-height-at-least="0.2in" fo:text-align="start" style:justify-single-word="false" style:writing-mode="lr-tb"/>
      <style:text-properties fo:color="#000000" loext:opacity="100%" style:font-name="Times3" fo:font-size="14pt" fo:font-style="normal" style:text-underline-style="none" officeooo:paragraph-rsid="0007df5b" style:font-size-asian="14pt" style:font-style-asian="normal" style:font-size-complex="10pt"/>
    </style:style>
    <style:style style:name="P32" style:family="paragraph" style:parent-style-name="Standard">
      <style:paragraph-properties style:line-height-at-least="0.2in" fo:text-align="start" style:justify-single-word="false" style:writing-mode="lr-tb"/>
      <style:text-properties fo:color="#000000" loext:opacity="100%" style:font-name="Times3" fo:font-size="14pt" fo:language="fr" fo:country="FR" fo:font-style="normal" fo:font-weight="bold" officeooo:paragraph-rsid="002ddddd"/>
    </style:style>
    <style:style style:name="P33" style:family="paragraph" style:parent-style-name="Standard">
      <style:paragraph-properties style:line-height-at-least="0.2in" fo:text-align="start" style:justify-single-word="false" style:writing-mode="lr-tb"/>
      <style:text-properties fo:color="#000000" loext:opacity="100%" style:font-name="Times3" fo:font-size="14pt" fo:language="fr" fo:country="FR" fo:font-style="normal" style:text-underline-style="none" fo:font-weight="bold" officeooo:paragraph-rsid="002af64a" style:font-size-asian="14pt" style:font-style-asian="normal" style:font-weight-asian="bold" style:font-size-complex="14pt" style:font-weight-complex="bold"/>
    </style:style>
    <style:style style:name="P34" style:family="paragraph" style:parent-style-name="Standard">
      <style:paragraph-properties style:line-height-at-least="0.2in" fo:text-align="start" style:justify-single-word="false" style:writing-mode="lr-tb"/>
      <style:text-properties fo:color="#000000" loext:opacity="100%" style:font-name="Times3" fo:font-size="14pt" fo:language="fr" fo:country="FR" fo:font-style="normal" style:text-underline-style="none" fo:font-weight="bold" officeooo:paragraph-rsid="002beaaf" style:font-size-asian="14pt" style:font-style-asian="normal" style:font-weight-asian="bold" style:font-size-complex="14pt" style:font-weight-complex="bold"/>
    </style:style>
    <style:style style:name="P35" style:family="paragraph" style:parent-style-name="Standard" style:list-style-name="L1">
      <style:paragraph-properties style:line-height-at-least="0.2in" fo:text-align="start" style:justify-single-word="false" style:writing-mode="lr-tb"/>
      <style:text-properties fo:color="#000000" loext:opacity="100%" style:font-name="Times3" fo:font-size="14pt" fo:language="fr" fo:country="FR" fo:font-style="normal" style:text-underline-style="none" fo:font-weight="normal" officeooo:paragraph-rsid="0007df5b" style:font-size-asian="14pt" style:font-style-asian="normal" style:font-weight-asian="normal" style:font-size-complex="10pt" style:font-weight-complex="normal"/>
    </style:style>
    <style:style style:name="P36" style:family="paragraph" style:parent-style-name="Standard" style:list-style-name="L1">
      <loext:graphic-properties draw:fill="none"/>
      <style:paragraph-properties fo:margin-left="0.0618in" fo:margin-right="0in" style:line-height-at-least="0.2in" fo:text-align="start" style:justify-single-word="false" fo:text-indent="0in" style:auto-text-indent="false" fo:background-color="transparent" style:writing-mode="lr-tb"/>
      <style:text-properties fo:color="#000000" loext:opacity="100%" style:font-name="Times3" fo:font-size="14pt" fo:language="fr" fo:country="FR" fo:font-style="normal" style:text-underline-style="none" fo:font-weight="normal" officeooo:paragraph-rsid="00223551" style:font-size-asian="14pt" style:font-style-asian="normal" style:font-weight-asian="normal" style:font-size-complex="10pt" style:font-weight-complex="normal"/>
    </style:style>
    <style:style style:name="P37" style:family="paragraph" style:parent-style-name="Standard" style:list-style-name="L1">
      <style:paragraph-properties style:line-height-at-least="0.2in" fo:text-align="start" style:justify-single-word="false" style:writing-mode="lr-tb"/>
      <style:text-properties fo:color="#000000" loext:opacity="100%" style:font-name="Times3" fo:font-size="14pt" fo:language="en" fo:country="US" fo:font-style="normal" style:text-underline-style="none" fo:font-weight="bold" officeooo:paragraph-rsid="00095223" style:font-size-asian="14pt" style:font-style-asian="normal" style:font-weight-asian="bold" style:font-size-complex="10pt" style:font-weight-complex="bold"/>
    </style:style>
    <style:style style:name="P38" style:family="paragraph" style:parent-style-name="Standard" style:list-style-name="L1">
      <style:paragraph-properties style:line-height-at-least="0.2in" fo:text-align="start" style:justify-single-word="false" style:writing-mode="lr-tb"/>
      <style:text-properties fo:color="#000000" loext:opacity="100%" style:font-name="Times3" fo:font-size="12pt" fo:font-style="normal" style:text-underline-style="none" officeooo:paragraph-rsid="0007df5b" style:font-size-asian="12pt" style:font-style-asian="normal" style:font-size-complex="12pt"/>
    </style:style>
    <style:style style:name="P39" style:family="paragraph" style:parent-style-name="Standard" style:list-style-name="L1">
      <style:paragraph-properties style:line-height-at-least="0.2in" fo:text-align="start" style:justify-single-word="false" style:writing-mode="lr-tb"/>
      <style:text-properties fo:color="#000000" loext:opacity="100%" style:font-name="Times3" fo:font-size="12pt" fo:font-style="normal" style:text-underline-style="none" fo:font-weight="bold" officeooo:paragraph-rsid="0007df5b" style:font-size-asian="12pt" style:font-style-asian="normal" style:font-weight-asian="bold" style:font-size-complex="12pt" style:font-weight-complex="bold"/>
    </style:style>
    <style:style style:name="P40" style:family="paragraph" style:parent-style-name="Standard" style:list-style-name="L1">
      <style:paragraph-properties style:line-height-at-least="0.2in" fo:text-align="start" style:justify-single-word="false" style:writing-mode="lr-tb"/>
      <style:text-properties fo:color="#000000" loext:opacity="100%" style:font-name="Times3" fo:font-size="12pt" fo:font-style="normal" style:text-underline-style="none" fo:font-weight="bold" officeooo:paragraph-rsid="002907bd" style:font-size-asian="12pt" style:font-style-asian="normal" style:font-weight-asian="bold" style:font-size-complex="12pt" style:font-weight-complex="bold"/>
    </style:style>
    <style:style style:name="P41" style:family="paragraph" style:parent-style-name="Standard">
      <style:paragraph-properties style:line-height-at-least="0.2in" fo:text-align="start" style:justify-single-word="false" style:writing-mode="lr-tb"/>
      <style:text-properties fo:color="#000000" loext:opacity="100%" style:font-name="Times3" fo:font-size="12pt" fo:font-style="normal" style:text-underline-style="none" fo:font-weight="bold" officeooo:paragraph-rsid="0007df5b" style:font-size-asian="12pt" style:font-style-asian="normal" style:font-weight-asian="bold" style:font-size-complex="12pt" style:font-weight-complex="bold"/>
    </style:style>
    <style:style style:name="P42" style:family="paragraph" style:parent-style-name="Standard">
      <style:paragraph-properties style:line-height-at-least="0.2in" fo:text-align="start" style:justify-single-word="false" style:writing-mode="lr-tb"/>
      <style:text-properties fo:color="#000000" loext:opacity="100%" style:font-name="Times3" fo:font-size="12pt" fo:font-style="normal" style:text-underline-style="none" fo:font-weight="bold" officeooo:paragraph-rsid="0007df5b" style:font-size-asian="10.5pt" style:font-style-asian="normal" style:font-weight-asian="bold" style:font-size-complex="12pt" style:font-weight-complex="normal"/>
    </style:style>
    <style:style style:name="P43" style:family="paragraph" style:parent-style-name="Standard" style:list-style-name="L2">
      <style:paragraph-properties style:line-height-at-least="0.2in" fo:text-align="start" style:justify-single-word="false" style:writing-mode="lr-tb"/>
      <style:text-properties fo:color="#000000" loext:opacity="100%" style:font-name="Times3" fo:font-size="12pt" fo:font-style="normal" style:text-underline-style="none" fo:font-weight="bold" officeooo:paragraph-rsid="00095223" style:font-size-asian="10.5pt" style:font-style-asian="normal" style:font-weight-asian="bold" style:font-size-complex="12pt" style:font-weight-complex="normal"/>
    </style:style>
    <style:style style:name="P44" style:family="paragraph" style:parent-style-name="Standard">
      <style:paragraph-properties style:line-height-at-least="0.2in" fo:text-align="start" style:justify-single-word="false" style:writing-mode="lr-tb"/>
      <style:text-properties fo:color="#000000" loext:opacity="100%" style:font-name="Times3" fo:font-size="12pt" fo:font-style="normal" style:text-underline-style="none" fo:font-weight="bold" officeooo:paragraph-rsid="00095223" style:font-size-asian="10.5pt" style:font-style-asian="normal" style:font-weight-asian="bold" style:font-size-complex="12pt" style:font-weight-complex="normal"/>
    </style:style>
    <style:style style:name="P45" style:family="paragraph" style:parent-style-name="Standard" style:list-style-name="L1">
      <style:paragraph-properties style:line-height-at-least="0.2in" fo:text-align="start" style:justify-single-word="false" style:writing-mode="lr-tb"/>
      <style:text-properties fo:color="#000000" loext:opacity="100%" style:font-name="Times3" fo:font-size="12pt" fo:font-style="normal" style:text-underline-style="none" fo:font-weight="normal" officeooo:paragraph-rsid="0007df5b" style:font-size-asian="12pt" style:font-style-asian="normal" style:font-weight-asian="normal" style:font-size-complex="12pt" style:font-weight-complex="normal"/>
    </style:style>
    <style:style style:name="P46" style:family="paragraph" style:parent-style-name="Standard" style:list-style-name="L1">
      <style:paragraph-properties style:line-height-at-least="0.2in" fo:text-align="start" style:justify-single-word="false" style:writing-mode="lr-tb"/>
      <style:text-properties fo:color="#000000" loext:opacity="100%" style:font-name="Times3" fo:font-size="12pt" fo:font-style="normal" style:text-underline-style="none" fo:font-weight="normal" officeooo:paragraph-rsid="002907bd" style:font-size-asian="12pt" style:font-style-asian="normal" style:font-weight-asian="normal" style:font-size-complex="12pt" style:font-weight-complex="normal"/>
    </style:style>
    <style:style style:name="P47" style:family="paragraph" style:parent-style-name="Standard">
      <style:paragraph-properties style:line-height-at-least="0.2in" fo:text-align="start" style:justify-single-word="false" style:writing-mode="lr-tb"/>
      <style:text-properties fo:color="#000000" loext:opacity="100%" style:font-name="Times3" fo:font-size="12pt" fo:font-style="normal" style:text-underline-style="none" fo:font-weight="normal" officeooo:paragraph-rsid="0007df5b" style:font-size-asian="12pt" style:font-style-asian="normal" style:font-weight-asian="normal" style:font-size-complex="12pt" style:font-weight-complex="normal"/>
    </style:style>
    <style:style style:name="P48" style:family="paragraph" style:parent-style-name="Standard" style:list-style-name="L2">
      <style:paragraph-properties style:line-height-at-least="0.2in" fo:text-align="start" style:justify-single-word="false" style:writing-mode="lr-tb"/>
      <style:text-properties fo:color="#000000" loext:opacity="100%" style:font-name="Times3" fo:font-size="12pt" fo:font-style="normal" style:text-underline-style="none" fo:font-weight="normal" officeooo:rsid="00095223" officeooo:paragraph-rsid="00095223" style:font-size-asian="10.5pt" style:font-style-asian="normal" style:font-weight-asian="normal" style:font-size-complex="12pt" style:font-weight-complex="normal"/>
    </style:style>
    <style:style style:name="P49" style:family="paragraph" style:parent-style-name="Standard" style:list-style-name="L2">
      <style:paragraph-properties style:line-height-at-least="0.2in" fo:text-align="start" style:justify-single-word="false" style:writing-mode="lr-tb"/>
      <style:text-properties fo:color="#000000" loext:opacity="100%" style:font-name="Times3" fo:font-size="12pt" fo:font-style="normal" style:text-underline-style="none" fo:font-weight="normal" officeooo:paragraph-rsid="00095223" style:font-size-asian="10.5pt" style:font-style-asian="normal" style:font-weight-asian="normal" style:font-size-complex="12pt" style:font-weight-complex="normal"/>
    </style:style>
    <style:style style:name="P50" style:family="paragraph" style:parent-style-name="Standard" style:list-style-name="L1">
      <style:paragraph-properties style:line-height-at-least="0.2in" fo:text-align="start" style:justify-single-word="false" style:writing-mode="lr-tb"/>
      <style:text-properties fo:color="#000000" loext:opacity="100%" style:font-name="Times3" fo:font-size="12pt" fo:language="en" fo:country="GB" fo:font-style="normal" style:text-underline-style="none" fo:font-weight="bold" officeooo:paragraph-rsid="0007df5b" style:font-size-asian="12pt" style:font-style-asian="normal" style:font-weight-asian="bold" style:font-size-complex="12pt" style:font-weight-complex="bold"/>
    </style:style>
    <style:style style:name="P51" style:family="paragraph" style:parent-style-name="Standard" style:list-style-name="L1">
      <style:paragraph-properties style:line-height-at-least="0.2in" fo:text-align="start" style:justify-single-word="false" style:writing-mode="lr-tb"/>
      <style:text-properties fo:color="#000000" loext:opacity="100%" style:font-name="Times3" fo:font-size="12pt" fo:language="fr" fo:country="FR" fo:font-style="normal" style:text-underline-style="none" fo:font-weight="bold" officeooo:paragraph-rsid="0007df5b" style:font-size-asian="12pt" style:font-style-asian="normal" style:font-weight-asian="bold" style:font-size-complex="12pt" style:font-weight-complex="bold"/>
    </style:style>
    <style:style style:name="P52" style:family="paragraph" style:parent-style-name="Standard" style:list-style-name="L1">
      <style:paragraph-properties style:line-height-at-least="0.2in" fo:text-align="start" style:justify-single-word="false" style:writing-mode="lr-tb"/>
      <style:text-properties fo:color="#000000" loext:opacity="100%" style:font-name="Times3" fo:font-size="12pt" fo:language="fr" fo:country="FR" fo:font-style="normal" style:text-underline-style="none" fo:font-weight="normal" officeooo:paragraph-rsid="0007df5b" style:font-size-asian="12pt" style:font-style-asian="normal" style:font-weight-asian="normal" style:font-size-complex="12pt" style:font-weight-complex="normal"/>
    </style:style>
    <style:style style:name="P53" style:family="paragraph" style:parent-style-name="Standard" style:list-style-name="L1" style:master-page-name="">
      <loext:graphic-properties draw:fill="none"/>
      <style:paragraph-properties fo:margin-left="0in" fo:margin-right="0in" style:line-height-at-least="0.2in" fo:text-align="start" style:justify-single-word="false" fo:text-indent="0in" style:auto-text-indent="false" style:page-number="auto" fo:background-color="transparent" style:writing-mode="lr-tb"/>
      <style:text-properties fo:color="#000000" loext:opacity="100%" style:font-name="Times3" fo:font-size="12pt" fo:language="fr" fo:country="FR" fo:font-style="normal" style:text-underline-style="none" fo:font-weight="normal" officeooo:paragraph-rsid="0007df5b" style:font-size-asian="12pt" style:font-style-asian="normal" style:font-weight-asian="normal" style:font-size-complex="12pt" style:font-weight-complex="normal"/>
    </style:style>
    <style:style style:name="P54" style:family="paragraph" style:parent-style-name="Standard" style:list-style-name="L1">
      <style:paragraph-properties style:line-height-at-least="0.2in" fo:text-align="start" style:justify-single-word="false" style:writing-mode="lr-tb"/>
      <style:text-properties fo:color="#000000" loext:opacity="100%" style:font-name="Times3" fo:font-size="12pt" fo:language="fr" fo:country="FR" fo:font-style="normal" style:text-underline-style="none" fo:font-weight="normal" officeooo:paragraph-rsid="001b1bea" style:font-size-asian="12pt" style:font-style-asian="normal" style:font-weight-asian="normal" style:font-size-complex="12pt" style:font-weight-complex="normal"/>
    </style:style>
    <style:style style:name="P55" style:family="paragraph" style:parent-style-name="Standard" style:list-style-name="L1">
      <style:paragraph-properties style:line-height-at-least="0.2in" fo:text-align="start" style:justify-single-word="false" style:writing-mode="lr-tb"/>
      <style:text-properties fo:color="#000000" loext:opacity="100%" style:font-name="Times3" fo:font-size="12pt" fo:language="fr" fo:country="FR" fo:font-style="normal" style:text-underline-style="none" fo:font-weight="normal" officeooo:paragraph-rsid="002907bd" style:font-size-asian="12pt" style:font-style-asian="normal" style:font-weight-asian="normal" style:font-size-complex="12pt" style:font-weight-complex="normal"/>
    </style:style>
    <style:style style:name="P56" style:family="paragraph" style:parent-style-name="Standard">
      <style:paragraph-properties style:line-height-at-least="0.2in" fo:text-align="start" style:justify-single-word="false" style:writing-mode="lr-tb"/>
      <style:text-properties fo:color="#000000" loext:opacity="100%" style:font-name="Times3" fo:font-size="12pt" fo:language="fr" fo:country="FR" fo:font-style="normal" style:text-underline-style="none" fo:font-weight="normal" officeooo:paragraph-rsid="0007df5b" style:font-size-asian="12pt" style:font-style-asian="normal" style:font-weight-asian="normal" style:font-size-complex="12pt" style:font-weight-complex="normal"/>
    </style:style>
    <style:style style:name="P57" style:family="paragraph" style:parent-style-name="Standard" style:list-style-name="L1">
      <loext:graphic-properties draw:fill="none"/>
      <style:paragraph-properties fo:margin-left="0.0618in" fo:margin-right="0in" style:line-height-at-least="0.2in" fo:text-align="start" style:justify-single-word="false" fo:text-indent="0in" style:auto-text-indent="false" fo:background-color="transparent"/>
      <style:text-properties fo:color="#000000" loext:opacity="100%" style:font-name="Times3" fo:font-size="12pt" fo:language="fr" fo:country="FR" fo:font-style="normal" style:text-underline-style="none" officeooo:paragraph-rsid="0007df5b" style:font-name-asian="DejaVu Sans" style:font-size-asian="12pt" style:font-style-asian="normal" style:font-name-complex="Arial1" style:font-size-complex="12pt"/>
    </style:style>
    <style:style style:name="P58" style:family="paragraph" style:parent-style-name="Standard">
      <loext:graphic-properties draw:fill="none"/>
      <style:paragraph-properties fo:margin-left="0.0618in" fo:margin-right="0in" style:line-height-at-least="0.2in" fo:text-align="start" style:justify-single-word="false" fo:text-indent="0in" style:auto-text-indent="false" fo:background-color="transparent"/>
      <style:text-properties fo:color="#000000" loext:opacity="100%" style:font-name="Times3" fo:font-size="12pt" fo:language="fr" fo:country="FR" fo:font-style="normal" style:text-underline-style="none" officeooo:paragraph-rsid="0007df5b" style:font-name-asian="DejaVu Sans" style:font-size-asian="12pt" style:font-style-asian="normal" style:font-name-complex="Arial1" style:font-size-complex="12pt"/>
    </style:style>
    <style:style style:name="P59" style:family="paragraph" style:parent-style-name="Standard">
      <style:paragraph-properties style:line-height-at-least="0.2in" fo:text-align="start" style:justify-single-word="false"/>
      <style:text-properties fo:color="#000000" loext:opacity="100%" style:font-name="Times3" fo:font-style="normal" fo:font-weight="bold" officeooo:paragraph-rsid="0007df5b" style:font-size-asian="14pt" style:font-style-asian="normal" style:font-weight-asian="bold"/>
    </style:style>
    <style:style style:name="P60" style:family="paragraph" style:parent-style-name="Standard" style:list-style-name="L1">
      <style:paragraph-properties style:line-height-at-least="0.2in" fo:text-align="start" style:justify-single-word="false" style:writing-mode="lr-tb"/>
      <style:text-properties fo:color="#000000" loext:opacity="100%" fo:font-size="12pt" style:text-underline-style="solid" style:text-underline-width="auto" style:text-underline-color="font-color" fo:font-weight="bold" officeooo:paragraph-rsid="0007df5b" style:font-name-asian="DejaVu Sans" style:font-size-asian="12pt" style:font-weight-asian="bold" style:font-name-complex="Arial1" style:font-size-complex="12pt" style:font-weight-complex="bold"/>
    </style:style>
    <style:style style:name="P61" style:family="paragraph" style:parent-style-name="Standard">
      <style:paragraph-properties style:line-height-at-least="0.2in" fo:text-align="start" style:justify-single-word="false" style:writing-mode="lr-tb"/>
      <style:text-properties fo:color="#000000" loext:opacity="100%" style:font-name="Times2" fo:font-size="12pt" fo:language="fr" fo:country="FR" fo:font-style="normal" style:text-underline-style="none" officeooo:paragraph-rsid="0007df5b" style:font-size-asian="12pt" style:font-style-asian="normal" style:font-size-complex="12pt"/>
    </style:style>
    <style:style style:name="P62" style:family="paragraph" style:parent-style-name="Standard" style:list-style-name="L1">
      <style:paragraph-properties style:line-height-at-least="0.2in" fo:text-align="start" style:justify-single-word="false" style:writing-mode="lr-tb"/>
      <style:text-properties fo:color="#000000" loext:opacity="100%" style:font-name="Times2" fo:font-size="12pt" fo:language="fr" fo:country="FR" fo:font-style="normal" style:text-underline-style="none" fo:font-weight="bold" officeooo:paragraph-rsid="00250a08" style:font-size-asian="12pt" style:font-style-asian="normal" style:font-weight-asian="bold" style:font-size-complex="12pt" style:font-weight-complex="bold"/>
    </style:style>
    <style:style style:name="P63" style:family="paragraph" style:parent-style-name="Standard" style:list-style-name="L1">
      <style:paragraph-properties style:line-height-at-least="0.2in" fo:text-align="start" style:justify-single-word="false" style:writing-mode="lr-tb"/>
      <style:text-properties fo:font-size="12pt" officeooo:paragraph-rsid="0007df5b" style:font-size-asian="12pt" style:font-size-complex="12pt"/>
    </style:style>
    <style:style style:name="P64" style:family="paragraph" style:parent-style-name="Standard" style:list-style-name="L1">
      <loext:graphic-properties draw:fill="none"/>
      <style:paragraph-properties fo:margin-left="0in" fo:margin-right="0in" style:line-height-at-least="0.2in" fo:text-align="start" style:justify-single-word="false" fo:text-indent="-0.25in" style:auto-text-indent="false" fo:background-color="transparent" style:writing-mode="lr-tb"/>
      <style:text-properties fo:font-size="12pt" officeooo:paragraph-rsid="0007df5b" style:font-size-asian="12pt" style:font-size-complex="12pt"/>
    </style:style>
    <style:style style:name="P65" style:family="paragraph" style:parent-style-name="Standard" style:list-style-name="L1">
      <style:paragraph-properties style:line-height-at-least="0.2in" fo:text-align="start" style:justify-single-word="false" style:writing-mode="lr-tb"/>
      <style:text-properties fo:font-size="12pt" officeooo:paragraph-rsid="0018e1da" style:font-size-asian="12pt" style:font-size-complex="12pt"/>
    </style:style>
    <style:style style:name="P66" style:family="paragraph" style:parent-style-name="Standard" style:list-style-name="L1">
      <style:paragraph-properties style:line-height-at-least="0.2in" fo:text-align="start" style:justify-single-word="false" style:writing-mode="lr-tb"/>
      <style:text-properties fo:font-size="12pt" officeooo:paragraph-rsid="001d2be9" style:font-size-asian="12pt" style:font-size-complex="12pt"/>
    </style:style>
    <style:style style:name="P67" style:family="paragraph" style:parent-style-name="Standard" style:list-style-name="L1">
      <loext:graphic-properties draw:fill="none"/>
      <style:paragraph-properties fo:margin-left="0in" fo:margin-right="0in" style:line-height-at-least="0.2in" fo:text-align="start" style:justify-single-word="false" fo:text-indent="0in" style:auto-text-indent="false" fo:background-color="transparent"/>
      <style:text-properties fo:font-size="12pt" officeooo:paragraph-rsid="001d2be9" style:font-size-asian="12pt" style:font-size-complex="12pt"/>
    </style:style>
    <style:style style:name="P68" style:family="paragraph" style:parent-style-name="Standard" style:list-style-name="L1">
      <style:paragraph-properties style:line-height-at-least="0.2in" fo:text-align="start" style:justify-single-word="false" style:writing-mode="lr-tb"/>
      <style:text-properties fo:font-size="12pt" officeooo:paragraph-rsid="002907bd" style:font-size-asian="12pt" style:font-size-complex="12pt"/>
    </style:style>
    <style:style style:name="P69" style:family="paragraph" style:parent-style-name="Standard" style:list-style-name="L1">
      <style:paragraph-properties style:line-height-at-least="0.2in" fo:text-align="start" style:justify-single-word="false" style:writing-mode="lr-tb"/>
      <style:text-properties fo:font-size="12pt" fo:language="fr" fo:country="FR" officeooo:paragraph-rsid="0007df5b" style:font-size-asian="12pt" style:font-size-complex="12pt"/>
    </style:style>
    <style:style style:name="P70" style:family="paragraph" style:parent-style-name="Standard" style:list-style-name="L1" style:master-page-name="">
      <loext:graphic-properties draw:fill="none"/>
      <style:paragraph-properties fo:margin-left="0.0618in" fo:margin-right="0in" style:line-height-at-least="0.2in" fo:text-align="start" style:justify-single-word="false" fo:text-indent="0in" style:auto-text-indent="false" style:page-number="auto" fo:background-color="transparent"/>
      <style:text-properties fo:font-size="12pt" fo:language="fr" fo:country="FR" officeooo:paragraph-rsid="0007df5b" style:font-size-asian="12pt" style:font-size-complex="12pt"/>
    </style:style>
    <style:style style:name="P71" style:family="paragraph" style:parent-style-name="Standard" style:list-style-name="L1">
      <loext:graphic-properties draw:fill="none"/>
      <style:paragraph-properties fo:margin-left="0.0618in" fo:margin-right="0in" style:line-height-at-least="0.2in" fo:text-align="start" style:justify-single-word="false" fo:text-indent="0in" style:auto-text-indent="false" fo:background-color="transparent"/>
      <style:text-properties fo:font-size="12pt" fo:language="fr" fo:country="FR" officeooo:paragraph-rsid="0007df5b" style:font-size-asian="12pt" style:font-size-complex="12pt"/>
    </style:style>
    <style:style style:name="P72" style:family="paragraph" style:parent-style-name="Standard" style:list-style-name="L1">
      <style:paragraph-properties style:line-height-at-least="0.2in" fo:text-align="start" style:justify-single-word="false" style:writing-mode="lr-tb"/>
      <style:text-properties fo:font-size="12pt" fo:language="fr" fo:country="FR" officeooo:paragraph-rsid="001372af" style:font-size-asian="12pt" style:font-size-complex="12pt"/>
    </style:style>
    <style:style style:name="P73" style:family="paragraph" style:parent-style-name="Standard" style:list-style-name="L1">
      <style:paragraph-properties style:line-height-at-least="0.2in" fo:text-align="start" style:justify-single-word="false" style:writing-mode="lr-tb"/>
      <style:text-properties fo:font-size="12pt" fo:language="fr" fo:country="FR" officeooo:paragraph-rsid="0018e1da" style:font-size-asian="12pt" style:font-size-complex="12pt"/>
    </style:style>
    <style:style style:name="P74" style:family="paragraph" style:parent-style-name="Standard" style:list-style-name="L1" style:master-page-name="">
      <loext:graphic-properties draw:fill="none"/>
      <style:paragraph-properties fo:margin-left="0.0618in" fo:margin-right="0in" style:line-height-at-least="0.2in" fo:text-align="start" style:justify-single-word="false" fo:text-indent="0in" style:auto-text-indent="false" style:page-number="auto" fo:background-color="transparent" style:writing-mode="lr-tb"/>
      <style:text-properties fo:font-size="12pt" fo:language="fr" fo:country="FR" officeooo:paragraph-rsid="001d2be9" style:font-size-asian="12pt" style:font-size-complex="12pt"/>
    </style:style>
    <style:style style:name="P75" style:family="paragraph" style:parent-style-name="Standard" style:list-style-name="L1">
      <loext:graphic-properties draw:fill="none"/>
      <style:paragraph-properties fo:margin-left="0in" fo:margin-right="0in" style:line-height-at-least="0.2in" fo:text-align="start" style:justify-single-word="false" fo:text-indent="0in" style:auto-text-indent="false" fo:background-color="transparent"/>
      <style:text-properties fo:font-size="12pt" fo:language="fr" fo:country="FR" officeooo:paragraph-rsid="001d2be9" style:font-size-asian="12pt" style:font-size-complex="12pt"/>
    </style:style>
    <style:style style:name="P76" style:family="paragraph" style:parent-style-name="Standard" style:list-style-name="L1">
      <style:paragraph-properties style:line-height-at-least="0.2in" fo:text-align="start" style:justify-single-word="false" style:writing-mode="lr-tb"/>
      <style:text-properties fo:font-size="12pt" fo:language="fr" fo:country="FR" officeooo:paragraph-rsid="002907bd" style:font-size-asian="12pt" style:font-size-complex="12pt"/>
    </style:style>
    <style:style style:name="P77" style:family="paragraph" style:parent-style-name="Standard" style:list-style-name="L1">
      <loext:graphic-properties draw:fill="none"/>
      <style:paragraph-properties fo:margin-left="0.0618in" fo:margin-right="0in" style:line-height-at-least="0.2in" fo:text-align="start" style:justify-single-word="false" fo:text-indent="0in" style:auto-text-indent="false" fo:background-color="transparent"/>
      <style:text-properties fo:font-size="12pt" fo:language="fr" fo:country="FR" style:text-underline-style="none" officeooo:paragraph-rsid="0007df5b" style:font-size-asian="12pt" style:font-size-complex="12pt"/>
    </style:style>
    <style:style style:name="P78" style:family="paragraph" style:parent-style-name="Standard">
      <style:paragraph-properties style:line-height-at-least="0.2in" fo:text-align="start" style:justify-single-word="false" style:writing-mode="lr-tb"/>
      <style:text-properties fo:font-size="14pt" officeooo:paragraph-rsid="0005b2c5" style:font-size-asian="14pt" style:font-size-complex="14pt"/>
    </style:style>
    <style:style style:name="P79" style:family="paragraph" style:parent-style-name="Standard" style:list-style-name="L1">
      <style:paragraph-properties style:line-height-at-least="0.2in" fo:text-align="start" style:justify-single-word="false" style:writing-mode="lr-tb"/>
      <style:text-properties fo:font-size="14pt" officeooo:paragraph-rsid="0007df5b" style:font-size-asian="14pt" style:font-size-complex="14pt"/>
    </style:style>
    <style:style style:name="P80" style:family="paragraph" style:parent-style-name="Standard" style:list-style-name="L2">
      <style:paragraph-properties style:line-height-at-least="0.2in" fo:text-align="start" style:justify-single-word="false" style:writing-mode="lr-tb"/>
      <style:text-properties fo:font-size="14pt" fo:font-weight="normal" officeooo:paragraph-rsid="00095223" fo:background-color="#ffffff" style:font-size-asian="14pt" style:font-weight-asian="normal" style:font-size-complex="10pt"/>
    </style:style>
    <style:style style:name="P81" style:family="paragraph" style:parent-style-name="Standard" style:list-style-name="L1" style:master-page-name="">
      <loext:graphic-properties draw:fill="none"/>
      <style:paragraph-properties fo:margin-left="0.0618in" fo:margin-right="0in" style:line-height-at-least="0.2in" fo:text-align="start" style:justify-single-word="false" fo:text-indent="0in" style:auto-text-indent="false" style:page-number="auto" fo:background-color="transparent" style:writing-mode="lr-tb"/>
      <style:text-properties fo:font-weight="normal" officeooo:paragraph-rsid="001c900b" style:font-weight-asian="normal" style:font-weight-complex="normal"/>
    </style:style>
    <style:style style:name="P82" style:family="paragraph" style:parent-style-name="Standard" style:list-style-name="L1" style:master-page-name="">
      <loext:graphic-properties draw:fill="none"/>
      <style:paragraph-properties fo:margin-left="0.0618in" fo:margin-right="0in" style:line-height-at-least="0.2in" fo:text-align="start" style:justify-single-word="false" fo:text-indent="0in" style:auto-text-indent="false" style:page-number="auto" fo:background-color="transparent" style:writing-mode="lr-tb"/>
      <style:text-properties fo:font-weight="normal" officeooo:paragraph-rsid="00223551" style:font-weight-asian="normal" style:font-weight-complex="normal"/>
    </style:style>
    <style:style style:name="P83" style:family="paragraph" style:parent-style-name="Standard" style:list-style-name="L1" style:master-page-name="">
      <loext:graphic-properties draw:fill="none"/>
      <style:paragraph-properties fo:margin-left="0.0618in" fo:margin-right="0in" style:line-height-at-least="0.2in" fo:text-align="start" style:justify-single-word="false" fo:text-indent="0in" style:auto-text-indent="false" style:page-number="auto" fo:background-color="transparent" style:writing-mode="lr-tb"/>
      <style:text-properties fo:font-weight="normal" officeooo:paragraph-rsid="00250a08" style:font-weight-asian="normal" style:font-weight-complex="normal"/>
    </style:style>
    <style:style style:name="P84" style:family="paragraph" style:parent-style-name="Standard" style:list-style-name="L1">
      <loext:graphic-properties draw:fill="none"/>
      <style:paragraph-properties fo:margin-left="0.0618in" fo:margin-right="0in" style:line-height-at-least="0.2in" fo:text-align="start" style:justify-single-word="false" fo:text-indent="0in" style:auto-text-indent="false" fo:background-color="transparent" style:writing-mode="lr-tb"/>
      <style:text-properties fo:font-weight="normal" officeooo:paragraph-rsid="001c900b"/>
    </style:style>
    <style:style style:name="P85" style:family="paragraph" style:parent-style-name="Standard">
      <loext:graphic-properties draw:fill="none"/>
      <style:paragraph-properties fo:margin-left="0.0618in" fo:margin-right="0in" style:line-height-at-least="0.2in" fo:text-align="start" style:justify-single-word="false" fo:text-indent="0in" style:auto-text-indent="false" fo:background-color="transparent" style:writing-mode="lr-tb"/>
      <style:text-properties fo:font-weight="normal" officeooo:paragraph-rsid="001c900b"/>
    </style:style>
    <style:style style:name="P86" style:family="paragraph" style:parent-style-name="Standard">
      <style:paragraph-properties style:line-height-at-least="0.2in" fo:text-align="start" style:justify-single-word="false" style:writing-mode="lr-tb"/>
      <style:text-properties fo:font-variant="normal" fo:text-transform="none" fo:color="#0d0d0d" loext:opacity="100%" style:font-name="S hne" fo:font-size="12pt" fo:letter-spacing="normal" fo:language="fr" fo:country="FR" fo:font-style="normal" style:text-underline-style="none" fo:font-weight="normal" officeooo:paragraph-rsid="002af64a" style:font-size-asian="14pt" style:font-style-asian="normal" style:font-weight-asian="bold" style:font-size-complex="14pt" style:font-weight-complex="bold"/>
    </style:style>
    <style:style style:name="P87" style:family="paragraph" style:parent-style-name="Standard" style:list-style-name="L1">
      <style:paragraph-properties style:line-height-at-least="0.2in" fo:text-align="start" style:justify-single-word="false" style:writing-mode="lr-tb"/>
      <style:text-properties fo:font-variant="normal" fo:text-transform="none" fo:color="#0d0d0d" loext:opacity="100%" style:font-name="S hne" fo:font-size="12pt" fo:letter-spacing="normal" fo:language="fr" fo:country="FR" fo:font-style="normal" fo:font-weight="normal" officeooo:paragraph-rsid="0026cb17" style:font-size-asian="12pt" style:font-weight-asian="normal" style:font-size-complex="12pt" style:font-weight-complex="normal"/>
    </style:style>
    <style:style style:name="P88" style:family="paragraph" style:parent-style-name="Standard">
      <style:paragraph-properties style:line-height-at-least="0.2in" fo:text-align="start" style:justify-single-word="false" style:writing-mode="lr-tb"/>
      <style:text-properties fo:font-variant="normal" fo:text-transform="none" fo:color="#0d0d0d" loext:opacity="100%" style:font-name="Times2" fo:font-size="12pt" fo:letter-spacing="normal" fo:language="fr" fo:country="FR" fo:font-style="normal" style:text-underline-style="none" fo:font-weight="normal" officeooo:paragraph-rsid="0007df5b" style:font-size-asian="12pt" style:font-style-asian="normal" style:font-weight-asian="normal" style:font-size-complex="12pt" style:font-weight-complex="normal"/>
    </style:style>
    <style:style style:name="P89" style:family="paragraph" style:parent-style-name="Standard">
      <style:paragraph-properties style:line-height-at-least="0.2in" fo:text-align="start" style:justify-single-word="false" style:writing-mode="lr-tb"/>
      <style:text-properties fo:font-variant="normal" fo:text-transform="none" fo:color="#0d0d0d" loext:opacity="100%" style:font-name="Times2" fo:font-size="12pt" fo:letter-spacing="normal" fo:language="fr" fo:country="FR" fo:font-style="normal" style:text-underline-style="none" fo:font-weight="normal" officeooo:paragraph-rsid="0007df5b" style:font-size-asian="12pt" style:font-style-asian="normal" style:font-size-complex="12pt"/>
    </style:style>
    <style:style style:name="P90" style:family="paragraph" style:parent-style-name="Standard">
      <style:paragraph-properties style:line-height-at-least="0.2in" fo:text-align="start" style:justify-single-word="false" style:writing-mode="lr-tb"/>
      <style:text-properties fo:font-variant="normal" fo:text-transform="none" fo:color="#0d0d0d" loext:opacity="100%" style:font-name="Times2" fo:font-size="12pt" fo:letter-spacing="normal" fo:language="fr" fo:country="FR" fo:font-style="normal" style:text-underline-style="none" fo:font-weight="normal" officeooo:paragraph-rsid="002af64a" style:font-size-asian="14pt" style:font-style-asian="normal" style:font-weight-asian="bold" style:font-size-complex="14pt" style:font-weight-complex="bold"/>
    </style:style>
    <style:style style:name="P91" style:family="paragraph" style:parent-style-name="Standard">
      <style:paragraph-properties style:line-height-at-least="0.2in" fo:text-align="start" style:justify-single-word="false" style:writing-mode="lr-tb"/>
      <style:text-properties fo:font-variant="normal" fo:text-transform="none" fo:color="#0d0d0d" loext:opacity="100%" style:font-name="Times2" fo:font-size="12pt" fo:letter-spacing="normal" fo:language="fr" fo:country="FR" fo:font-style="normal" style:text-underline-style="none" fo:font-weight="normal" officeooo:paragraph-rsid="002beaaf" style:font-size-asian="14pt" style:font-style-asian="normal" style:font-weight-asian="bold" style:font-size-complex="14pt" style:font-weight-complex="bold"/>
    </style:style>
    <style:style style:name="P92" style:family="paragraph" style:parent-style-name="Standard">
      <style:paragraph-properties style:line-height-at-least="0.2in" fo:text-align="start" style:justify-single-word="false" style:writing-mode="lr-tb"/>
      <style:text-properties fo:language="fr" fo:country="FR" officeooo:paragraph-rsid="000459fa"/>
    </style:style>
    <style:style style:name="P93" style:family="paragraph" style:parent-style-name="Standard">
      <style:paragraph-properties style:line-height-at-least="0.2in" fo:text-align="start" style:justify-single-word="false"/>
      <style:text-properties fo:language="fr" fo:country="FR" officeooo:paragraph-rsid="000459fa"/>
    </style:style>
    <style:style style:name="P94" style:family="paragraph" style:parent-style-name="Standard">
      <style:paragraph-properties style:line-height-at-least="0.2in" fo:text-align="start" style:justify-single-word="false"/>
      <style:text-properties fo:language="fr" fo:country="FR" officeooo:paragraph-rsid="0000a02c"/>
    </style:style>
    <style:style style:name="P95" style:family="paragraph" style:parent-style-name="Standard">
      <style:paragraph-properties style:line-height-at-least="0.2in" fo:text-align="start" style:justify-single-word="false"/>
      <style:text-properties fo:language="fr" fo:country="FR" officeooo:paragraph-rsid="0005b2c5"/>
    </style:style>
    <style:style style:name="P96" style:family="paragraph" style:parent-style-name="Standard">
      <style:paragraph-properties style:line-height-at-least="0.2in" fo:text-align="start" style:justify-single-word="false"/>
      <style:text-properties fo:language="fr" fo:country="FR" officeooo:paragraph-rsid="0007df5b"/>
    </style:style>
    <style:style style:name="P97" style:family="paragraph" style:parent-style-name="Standard">
      <style:paragraph-properties style:line-height-at-least="0.2in" fo:text-align="start" style:justify-single-word="false" style:writing-mode="lr-tb"/>
      <style:text-properties fo:language="fr" fo:country="FR" officeooo:paragraph-rsid="0007df5b"/>
    </style:style>
    <style:style style:name="P98" style:family="paragraph" style:parent-style-name="Standard" style:list-style-name="L1">
      <style:paragraph-properties style:line-height-at-least="0.2in" fo:text-align="start" style:justify-single-word="false" style:writing-mode="lr-tb"/>
      <style:text-properties fo:language="fr" fo:country="FR" officeooo:paragraph-rsid="0007df5b"/>
    </style:style>
    <style:style style:name="P99" style:family="paragraph" style:parent-style-name="Standard" style:list-style-name="L1">
      <style:paragraph-properties style:line-height-at-least="0.2in" fo:text-align="start" style:justify-single-word="false"/>
      <style:text-properties fo:language="fr" fo:country="FR" officeooo:paragraph-rsid="0007df5b"/>
    </style:style>
    <style:style style:name="P100" style:family="paragraph" style:parent-style-name="Standard" style:list-style-name="L1">
      <style:paragraph-properties style:line-height-at-least="0.2in" fo:text-align="start" style:justify-single-word="false" style:writing-mode="lr-tb"/>
      <style:text-properties fo:language="fr" fo:country="FR" officeooo:paragraph-rsid="000fd5ca"/>
    </style:style>
    <style:style style:name="P101" style:family="paragraph" style:parent-style-name="Standard" style:list-style-name="L1">
      <style:paragraph-properties style:line-height-at-least="0.2in" fo:text-align="start" style:justify-single-word="false" style:writing-mode="lr-tb"/>
      <style:text-properties fo:language="fr" fo:country="FR" officeooo:paragraph-rsid="0011a542"/>
    </style:style>
    <style:style style:name="P102" style:family="paragraph" style:parent-style-name="Standard" style:list-style-name="L1">
      <style:paragraph-properties style:line-height-at-least="0.2in" fo:text-align="start" style:justify-single-word="false" style:writing-mode="lr-tb"/>
      <style:text-properties fo:language="fr" fo:country="FR" officeooo:paragraph-rsid="00256319"/>
    </style:style>
    <style:style style:name="P103" style:family="paragraph" style:parent-style-name="Standard" style:list-style-name="L1">
      <style:paragraph-properties style:line-height-at-least="0.2in" fo:text-align="start" style:justify-single-word="false" style:writing-mode="lr-tb"/>
      <style:text-properties fo:language="fr" fo:country="FR" officeooo:paragraph-rsid="0028b083"/>
    </style:style>
    <style:style style:name="P104" style:family="paragraph" style:parent-style-name="Standard" style:list-style-name="L1">
      <style:paragraph-properties style:line-height-at-least="0.2in" fo:text-align="start" style:justify-single-word="false" style:writing-mode="lr-tb"/>
      <style:text-properties fo:language="fr" fo:country="FR" officeooo:paragraph-rsid="002907bd"/>
    </style:style>
    <style:style style:name="P105" style:family="paragraph" style:parent-style-name="Standard">
      <style:paragraph-properties style:line-height-at-least="0.2in" fo:text-align="start" style:justify-single-word="false" style:writing-mode="lr-tb"/>
      <style:text-properties fo:language="fr" fo:country="FR" officeooo:paragraph-rsid="00223551"/>
    </style:style>
    <style:style style:name="P106" style:family="paragraph" style:parent-style-name="Standard">
      <style:paragraph-properties style:line-height-at-least="0.2in" fo:text-align="start" style:justify-single-word="false"/>
      <style:text-properties fo:language="fr" fo:country="FR" officeooo:paragraph-rsid="00250a08"/>
    </style:style>
    <style:style style:name="P107" style:family="paragraph" style:parent-style-name="Standard" style:list-style-name="L1">
      <style:paragraph-properties style:line-height-at-least="0.2in" fo:text-align="start" style:justify-single-word="false" style:writing-mode="lr-tb"/>
      <style:text-properties fo:language="fr" fo:country="FR" fo:font-weight="normal" officeooo:paragraph-rsid="0007df5b" style:font-weight-asian="normal" style:font-weight-complex="normal"/>
    </style:style>
    <style:style style:name="P108" style:family="paragraph" style:parent-style-name="Standard" style:list-style-name="L1">
      <style:paragraph-properties style:line-height-at-least="0.2in" fo:text-align="start" style:justify-single-word="false" style:writing-mode="lr-tb"/>
      <style:text-properties fo:language="en" fo:country="US" officeooo:paragraph-rsid="0007df5b"/>
    </style:style>
    <style:style style:name="P109" style:family="paragraph" style:parent-style-name="Standard">
      <style:paragraph-properties style:line-height-at-least="0.2in" fo:text-align="start" style:justify-single-word="false"/>
      <style:text-properties fo:font-weight="bold" officeooo:rsid="00043112" officeooo:paragraph-rsid="00043112" style:font-weight-asian="bold" style:font-weight-complex="bold"/>
    </style:style>
    <style:style style:name="P110" style:family="paragraph" style:parent-style-name="Standard">
      <style:paragraph-properties style:line-height-at-least="0.2in" fo:text-align="start" style:justify-single-word="false"/>
      <style:text-properties fo:font-weight="bold" officeooo:paragraph-rsid="0000a02c" style:font-weight-asian="bold" style:font-weight-complex="bold"/>
    </style:style>
    <style:style style:name="P111" style:family="paragraph" style:parent-style-name="Standard">
      <style:paragraph-properties style:line-height-at-least="0.2in" fo:text-align="start" style:justify-single-word="false"/>
      <style:text-properties fo:font-weight="bold" officeooo:paragraph-rsid="0005b2c5" style:font-weight-asian="bold" style:font-weight-complex="bold"/>
    </style:style>
    <style:style style:name="P112" style:family="paragraph" style:parent-style-name="Standard" style:list-style-name="L1">
      <style:paragraph-properties style:line-height-at-least="0.2in" fo:text-align="start" style:justify-single-word="false"/>
      <style:text-properties fo:font-weight="bold" officeooo:paragraph-rsid="00108868" style:font-weight-asian="bold" style:font-weight-complex="bold"/>
    </style:style>
    <style:style style:name="P113" style:family="paragraph" style:parent-style-name="Standard" style:list-style-name="L1">
      <style:paragraph-properties style:line-height-at-least="0.2in" fo:text-align="start" style:justify-single-word="false"/>
      <style:text-properties fo:font-weight="bold" officeooo:paragraph-rsid="0011a542" style:font-weight-asian="bold" style:font-weight-complex="bold"/>
    </style:style>
    <style:style style:name="P114" style:family="paragraph" style:parent-style-name="Standard" style:list-style-name="L1">
      <style:paragraph-properties style:line-height-at-least="0.2in" fo:text-align="start" style:justify-single-word="false"/>
      <style:text-properties fo:font-weight="bold" officeooo:paragraph-rsid="001372af" style:font-weight-asian="bold" style:font-weight-complex="bold"/>
    </style:style>
    <style:style style:name="P115" style:family="paragraph" style:parent-style-name="Standard" style:list-style-name="L1">
      <style:paragraph-properties style:line-height-at-least="0.2in" fo:text-align="start" style:justify-single-word="false"/>
      <style:text-properties fo:font-weight="bold" officeooo:paragraph-rsid="00150b98" style:font-weight-asian="bold" style:font-weight-complex="bold"/>
    </style:style>
    <style:style style:name="P116" style:family="paragraph" style:parent-style-name="Standard" style:list-style-name="L1">
      <style:paragraph-properties style:line-height-at-least="0.2in" fo:text-align="start" style:justify-single-word="false"/>
      <style:text-properties fo:font-weight="bold" officeooo:paragraph-rsid="0015dad4" style:font-weight-asian="bold" style:font-weight-complex="bold"/>
    </style:style>
    <style:style style:name="P117" style:family="paragraph" style:parent-style-name="Standard" style:list-style-name="L1">
      <style:paragraph-properties style:line-height-at-least="0.2in" fo:text-align="start" style:justify-single-word="false"/>
      <style:text-properties fo:font-weight="bold" officeooo:paragraph-rsid="0016c37a" style:font-weight-asian="bold" style:font-weight-complex="bold"/>
    </style:style>
    <style:style style:name="P118" style:family="paragraph" style:parent-style-name="Standard" style:list-style-name="L1">
      <style:paragraph-properties style:line-height-at-least="0.2in" fo:text-align="start" style:justify-single-word="false"/>
      <style:text-properties fo:font-weight="bold" officeooo:paragraph-rsid="001734ba" style:font-weight-asian="bold" style:font-weight-complex="bold"/>
    </style:style>
    <style:style style:name="P119" style:family="paragraph" style:parent-style-name="Standard" style:list-style-name="L1">
      <style:paragraph-properties style:line-height-at-least="0.2in" fo:text-align="start" style:justify-single-word="false"/>
      <style:text-properties fo:font-weight="bold" officeooo:paragraph-rsid="0019eeed" style:font-weight-asian="bold" style:font-weight-complex="bold"/>
    </style:style>
    <style:style style:name="P120" style:family="paragraph" style:parent-style-name="Standard" style:list-style-name="L1">
      <style:paragraph-properties style:line-height-at-least="0.2in" fo:text-align="start" style:justify-single-word="false"/>
      <style:text-properties fo:font-weight="bold" officeooo:paragraph-rsid="001b1bea" style:font-weight-asian="bold" style:font-weight-complex="bold"/>
    </style:style>
    <style:style style:name="P121" style:family="paragraph" style:parent-style-name="Standard" style:list-style-name="L1">
      <style:paragraph-properties style:line-height-at-least="0.2in" fo:text-align="start" style:justify-single-word="false"/>
      <style:text-properties fo:font-weight="bold" officeooo:paragraph-rsid="001d2be9" style:font-weight-asian="bold" style:font-weight-complex="bold"/>
    </style:style>
    <style:style style:name="P122" style:family="paragraph" style:parent-style-name="Standard" style:list-style-name="L1">
      <style:paragraph-properties style:line-height-at-least="0.2in" fo:text-align="start" style:justify-single-word="false" style:writing-mode="lr-tb"/>
      <style:text-properties fo:font-weight="bold" officeooo:paragraph-rsid="00215cdc" style:font-weight-asian="bold" style:font-weight-complex="bold"/>
    </style:style>
    <style:style style:name="P123" style:family="paragraph" style:parent-style-name="Standard" style:list-style-name="L1">
      <style:paragraph-properties style:line-height-at-least="0.2in" fo:text-align="start" style:justify-single-word="false" style:writing-mode="lr-tb"/>
      <style:text-properties fo:font-weight="bold" officeooo:paragraph-rsid="0026cb17" style:font-weight-asian="bold" style:font-weight-complex="bold"/>
    </style:style>
    <style:style style:name="P124" style:family="paragraph" style:parent-style-name="Standard">
      <style:paragraph-properties style:line-height-at-least="0.2in" fo:text-align="start" style:justify-single-word="false" style:writing-mode="lr-tb"/>
      <style:text-properties fo:font-weight="bold" officeooo:paragraph-rsid="00215cdc" style:font-weight-asian="bold" style:font-weight-complex="bold"/>
    </style:style>
    <style:style style:name="P125" style:family="paragraph" style:parent-style-name="Standard" style:list-style-name="L1">
      <style:paragraph-properties style:line-height-at-least="0.2in" fo:text-align="start" style:justify-single-word="false"/>
      <style:text-properties fo:font-weight="bold" officeooo:paragraph-rsid="0015dad4"/>
    </style:style>
    <style:style style:name="P126" style:family="paragraph" style:parent-style-name="Standard" style:list-style-name="L1">
      <style:paragraph-properties style:line-height-at-least="0.2in" fo:text-align="start" style:justify-single-word="false"/>
      <style:text-properties fo:font-weight="bold" officeooo:paragraph-rsid="001b1bea"/>
    </style:style>
    <style:style style:name="P127" style:family="paragraph" style:parent-style-name="Standard">
      <style:paragraph-properties style:line-height-at-least="0.2in" fo:text-align="start" style:justify-single-word="false"/>
      <style:text-properties officeooo:rsid="0005b2c5" officeooo:paragraph-rsid="0005b2c5"/>
    </style:style>
    <style:style style:name="P128" style:family="paragraph" style:parent-style-name="Standard">
      <style:paragraph-properties style:line-height-at-least="0.2in" fo:text-align="start" style:justify-single-word="false" style:writing-mode="lr-tb"/>
      <style:text-properties officeooo:rsid="0007df5b" officeooo:paragraph-rsid="0007df5b"/>
    </style:style>
    <style:style style:name="P129" style:family="paragraph" style:parent-style-name="Standard">
      <style:paragraph-properties style:line-height-at-least="0.2in" fo:text-align="start" style:justify-single-word="false"/>
      <style:text-properties fo:font-size="11pt" fo:font-weight="bold" officeooo:rsid="00043112" officeooo:paragraph-rsid="00043112" style:font-size-asian="9.60000038146973pt" style:font-weight-asian="bold" style:font-size-complex="11pt" style:font-weight-complex="bold"/>
    </style:style>
    <style:style style:name="P130" style:family="paragraph" style:parent-style-name="Standard">
      <style:paragraph-properties style:line-height-at-least="0.2in" fo:text-align="start" style:justify-single-word="false"/>
      <style:text-properties fo:font-size="10pt" fo:font-weight="normal" officeooo:rsid="00043112" officeooo:paragraph-rsid="00043112" style:font-size-asian="8.75pt" style:font-weight-asian="normal" style:font-size-complex="10pt" style:font-weight-complex="normal"/>
    </style:style>
    <style:style style:name="P131" style:family="paragraph" style:parent-style-name="Standard">
      <style:paragraph-properties style:line-height-at-least="0.2in" fo:text-align="start" style:justify-single-word="false" style:writing-mode="lr-tb"/>
      <style:text-properties officeooo:paragraph-rsid="000459fa"/>
    </style:style>
    <style:style style:name="P132" style:family="paragraph" style:parent-style-name="Standard">
      <style:paragraph-properties style:line-height-at-least="0.2in" fo:text-align="start" style:justify-single-word="false"/>
      <style:text-properties officeooo:paragraph-rsid="000459fa"/>
    </style:style>
    <style:style style:name="P133" style:family="paragraph" style:parent-style-name="Standard">
      <style:paragraph-properties style:line-height-at-least="0.2in" fo:text-align="start" style:justify-single-word="false"/>
      <style:text-properties officeooo:paragraph-rsid="0000a02c"/>
    </style:style>
    <style:style style:name="P134" style:family="paragraph" style:parent-style-name="Standard">
      <style:paragraph-properties style:line-height-at-least="0.2in" fo:text-align="start" style:justify-single-word="false"/>
      <style:text-properties officeooo:paragraph-rsid="0005b2c5"/>
    </style:style>
    <style:style style:name="P135" style:family="paragraph" style:parent-style-name="Standard">
      <style:paragraph-properties style:line-height-at-least="0.2in" fo:text-align="start" style:justify-single-word="false" style:writing-mode="lr-tb"/>
      <style:text-properties officeooo:paragraph-rsid="0005b2c5"/>
    </style:style>
    <style:style style:name="P136" style:family="paragraph" style:parent-style-name="Standard">
      <style:paragraph-properties style:line-height-at-least="0.2in" fo:text-align="start" style:justify-single-word="false"/>
      <style:text-properties officeooo:paragraph-rsid="0007df5b"/>
    </style:style>
    <style:style style:name="P137" style:family="paragraph" style:parent-style-name="Standard">
      <style:paragraph-properties style:line-height-at-least="0.2in" fo:text-align="start" style:justify-single-word="false" style:writing-mode="lr-tb"/>
      <style:text-properties officeooo:paragraph-rsid="0007df5b"/>
    </style:style>
    <style:style style:name="P138" style:family="paragraph" style:parent-style-name="Standard" style:list-style-name="L1">
      <style:paragraph-properties style:line-height-at-least="0.2in" fo:text-align="start" style:justify-single-word="false" style:writing-mode="lr-tb"/>
      <style:text-properties officeooo:paragraph-rsid="0007df5b"/>
    </style:style>
    <style:style style:name="P139" style:family="paragraph" style:parent-style-name="Standard" style:list-style-name="L1">
      <style:paragraph-properties style:line-height-at-least="0.2in" fo:text-align="start" style:justify-single-word="false" style:writing-mode="lr-tb"/>
      <style:text-properties officeooo:paragraph-rsid="001372af"/>
    </style:style>
    <style:style style:name="P140" style:family="paragraph" style:parent-style-name="Standard" style:list-style-name="L1">
      <style:paragraph-properties style:line-height-at-least="0.2in" fo:text-align="start" style:justify-single-word="false" style:writing-mode="lr-tb"/>
      <style:text-properties officeooo:paragraph-rsid="00095223"/>
    </style:style>
    <style:style style:name="P141" style:family="paragraph" style:parent-style-name="Standard" style:list-style-name="L1">
      <style:paragraph-properties style:line-height-at-least="0.2in" fo:text-align="start" style:justify-single-word="false" style:writing-mode="lr-tb"/>
      <style:text-properties officeooo:paragraph-rsid="000fd5ca"/>
    </style:style>
    <style:style style:name="P142" style:family="paragraph" style:parent-style-name="Standard" style:list-style-name="L1">
      <loext:graphic-properties draw:fill="none"/>
      <style:paragraph-properties fo:margin-left="0in" fo:margin-right="0in" style:line-height-at-least="0.2in" fo:text-align="start" style:justify-single-word="false" fo:text-indent="-0.25in" style:auto-text-indent="false" fo:background-color="transparent" style:writing-mode="lr-tb"/>
      <style:text-properties officeooo:paragraph-rsid="000fd5ca"/>
    </style:style>
    <style:style style:name="P143" style:family="paragraph" style:parent-style-name="Standard" style:list-style-name="L1" style:master-page-name="">
      <loext:graphic-properties draw:fill="none"/>
      <style:paragraph-properties fo:margin-left="0in" fo:margin-right="0in" style:line-height-at-least="0.2in" fo:text-align="start" style:justify-single-word="false" fo:text-indent="-0.25in" style:auto-text-indent="false" style:page-number="auto" fo:background-color="transparent" style:writing-mode="lr-tb"/>
      <style:text-properties officeooo:paragraph-rsid="00108868"/>
    </style:style>
    <style:style style:name="P144" style:family="paragraph" style:parent-style-name="Standard" style:list-style-name="L1">
      <style:paragraph-properties style:line-height-at-least="0.2in" fo:text-align="start" style:justify-single-word="false" style:writing-mode="lr-tb"/>
      <style:text-properties officeooo:paragraph-rsid="0028b083"/>
    </style:style>
    <style:style style:name="P145" style:family="paragraph" style:parent-style-name="Standard" style:list-style-name="L1">
      <style:paragraph-properties style:line-height-at-least="0.2in" fo:text-align="start" style:justify-single-word="false" style:writing-mode="lr-tb"/>
      <style:text-properties officeooo:paragraph-rsid="002907bd"/>
    </style:style>
    <style:style style:name="P146" style:family="paragraph" style:parent-style-name="Standard" style:list-style-name="L2">
      <style:paragraph-properties style:line-height-at-least="0.2in" fo:text-align="start" style:justify-single-word="false" style:writing-mode="lr-tb"/>
      <style:text-properties officeooo:paragraph-rsid="00095223"/>
    </style:style>
    <style:style style:name="P147" style:family="paragraph" style:parent-style-name="Standard">
      <style:paragraph-properties fo:text-align="justify" style:justify-single-word="false"/>
      <style:text-properties officeooo:rsid="00025ba3" officeooo:paragraph-rsid="0000a02c"/>
    </style:style>
    <style:style style:name="P148" style:family="paragraph" style:parent-style-name="Standard" style:list-style-name="L1">
      <loext:graphic-properties draw:fill="none"/>
      <style:paragraph-properties fo:margin-left="0.0618in" fo:margin-right="0in" style:line-height-at-least="0.2in" fo:text-align="start" style:justify-single-word="false" fo:text-indent="0in" style:auto-text-indent="false" fo:background-color="transparent" style:writing-mode="lr-tb"/>
      <style:text-properties style:font-name="Times2" fo:font-size="12pt" fo:font-weight="normal" officeooo:paragraph-rsid="00250a08" style:font-size-asian="12pt" style:font-weight-asian="normal" style:font-size-complex="12pt" style:font-weight-complex="normal"/>
    </style:style>
    <style:style style:name="P149" style:family="paragraph" style:parent-style-name="Standard" style:list-style-name="L1">
      <style:paragraph-properties style:line-height-at-least="0.2in" fo:text-align="start" style:justify-single-word="false" style:writing-mode="lr-tb"/>
      <style:text-properties style:font-name="Times2" fo:font-size="12pt" fo:language="fr" fo:country="FR" officeooo:paragraph-rsid="0007df5b" style:font-size-asian="12pt" style:font-size-complex="12pt"/>
    </style:style>
    <style:style style:name="P150" style:family="paragraph" style:parent-style-name="Standard" style:list-style-name="L1">
      <style:paragraph-properties style:line-height-at-least="0.2in" fo:text-align="start" style:justify-single-word="false" style:writing-mode="lr-tb"/>
      <style:text-properties style:font-name="Times2" fo:language="fr" fo:country="FR" officeooo:paragraph-rsid="0007df5b"/>
    </style:style>
    <style:style style:name="P151" style:family="paragraph" style:parent-style-name="Standard" style:list-style-name="L1">
      <style:paragraph-properties style:line-height-at-least="0.2in" fo:text-align="start" style:justify-single-word="false" style:writing-mode="lr-tb"/>
      <style:text-properties style:font-name="Times2" fo:language="fr" fo:country="FR" officeooo:paragraph-rsid="0028b083"/>
    </style:style>
    <style:style style:name="P152" style:family="paragraph" style:parent-style-name="Standard">
      <style:paragraph-properties style:line-height-at-least="0.2in" fo:text-align="start" style:justify-single-word="false"/>
      <style:text-properties fo:font-size="6pt" officeooo:paragraph-rsid="0000a02c" style:font-size-asian="6pt" style:font-size-complex="6pt"/>
    </style:style>
    <style:style style:name="P153" style:family="paragraph" style:parent-style-name="Text_20_body">
      <style:paragraph-properties style:line-height-at-least="0.2in" fo:text-align="start" style:justify-single-word="false" style:writing-mode="lr-tb"/>
      <style:text-properties fo:color="#000000" loext:opacity="100%" style:font-name="Times3" fo:font-size="14pt" fo:font-style="normal" style:text-underline-style="none" officeooo:paragraph-rsid="0007df5b" style:font-size-asian="14pt" style:font-style-asian="normal" style:font-size-complex="10pt"/>
    </style:style>
    <style:style style:name="P154" style:family="paragraph" style:parent-style-name="Text_20_body" style:list-style-name="L1">
      <loext:graphic-properties draw:fill="none"/>
      <style:paragraph-properties fo:margin-left="0.0618in" fo:margin-right="0in" style:line-height-at-least="0.2in" fo:text-align="start" style:justify-single-word="false" fo:text-indent="0in" style:auto-text-indent="false" fo:background-color="transparent" style:writing-mode="lr-tb"/>
      <style:text-properties fo:color="#000000" loext:opacity="100%" style:font-name="Times3" fo:font-size="14pt" fo:language="fr" fo:country="FR" fo:font-style="normal" style:text-underline-style="none" fo:font-weight="normal" officeooo:paragraph-rsid="00223551" style:font-size-asian="14pt" style:font-style-asian="normal" style:font-weight-asian="normal" style:font-size-complex="10pt" style:font-weight-complex="normal"/>
    </style:style>
    <style:style style:name="P155" style:family="paragraph" style:parent-style-name="Text_20_body" style:list-style-name="L1">
      <style:paragraph-properties style:line-height-at-least="0.2in" fo:text-align="start" style:justify-single-word="false" style:writing-mode="lr-tb"/>
      <style:text-properties fo:color="#000000" loext:opacity="100%" style:font-name="Times3" fo:font-size="14pt" fo:language="fr" fo:country="FR" fo:font-style="normal" officeooo:paragraph-rsid="002907bd"/>
    </style:style>
    <style:style style:name="P156" style:family="paragraph" style:parent-style-name="Text_20_body" style:list-style-name="L1">
      <style:paragraph-properties style:line-height-at-least="0.2in" fo:text-align="start" style:justify-single-word="false" style:writing-mode="lr-tb"/>
      <style:text-properties fo:color="#000000" loext:opacity="100%" style:font-name="Times2" fo:font-size="12pt" fo:language="fr" fo:country="FR" fo:font-style="normal" officeooo:paragraph-rsid="00256319"/>
    </style:style>
    <style:style style:name="P157" style:family="paragraph" style:parent-style-name="Text_20_body">
      <style:paragraph-properties style:line-height-at-least="0.2in" fo:text-align="start" style:justify-single-word="false"/>
      <style:text-properties officeooo:rsid="00095223" officeooo:paragraph-rsid="00095223"/>
    </style:style>
    <style:style style:name="P158" style:family="paragraph" style:parent-style-name="Text_20_body">
      <style:paragraph-properties style:line-height-at-least="0.2in" fo:text-align="start" style:justify-single-word="false"/>
      <style:text-properties fo:language="fr" fo:country="FR" officeooo:paragraph-rsid="0000a02c"/>
    </style:style>
    <style:style style:name="P159" style:family="paragraph" style:parent-style-name="Text_20_body" style:list-style-name="L1">
      <style:paragraph-properties style:line-height-at-least="0.2in" fo:text-align="start" style:justify-single-word="false" style:writing-mode="lr-tb"/>
      <style:text-properties fo:language="fr" fo:country="FR" officeooo:paragraph-rsid="001372af"/>
    </style:style>
    <style:style style:name="P160" style:family="paragraph" style:parent-style-name="Text_20_body" style:list-style-name="L1">
      <style:paragraph-properties style:line-height-at-least="0.2in" fo:text-align="start" style:justify-single-word="false" style:writing-mode="lr-tb"/>
      <style:text-properties fo:language="fr" fo:country="FR" officeooo:paragraph-rsid="00150b98"/>
    </style:style>
    <style:style style:name="P161" style:family="paragraph" style:parent-style-name="Text_20_body" style:list-style-name="L1">
      <style:paragraph-properties style:line-height-at-least="0.2in" fo:text-align="start" style:justify-single-word="false" style:writing-mode="lr-tb"/>
      <style:text-properties fo:language="fr" fo:country="FR" officeooo:paragraph-rsid="0026cb17"/>
    </style:style>
    <style:style style:name="P162" style:family="paragraph" style:parent-style-name="Text_20_body" style:list-style-name="L1">
      <style:paragraph-properties style:line-height-at-least="0.2in" fo:text-align="start" style:justify-single-word="false" style:writing-mode="lr-tb"/>
      <style:text-properties fo:language="fr" fo:country="FR" officeooo:paragraph-rsid="002907bd"/>
    </style:style>
    <style:style style:name="P163" style:family="paragraph" style:parent-style-name="Text_20_body" style:list-style-name="L1">
      <style:paragraph-properties style:line-height-at-least="0.2in" fo:text-align="start" style:justify-single-word="false" style:writing-mode="lr-tb"/>
      <style:text-properties fo:font-size="12pt" fo:language="fr" fo:country="FR" officeooo:paragraph-rsid="00215cdc" style:font-size-asian="12pt" style:font-size-complex="12pt"/>
    </style:style>
    <style:style style:name="P164" style:family="paragraph" style:parent-style-name="Text_20_body" style:list-style-name="L1">
      <style:paragraph-properties style:line-height-at-least="0.2in" fo:text-align="start" style:justify-single-word="false" style:writing-mode="lr-tb"/>
      <style:text-properties fo:font-size="12pt" fo:language="fr" fo:country="FR" officeooo:paragraph-rsid="00256319"/>
    </style:style>
    <style:style style:name="P165" style:family="paragraph" style:parent-style-name="Text_20_body" style:list-style-name="L1">
      <style:paragraph-properties fo:margin-left="0in" fo:margin-right="0in" style:line-height-at-least="0.2in" fo:text-align="start" style:justify-single-word="false" fo:text-indent="0in" style:auto-text-indent="false" style:writing-mode="lr-tb"/>
      <style:text-properties fo:font-variant="normal" fo:text-transform="none" fo:color="#0d0d0d" loext:opacity="100%" style:font-name="S hne" fo:font-size="12pt" fo:letter-spacing="normal" fo:language="fr" fo:country="FR" fo:font-style="normal" style:text-underline-style="none" fo:font-weight="normal" officeooo:paragraph-rsid="0016c37a" style:font-size-asian="12pt" style:font-style-asian="normal" style:font-weight-asian="bold" style:font-size-complex="12pt" style:font-weight-complex="bold"/>
    </style:style>
    <style:style style:name="P166" style:family="paragraph" style:parent-style-name="Text_20_body" style:list-style-name="L1">
      <loext:graphic-properties draw:fill="none"/>
      <style:paragraph-properties fo:margin-left="0in" fo:margin-right="0in" style:line-height-at-least="0.2in" fo:text-align="start" style:justify-single-word="false" fo:text-indent="0in" style:auto-text-indent="false" fo:background-color="transparent" style:writing-mode="lr-tb"/>
      <style:text-properties fo:font-variant="normal" fo:text-transform="none" fo:color="#0d0d0d" loext:opacity="100%" style:font-name="S hne" fo:font-size="12pt" fo:letter-spacing="normal" fo:language="fr" fo:country="FR" fo:font-style="normal" style:text-underline-style="none" fo:font-weight="normal" officeooo:paragraph-rsid="001b1bea" style:font-name-asian="DejaVu Sans" style:font-size-asian="12pt" style:font-style-asian="normal" style:font-name-complex="Arial1" style:font-size-complex="12pt"/>
    </style:style>
    <style:style style:name="P167" style:family="paragraph" style:parent-style-name="Text_20_body" style:list-style-name="L1">
      <loext:graphic-properties draw:fill="none"/>
      <style:paragraph-properties fo:margin-left="0in" fo:margin-right="0in" style:line-height-at-least="0.2in" fo:text-align="start" style:justify-single-word="false" fo:text-indent="0in" style:auto-text-indent="false" fo:background-color="transparent" style:writing-mode="lr-tb"/>
      <style:text-properties fo:font-variant="normal" fo:text-transform="none" fo:color="#0d0d0d" loext:opacity="100%" style:font-name="S hne" fo:font-size="12pt" fo:letter-spacing="normal" fo:language="fr" fo:country="FR" fo:font-style="normal" style:text-underline-style="none" fo:font-weight="normal" officeooo:paragraph-rsid="001d2be9" style:font-name-asian="DejaVu Sans" style:font-size-asian="12pt" style:font-style-asian="normal" style:font-name-complex="Arial1" style:font-size-complex="12pt"/>
    </style:style>
    <style:style style:name="P168" style:family="paragraph" style:parent-style-name="Text_20_body" style:list-style-name="L1">
      <style:paragraph-properties style:line-height-at-least="0.2in" fo:text-align="start" style:justify-single-word="false" style:writing-mode="lr-tb"/>
      <style:text-properties fo:font-variant="normal" fo:text-transform="none" fo:color="#0d0d0d" loext:opacity="100%" style:font-name="S hne" fo:font-size="12pt" fo:letter-spacing="normal" fo:language="fr" fo:country="FR" fo:font-style="normal" fo:font-weight="normal" officeooo:paragraph-rsid="00150b98" style:font-size-asian="12pt" style:font-size-complex="12pt"/>
    </style:style>
    <style:style style:name="P169" style:family="paragraph" style:parent-style-name="Text_20_body" style:list-style-name="L1">
      <style:paragraph-properties fo:margin-left="0in" fo:margin-right="0in" style:line-height-at-least="0.2in" fo:text-align="start" style:justify-single-word="false" fo:text-indent="0in" style:auto-text-indent="false" style:writing-mode="lr-tb"/>
      <style:text-properties fo:font-variant="normal" fo:text-transform="none" fo:color="#0d0d0d" loext:opacity="100%" style:font-name="S hne" fo:font-size="12pt" fo:letter-spacing="normal" fo:language="fr" fo:country="FR" fo:font-style="normal" fo:font-weight="normal" officeooo:paragraph-rsid="0015dad4" style:font-size-asian="12pt" style:font-size-complex="12pt"/>
    </style:style>
    <style:style style:name="P170" style:family="paragraph" style:parent-style-name="Text_20_body" style:list-style-name="L1">
      <style:paragraph-properties fo:margin-left="0in" fo:margin-right="0in" style:line-height-at-least="0.2in" fo:text-align="start" style:justify-single-word="false" fo:text-indent="0in" style:auto-text-indent="false" style:writing-mode="lr-tb"/>
      <style:text-properties fo:font-variant="normal" fo:text-transform="none" fo:color="#0d0d0d" loext:opacity="100%" style:font-name="S hne" fo:font-size="12pt" fo:letter-spacing="normal" fo:font-style="normal" fo:font-weight="normal" officeooo:paragraph-rsid="0019eeed" style:font-size-asian="12pt" style:font-size-complex="12pt"/>
    </style:style>
    <style:style style:name="P171" style:family="paragraph" style:parent-style-name="Text_20_body" style:list-style-name="L1">
      <style:paragraph-properties style:line-height-at-least="0.2in" fo:text-align="start" style:justify-single-word="false" style:writing-mode="lr-tb"/>
      <style:text-properties fo:font-variant="normal" fo:text-transform="none" fo:color="#0d0d0d" loext:opacity="100%" style:font-name="Times2" fo:font-size="12pt" fo:letter-spacing="normal" fo:language="fr" fo:country="FR" fo:font-style="normal" style:text-underline-style="none" fo:font-weight="normal" officeooo:paragraph-rsid="0011a542" style:font-size-asian="12pt" style:font-style-asian="normal" style:font-weight-asian="normal" style:font-size-complex="12pt" style:font-weight-complex="normal"/>
    </style:style>
    <style:style style:name="P172" style:family="paragraph" style:parent-style-name="Text_20_body" style:list-style-name="L1">
      <style:paragraph-properties style:line-height-at-least="0.2in" fo:text-align="start" style:justify-single-word="false" style:writing-mode="lr-tb"/>
      <style:text-properties fo:color="#0d0d0d" loext:opacity="100%" style:font-name="S hne" fo:font-size="12pt" fo:font-style="normal" officeooo:paragraph-rsid="00150b98"/>
    </style:style>
    <style:style style:name="P173" style:family="paragraph" style:parent-style-name="Text_20_body" style:list-style-name="L1">
      <loext:graphic-properties draw:fill="none"/>
      <style:paragraph-properties fo:margin-left="0in" fo:margin-right="0in" style:line-height-at-least="0.2in" fo:text-align="start" style:justify-single-word="false" fo:text-indent="0in" style:auto-text-indent="false" fo:background-color="transparent" style:writing-mode="lr-tb"/>
      <style:text-properties fo:color="#0d0d0d" loext:opacity="100%" style:font-name="S hne" fo:font-size="12pt" fo:font-style="normal" style:text-underline-style="none" fo:font-weight="normal" officeooo:paragraph-rsid="001b1bea" style:font-size-asian="12pt" style:font-style-asian="normal" style:font-size-complex="12pt"/>
    </style:style>
    <style:style style:name="P174" style:family="paragraph" style:parent-style-name="Text_20_body">
      <style:paragraph-properties style:line-height-at-least="0.2in" fo:text-align="start" style:justify-single-word="false"/>
      <style:text-properties fo:font-size="14pt" officeooo:paragraph-rsid="0000a02c" style:font-size-asian="14pt" style:font-size-complex="14pt"/>
    </style:style>
    <style:style style:name="P175" style:family="paragraph" style:parent-style-name="Text_20_body">
      <style:paragraph-properties style:line-height-at-least="0.2in" fo:text-align="start" style:justify-single-word="false"/>
      <style:text-properties fo:font-size="14pt" style:font-size-asian="14pt" style:font-size-complex="14pt"/>
    </style:style>
    <style:style style:name="P176" style:family="paragraph" style:parent-style-name="Text_20_body" style:list-style-name="L1">
      <style:paragraph-properties style:line-height-at-least="0.2in" fo:text-align="start" style:justify-single-word="false" style:writing-mode="lr-tb"/>
      <style:text-properties officeooo:paragraph-rsid="00108868"/>
    </style:style>
    <style:style style:name="P177" style:family="paragraph" style:parent-style-name="Text_20_body" style:list-style-name="L1">
      <style:paragraph-properties fo:margin-left="0in" fo:margin-right="0in" style:line-height-at-least="0.2in" fo:text-align="start" style:justify-single-word="false" fo:text-indent="0in" style:auto-text-indent="false" style:writing-mode="lr-tb"/>
      <style:text-properties officeooo:paragraph-rsid="0018e1da"/>
    </style:style>
    <style:style style:name="P178" style:family="paragraph" style:parent-style-name="Text_20_body" style:list-style-name="L1">
      <style:paragraph-properties style:line-height-at-least="0.2in" fo:text-align="start" style:justify-single-word="false" style:writing-mode="lr-tb"/>
      <style:text-properties officeooo:paragraph-rsid="00223551"/>
    </style:style>
    <style:style style:name="P179" style:family="paragraph" style:parent-style-name="Text_20_body">
      <style:paragraph-properties style:line-height-at-least="0.2in" fo:text-align="start" style:justify-single-word="false"/>
      <style:text-properties officeooo:paragraph-rsid="002ddddd"/>
    </style:style>
    <style:style style:name="P180" style:family="paragraph" style:parent-style-name="Text_20_body" style:list-style-name="L3">
      <style:paragraph-properties style:line-height-at-least="0.2in" fo:text-align="start" style:justify-single-word="false"/>
      <style:text-properties fo:font-size="6pt" officeooo:paragraph-rsid="00095223" style:font-size-asian="6pt" style:font-size-complex="6pt"/>
    </style:style>
    <style:style style:name="P181" style:family="paragraph" style:parent-style-name="Text_20_body" style:list-style-name="L3">
      <style:paragraph-properties style:line-height-at-least="0.2in" fo:text-align="start" style:justify-single-word="false"/>
      <style:text-properties fo:font-size="6pt" officeooo:paragraph-rsid="0000a02c" style:font-size-asian="6pt" style:font-size-complex="6pt"/>
    </style:style>
    <style:style style:name="P182" style:family="paragraph" style:parent-style-name="Text_20_body" style:list-style-name="L3">
      <style:paragraph-properties style:line-height-at-least="0.2in" fo:text-align="start" style:justify-single-word="false"/>
      <style:text-properties fo:font-size="6pt" officeooo:rsid="00095223" officeooo:paragraph-rsid="00095223" style:font-size-asian="6pt" style:font-size-complex="6pt"/>
    </style:style>
    <style:style style:name="P183" style:family="paragraph" style:parent-style-name="Text_20_body">
      <style:paragraph-properties style:line-height-at-least="0.2in" fo:text-align="start" style:justify-single-word="false"/>
      <style:text-properties fo:font-size="6pt" officeooo:rsid="00095223" officeooo:paragraph-rsid="00095223" style:font-size-asian="6pt" style:font-size-complex="6pt"/>
    </style:style>
    <style:style style:name="P184" style:family="paragraph">
      <style:paragraph-properties fo:text-align="center" style:writing-mode="lr-tb"/>
    </style:style>
    <style:style style:name="P185" style:family="paragraph">
      <style:paragraph-properties fo:text-align="start" style:writing-mode="lr-tb"/>
    </style:style>
    <style:style style:name="P186" style:family="paragraph">
      <style:paragraph-properties fo:margin-left="0.8118in" fo:margin-right="0in" fo:text-align="start" fo:text-indent="0in" style:writing-mode="lr-tb"/>
    </style:style>
    <style:style style:name="P187" style:family="paragraph">
      <style:paragraph-properties fo:margin-left="0.8118in" fo:margin-right="0.8752in" fo:line-height="115%" fo:text-align="start" fo:text-indent="0in" style:writing-mode="lr-tb"/>
    </style:style>
    <style:style style:name="P188" style:family="paragraph">
      <style:paragraph-properties fo:margin-left="0.5in" fo:margin-right="0in" fo:text-align="start" fo:text-indent="0in" style:writing-mode="lr-tb"/>
    </style:style>
    <style:style style:name="P189" style:family="paragraph">
      <loext:graphic-properties draw:fill="none" draw:fill-color="#ffffff"/>
      <style:paragraph-properties fo:text-align="center" style:writing-mode="lr-tb"/>
    </style:style>
    <style:style style:name="P190" style:family="paragraph">
      <loext:graphic-properties draw:fill="solid" draw:fill-color="#000000"/>
    </style:style>
    <style:style style:name="P191" style:family="paragraph">
      <loext:graphic-properties draw:fill="none"/>
      <style:paragraph-properties fo:text-align="start" style:writing-mode="lr-tb"/>
      <style:text-properties fo:font-size="12pt" style:font-size-asian="12pt" style:font-size-complex="12pt"/>
    </style:style>
    <style:style style:name="P192" style:family="paragraph">
      <loext:graphic-properties draw:fill="none"/>
      <style:paragraph-properties fo:text-align="start" style:writing-mode="lr-tb"/>
      <style:text-properties fo:font-size="14.1000003814697pt" style:font-size-asian="14.1000003814697pt" style:font-size-complex="14.1000003814697pt"/>
    </style:style>
    <style:style style:name="P193" style:family="paragraph">
      <loext:graphic-properties draw:fill="solid" draw:fill-color="#622423"/>
    </style:style>
    <style:style style:name="T1" style:family="text">
      <style:text-properties fo:color="#000000" loext:opacity="100%" style:font-name="Times3" fo:font-size="14pt" fo:font-style="normal" fo:font-weight="bold" style:font-size-asian="14pt" style:font-style-asian="normal" style:font-weight-asian="bold"/>
    </style:style>
    <style:style style:name="T2" style:family="text">
      <style:text-properties fo:color="#000000" loext:opacity="100%" style:font-name="Times3" fo:font-size="14pt" fo:font-style="normal" fo:font-weight="bold" officeooo:rsid="00025ba3" style:font-size-asian="14pt" style:font-style-asian="normal" style:font-weight-asian="bold"/>
    </style:style>
    <style:style style:name="T3" style:family="text">
      <style:text-properties fo:color="#000000" loext:opacity="100%" style:font-name="Times3" fo:font-size="14pt" fo:font-style="normal" fo:font-weight="bold" style:font-size-asian="14pt" style:font-style-asian="normal" style:font-weight-asian="bold" style:font-size-complex="14pt"/>
    </style:style>
    <style:style style:name="T4" style:family="text">
      <style:text-properties fo:color="#000000" loext:opacity="100%" style:font-name="Times3" fo:font-size="14pt" fo:font-style="normal" fo:font-weight="bold" officeooo:rsid="0005b2c5" style:font-size-asian="14pt" style:font-style-asian="normal" style:font-weight-asian="bold" style:font-size-complex="14pt"/>
    </style:style>
    <style:style style:name="T5" style:family="text">
      <style:text-properties fo:color="#000000" loext:opacity="100%" style:font-name="Times3" fo:font-size="14pt" fo:font-style="normal" fo:font-weight="bold" officeooo:rsid="0007df5b" style:font-size-asian="14pt" style:font-style-asian="normal" style:font-weight-asian="bold" style:font-size-complex="14pt"/>
    </style:style>
    <style:style style:name="T6" style:family="text">
      <style:text-properties fo:color="#000000" loext:opacity="100%" style:font-name="Times3" fo:font-size="14pt" fo:font-style="normal" style:text-underline-style="none" fo:font-weight="bold" style:font-size-asian="14pt" style:font-style-asian="normal" style:font-weight-asian="bold" style:font-size-complex="10pt" style:font-weight-complex="bold"/>
    </style:style>
    <style:style style:name="T7" style:family="text">
      <style:text-properties fo:color="#000000" loext:opacity="100%" style:font-name="Times3" fo:font-size="14pt" fo:font-style="normal" style:text-underline-style="none" fo:font-weight="bold" officeooo:rsid="0007df5b" style:font-size-asian="14pt" style:font-style-asian="normal" style:font-weight-asian="bold" style:font-size-complex="10pt" style:font-weight-complex="bold"/>
    </style:style>
    <style:style style:name="T8" style:family="text">
      <style:text-properties fo:color="#000000" loext:opacity="100%" style:font-name="Times3" fo:font-size="14pt" fo:font-style="normal" style:text-underline-style="none" fo:font-weight="bold" officeooo:rsid="001b1bea" style:font-size-asian="14pt" style:font-style-asian="normal" style:font-weight-asian="bold" style:font-size-complex="10pt" style:font-weight-complex="bold"/>
    </style:style>
    <style:style style:name="T9" style:family="text">
      <style:text-properties fo:color="#000000" loext:opacity="100%" style:font-name="Times3" fo:font-size="14pt" fo:font-style="normal" style:text-underline-style="none" fo:font-weight="bold" officeooo:rsid="0026cb17" style:font-size-asian="14pt" style:font-style-asian="normal" style:font-weight-asian="bold" style:font-size-complex="10pt" style:font-weight-complex="bold"/>
    </style:style>
    <style:style style:name="T10" style:family="text">
      <style:text-properties fo:color="#000000" loext:opacity="100%" style:font-name="Times3" fo:font-size="14pt" fo:font-style="normal" style:text-underline-style="none" fo:font-weight="bold" style:font-size-asian="14pt" style:font-style-asian="normal" style:font-weight-asian="bold" style:font-size-complex="14pt" style:font-weight-complex="normal"/>
    </style:style>
    <style:style style:name="T11" style:family="text">
      <style:text-properties fo:color="#000000" loext:opacity="100%" style:font-name="Times3" fo:font-size="14pt" fo:font-style="normal" style:text-underline-style="none" fo:font-weight="bold" officeooo:rsid="00095223" style:font-size-asian="14pt" style:font-style-asian="normal" style:font-weight-asian="bold" style:font-size-complex="14pt" style:font-weight-complex="normal"/>
    </style:style>
    <style:style style:name="T12" style:family="text">
      <style:text-properties fo:color="#000000" loext:opacity="100%" style:font-name="Times3" fo:font-size="14pt" fo:font-style="normal" style:text-underline-style="none" fo:font-weight="normal" style:font-size-asian="14pt" style:font-style-asian="normal" style:font-weight-asian="normal" style:font-size-complex="10pt" style:font-weight-complex="normal"/>
    </style:style>
    <style:style style:name="T13" style:family="text">
      <style:text-properties fo:color="#000000" loext:opacity="100%" style:font-name="Times3" fo:font-size="14pt" fo:font-style="normal" style:text-underline-style="none" fo:font-weight="normal" officeooo:rsid="0007df5b" style:font-size-asian="14pt" style:font-style-asian="normal" style:font-weight-asian="normal" style:font-size-complex="10pt" style:font-weight-complex="normal"/>
    </style:style>
    <style:style style:name="T14" style:family="text">
      <style:text-properties fo:color="#000000" loext:opacity="100%" style:font-name="Times3" fo:font-size="14pt" fo:font-style="normal" style:text-underline-style="none" fo:font-weight="normal" fo:background-color="#ffffff" loext:char-shading-value="0" style:font-size-asian="14pt" style:font-style-asian="normal" style:font-weight-asian="normal" style:font-size-complex="10pt" style:font-weight-complex="normal"/>
    </style:style>
    <style:style style:name="T15" style:family="text">
      <style:text-properties fo:color="#000000" loext:opacity="100%" style:font-name="Times3" fo:font-size="14pt" fo:font-style="normal" style:text-underline-style="none" style:font-size-asian="14pt" style:font-style-asian="normal" style:font-size-complex="10pt"/>
    </style:style>
    <style:style style:name="T16" style:family="text">
      <style:text-properties fo:color="#000000" loext:opacity="100%" style:font-name="Times3" fo:font-size="14pt" fo:language="fr" fo:country="FR" fo:font-style="normal" style:text-underline-style="none" fo:font-weight="normal" style:font-size-asian="14pt" style:font-style-asian="normal" style:font-weight-asian="normal" style:font-size-complex="10pt" style:font-weight-complex="normal"/>
    </style:style>
    <style:style style:name="T17" style:family="text">
      <style:text-properties fo:color="#000000" loext:opacity="100%" style:font-name="Times3" fo:font-size="12pt" fo:font-style="normal" fo:font-weight="normal" officeooo:rsid="000459fa" style:font-size-asian="12pt" style:font-style-asian="normal" style:font-weight-asian="normal" style:font-weight-complex="normal"/>
    </style:style>
    <style:style style:name="T18" style:family="text">
      <style:text-properties fo:color="#000000" loext:opacity="100%" style:font-name="Times3" fo:font-size="12pt" fo:font-style="normal" fo:font-weight="normal" officeooo:rsid="0005b2c5" style:font-size-asian="12pt" style:font-style-asian="normal" style:font-weight-asian="normal" style:font-weight-complex="normal"/>
    </style:style>
    <style:style style:name="T19" style:family="text">
      <style:text-properties fo:color="#000000" loext:opacity="100%" style:font-name="Times3" fo:font-size="12pt" fo:font-style="normal" style:text-underline-style="none" fo:font-weight="normal" style:font-size-asian="12pt" style:font-style-asian="normal" style:font-weight-asian="normal" style:font-size-complex="12pt" style:font-weight-complex="normal"/>
    </style:style>
    <style:style style:name="T20" style:family="text">
      <style:text-properties fo:color="#000000" loext:opacity="100%" style:font-name="Times3" fo:font-size="12pt" fo:font-style="normal" style:text-underline-style="none" fo:font-weight="normal" officeooo:rsid="0007df5b" style:font-size-asian="12pt" style:font-style-asian="normal" style:font-weight-asian="normal" style:font-size-complex="12pt" style:font-weight-complex="normal"/>
    </style:style>
    <style:style style:name="T21" style:family="text">
      <style:text-properties fo:color="#000000" loext:opacity="100%" style:font-name="Times3" fo:font-size="12pt" fo:font-style="normal" style:text-underline-style="none" fo:font-weight="normal" officeooo:rsid="001372af" style:font-size-asian="12pt" style:font-style-asian="normal" style:font-weight-asian="normal" style:font-size-complex="12pt" style:font-weight-complex="normal"/>
    </style:style>
    <style:style style:name="T22" style:family="text">
      <style:text-properties fo:color="#000000" loext:opacity="100%" style:font-name="Times3" fo:font-size="12pt" fo:font-style="normal" style:text-underline-style="none" fo:font-weight="normal" officeooo:rsid="00150b98" style:font-size-asian="12pt" style:font-style-asian="normal" style:font-weight-asian="normal" style:font-size-complex="12pt" style:font-weight-complex="normal"/>
    </style:style>
    <style:style style:name="T23" style:family="text">
      <style:text-properties fo:color="#000000" loext:opacity="100%" style:font-name="Times3" fo:font-size="12pt" fo:font-style="normal" style:text-underline-style="none" fo:font-weight="normal" officeooo:rsid="0015dad4" style:font-size-asian="12pt" style:font-style-asian="normal" style:font-weight-asian="normal" style:font-size-complex="12pt" style:font-weight-complex="normal"/>
    </style:style>
    <style:style style:name="T24" style:family="text">
      <style:text-properties fo:color="#000000" loext:opacity="100%" style:font-name="Times3" fo:font-size="12pt" fo:font-style="normal" style:text-underline-style="none" fo:font-weight="bold" style:font-size-asian="12pt" style:font-style-asian="normal" style:font-weight-asian="bold" style:font-size-complex="12pt" style:font-weight-complex="bold"/>
    </style:style>
    <style:style style:name="T25" style:family="text">
      <style:text-properties fo:color="#000000" loext:opacity="100%" style:font-name="Times3" fo:font-size="12pt" fo:font-style="normal" style:text-underline-style="none" fo:font-weight="bold" officeooo:rsid="0007df5b" style:font-size-asian="12pt" style:font-style-asian="normal" style:font-weight-asian="bold" style:font-size-complex="12pt" style:font-weight-complex="bold"/>
    </style:style>
    <style:style style:name="T26" style:family="text">
      <style:text-properties fo:color="#000000" loext:opacity="100%" style:font-name="Times3" fo:font-size="12pt" fo:font-style="normal" style:text-underline-style="none" fo:font-weight="bold" fo:background-color="#ffffff" loext:char-shading-value="0" style:font-size-asian="12pt" style:font-style-asian="normal" style:font-weight-asian="bold" style:font-size-complex="12pt" style:font-weight-complex="bold"/>
    </style:style>
    <style:style style:name="T27" style:family="text">
      <style:text-properties fo:color="#000000" loext:opacity="100%" style:font-name="Times3" fo:font-size="12pt" fo:font-style="normal" style:text-underline-style="none" style:font-size-asian="12pt" style:font-style-asian="normal" style:font-size-complex="12pt"/>
    </style:style>
    <style:style style:name="T28" style:family="text">
      <style:text-properties fo:color="#000000" loext:opacity="100%" style:font-name="Times3" fo:font-size="12pt" fo:language="fr" fo:country="FR" fo:font-style="normal" fo:font-weight="normal" officeooo:rsid="000459fa" style:font-size-asian="12pt" style:font-style-asian="normal" style:font-weight-asian="normal" style:font-weight-complex="normal"/>
    </style:style>
    <style:style style:name="T29" style:family="text">
      <style:text-properties fo:color="#000000" loext:opacity="100%" style:font-name="Times3" fo:font-size="12pt" fo:language="fr" fo:country="FR" fo:font-style="normal" style:text-underline-style="none" fo:font-weight="normal" style:font-size-asian="12pt" style:font-style-asian="normal" style:font-weight-asian="normal" style:font-size-complex="12pt" style:font-weight-complex="normal"/>
    </style:style>
    <style:style style:name="T30" style:family="text">
      <style:text-properties fo:color="#000000" loext:opacity="100%" style:font-name="Times3" fo:font-size="12pt" fo:language="fr" fo:country="FR" fo:font-style="normal" style:text-underline-style="none" fo:font-weight="bold" style:font-size-asian="12pt" style:font-style-asian="normal" style:font-weight-asian="bold" style:font-size-complex="12pt" style:font-weight-complex="bold"/>
    </style:style>
    <style:style style:name="T31" style:family="text">
      <style:text-properties fo:color="#000000" loext:opacity="100%" style:font-name="Times3" fo:font-size="12pt" fo:language="fr" fo:country="FR" fo:font-style="normal" style:text-underline-style="none" fo:font-weight="bold" style:font-name-asian="DejaVu Sans" style:font-size-asian="12pt" style:font-style-asian="normal" style:font-weight-asian="bold" style:font-name-complex="Arial1" style:font-size-complex="12pt" style:font-weight-complex="bold"/>
    </style:style>
    <style:style style:name="T32" style:family="text">
      <style:text-properties fo:color="#000000" loext:opacity="100%" style:font-name="Times3" fo:font-size="12pt" fo:language="fr" fo:country="FR" fo:font-style="normal" style:text-underline-style="none" style:font-size-asian="12pt" style:font-style-asian="normal" style:font-size-complex="12pt"/>
    </style:style>
    <style:style style:name="T33" style:family="text">
      <style:text-properties fo:color="#000000" loext:opacity="100%" style:font-name="Times3" fo:font-size="12pt" fo:language="fr" fo:country="FR" fo:font-style="normal" style:text-underline-style="none" style:font-size-asian="12pt" style:font-style-asian="normal" style:font-size-complex="12pt" loext:padding="0.0193in" loext:border="0.06pt solid #e3e3e3"/>
    </style:style>
    <style:style style:name="T34" style:family="text">
      <style:text-properties fo:color="#000000" loext:opacity="100%" style:font-name="Times3" fo:font-size="12pt" fo:language="fr" fo:country="FR" fo:font-style="normal" style:text-underline-style="none" style:font-size-asian="12pt" style:font-style-asian="normal" style:font-weight-asian="normal" style:font-size-complex="12pt" style:font-weight-complex="normal"/>
    </style:style>
    <style:style style:name="T35" style:family="text">
      <style:text-properties fo:color="#000000" loext:opacity="100%" style:font-name="Times3" fo:font-style="normal" fo:font-weight="bold" style:font-style-asian="normal" style:font-weight-asian="bold"/>
    </style:style>
    <style:style style:name="T36" style:family="text">
      <style:text-properties fo:color="#000000" loext:opacity="100%" style:font-name="Times3" fo:font-style="normal" fo:font-weight="bold" officeooo:rsid="0005b2c5" style:font-style-asian="normal" style:font-weight-asian="bold"/>
    </style:style>
    <style:style style:name="T37" style:family="text">
      <style:text-properties fo:color="#000000" loext:opacity="100%" style:font-name="Times3" fo:font-style="normal" fo:font-weight="bold" officeooo:rsid="0007df5b" style:font-style-asian="normal" style:font-weight-asian="bold"/>
    </style:style>
    <style:style style:name="T38" style:family="text">
      <style:text-properties fo:color="#000000" loext:opacity="100%" style:font-name="Times3" fo:font-style="normal" style:text-underline-style="none" fo:font-weight="normal" style:font-style-asian="normal" style:font-weight-asian="normal" style:font-weight-complex="normal"/>
    </style:style>
    <style:style style:name="T39" style:family="text">
      <style:text-properties fo:color="#000000" loext:opacity="100%" style:font-name="Times3" fo:font-style="normal" style:text-underline-style="none" fo:font-weight="normal" officeooo:rsid="0007df5b" style:font-style-asian="normal" style:font-weight-asian="normal" style:font-weight-complex="normal"/>
    </style:style>
    <style:style style:name="T40" style:family="text">
      <style:text-properties fo:color="#000000" loext:opacity="100%" style:font-name="Times3" fo:font-style="normal" style:text-underline-style="none" fo:font-weight="normal" officeooo:rsid="00150b98" style:font-style-asian="normal" style:font-weight-asian="normal" style:font-weight-complex="normal"/>
    </style:style>
    <style:style style:name="T41" style:family="text">
      <style:text-properties fo:color="#000000" loext:opacity="100%" style:font-name="Times3" fo:font-style="normal" style:text-underline-style="none" fo:font-weight="normal" officeooo:rsid="0026cb17" style:font-style-asian="normal" style:font-weight-asian="normal" style:font-weight-complex="normal" loext:padding="0.0193in" loext:border="0.06pt solid #000000"/>
    </style:style>
    <style:style style:name="T42" style:family="text">
      <style:text-properties fo:color="#000000" loext:opacity="100%" style:font-name="Times3" fo:font-style="normal" style:text-underline-style="none" fo:font-weight="normal" officeooo:rsid="002907bd" style:font-style-asian="normal" style:font-weight-asian="normal" style:font-weight-complex="normal"/>
    </style:style>
    <style:style style:name="T43" style:family="text">
      <style:text-properties fo:color="#000000" loext:opacity="100%" style:font-name="Times3" fo:font-style="normal" style:text-underline-style="none" fo:font-weight="normal" style:font-name-asian="DejaVu Sans" style:font-style-asian="normal" style:font-weight-asian="normal" style:font-name-complex="Arial1" style:font-weight-complex="normal"/>
    </style:style>
    <style:style style:name="T44" style:family="text">
      <style:text-properties fo:color="#000000" loext:opacity="100%" style:font-name="Times3" fo:font-style="normal" style:text-underline-style="none" fo:font-weight="normal" style:font-size-asian="12pt" style:font-style-asian="normal" style:font-weight-asian="normal" style:font-size-complex="12pt" style:font-weight-complex="normal"/>
    </style:style>
    <style:style style:name="T45" style:family="text">
      <style:text-properties fo:color="#000000" loext:opacity="100%" style:font-name="Times3" fo:font-style="normal" style:text-underline-style="none" fo:font-weight="bold" style:font-style-asian="normal" style:font-weight-asian="bold" style:font-weight-complex="bold"/>
    </style:style>
    <style:style style:name="T46" style:family="text">
      <style:text-properties fo:color="#000000" loext:opacity="100%" style:font-name="Times3" fo:font-style="normal" style:text-underline-style="none" fo:font-weight="bold" officeooo:rsid="001372af" style:font-style-asian="normal" style:font-weight-asian="bold" style:font-weight-complex="bold"/>
    </style:style>
    <style:style style:name="T47" style:family="text">
      <style:text-properties fo:color="#000000" loext:opacity="100%" style:font-name="Times3" fo:font-style="normal" style:text-underline-style="none" fo:font-weight="bold" style:font-name-asian="DejaVu Sans" style:font-style-asian="normal" style:font-weight-asian="bold" style:font-name-complex="Arial1" style:font-weight-complex="bold"/>
    </style:style>
    <style:style style:name="T48" style:family="text">
      <style:text-properties fo:color="#000000" loext:opacity="100%" style:font-name="Times3" fo:font-style="normal" style:text-underline-style="none" style:font-name-asian="DejaVu Sans" style:font-style-asian="normal" style:font-name-complex="Arial1"/>
    </style:style>
    <style:style style:name="T49" style:family="text">
      <style:text-properties fo:color="#000000" loext:opacity="100%" style:font-name="Times3" fo:language="fr" fo:country="FR" fo:font-style="normal" style:text-underline-style="none" fo:font-weight="normal" style:font-style-asian="normal" style:font-weight-asian="normal" style:font-weight-complex="normal"/>
    </style:style>
    <style:style style:name="T50" style:family="text">
      <style:text-properties fo:color="#000000" loext:opacity="100%" style:font-name="Times3" fo:language="fr" fo:country="FR" fo:font-style="normal" style:text-underline-style="none" fo:font-weight="normal" officeooo:rsid="0007df5b" style:font-style-asian="normal" style:font-weight-asian="normal" style:font-weight-complex="normal"/>
    </style:style>
    <style:style style:name="T51" style:family="text">
      <style:text-properties fo:color="#000000" loext:opacity="100%" style:font-name="Times3" fo:language="fr" fo:country="FR" fo:font-style="normal" style:text-underline-style="none" fo:font-weight="normal" officeooo:rsid="0015dad4" style:font-style-asian="normal" style:font-weight-asian="normal" style:font-weight-complex="normal"/>
    </style:style>
    <style:style style:name="T52" style:family="text">
      <style:text-properties fo:color="#000000" loext:opacity="100%" style:font-name="Times3" fo:language="fr" fo:country="FR" fo:font-style="normal" style:text-underline-style="none" fo:font-weight="normal" style:font-name-asian="DejaVu Sans" style:font-style-asian="normal" style:font-weight-asian="normal" style:font-name-complex="Arial1" style:font-weight-complex="normal"/>
    </style:style>
    <style:style style:name="T53" style:family="text">
      <style:text-properties fo:color="#000000" loext:opacity="100%" style:font-name="Times3" fo:language="fr" fo:country="FR" fo:font-style="normal" style:text-underline-style="none" fo:font-weight="normal" officeooo:rsid="001d2be9" style:font-name-asian="DejaVu Sans" style:font-style-asian="normal" style:font-weight-asian="normal" style:font-name-complex="Arial1" style:font-weight-complex="normal"/>
    </style:style>
    <style:style style:name="T54" style:family="text">
      <style:text-properties fo:color="#000000" loext:opacity="100%" style:font-name="Times3" fo:language="fr" fo:country="FR" fo:font-style="normal" style:text-underline-style="none" fo:font-weight="bold" style:font-name-asian="DejaVu Sans" style:font-style-asian="normal" style:font-weight-asian="bold" style:font-name-complex="Arial1" style:font-weight-complex="bold"/>
    </style:style>
    <style:style style:name="T55" style:family="text">
      <style:text-properties fo:color="#000000" loext:opacity="100%" style:font-name="Times3" fo:language="fr" fo:country="FR" fo:font-style="normal" style:text-underline-style="none" fo:font-weight="bold" style:font-style-asian="normal" style:font-weight-asian="bold" style:font-weight-complex="bold"/>
    </style:style>
    <style:style style:name="T56" style:family="text">
      <style:text-properties fo:color="#000000" loext:opacity="100%" style:font-name="Times3" style:text-underline-style="none" style:font-style-asian="normal"/>
    </style:style>
    <style:style style:name="T57" style:family="text">
      <style:text-properties fo:color="#000000" loext:opacity="100%" style:font-name="Times3" style:text-underline-style="none" style:font-style-asian="normal" style:font-weight-asian="normal" style:font-weight-complex="normal"/>
    </style:style>
    <style:style style:name="T58" style:family="text">
      <style:text-properties fo:color="#000000" loext:opacity="100%" style:font-name="Times3" fo:background-color="#ffffff" loext:char-shading-value="0" style:font-weight-asian="bold" style:font-weight-complex="bold"/>
    </style:style>
    <style:style style:name="T59" style:family="text">
      <style:text-properties fo:color="#000000" loext:opacity="100%" style:font-name="Times3" style:font-size-asian="12pt" style:font-weight-asian="normal" style:font-size-complex="12pt" style:font-weight-complex="normal"/>
    </style:style>
    <style:style style:name="T60" style:family="text">
      <style:text-properties fo:color="#000000" loext:opacity="100%" fo:font-style="normal" style:text-underline-style="none" fo:font-weight="normal" style:font-style-asian="normal" style:font-weight-asian="normal" style:font-weight-complex="normal"/>
    </style:style>
    <style:style style:name="T61" style:family="text">
      <style:text-properties fo:color="#000000" loext:opacity="100%" fo:font-weight="bold" style:font-name-asian="DejaVu Sans" style:font-weight-asian="bold" style:font-name-complex="Arial1" style:font-weight-complex="bold"/>
    </style:style>
    <style:style style:name="T62" style:family="text">
      <style:text-properties fo:color="#000000" loext:opacity="100%" style:font-name-asian="DejaVu Sans"/>
    </style:style>
    <style:style style:name="T63" style:family="text">
      <style:text-properties fo:color="#000000" loext:opacity="100%" style:font-name-asian="DejaVu Sans" style:font-name-complex="Arial1"/>
    </style:style>
    <style:style style:name="T64" style:family="text">
      <style:text-properties fo:color="#000000" loext:opacity="100%" style:text-underline-style="none" fo:font-weight="bold" style:font-name-asian="DejaVu Sans" style:font-weight-asian="bold" style:font-name-complex="Arial1" style:font-weight-complex="bold"/>
    </style:style>
    <style:style style:name="T65" style:family="text">
      <style:text-properties fo:color="#000000" loext:opacity="100%" style:text-underline-style="none" fo:font-weight="bold" officeooo:rsid="0018e1da" style:font-name-asian="DejaVu Sans" style:font-weight-asian="bold" style:font-name-complex="Arial1" style:font-weight-complex="bold"/>
    </style:style>
    <style:style style:name="T66" style:family="text">
      <style:text-properties fo:color="#000000" loext:opacity="100%" style:text-underline-style="none" style:font-name-asian="DejaVu Sans" style:font-name-complex="Arial1"/>
    </style:style>
    <style:style style:name="T67" style:family="text">
      <style:text-properties fo:color="#000000" loext:opacity="100%" style:text-underline-style="none" officeooo:rsid="001d2be9" style:font-name-asian="DejaVu Sans" style:font-name-complex="Arial1"/>
    </style:style>
    <style:style style:name="T68" style:family="text">
      <style:text-properties fo:color="#000000" loext:opacity="100%" fo:font-size="12pt" fo:language="zxx" fo:country="none" fo:font-weight="bold" style:font-name-asian="DejaVu Sans" style:font-size-asian="12pt" style:language-asian="zxx" style:country-asian="none" style:font-weight-asian="bold" style:font-name-complex="Arial1" style:font-size-complex="12pt" style:language-complex="zxx" style:country-complex="none" style:font-weight-complex="bold"/>
    </style:style>
    <style:style style:name="T69" style:family="text">
      <style:text-properties fo:color="#000000" loext:opacity="100%" fo:font-size="12pt" fo:font-style="normal" style:text-underline-style="none" style:font-size-asian="12pt" style:font-style-asian="normal" style:font-size-complex="12pt"/>
    </style:style>
    <style:style style:name="T70" style:family="text">
      <style:text-properties fo:color="#000000" loext:opacity="100%" style:text-position="sub 58%" style:font-name="Times3" fo:language="fr" fo:country="FR" fo:font-style="normal" style:text-underline-style="none" fo:font-weight="normal" officeooo:rsid="001d2be9" style:font-name-asian="DejaVu Sans" style:font-style-asian="normal" style:font-weight-asian="normal" style:font-name-complex="Arial1" style:font-weight-complex="normal"/>
    </style:style>
    <style:style style:name="T71" style:family="text">
      <style:text-properties officeooo:rsid="00035bf4"/>
    </style:style>
    <style:style style:name="T72" style:family="text">
      <style:text-properties officeooo:rsid="000459fa"/>
    </style:style>
    <style:style style:name="T73" style:family="text">
      <style:text-properties fo:font-weight="bold" style:font-weight-asian="bold" style:font-weight-complex="bold"/>
    </style:style>
    <style:style style:name="T74" style:family="text">
      <style:text-properties fo:font-weight="bold" fo:background-color="#ffffff" loext:char-shading-value="0" style:font-size-asian="12pt" style:font-weight-asian="bold" style:font-weight-complex="bold"/>
    </style:style>
    <style:style style:name="T75" style:family="text">
      <style:text-properties fo:font-weight="bold" style:font-name-asian="DejaVu Sans" style:font-weight-asian="bold" style:font-name-complex="Arial1" style:font-weight-complex="bold"/>
    </style:style>
    <style:style style:name="T76" style:family="text">
      <style:text-properties officeooo:rsid="0005b2c5"/>
    </style:style>
    <style:style style:name="T77" style:family="text">
      <style:text-properties officeooo:rsid="0007df5b"/>
    </style:style>
    <style:style style:name="T78" style:family="text">
      <style:text-properties fo:font-size="10pt" style:font-size-asian="10pt" style:font-size-complex="10pt"/>
    </style:style>
    <style:style style:name="T79" style:family="text">
      <style:text-properties fo:language="en" fo:country="GB" style:font-name-complex="Arial1"/>
    </style:style>
    <style:style style:name="T80" style:family="text">
      <style:text-properties fo:language="en" fo:country="GB" fo:font-weight="bold" style:font-weight-asian="bold" style:font-name-complex="Arial1" style:font-weight-complex="bold"/>
    </style:style>
    <style:style style:name="T81" style:family="text">
      <style:text-properties fo:language="en" fo:country="GB" style:font-name-asian="DejaVu Sans" style:font-name-complex="Arial1"/>
    </style:style>
    <style:style style:name="T82" style:family="text">
      <style:text-properties fo:color="#0d0d0d" loext:opacity="100%" fo:background-color="#ffffff" loext:char-shading-value="0" style:font-name-complex="Arial1"/>
    </style:style>
    <style:style style:name="T83" style:family="text">
      <style:text-properties style:font-name="Cambria Math" style:font-name-asian="DejaVu Sans" style:font-name-complex="Arial1"/>
    </style:style>
    <style:style style:name="T84" style:family="text">
      <style:text-properties fo:font-size="12pt" style:font-size-asian="12pt" style:font-size-complex="12pt"/>
    </style:style>
    <style:style style:name="T85" style:family="text">
      <style:text-properties fo:font-size="12pt" style:font-size-asian="12pt" style:font-size-complex="12pt" loext:padding="0.0193in" loext:border="0.06pt solid #e3e3e3"/>
    </style:style>
    <style:style style:name="T86" style:family="text">
      <style:text-properties fo:font-size="12pt" style:font-size-asian="12pt" style:font-name-complex="Arial1" style:font-size-complex="12pt"/>
    </style:style>
    <style:style style:name="T87" style:family="text">
      <style:text-properties fo:font-size="12pt" fo:language="zxx" fo:country="none" style:font-size-asian="12pt" style:language-asian="zxx" style:country-asian="none" style:font-name-complex="Arial1" style:font-size-complex="12pt" style:language-complex="zxx" style:country-complex="none"/>
    </style:style>
    <style:style style:name="T88" style:family="text">
      <style:text-properties fo:font-size="12pt" fo:language="zxx" fo:country="none" style:font-size-asian="12pt" style:language-asian="zxx" style:country-asian="none" style:font-size-complex="12pt" style:language-complex="zxx" style:country-complex="none"/>
    </style:style>
    <style:style style:name="T89" style:family="text">
      <style:text-properties fo:font-size="12pt" fo:language="en" fo:country="GB" style:font-name-asian="DejaVu Sans" style:font-size-asian="12pt" style:font-name-complex="Arial1" style:font-size-complex="12pt"/>
    </style:style>
    <style:style style:name="T90" style:family="text">
      <style:text-properties fo:font-size="12pt" fo:language="fr" fo:country="FR" style:font-size-asian="12pt" style:font-size-complex="12pt"/>
    </style:style>
    <style:style style:name="T91" style:family="text">
      <style:text-properties fo:font-size="12pt" fo:language="fr" fo:country="FR" style:font-size-asian="12pt" style:font-size-complex="12pt" loext:padding="0.0193in" loext:border="0.06pt solid #e3e3e3"/>
    </style:style>
    <style:style style:name="T92" style:family="text">
      <style:text-properties fo:font-size="12pt" style:text-underline-style="none" fo:font-weight="normal" style:font-size-asian="12pt" style:font-style-asian="normal" style:font-weight-asian="normal" style:font-size-complex="12pt" style:font-weight-complex="normal"/>
    </style:style>
    <style:style style:name="T93" style:family="text">
      <style:text-properties officeooo:rsid="00095223"/>
    </style:style>
    <style:style style:name="T94" style:family="text">
      <style:text-properties fo:font-weight="normal" style:font-weight-asian="normal"/>
    </style:style>
    <style:style style:name="T95" style:family="text">
      <style:text-properties fo:font-weight="normal" officeooo:rsid="00095223" style:font-weight-asian="normal"/>
    </style:style>
    <style:style style:name="T96" style:family="text">
      <style:text-properties fo:font-size="14pt" style:font-size-asian="14pt" style:font-size-complex="14pt"/>
    </style:style>
    <style:style style:name="T97" style:family="text">
      <style:text-properties fo:font-size="14pt" officeooo:rsid="00095223" style:font-size-asian="14pt" style:font-size-complex="14pt"/>
    </style:style>
    <style:style style:name="T98" style:family="text">
      <style:text-properties fo:font-size="14pt" fo:background-color="#ffffff" loext:char-shading-value="0" style:font-size-asian="14pt" style:font-size-complex="10pt"/>
    </style:style>
    <style:style style:name="T99" style:family="text">
      <style:text-properties fo:font-size="14pt" fo:font-weight="normal" fo:background-color="#ffffff" loext:char-shading-value="0" style:font-size-asian="14pt" style:font-weight-asian="normal" style:font-size-complex="10pt"/>
    </style:style>
    <style:style style:name="T100" style:family="text">
      <style:text-properties fo:font-variant="normal" fo:text-transform="none" fo:color="#0d0d0d" loext:opacity="100%" style:font-name="Times2" fo:letter-spacing="normal" style:font-size-asian="14pt" style:font-weight-asian="bold" style:font-size-complex="14pt" style:font-weight-complex="bold"/>
    </style:style>
    <style:style style:name="T101" style:family="text">
      <style:text-properties fo:font-variant="normal" fo:text-transform="none" fo:color="#0d0d0d" loext:opacity="100%" style:font-name="Times2" fo:letter-spacing="normal" style:font-size-asian="14pt" style:font-style-asian="normal" style:font-weight-asian="bold" style:font-size-complex="14pt" style:font-weight-complex="bold"/>
    </style:style>
    <style:style style:name="T102" style:family="text">
      <style:text-properties fo:font-variant="normal" fo:text-transform="none" fo:color="#0d0d0d" loext:opacity="100%" style:font-name="Times2" fo:letter-spacing="normal" officeooo:rsid="002ddddd" style:font-size-asian="14pt" style:font-style-asian="normal" style:font-weight-asian="bold" style:font-size-complex="14pt" style:font-weight-complex="bold"/>
    </style:style>
    <style:style style:name="T103" style:family="text">
      <style:text-properties fo:font-variant="normal" fo:text-transform="none" fo:color="#0d0d0d" loext:opacity="100%" style:font-name="Times2" fo:letter-spacing="normal" fo:language="fr" fo:country="FR" officeooo:rsid="002ddddd" style:font-size-asian="14pt" style:font-style-asian="normal" style:font-weight-asian="bold" style:font-size-complex="14pt" style:font-weight-complex="bold"/>
    </style:style>
    <style:style style:name="T104" style:family="text">
      <style:text-properties fo:font-variant="normal" fo:text-transform="none" fo:color="#0d0d0d" loext:opacity="100%" style:font-name="Times2" fo:letter-spacing="normal" fo:font-weight="normal" style:font-size-asian="14pt" style:font-style-asian="normal" style:font-weight-asian="normal" style:font-size-complex="14pt" style:font-weight-complex="normal"/>
    </style:style>
    <style:style style:name="T105" style:family="text">
      <style:text-properties fo:font-variant="normal" fo:text-transform="none" fo:color="#0d0d0d" loext:opacity="100%" style:font-name="Times2" fo:font-size="12pt" fo:letter-spacing="normal" fo:font-weight="normal" style:font-size-asian="14pt" style:font-style-asian="normal" style:font-weight-asian="bold" style:font-size-complex="14pt" style:font-weight-complex="bold"/>
    </style:style>
    <style:style style:name="T106" style:family="text">
      <style:text-properties fo:font-variant="normal" fo:text-transform="none" fo:color="#0d0d0d" loext:opacity="100%" style:font-name="Times2" fo:font-size="12pt" fo:letter-spacing="normal" fo:font-weight="normal" style:font-size-asian="12pt" style:font-style-asian="normal" style:font-weight-asian="normal" style:font-size-complex="12pt" style:font-weight-complex="normal"/>
    </style:style>
    <style:style style:name="T107" style:family="text">
      <style:text-properties fo:font-variant="normal" fo:text-transform="none" fo:color="#0d0d0d" loext:opacity="100%" style:font-name="Times2" fo:font-size="12pt" fo:letter-spacing="normal" style:font-size-asian="14pt" style:font-style-asian="normal" style:font-weight-asian="bold" style:font-size-complex="14pt" style:font-weight-complex="bold"/>
    </style:style>
    <style:style style:name="T108" style:family="text">
      <style:text-properties fo:font-variant="normal" fo:text-transform="none" fo:color="#0d0d0d" loext:opacity="100%" style:font-name="Times2" fo:font-size="12pt" fo:letter-spacing="normal" fo:font-style="normal" style:text-underline-style="none" fo:font-weight="normal" style:font-size-asian="12pt" style:font-style-asian="normal" style:font-weight-asian="bold" style:font-size-complex="12pt" style:font-weight-complex="bold"/>
    </style:style>
    <style:style style:name="T109" style:family="text">
      <style:text-properties fo:font-variant="normal" fo:text-transform="none" fo:color="#0d0d0d" loext:opacity="100%" style:font-name="Times2" fo:font-size="12pt" fo:letter-spacing="normal" fo:language="fr" fo:country="FR" fo:font-style="normal" fo:font-weight="normal"/>
    </style:style>
    <style:style style:name="T110" style:family="text">
      <style:text-properties fo:font-variant="normal" fo:text-transform="none" fo:color="#0d0d0d" loext:opacity="100%" style:font-name="Times2" fo:font-size="12pt" fo:letter-spacing="normal" fo:language="fr" fo:country="FR" fo:font-style="normal" fo:font-weight="normal" officeooo:rsid="00025ba3"/>
    </style:style>
    <style:style style:name="T111" style:family="text">
      <style:text-properties fo:font-variant="normal" fo:text-transform="none" fo:color="#0d0d0d" loext:opacity="100%" style:font-name="Times2" fo:font-size="12pt" fo:letter-spacing="normal" fo:font-weight="normal" style:font-size-asian="12pt" style:font-weight-asian="normal" style:font-size-complex="12pt" style:font-weight-complex="normal"/>
    </style:style>
    <style:style style:name="T112" style:family="text">
      <style:text-properties fo:font-variant="normal" fo:text-transform="none" fo:color="#0d0d0d" loext:opacity="100%" style:font-name="Times3" fo:font-size="12pt" fo:letter-spacing="normal" fo:language="fr" fo:country="FR" fo:font-style="normal" style:text-underline-style="none" fo:font-weight="normal" fo:background-color="#ffffff" loext:char-shading-value="0" style:font-size-asian="12pt" style:font-style-asian="normal" style:font-weight-asian="bold" style:font-name-complex="Arial1" style:font-size-complex="12pt" style:font-weight-complex="bold"/>
    </style:style>
    <style:style style:name="T113" style:family="text">
      <style:text-properties fo:font-variant="normal" fo:text-transform="none" fo:color="#0d0d0d" loext:opacity="100%" fo:letter-spacing="normal"/>
    </style:style>
    <style:style style:name="T114" style:family="text">
      <style:text-properties fo:font-variant="normal" fo:text-transform="none" fo:color="#0d0d0d" loext:opacity="100%" fo:letter-spacing="normal" fo:language="fr" fo:country="FR" fo:font-style="normal" style:text-underline-style="none" style:font-style-asian="normal"/>
    </style:style>
    <style:style style:name="T115" style:family="text">
      <style:text-properties fo:font-variant="normal" fo:text-transform="none" fo:color="#0d0d0d" loext:opacity="100%" fo:letter-spacing="normal" fo:font-weight="normal"/>
    </style:style>
    <style:style style:name="T116" style:family="text">
      <style:text-properties fo:font-variant="normal" fo:text-transform="none" fo:color="#0d0d0d" loext:opacity="100%" fo:letter-spacing="normal" fo:font-weight="normal" loext:padding="0.0193in" loext:border="0.06pt solid #000000"/>
    </style:style>
    <style:style style:name="T117" style:family="text">
      <style:text-properties fo:font-variant="normal" fo:text-transform="none" fo:color="#0d0d0d" loext:opacity="100%" fo:letter-spacing="normal" fo:font-weight="normal" officeooo:rsid="00250a08"/>
    </style:style>
    <style:style style:name="T118" style:family="text">
      <style:text-properties fo:font-variant="normal" fo:text-transform="none" fo:color="#0d0d0d" loext:opacity="100%" fo:letter-spacing="normal" loext:padding="0in" loext:border="none"/>
    </style:style>
    <style:style style:name="T119" style:family="text">
      <style:text-properties fo:font-variant="normal" fo:text-transform="none" fo:color="#0d0d0d" loext:opacity="100%" fo:letter-spacing="normal" style:text-underline-style="none" fo:font-weight="normal" style:font-size-asian="12pt" style:font-style-asian="normal" style:font-size-complex="12pt"/>
    </style:style>
    <style:style style:name="T120" style:family="text">
      <style:text-properties fo:font-variant="normal" fo:text-transform="none" fo:color="#0d0d0d" loext:opacity="100%" fo:letter-spacing="normal" fo:font-style="normal" style:text-underline-style="none" fo:font-weight="normal" style:font-style-asian="normal" style:font-weight-asian="bold" style:font-weight-complex="bold"/>
    </style:style>
    <style:style style:name="T121" style:family="text">
      <style:text-properties fo:font-variant="normal" fo:text-transform="none" fo:color="#0d0d0d" loext:opacity="100%" fo:letter-spacing="normal" fo:font-style="normal" style:text-underline-style="none" fo:font-weight="bold" style:font-style-asian="normal" style:font-weight-asian="bold" style:font-weight-complex="bold"/>
    </style:style>
    <style:style style:name="T122" style:family="text">
      <style:text-properties fo:font-variant="normal" fo:text-transform="none" fo:color="#0d0d0d" loext:opacity="100%" fo:font-size="12pt" fo:letter-spacing="normal" fo:font-style="normal" fo:font-weight="normal"/>
    </style:style>
    <style:style style:name="T123" style:family="text">
      <style:text-properties fo:font-variant="normal" fo:text-transform="none" fo:color="#000000" loext:opacity="100%" style:font-name="Times3" fo:letter-spacing="normal" fo:language="fr" fo:country="FR" style:text-underline-style="none" fo:font-weight="normal" style:font-size-asian="12pt" style:font-style-asian="normal" style:font-weight-asian="normal" style:font-size-complex="12pt" style:font-weight-complex="normal"/>
    </style:style>
    <style:style style:name="T124" style:family="text">
      <style:text-properties fo:font-variant="normal" fo:text-transform="none" fo:color="#000000" loext:opacity="100%" style:font-name="Times3" fo:letter-spacing="normal" fo:font-style="normal" style:text-underline-style="none" fo:font-weight="normal" style:font-style-asian="normal" style:font-weight-asian="normal" style:font-weight-complex="normal"/>
    </style:style>
    <style:style style:name="T125" style:family="text">
      <style:text-properties fo:font-variant="normal" fo:text-transform="none" fo:color="#000000" loext:opacity="100%" style:font-name="Times3" fo:font-size="12pt" fo:letter-spacing="normal" fo:language="fr" fo:country="FR" fo:font-style="normal" style:text-underline-style="none" fo:font-weight="normal" style:font-size-asian="12pt" style:font-style-asian="normal" style:font-weight-asian="normal" style:font-size-complex="12pt" style:font-weight-complex="normal"/>
    </style:style>
    <style:style style:name="T126" style:family="text">
      <style:text-properties fo:font-variant="normal" fo:text-transform="none" fo:color="#000000" loext:opacity="100%" style:font-name="Times3" fo:font-size="12pt" fo:letter-spacing="normal" fo:language="fr" fo:country="FR" fo:font-style="normal" style:text-underline-style="none" style:font-size-asian="12pt" style:font-style-asian="normal" style:font-size-complex="12pt"/>
    </style:style>
    <style:style style:name="T127" style:family="text">
      <style:text-properties fo:font-variant="normal" fo:text-transform="none" fo:color="#000000" loext:opacity="100%" style:font-name="Times3" fo:font-size="12pt" fo:letter-spacing="normal" fo:language="fr" fo:country="FR" fo:font-style="normal" style:text-underline-style="none" style:font-size-asian="12pt" style:font-style-asian="normal" style:font-weight-asian="normal" style:font-size-complex="12pt" style:font-weight-complex="normal"/>
    </style:style>
    <style:style style:name="T128" style:family="text">
      <style:text-properties fo:font-variant="normal" fo:text-transform="none" fo:color="#000000" loext:opacity="100%" style:font-name="Times3" fo:font-size="12pt" fo:letter-spacing="normal" fo:font-style="normal" style:text-underline-style="none" fo:font-weight="bold" officeooo:rsid="0007df5b" style:font-size-asian="12pt" style:font-style-asian="normal" style:font-weight-asian="bold" style:font-size-complex="12pt" style:font-weight-complex="bold"/>
    </style:style>
    <style:style style:name="T129" style:family="text">
      <style:text-properties fo:font-variant="normal" fo:text-transform="none" fo:color="#000000" loext:opacity="100%" style:font-name="Times3" fo:font-size="12pt" fo:letter-spacing="normal" fo:font-style="normal" style:text-underline-style="none" fo:font-weight="normal" style:font-size-asian="12pt" style:font-style-asian="normal" style:font-weight-asian="normal" style:font-size-complex="12pt" style:font-weight-complex="normal"/>
    </style:style>
    <style:style style:name="T130" style:family="text">
      <style:text-properties fo:font-variant="normal" fo:text-transform="none" fo:color="#000000" loext:opacity="100%" style:font-name="Times3" fo:font-size="14pt" fo:letter-spacing="normal" fo:font-style="normal" style:text-underline-style="none" style:font-size-asian="14pt" style:font-style-asian="normal" style:font-size-complex="10pt"/>
    </style:style>
    <style:style style:name="T131" style:family="text">
      <style:text-properties fo:font-variant="normal" fo:text-transform="none" fo:color="#000000" loext:opacity="100%" style:font-name="Times3" fo:font-size="14pt" fo:letter-spacing="normal" fo:font-style="normal" style:text-underline-style="none" fo:font-weight="normal" officeooo:rsid="0007df5b" style:font-size-asian="14pt" style:font-style-asian="normal" style:font-weight-asian="normal" style:font-size-complex="10pt" style:font-weight-complex="normal"/>
    </style:style>
    <style:style style:name="T132" style:family="text">
      <style:text-properties fo:font-variant="normal" fo:text-transform="none" fo:color="#000000" loext:opacity="100%" style:font-name="Times3" fo:font-size="14pt" fo:letter-spacing="normal" fo:language="fr" fo:country="FR" fo:font-style="normal" fo:font-weight="bold" style:font-size-asian="14pt" style:font-style-asian="normal" style:font-weight-asian="bold"/>
    </style:style>
    <style:style style:name="T133" style:family="text">
      <style:text-properties fo:font-variant="normal" fo:text-transform="none" fo:color="#000000" loext:opacity="100%" style:font-name="Times3" fo:font-size="14pt" fo:letter-spacing="normal" fo:language="fr" fo:country="FR" fo:font-style="normal" fo:font-weight="bold" officeooo:rsid="00025ba3" style:font-size-asian="14pt" style:font-style-asian="normal" style:font-weight-asian="bold"/>
    </style:style>
    <style:style style:name="T134" style:family="text">
      <style:text-properties fo:font-variant="normal" fo:text-transform="none" fo:color="#000000" loext:opacity="100%" fo:letter-spacing="normal" fo:language="fr" fo:country="FR" fo:font-style="normal" style:text-underline-style="none" style:font-style-asian="normal" loext:padding="0.0193in" loext:border="0.06pt solid #000000"/>
    </style:style>
    <style:style style:name="T135" style:family="text">
      <style:text-properties fo:font-variant="normal" fo:text-transform="none" fo:color="#000000" loext:opacity="100%" fo:letter-spacing="normal" fo:font-style="normal" style:text-underline-style="none" fo:font-weight="bold" officeooo:rsid="0026cb17" style:font-style-asian="normal" style:font-weight-asian="bold" style:font-weight-complex="bold" loext:padding="0.0193in" loext:border="0.06pt solid #000000"/>
    </style:style>
    <style:style style:name="T136" style:family="text">
      <style:text-properties fo:font-variant="normal" fo:text-transform="none" style:font-name="Times3" fo:letter-spacing="normal"/>
    </style:style>
    <style:style style:name="T137" style:family="text">
      <style:text-properties fo:font-variant="normal" fo:text-transform="none" style:font-name="Times3" fo:letter-spacing="normal" fo:language="fr" fo:country="FR" fo:background-color="#ffffff" loext:char-shading-value="0" style:font-name-asian="DejaVu Sans" style:font-weight-asian="bold" style:font-name-complex="Arial1" style:font-weight-complex="bold"/>
    </style:style>
    <style:style style:name="T138" style:family="text">
      <style:text-properties fo:font-variant="normal" fo:text-transform="none" style:font-name="Times3" fo:font-size="14pt" fo:letter-spacing="normal" style:font-size-asian="14pt" style:font-size-complex="10pt"/>
    </style:style>
    <style:style style:name="T139" style:family="text">
      <style:text-properties fo:font-variant="normal" fo:text-transform="none" fo:font-size="12pt" fo:letter-spacing="normal" style:text-underline-style="none" fo:font-weight="normal" style:font-size-asian="12pt" style:font-style-asian="normal" style:font-weight-asian="normal" style:font-size-complex="12pt" style:font-weight-complex="normal"/>
    </style:style>
    <style:style style:name="T140" style:family="text">
      <style:text-properties style:font-size-asian="14pt" style:font-style-asian="normal" style:font-weight-asian="bold"/>
    </style:style>
    <style:style style:name="T141" style:family="text">
      <style:text-properties style:font-name="Times2" style:font-size-asian="14pt" style:font-style-asian="normal" style:font-weight-asian="bold" style:font-size-complex="14pt" style:font-weight-complex="bold"/>
    </style:style>
    <style:style style:name="T142" style:family="text">
      <style:text-properties fo:language="fr" fo:country="FR"/>
    </style:style>
    <style:style style:name="T143" style:family="text">
      <style:text-properties fo:language="fr" fo:country="FR" officeooo:rsid="00025ba3"/>
    </style:style>
    <style:style style:name="T144" style:family="text">
      <style:text-properties fo:language="fr" fo:country="FR" officeooo:rsid="000459fa"/>
    </style:style>
    <style:style style:name="T145" style:family="text">
      <style:text-properties fo:language="fr" fo:country="FR" officeooo:rsid="0005b2c5"/>
    </style:style>
    <style:style style:name="T146" style:family="text">
      <style:text-properties fo:language="fr" fo:country="FR" fo:background-color="#ffffff" loext:char-shading-value="0" style:font-name-complex="Arial1"/>
    </style:style>
    <style:style style:name="T147" style:family="text">
      <style:text-properties fo:language="fr" fo:country="FR" fo:font-weight="bold" style:font-weight-asian="bold" style:font-weight-complex="bold"/>
    </style:style>
    <style:style style:name="T148" style:family="text">
      <style:text-properties fo:language="fr" fo:country="FR" officeooo:rsid="0007df5b"/>
    </style:style>
    <style:style style:name="T149" style:family="text">
      <style:text-properties fo:language="fr" fo:country="FR" loext:padding="0.0193in" loext:border="0.06pt solid #e3e3e3"/>
    </style:style>
    <style:style style:name="T150" style:family="text">
      <style:text-properties officeooo:rsid="000fd5ca"/>
    </style:style>
    <style:style style:name="T151" style:family="text">
      <style:text-properties fo:language="en" fo:country="US"/>
    </style:style>
    <style:style style:name="T152" style:family="text">
      <style:text-properties style:font-name-complex="Arial1"/>
    </style:style>
    <style:style style:name="T153" style:family="text">
      <style:text-properties style:font-name="Times3" fo:font-style="normal" style:text-underline-style="none" fo:background-color="#ffffff" loext:char-shading-value="0" style:font-style-asian="normal" style:font-name-complex="Arial1"/>
    </style:style>
    <style:style style:name="T154" style:family="text">
      <style:text-properties style:font-name="Times3" style:text-underline-style="none" fo:background-color="#ffffff" loext:char-shading-value="0" style:font-style-asian="normal" style:font-name-complex="Arial1"/>
    </style:style>
    <style:style style:name="T155" style:family="text">
      <style:text-properties style:font-name="Times3" fo:background-color="#ffffff" loext:char-shading-value="0" style:font-name-complex="Arial1"/>
    </style:style>
    <style:style style:name="T156" style:family="text">
      <style:text-properties style:font-name="Times3" fo:background-color="#ffffff" loext:char-shading-value="0" style:font-weight-asian="bold" style:font-weight-complex="bold"/>
    </style:style>
    <style:style style:name="T157" style:family="text">
      <style:text-properties style:font-name="Times3" fo:language="fr" fo:country="FR" style:text-underline-style="none" fo:background-color="#ffffff" loext:char-shading-value="0" style:font-style-asian="normal" style:font-weight-asian="bold" style:font-name-complex="Arial1" style:font-weight-complex="bold"/>
    </style:style>
    <style:style style:name="T158" style:family="text">
      <style:text-properties loext:padding="0.0193in" loext:border="0.06pt solid #000000"/>
    </style:style>
    <style:style style:name="T159" style:family="text">
      <style:text-properties style:font-weight-asian="bold" style:font-weight-complex="bold"/>
    </style:style>
    <style:style style:name="T160" style:family="text">
      <style:text-properties fo:background-color="#ffffff" loext:char-shading-value="0"/>
    </style:style>
    <style:style style:name="T161" style:family="text">
      <style:text-properties style:font-name-asian="DejaVu Sans" style:font-name-complex="Arial1"/>
    </style:style>
    <style:style style:name="T162" style:family="text">
      <style:text-properties style:text-underline-style="none"/>
    </style:style>
    <style:style style:name="T163" style:family="text">
      <style:text-properties officeooo:rsid="00250a08"/>
    </style:style>
    <style:style style:name="T164" style:family="text">
      <style:text-properties loext:padding="0in" loext:border="none"/>
    </style:style>
    <style:style style:name="T165" style:family="text">
      <style:text-properties officeooo:rsid="0026cb17" loext:padding="0.0193in" loext:border="0.06pt solid #000000"/>
    </style:style>
    <style:style style:name="T166" style:family="text">
      <style:text-properties officeooo:rsid="002907bd"/>
    </style:style>
    <style:style style:name="T167" style:family="text">
      <style:text-properties style:font-size-asian="12pt" style:font-size-complex="12pt"/>
    </style:style>
    <style:style style:name="T168" style:family="text">
      <style:text-properties fo:color="#000000" loext:opacity="100%" style:font-name="Times" fo:font-size="16pt" fo:font-weight="bold" style:font-name-asian="Times" style:font-size-asian="16pt" style:font-weight-asian="bold" style:font-name-complex="Times" style:font-size-complex="16pt" style:font-weight-complex="bold"/>
    </style:style>
    <style:style style:name="T169" style:family="text">
      <style:text-properties fo:color="#000000" loext:opacity="100%" style:font-name="Times" fo:font-size="12pt" fo:font-weight="bold" style:font-name-asian="Times" style:font-size-asian="12pt" style:font-weight-asian="bold" style:font-name-complex="Times" style:font-size-complex="12pt" style:font-weight-complex="bold"/>
    </style:style>
    <style:style style:name="T170" style:family="text">
      <style:text-properties fo:color="#000000" loext:opacity="100%" style:font-name="Times" fo:font-size="9.89999961853027pt" fo:font-weight="normal" style:font-name-asian="Times" style:font-size-asian="9.89999961853027pt" style:font-weight-asian="normal" style:font-name-complex="Times" style:font-size-complex="9.89999961853027pt" style:font-weight-complex="normal"/>
    </style:style>
    <style:style style:name="T171" style:family="text">
      <style:text-properties fo:color="#000000" loext:opacity="100%" style:font-name="Times" fo:font-size="9.89999961853027pt" style:font-name-asian="Times" style:font-size-asian="9.89999961853027pt" style:font-name-complex="Times" style:font-size-complex="9.89999961853027pt"/>
    </style:style>
    <style:style style:name="T172" style:family="text">
      <style:text-properties fo:color="#000000" loext:opacity="100%" style:font-name="Times" fo:font-size="10pt" style:font-name-asian="Times" style:font-size-asian="10pt" style:font-name-complex="Times" style:font-size-complex="10pt"/>
    </style:style>
    <style:style style:name="T173" style:family="text">
      <style:text-properties fo:color="#000000" loext:opacity="100%" style:font-name="Times" fo:font-size="12pt" fo:font-weight="normal" style:font-name-asian="Times" style:font-size-asian="12pt" style:font-weight-asian="normal" style:font-name-complex="Times" style:font-size-complex="12pt" style:font-weight-complex="normal"/>
    </style:style>
    <style:style style:name="T174" style:family="text">
      <style:text-properties fo:color="#000000" loext:opacity="100%" style:font-name="Times" fo:font-size="9pt" fo:font-weight="bold" style:font-name-asian="Times" style:font-size-asian="9pt" style:font-weight-asian="bold" style:font-name-complex="Times" style:font-size-complex="9pt" style:font-weight-complex="bold"/>
    </style:style>
    <style:style style:name="T175" style:family="text">
      <style:text-properties fo:color="#000000" loext:opacity="100%" style:font-name="Times" fo:font-size="12pt" fo:font-style="italic" fo:font-weight="bold" style:font-name-asian="Times" style:font-size-asian="12pt" style:font-style-asian="italic" style:font-weight-asian="bold" style:font-name-complex="Times" style:font-size-complex="12pt" style:font-style-complex="italic" style:font-weight-complex="bold"/>
    </style:style>
    <style:style style:name="T176" style:family="text">
      <style:text-properties fo:color="#000000" loext:opacity="100%" style:font-name="Times" fo:font-size="14.1000003814697pt" fo:font-weight="bold" style:font-name-asian="Times" style:font-size-asian="14.1000003814697pt" style:font-weight-asian="bold" style:font-name-complex="Times" style:font-size-complex="14.1000003814697pt" style:font-weight-complex="bold"/>
    </style:style>
    <style:style style:name="fr1" style:family="graphic" style:parent-style-name="Formula">
      <style:graphic-properties style:vertical-pos="from-top" draw:ole-draw-aspect="1"/>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4" style:family="graphic" style:parent-style-name="Formula">
      <style:graphic-properties fo:margin-left="0in" fo:margin-right="0in" fo:margin-top="0in" fo:margin-bottom="0in" style:vertical-pos="from-top" style:horizontal-pos="from-left" style:horizontal-rel="paragraph-content" draw:ole-draw-aspect="1"/>
    </style:style>
    <text:list-style style:name="L1" text:consecutive-numbering="true">
      <text:list-level-style-number text:level="1" text:style-name="Bullet_20_Symbols" loext:num-list-format="2.%1%" style:num-prefix="2." style:num-format="1" text:start-value="5">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consecutive-numbering="true">
      <text:list-level-style-number text:level="1" text:style-name="Bullet_20_Symbols" loext:num-list-format="3.%1%" style:num-prefix="3."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consecutive-numbering="true">
      <text:list-level-style-number text:level="1" text:style-name="Bullet_20_Symbols" loext:num-list-format="[%1%]" style:num-prefix="["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none" svg:stroke-color="#000000" draw:fill="none" draw:fill-color="#ffffff" fo:min-height="3.89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marker-start="" draw:marker-end="" draw:fill="solid" draw:fill-color="#00000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marker-start="" draw:marker-end="" draw:fill="none" draw:textarea-horizontal-align="right" draw:textarea-vertical-align="bottom" draw:auto-grow-height="true" draw:auto-grow-width="true" fo:min-height="0.7874in" fo:min-width="0.7992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draw:marker-start="" draw:marker-end="" draw:fill="none" draw:textarea-horizontal-align="left" draw:textarea-vertical-align="top" draw:auto-grow-height="true" draw:auto-grow-width="true" fo:min-height="0.2354in" fo:min-width="2.778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draw:marker-start="" draw:marker-end="" draw:fill="solid" draw:fill-color="#622423"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marker-start="" draw:marker-end="" draw:fill="solid" draw:fill-color="#622423"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text:anchor-type="paragraph" draw:z-index="27" draw:name="Text Frame 1" draw:style-name="gr1" draw:text-style-name="P189" svg:width="8.2295in" svg:height="3.9161in" svg:x="-0.0693in" svg:y="-0.0098in"><draw:text-box><text:p text:style-name="P184"><text:span text:style-name="T168">Une vue </text:span><text:span text:style-name="T168">d'ensem</text:span><text:span text:style-name="T168">ble sur </text:span><text:span text:style-name="T168">diverses </text:span><text:span text:style-name="T168">Mesures </text:span><text:span text:style-name="T168">de Test </text:span><text:span text:style-name="T168">Orienté</text:span><text:span text:style-name="T168">es </text:span><text:span text:style-name="T168">Objet.</text:span></text:p><text:p text:style-name="P185"><text:span text:style-name="T169"/></text:p><text:p text:style-name="P184"><text:span text:style-name="T169">* Kara </text:span><text:span text:style-name="T169">Nabiul, ** </text:span><text:span text:style-name="T169">Hadj-Arab </text:span><text:span text:style-name="T169">Adel, *** </text:span><text:span text:style-name="T169">Benalia </text:span><text:span text:style-name="T169">Mohamed </text:span></text:p><text:p text:style-name="P184"><text:span text:style-name="T169">* Rachedi </text:span><text:span text:style-name="T169">Abderahm</text:span><text:span text:style-name="T169">an, ** </text:span><text:span text:style-name="T169">Kecira </text:span><text:span text:style-name="T169">Abdraouf, </text:span><text:span text:style-name="T169">*** <text:s/></text:span><text:span text:style-name="T169">Bechar </text:span><text:span text:style-name="T169">Walid </text:span></text:p><text:p text:style-name="P185"><text:span text:style-name="T170"><text:s/></text:span><text:span text:style-name="T170"><text:tab/></text:span><text:span text:style-name="T170"><text:tab/></text:span><text:span text:style-name="T170"><text:tab/></text:span><text:span text:style-name="T170"><text:tab/></text:span></text:p><text:p text:style-name="P184"><text:span text:style-name="T170">*Project </text:span><text:span text:style-name="T170">pulirdisiplina</text:span><text:span text:style-name="T170">ire 10, Deptt </text:span><text:span text:style-name="T170">informatique, </text:span><text:span text:style-name="T170"><text:s/>USTHB, </text:span><text:span text:style-name="T170">Algérie</text:span></text:p><text:p text:style-name="P185"><text:span text:style-name="T169"><text:tab/></text:span><text:span text:style-name="T169"><text:tab/></text:span></text:p><text:p text:style-name="P186"><text:span text:style-name="T169">I</text:span><text:span text:style-name="T169">n</text:span><text:span text:style-name="T169">t</text:span><text:span text:style-name="T169">r</text:span><text:span text:style-name="T169">o</text:span><text:span text:style-name="T169">d</text:span><text:span text:style-name="T169">u</text:span><text:span text:style-name="T169">c</text:span><text:span text:style-name="T169">t</text:span><text:span text:style-name="T169">i</text:span><text:span text:style-name="T169">o</text:span><text:span text:style-name="T169">n</text:span><text:span text:style-name="T169">:</text:span><text:span text:style-name="T171"> </text:span></text:p><text:p text:style-name="P187"><text:span text:style-name="T172">L</text:span><text:span text:style-name="T172">a</text:span><text:span text:style-name="T172"> </text:span><text:span text:style-name="T172">p</text:span><text:span text:style-name="T172">r</text:span><text:span text:style-name="T172">o</text:span><text:span text:style-name="T172">g</text:span><text:span text:style-name="T172">r</text:span><text:span text:style-name="T172">a</text:span><text:span text:style-name="T172">m</text:span><text:span text:style-name="T172">m</text:span><text:span text:style-name="T172">a</text:span><text:span text:style-name="T172">t</text:span><text:span text:style-name="T172">i</text:span><text:span text:style-name="T172">o</text:span><text:span text:style-name="T172">n</text:span><text:span text:style-name="T172"> </text:span><text:span text:style-name="T172">o</text:span><text:span text:style-name="T172">r</text:span><text:span text:style-name="T172">i</text:span><text:span text:style-name="T172">e</text:span><text:span text:style-name="T172">n</text:span><text:span text:style-name="T172">t</text:span><text:span text:style-name="T172">é</text:span><text:span text:style-name="T172">e</text:span><text:span text:style-name="T172"> </text:span><text:span text:style-name="T172">o</text:span><text:span text:style-name="T172">b</text:span><text:span text:style-name="T172">j</text:span><text:span text:style-name="T172">e</text:span><text:span text:style-name="T172">t</text:span><text:span text:style-name="T172"> </text:span><text:span text:style-name="T172">(</text:span><text:span text:style-name="T172">P</text:span><text:span text:style-name="T172">O</text:span><text:span text:style-name="T172">O</text:span><text:span text:style-name="T172">)</text:span><text:span text:style-name="T172"> </text:span><text:span text:style-name="T172">e</text:span><text:span text:style-name="T172">s</text:span><text:span text:style-name="T172">t</text:span><text:span text:style-name="T172"> </text:span><text:span text:style-name="T172">u</text:span><text:span text:style-name="T172">n</text:span><text:span text:style-name="T172">e</text:span><text:span text:style-name="T172"> </text:span><text:span text:style-name="T172">m</text:span><text:span text:style-name="T172">é</text:span><text:span text:style-name="T172">t</text:span><text:span text:style-name="T172">h</text:span><text:span text:style-name="T172">o</text:span><text:span text:style-name="T172">d</text:span><text:span text:style-name="T172">o</text:span><text:span text:style-name="T172">l</text:span><text:span text:style-name="T172">o</text:span><text:span text:style-name="T172">g</text:span><text:span text:style-name="T172">i</text:span><text:span text:style-name="T172">e</text:span><text:span text:style-name="T172"> </text:span><text:span text:style-name="T172">d</text:span><text:span text:style-name="T172">e</text:span><text:span text:style-name="T172"> </text:span><text:span text:style-name="T172">d</text:span><text:span text:style-name="T172">é</text:span><text:span text:style-name="T172">v</text:span><text:span text:style-name="T172">e</text:span><text:span text:style-name="T172">l</text:span><text:span text:style-name="T172">o</text:span><text:span text:style-name="T172">p</text:span><text:span text:style-name="T172">p</text:span><text:span text:style-name="T172">e</text:span><text:span text:style-name="T172">m</text:span><text:span text:style-name="T172">e</text:span><text:span text:style-name="T172">n</text:span><text:span text:style-name="T172">t</text:span><text:span text:style-name="T172"> </text:span><text:span text:style-name="T172">l</text:span><text:span text:style-name="T172">o</text:span><text:span text:style-name="T172">g</text:span><text:span text:style-name="T172">i</text:span><text:span text:style-name="T172">c</text:span><text:span text:style-name="T172">i</text:span><text:span text:style-name="T172">e</text:span><text:span text:style-name="T172">l</text:span><text:span text:style-name="T172"> </text:span><text:span text:style-name="T172">i</text:span><text:span text:style-name="T172">n</text:span><text:span text:style-name="T172">f</text:span><text:span text:style-name="T172">l</text:span><text:span text:style-name="T172">u</text:span><text:span text:style-name="T172">e</text:span><text:span text:style-name="T172">n</text:span><text:span text:style-name="T172">t</text:span><text:span text:style-name="T172">e</text:span><text:span text:style-name="T172">,</text:span><text:span text:style-name="T172"> </text:span><text:span text:style-name="T172">m</text:span><text:span text:style-name="T172">e</text:span><text:span text:style-name="T172">t</text:span><text:span text:style-name="T172">t</text:span><text:span text:style-name="T172">a</text:span><text:span text:style-name="T172">n</text:span><text:span text:style-name="T172">t</text:span><text:span text:style-name="T172"> </text:span><text:span text:style-name="T172">e</text:span><text:span text:style-name="T172">n</text:span><text:span text:style-name="T172"> </text:span><text:span text:style-name="T172">a</text:span><text:span text:style-name="T172">v</text:span><text:span text:style-name="T172">a</text:span><text:span text:style-name="T172">n</text:span><text:span text:style-name="T172">t</text:span><text:span text:style-name="T172"> </text:span><text:span text:style-name="T172">l</text:span><text:span text:style-name="T172">e</text:span><text:span text:style-name="T172">s</text:span><text:span text:style-name="T172"> </text:span><text:span text:style-name="T172">o</text:span><text:span text:style-name="T172">b</text:span><text:span text:style-name="T172">j</text:span><text:span text:style-name="T172">e</text:span><text:span text:style-name="T172">t</text:span><text:span text:style-name="T172">s</text:span><text:span text:style-name="T172"> </text:span><text:span text:style-name="T172">p</text:span><text:span text:style-name="T172">o</text:span><text:span text:style-name="T172">u</text:span><text:span text:style-name="T172">r</text:span><text:span text:style-name="T172"> </text:span><text:span text:style-name="T172">f</text:span><text:span text:style-name="T172">a</text:span><text:span text:style-name="T172">v</text:span><text:span text:style-name="T172">o</text:span><text:span text:style-name="T172">r</text:span><text:span text:style-name="T172">i</text:span><text:span text:style-name="T172">s</text:span><text:span text:style-name="T172">e</text:span><text:span text:style-name="T172">r</text:span><text:span text:style-name="T172"> </text:span><text:span text:style-name="T172">l</text:span><text:span text:style-name="T172">a</text:span><text:span text:style-name="T172"> </text:span><text:span text:style-name="T172">m</text:span><text:span text:style-name="T172">o</text:span><text:span text:style-name="T172">d</text:span><text:span text:style-name="T172">u</text:span><text:span text:style-name="T172">l</text:span><text:span text:style-name="T172">a</text:span><text:span text:style-name="T172">r</text:span><text:span text:style-name="T172">i</text:span><text:span text:style-name="T172">t</text:span><text:span text:style-name="T172">é</text:span><text:span text:style-name="T172"> </text:span><text:span text:style-name="T172">e</text:span><text:span text:style-name="T172">t</text:span><text:span text:style-name="T172"> </text:span><text:span text:style-name="T172">l</text:span><text:span text:style-name="T172">a</text:span><text:span text:style-name="T172"> </text:span><text:span text:style-name="T172">r</text:span><text:span text:style-name="T172">é</text:span><text:span text:style-name="T172">u</text:span><text:span text:style-name="T172">t</text:span><text:span text:style-name="T172">i</text:span><text:span text:style-name="T172">l</text:span><text:span text:style-name="T172">i</text:span><text:span text:style-name="T172">s</text:span><text:span text:style-name="T172">a</text:span><text:span text:style-name="T172">b</text:span><text:span text:style-name="T172">i</text:span><text:span text:style-name="T172">l</text:span><text:span text:style-name="T172">i</text:span><text:span text:style-name="T172">t</text:span><text:span text:style-name="T172">é</text:span><text:span text:style-name="T172"> </text:span><text:span text:style-name="T172">d</text:span><text:span text:style-name="T172">u</text:span><text:span text:style-name="T172"> </text:span><text:span text:style-name="T172">c</text:span><text:span text:style-name="T172">o</text:span><text:span text:style-name="T172">d</text:span><text:span text:style-name="T172">e</text:span><text:span text:style-name="T172">.</text:span><text:span text:style-name="T172"> </text:span><text:span text:style-name="T172">D</text:span><text:span text:style-name="T172">a</text:span><text:span text:style-name="T172">n</text:span><text:span text:style-name="T172">s</text:span><text:span text:style-name="T172"> </text:span><text:span text:style-name="T172">c</text:span><text:span text:style-name="T172">e</text:span><text:span text:style-name="T172"> </text:span><text:span text:style-name="T172">c</text:span><text:span text:style-name="T172">o</text:span><text:span text:style-name="T172">n</text:span><text:span text:style-name="T172">t</text:span><text:span text:style-name="T172">e</text:span><text:span text:style-name="T172">x</text:span><text:span text:style-name="T172">t</text:span><text:span text:style-name="T172">e</text:span><text:span text:style-name="T172">,</text:span><text:span text:style-name="T172"> </text:span><text:span text:style-name="T172">l</text:span><text:span text:style-name="T172">'</text:span><text:span text:style-name="T172">é</text:span><text:span text:style-name="T172">v</text:span><text:span text:style-name="T172">a</text:span><text:span text:style-name="T172">l</text:span><text:span text:style-name="T172">u</text:span><text:span text:style-name="T172">a</text:span><text:span text:style-name="T172">t</text:span><text:span text:style-name="T172">i</text:span><text:span text:style-name="T172">o</text:span><text:span text:style-name="T172">n</text:span><text:span text:style-name="T172"> </text:span><text:span text:style-name="T172">d</text:span><text:span text:style-name="T172">e</text:span><text:span text:style-name="T172">s</text:span><text:span text:style-name="T172"> </text:span><text:span text:style-name="T172">m</text:span><text:span text:style-name="T172">é</text:span><text:span text:style-name="T172">t</text:span><text:span text:style-name="T172">r</text:span><text:span text:style-name="T172">i</text:span><text:span text:style-name="T172">q</text:span><text:span text:style-name="T172">u</text:span><text:span text:style-name="T172">e</text:span><text:span text:style-name="T172">s</text:span><text:span text:style-name="T172"> </text:span><text:span text:style-name="T172">o</text:span><text:span text:style-name="T172">r</text:span><text:span text:style-name="T172">i</text:span><text:span text:style-name="T172">e</text:span><text:span text:style-name="T172">n</text:span><text:span text:style-name="T172">t</text:span><text:span text:style-name="T172">é</text:span><text:span text:style-name="T172">e</text:span><text:span text:style-name="T172">s</text:span><text:span text:style-name="T172"> </text:span><text:span text:style-name="T172">o</text:span><text:span text:style-name="T172">b</text:span><text:span text:style-name="T172">j</text:span><text:span text:style-name="T172">e</text:span><text:span text:style-name="T172">t</text:span><text:span text:style-name="T172"> </text:span><text:span text:style-name="T172">e</text:span><text:span text:style-name="T172">s</text:span><text:span text:style-name="T172">t</text:span><text:span text:style-name="T172"> </text:span><text:span text:style-name="T172">d</text:span><text:span text:style-name="T172">e</text:span><text:span text:style-name="T172">v</text:span><text:span text:style-name="T172">e</text:span><text:span text:style-name="T172">n</text:span><text:span text:style-name="T172">u</text:span><text:span text:style-name="T172">e</text:span><text:span text:style-name="T172"> </text:span><text:span text:style-name="T172">c</text:span><text:span text:style-name="T172">r</text:span><text:span text:style-name="T172">u</text:span><text:span text:style-name="T172">c</text:span><text:span text:style-name="T172">i</text:span><text:span text:style-name="T172">a</text:span><text:span text:style-name="T172">l</text:span><text:span text:style-name="T172">e</text:span><text:span text:style-name="T172"> </text:span><text:span text:style-name="T172">p</text:span><text:span text:style-name="T172">o</text:span><text:span text:style-name="T172">u</text:span><text:span text:style-name="T172">r</text:span><text:span text:style-name="T172"> </text:span><text:span text:style-name="T172">m</text:span><text:span text:style-name="T172">e</text:span><text:span text:style-name="T172">s</text:span><text:span text:style-name="T172">u</text:span><text:span text:style-name="T172">r</text:span><text:span text:style-name="T172">e</text:span><text:span text:style-name="T172">r</text:span><text:span text:style-name="T172"> </text:span><text:span text:style-name="T172">l</text:span><text:span text:style-name="T172">a</text:span><text:span text:style-name="T172"> </text:span><text:span text:style-name="T172">q</text:span><text:span text:style-name="T172">u</text:span><text:span text:style-name="T172">a</text:span><text:span text:style-name="T172">l</text:span><text:span text:style-name="T172">i</text:span><text:span text:style-name="T172">t</text:span><text:span text:style-name="T172">é</text:span><text:span text:style-name="T172">,</text:span><text:span text:style-name="T172"> </text:span><text:span text:style-name="T172">l</text:span><text:span text:style-name="T172">a</text:span><text:span text:style-name="T172"> </text:span><text:span text:style-name="T172">c</text:span><text:span text:style-name="T172">o</text:span><text:span text:style-name="T172">m</text:span><text:span text:style-name="T172">p</text:span><text:span text:style-name="T172">l</text:span><text:span text:style-name="T172">e</text:span><text:span text:style-name="T172">x</text:span><text:span text:style-name="T172">i</text:span><text:span text:style-name="T172">t</text:span><text:span text:style-name="T172">é</text:span><text:span text:style-name="T172"> </text:span><text:span text:style-name="T172">e</text:span><text:span text:style-name="T172">t</text:span><text:span text:style-name="T172"> </text:span><text:span text:style-name="T172">l</text:span><text:span text:style-name="T172">a</text:span><text:span text:style-name="T172"> </text:span><text:span text:style-name="T172">p</text:span><text:span text:style-name="T172">e</text:span><text:span text:style-name="T172">r</text:span><text:span text:style-name="T172">f</text:span><text:span text:style-name="T172">o</text:span><text:span text:style-name="T172">r</text:span><text:span text:style-name="T172">m</text:span><text:span text:style-name="T172">a</text:span><text:span text:style-name="T172">n</text:span><text:span text:style-name="T172">c</text:span><text:span text:style-name="T172">e</text:span><text:span text:style-name="T172"> </text:span><text:span text:style-name="T172">d</text:span><text:span text:style-name="T172">e</text:span><text:span text:style-name="T172">s</text:span><text:span text:style-name="T172"> </text:span><text:span text:style-name="T172">l</text:span><text:span text:style-name="T172">o</text:span><text:span text:style-name="T172">g</text:span><text:span text:style-name="T172">i</text:span><text:span text:style-name="T172">c</text:span><text:span text:style-name="T172">i</text:span><text:span text:style-name="T172">e</text:span><text:span text:style-name="T172">l</text:span><text:span text:style-name="T172">s</text:span><text:span text:style-name="T172">.</text:span><text:span text:style-name="T172"> </text:span><text:span text:style-name="T172">C</text:span><text:span text:style-name="T172">e</text:span><text:span text:style-name="T172"> </text:span><text:span text:style-name="T172">r</text:span><text:span text:style-name="T172">a</text:span><text:span text:style-name="T172">p</text:span><text:span text:style-name="T172">p</text:span><text:span text:style-name="T172">o</text:span><text:span text:style-name="T172">r</text:span><text:span text:style-name="T172">t</text:span><text:span text:style-name="T172"> </text:span><text:span text:style-name="T172">s</text:span><text:span text:style-name="T172">e</text:span><text:span text:style-name="T172"> </text:span><text:span text:style-name="T172">c</text:span><text:span text:style-name="T172">o</text:span><text:span text:style-name="T172">n</text:span><text:span text:style-name="T172">c</text:span><text:span text:style-name="T172">e</text:span><text:span text:style-name="T172">n</text:span><text:span text:style-name="T172">t</text:span><text:span text:style-name="T172">r</text:span><text:span text:style-name="T172">e</text:span><text:span text:style-name="T172"> </text:span><text:span text:style-name="T172">s</text:span><text:span text:style-name="T172">u</text:span><text:span text:style-name="T172">r</text:span><text:span text:style-name="T172"> </text:span><text:span text:style-name="T172">l</text:span><text:span text:style-name="T172">'</text:span><text:span text:style-name="T172">e</text:span><text:span text:style-name="T172">x</text:span><text:span text:style-name="T172">p</text:span><text:span text:style-name="T172">l</text:span><text:span text:style-name="T172">o</text:span><text:span text:style-name="T172">r</text:span><text:span text:style-name="T172">a</text:span><text:span text:style-name="T172">t</text:span><text:span text:style-name="T172">i</text:span><text:span text:style-name="T172">o</text:span><text:span text:style-name="T172">n</text:span><text:span text:style-name="T172"> </text:span><text:span text:style-name="T172">d</text:span><text:span text:style-name="T172">e</text:span><text:span text:style-name="T172">s</text:span><text:span text:style-name="T172"> </text:span><text:span text:style-name="T172">m</text:span><text:span text:style-name="T172">é</text:span><text:span text:style-name="T172">t</text:span><text:span text:style-name="T172">r</text:span><text:span text:style-name="T172">i</text:span><text:span text:style-name="T172">q</text:span><text:span text:style-name="T172">u</text:span><text:span text:style-name="T172">e</text:span><text:span text:style-name="T172">s</text:span><text:span text:style-name="T172"> </text:span><text:span text:style-name="T172">o</text:span><text:span text:style-name="T172">r</text:span><text:span text:style-name="T172">i</text:span><text:span text:style-name="T172">e</text:span><text:span text:style-name="T172">n</text:span><text:span text:style-name="T172">t</text:span><text:span text:style-name="T172">é</text:span><text:span text:style-name="T172">e</text:span><text:span text:style-name="T172">s</text:span><text:span text:style-name="T172"> </text:span><text:span text:style-name="T172">o</text:span><text:span text:style-name="T172">b</text:span><text:span text:style-name="T172">j</text:span><text:span text:style-name="T172">e</text:span><text:span text:style-name="T172">t</text:span><text:span text:style-name="T172">,</text:span><text:span text:style-name="T172"> </text:span><text:span text:style-name="T172">e</text:span><text:span text:style-name="T172">n</text:span><text:span text:style-name="T172"> </text:span><text:span text:style-name="T172">m</text:span><text:span text:style-name="T172">e</text:span><text:span text:style-name="T172">t</text:span><text:span text:style-name="T172">t</text:span><text:span text:style-name="T172">a</text:span><text:span text:style-name="T172">n</text:span><text:span text:style-name="T172">t</text:span><text:span text:style-name="T172"> </text:span><text:span text:style-name="T172">l</text:span><text:span text:style-name="T172">'</text:span><text:span text:style-name="T172">a</text:span><text:span text:style-name="T172">c</text:span><text:span text:style-name="T172">c</text:span><text:span text:style-name="T172">e</text:span><text:span text:style-name="T172">n</text:span><text:span text:style-name="T172">t</text:span><text:span text:style-name="T172"> </text:span><text:span text:style-name="T172">s</text:span><text:span text:style-name="T172">u</text:span><text:span text:style-name="T172">r</text:span><text:span text:style-name="T172"> </text:span><text:span text:style-name="T172">l</text:span><text:span text:style-name="T172">e</text:span><text:span text:style-name="T172">s</text:span><text:span text:style-name="T172"> </text:span><text:span text:style-name="T172">p</text:span><text:span text:style-name="T172">a</text:span><text:span text:style-name="T172">t</text:span><text:span text:style-name="T172">r</text:span><text:span text:style-name="T172">o</text:span><text:span text:style-name="T172">n</text:span><text:span text:style-name="T172">s</text:span><text:span text:style-name="T172"> </text:span><text:span text:style-name="T172">d</text:span><text:span text:style-name="T172">e</text:span><text:span text:style-name="T172"> </text:span><text:span text:style-name="T172">c</text:span><text:span text:style-name="T172">o</text:span><text:span text:style-name="T172">n</text:span><text:span text:style-name="T172">c</text:span><text:span text:style-name="T172">e</text:span><text:span text:style-name="T172">p</text:span><text:span text:style-name="T172">t</text:span><text:span text:style-name="T172">i</text:span><text:span text:style-name="T172">o</text:span><text:span text:style-name="T172">n</text:span><text:span text:style-name="T172"> </text:span><text:span text:style-name="T172">e</text:span><text:span text:style-name="T172">t</text:span><text:span text:style-name="T172"> </text:span><text:span text:style-name="T172">l</text:span><text:span text:style-name="T172">e</text:span><text:span text:style-name="T172">u</text:span><text:span text:style-name="T172">r</text:span><text:span text:style-name="T172"> </text:span><text:span text:style-name="T172">i</text:span><text:span text:style-name="T172">m</text:span><text:span text:style-name="T172">p</text:span><text:span text:style-name="T172">a</text:span><text:span text:style-name="T172">c</text:span><text:span text:style-name="T172">t</text:span><text:span text:style-name="T172"> </text:span><text:span text:style-name="T172">d</text:span><text:span text:style-name="T172">a</text:span><text:span text:style-name="T172">n</text:span><text:span text:style-name="T172">s</text:span><text:span text:style-name="T172"> </text:span><text:span text:style-name="T172">l</text:span><text:span text:style-name="T172">e</text:span><text:span text:style-name="T172"> </text:span><text:span text:style-name="T172">d</text:span><text:span text:style-name="T172">é</text:span><text:span text:style-name="T172">v</text:span><text:span text:style-name="T172">e</text:span><text:span text:style-name="T172">l</text:span><text:span text:style-name="T172">o</text:span><text:span text:style-name="T172">p</text:span><text:span text:style-name="T172">p</text:span><text:span text:style-name="T172">e</text:span><text:span text:style-name="T172">m</text:span><text:span text:style-name="T172">e</text:span><text:span text:style-name="T172">n</text:span><text:span text:style-name="T172">t</text:span><text:span text:style-name="T172"> </text:span><text:span text:style-name="T172">l</text:span><text:span text:style-name="T172">o</text:span><text:span text:style-name="T172">g</text:span><text:span text:style-name="T172">i</text:span><text:span text:style-name="T172">c</text:span><text:span text:style-name="T172">i</text:span><text:span text:style-name="T172">e</text:span><text:span text:style-name="T172">l</text:span><text:span text:style-name="T172">.</text:span><text:span text:style-name="T172"> </text:span><text:span text:style-name="T172">E</text:span><text:span text:style-name="T172">n</text:span><text:span text:style-name="T172"> </text:span><text:span text:style-name="T172">p</text:span><text:span text:style-name="T172">l</text:span><text:span text:style-name="T172">u</text:span><text:span text:style-name="T172">s</text:span><text:span text:style-name="T172"> </text:span><text:span text:style-name="T172">d</text:span><text:span text:style-name="T172">e</text:span><text:span text:style-name="T172">s</text:span><text:span text:style-name="T172"> </text:span><text:span text:style-name="T172">m</text:span><text:span text:style-name="T172">é</text:span><text:span text:style-name="T172">t</text:span><text:span text:style-name="T172">r</text:span><text:span text:style-name="T172">i</text:span><text:span text:style-name="T172">q</text:span><text:span text:style-name="T172">u</text:span><text:span text:style-name="T172">e</text:span><text:span text:style-name="T172">s</text:span><text:span text:style-name="T172"> </text:span><text:span text:style-name="T172">t</text:span><text:span text:style-name="T172">r</text:span><text:span text:style-name="T172">a</text:span><text:span text:style-name="T172">d</text:span><text:span text:style-name="T172">i</text:span><text:span text:style-name="T172">t</text:span><text:span text:style-name="T172">i</text:span><text:span text:style-name="T172">o</text:span><text:span text:style-name="T172">n</text:span><text:span text:style-name="T172">n</text:span><text:span text:style-name="T172">e</text:span><text:span text:style-name="T172">l</text:span><text:span text:style-name="T172">l</text:span><text:span text:style-name="T172">e</text:span><text:span text:style-name="T172">s</text:span><text:span text:style-name="T172">,</text:span><text:span text:style-name="T172"> </text:span><text:span text:style-name="T172">d</text:span><text:span text:style-name="T172">e</text:span><text:span text:style-name="T172"> </text:span><text:span text:style-name="T172">n</text:span><text:span text:style-name="T172">o</text:span><text:span text:style-name="T172">u</text:span><text:span text:style-name="T172">v</text:span><text:span text:style-name="T172">e</text:span><text:span text:style-name="T172">a</text:span><text:span text:style-name="T172">u</text:span><text:span text:style-name="T172">x</text:span><text:span text:style-name="T172"> </text:span><text:span text:style-name="T172">i</text:span><text:span text:style-name="T172">n</text:span><text:span text:style-name="T172">d</text:span><text:span text:style-name="T172">i</text:span><text:span text:style-name="T172">c</text:span><text:span text:style-name="T172">a</text:span><text:span text:style-name="T172">t</text:span><text:span text:style-name="T172">e</text:span><text:span text:style-name="T172">u</text:span><text:span text:style-name="T172">r</text:span><text:span text:style-name="T172">s</text:span><text:span text:style-name="T172"> </text:span><text:span text:style-name="T172">o</text:span><text:span text:style-name="T172">n</text:span><text:span text:style-name="T172">t</text:span><text:span text:style-name="T172"> </text:span><text:span text:style-name="T172">é</text:span><text:span text:style-name="T172">t</text:span><text:span text:style-name="T172">é</text:span><text:span text:style-name="T172"> </text:span><text:span text:style-name="T172">c</text:span><text:span text:style-name="T172">r</text:span><text:span text:style-name="T172">é</text:span><text:span text:style-name="T172">é</text:span><text:span text:style-name="T172">s</text:span><text:span text:style-name="T172"> </text:span><text:span text:style-name="T172">p</text:span><text:span text:style-name="T172">o</text:span><text:span text:style-name="T172">u</text:span><text:span text:style-name="T172">r</text:span><text:span text:style-name="T172"> </text:span><text:span text:style-name="T172">m</text:span><text:span text:style-name="T172">i</text:span><text:span text:style-name="T172">e</text:span><text:span text:style-name="T172">u</text:span><text:span text:style-name="T172">x</text:span><text:span text:style-name="T172"> </text:span><text:span text:style-name="T172">a</text:span><text:span text:style-name="T172">p</text:span><text:span text:style-name="T172">p</text:span><text:span text:style-name="T172">r</text:span><text:span text:style-name="T172">é</text:span><text:span text:style-name="T172">h</text:span><text:span text:style-name="T172">e</text:span><text:span text:style-name="T172">n</text:span><text:span text:style-name="T172">d</text:span><text:span text:style-name="T172">e</text:span><text:span text:style-name="T172">r</text:span><text:span text:style-name="T172"> </text:span><text:span text:style-name="T172">l</text:span><text:span text:style-name="T172">e</text:span><text:span text:style-name="T172">s</text:span><text:span text:style-name="T172"> </text:span><text:span text:style-name="T172">d</text:span><text:span text:style-name="T172">é</text:span><text:span text:style-name="T172">f</text:span><text:span text:style-name="T172">i</text:span><text:span text:style-name="T172">s</text:span><text:span text:style-name="T172"> </text:span><text:span text:style-name="T172">c</text:span><text:span text:style-name="T172">o</text:span><text:span text:style-name="T172">n</text:span><text:span text:style-name="T172">t</text:span><text:span text:style-name="T172">e</text:span><text:span text:style-name="T172">m</text:span><text:span text:style-name="T172">p</text:span><text:span text:style-name="T172">o</text:span><text:span text:style-name="T172">r</text:span><text:span text:style-name="T172">a</text:span><text:span text:style-name="T172">i</text:span><text:span text:style-name="T172">n</text:span><text:span text:style-name="T172">s</text:span><text:span text:style-name="T172"> </text:span><text:span text:style-name="T172">d</text:span><text:span text:style-name="T172">u</text:span><text:span text:style-name="T172"> </text:span><text:span text:style-name="T172">d</text:span><text:span text:style-name="T172">é</text:span><text:span text:style-name="T172">v</text:span><text:span text:style-name="T172">e</text:span><text:span text:style-name="T172">l</text:span><text:span text:style-name="T172">o</text:span><text:span text:style-name="T172">p</text:span><text:span text:style-name="T172">p</text:span><text:span text:style-name="T172">e</text:span><text:span text:style-name="T172">m</text:span><text:span text:style-name="T172">e</text:span><text:span text:style-name="T172">n</text:span><text:span text:style-name="T172">t</text:span><text:span text:style-name="T172"> </text:span><text:span text:style-name="T172">l</text:span><text:span text:style-name="T172">o</text:span><text:span text:style-name="T172">g</text:span><text:span text:style-name="T172">i</text:span><text:span text:style-name="T172">c</text:span><text:span text:style-name="T172">i</text:span><text:span text:style-name="T172">e</text:span><text:span text:style-name="T172">l</text:span><text:span text:style-name="T172">.</text:span><text:span text:style-name="T172"> </text:span><text:span text:style-name="T172">I</text:span><text:span text:style-name="T172">l</text:span><text:span text:style-name="T172"> </text:span><text:span text:style-name="T172">e</text:span><text:span text:style-name="T172">x</text:span><text:span text:style-name="T172">a</text:span><text:span text:style-name="T172">m</text:span><text:span text:style-name="T172">i</text:span><text:span text:style-name="T172">n</text:span><text:span text:style-name="T172">e</text:span><text:span text:style-name="T172"> </text:span><text:span text:style-name="T172">l</text:span><text:span text:style-name="T172">e</text:span><text:span text:style-name="T172">s</text:span><text:span text:style-name="T172"> </text:span><text:span text:style-name="T172">d</text:span><text:span text:style-name="T172">i</text:span><text:span text:style-name="T172">f</text:span><text:span text:style-name="T172">f</text:span><text:span text:style-name="T172">é</text:span><text:span text:style-name="T172">r</text:span><text:span text:style-name="T172">e</text:span><text:span text:style-name="T172">n</text:span><text:span text:style-name="T172">t</text:span><text:span text:style-name="T172">e</text:span><text:span text:style-name="T172">s</text:span><text:span text:style-name="T172"> </text:span><text:span text:style-name="T172">m</text:span><text:span text:style-name="T172">é</text:span><text:span text:style-name="T172">t</text:span><text:span text:style-name="T172">r</text:span><text:span text:style-name="T172">i</text:span><text:span text:style-name="T172">q</text:span><text:span text:style-name="T172">u</text:span><text:span text:style-name="T172">e</text:span><text:span text:style-name="T172">s</text:span><text:span text:style-name="T172">,</text:span><text:span text:style-name="T172"> </text:span><text:span text:style-name="T172">l</text:span><text:span text:style-name="T172">e</text:span><text:span text:style-name="T172">u</text:span><text:span text:style-name="T172">r</text:span><text:span text:style-name="T172"> </text:span><text:span text:style-name="T172">u</text:span><text:span text:style-name="T172">t</text:span><text:span text:style-name="T172">i</text:span><text:span text:style-name="T172">l</text:span><text:span text:style-name="T172">i</text:span><text:span text:style-name="T172">t</text:span><text:span text:style-name="T172">é</text:span><text:span text:style-name="T172"> </text:span><text:span text:style-name="T172">p</text:span><text:span text:style-name="T172">r</text:span><text:span text:style-name="T172">a</text:span><text:span text:style-name="T172">t</text:span><text:span text:style-name="T172">i</text:span><text:span text:style-name="T172">q</text:span><text:span text:style-name="T172">u</text:span><text:span text:style-name="T172">e</text:span><text:span text:style-name="T172">,</text:span><text:span text:style-name="T172"> </text:span><text:span text:style-name="T172">e</text:span><text:span text:style-name="T172">t</text:span><text:span text:style-name="T172"> </text:span><text:span text:style-name="T172">l</text:span><text:span text:style-name="T172">e</text:span><text:span text:style-name="T172">u</text:span><text:span text:style-name="T172">r</text:span><text:span text:style-name="T172"> </text:span><text:span text:style-name="T172">c</text:span><text:span text:style-name="T172">o</text:span><text:span text:style-name="T172">n</text:span><text:span text:style-name="T172">t</text:span><text:span text:style-name="T172">r</text:span><text:span text:style-name="T172">i</text:span><text:span text:style-name="T172">b</text:span><text:span text:style-name="T172">u</text:span><text:span text:style-name="T172">t</text:span><text:span text:style-name="T172">i</text:span><text:span text:style-name="T172">o</text:span><text:span text:style-name="T172">n</text:span><text:span text:style-name="T172"> </text:span><text:span text:style-name="T172">à</text:span><text:span text:style-name="T172"> </text:span><text:span text:style-name="T172">l</text:span><text:span text:style-name="T172">'</text:span><text:span text:style-name="T172">a</text:span><text:span text:style-name="T172">m</text:span><text:span text:style-name="T172">é</text:span><text:span text:style-name="T172">l</text:span><text:span text:style-name="T172">i</text:span><text:span text:style-name="T172">o</text:span><text:span text:style-name="T172">r</text:span><text:span text:style-name="T172">a</text:span><text:span text:style-name="T172">t</text:span><text:span text:style-name="T172">i</text:span><text:span text:style-name="T172">o</text:span><text:span text:style-name="T172">n</text:span><text:span text:style-name="T172"> </text:span><text:span text:style-name="T172">d</text:span><text:span text:style-name="T172">e</text:span><text:span text:style-name="T172">s</text:span><text:span text:style-name="T172"> </text:span><text:span text:style-name="T172">p</text:span><text:span text:style-name="T172">r</text:span><text:span text:style-name="T172">o</text:span><text:span text:style-name="T172">c</text:span><text:span text:style-name="T172">e</text:span><text:span text:style-name="T172">s</text:span><text:span text:style-name="T172">s</text:span><text:span text:style-name="T172">u</text:span><text:span text:style-name="T172">s</text:span><text:span text:style-name="T172"> </text:span><text:span text:style-name="T172">d</text:span><text:span text:style-name="T172">e</text:span><text:span text:style-name="T172"> </text:span><text:span text:style-name="T172">d</text:span><text:span text:style-name="T172">é</text:span><text:span text:style-name="T172">v</text:span><text:span text:style-name="T172">e</text:span><text:span text:style-name="T172">l</text:span><text:span text:style-name="T172">o</text:span><text:span text:style-name="T172">p</text:span><text:span text:style-name="T172">p</text:span><text:span text:style-name="T172">e</text:span><text:span text:style-name="T172">m</text:span><text:span text:style-name="T172">e</text:span><text:span text:style-name="T172">n</text:span><text:span text:style-name="T172">t</text:span><text:span text:style-name="T172"> </text:span><text:span text:style-name="T172">e</text:span><text:span text:style-name="T172">n</text:span><text:span text:style-name="T172"> </text:span><text:span text:style-name="T172">i</text:span><text:span text:style-name="T172">d</text:span><text:span text:style-name="T172">e</text:span><text:span text:style-name="T172">n</text:span><text:span text:style-name="T172">t</text:span><text:span text:style-name="T172">i</text:span><text:span text:style-name="T172">f</text:span><text:span text:style-name="T172">i</text:span><text:span text:style-name="T172">a</text:span><text:span text:style-name="T172">n</text:span><text:span text:style-name="T172">t</text:span><text:span text:style-name="T172"> </text:span><text:span text:style-name="T172">l</text:span><text:span text:style-name="T172">e</text:span><text:span text:style-name="T172">s</text:span><text:span text:style-name="T172"> </text:span><text:span text:style-name="T172">z</text:span><text:span text:style-name="T172">o</text:span><text:span text:style-name="T172">n</text:span><text:span text:style-name="T172">e</text:span><text:span text:style-name="T172">s</text:span><text:span text:style-name="T172"> </text:span><text:span text:style-name="T172">à</text:span><text:span text:style-name="T172"> </text:span><text:span text:style-name="T172">r</text:span><text:span text:style-name="T172">i</text:span><text:span text:style-name="T172">s</text:span><text:span text:style-name="T172">q</text:span><text:span text:style-name="T172">u</text:span><text:span text:style-name="T172">e</text:span><text:span text:style-name="T172"> </text:span><text:span text:style-name="T172">e</text:span><text:span text:style-name="T172">t</text:span><text:span text:style-name="T172"> </text:span><text:span text:style-name="T172">e</text:span><text:span text:style-name="T172">n</text:span><text:span text:style-name="T172"> </text:span><text:span text:style-name="T172">g</text:span><text:span text:style-name="T172">u</text:span><text:span text:style-name="T172">i</text:span><text:span text:style-name="T172">d</text:span><text:span text:style-name="T172">a</text:span><text:span text:style-name="T172">n</text:span><text:span text:style-name="T172">t</text:span><text:span text:style-name="T172"> </text:span><text:span text:style-name="T172">l</text:span><text:span text:style-name="T172">'</text:span><text:span text:style-name="T172">o</text:span><text:span text:style-name="T172">p</text:span><text:span text:style-name="T172">t</text:span><text:span text:style-name="T172">i</text:span><text:span text:style-name="T172">m</text:span><text:span text:style-name="T172">i</text:span><text:span text:style-name="T172">s</text:span><text:span text:style-name="T172">a</text:span><text:span text:style-name="T172">t</text:span><text:span text:style-name="T172">i</text:span><text:span text:style-name="T172">o</text:span><text:span text:style-name="T172">n</text:span><text:span text:style-name="T172"> </text:span><text:span text:style-name="T172">d</text:span><text:span text:style-name="T172">u</text:span><text:span text:style-name="T172"> </text:span><text:span text:style-name="T172">c</text:span><text:span text:style-name="T172">o</text:span><text:span text:style-name="T172">d</text:span><text:span text:style-name="T172">e</text:span><text:span text:style-name="T172">.</text:span><text:span text:style-name="T172"> </text:span><text:span text:style-name="T172">E</text:span><text:span text:style-name="T172">n</text:span><text:span text:style-name="T172"> </text:span><text:span text:style-name="T172">s</text:span><text:span text:style-name="T172">o</text:span><text:span text:style-name="T172">m</text:span><text:span text:style-name="T172">m</text:span><text:span text:style-name="T172">e</text:span><text:span text:style-name="T172">,</text:span><text:span text:style-name="T172"> </text:span><text:span text:style-name="T172">c</text:span><text:span text:style-name="T172">e</text:span><text:span text:style-name="T172"> </text:span><text:span text:style-name="T172">r</text:span><text:span text:style-name="T172">a</text:span><text:span text:style-name="T172">p</text:span><text:span text:style-name="T172">p</text:span><text:span text:style-name="T172">o</text:span><text:span text:style-name="T172">r</text:span><text:span text:style-name="T172">t</text:span><text:span text:style-name="T172"> </text:span><text:span text:style-name="T172">v</text:span><text:span text:style-name="T172">i</text:span><text:span text:style-name="T172">s</text:span><text:span text:style-name="T172">e</text:span><text:span text:style-name="T172"> </text:span><text:span text:style-name="T172">à</text:span><text:span text:style-name="T172"> </text:span><text:span text:style-name="T172">s</text:span><text:span text:style-name="T172">o</text:span><text:span text:style-name="T172">u</text:span><text:span text:style-name="T172">l</text:span><text:span text:style-name="T172">i</text:span><text:span text:style-name="T172">g</text:span><text:span text:style-name="T172">n</text:span><text:span text:style-name="T172">e</text:span><text:span text:style-name="T172">r</text:span><text:span text:style-name="T172"> </text:span><text:span text:style-name="T172">l</text:span><text:span text:style-name="T172">'</text:span><text:span text:style-name="T172">i</text:span><text:span text:style-name="T172">m</text:span><text:span text:style-name="T172">p</text:span><text:span text:style-name="T172">o</text:span><text:span text:style-name="T172">r</text:span><text:span text:style-name="T172">t</text:span><text:span text:style-name="T172">a</text:span><text:span text:style-name="T172">n</text:span><text:span text:style-name="T172">c</text:span><text:span text:style-name="T172">e</text:span><text:span text:style-name="T172"> </text:span><text:span text:style-name="T172">d</text:span><text:span text:style-name="T172">e</text:span><text:span text:style-name="T172">s</text:span><text:span text:style-name="T172"> </text:span><text:span text:style-name="T172">m</text:span><text:span text:style-name="T172">é</text:span><text:span text:style-name="T172">t</text:span><text:span text:style-name="T172">r</text:span><text:span text:style-name="T172">i</text:span><text:span text:style-name="T172">q</text:span><text:span text:style-name="T172">u</text:span><text:span text:style-name="T172">e</text:span><text:span text:style-name="T172">s</text:span><text:span text:style-name="T172"> </text:span><text:span text:style-name="T172">o</text:span><text:span text:style-name="T172">r</text:span><text:span text:style-name="T172">i</text:span><text:span text:style-name="T172">e</text:span><text:span text:style-name="T172">n</text:span><text:span text:style-name="T172">t</text:span><text:span text:style-name="T172">é</text:span><text:span text:style-name="T172">e</text:span><text:span text:style-name="T172">s</text:span><text:span text:style-name="T172"> </text:span><text:span text:style-name="T172">o</text:span><text:span text:style-name="T172">b</text:span><text:span text:style-name="T172">j</text:span><text:span text:style-name="T172">e</text:span><text:span text:style-name="T172">t</text:span><text:span text:style-name="T172"> </text:span><text:span text:style-name="T172">d</text:span><text:span text:style-name="T172">a</text:span><text:span text:style-name="T172">n</text:span><text:span text:style-name="T172">s</text:span><text:span text:style-name="T172"> </text:span><text:span text:style-name="T172">l</text:span><text:span text:style-name="T172">a</text:span><text:span text:style-name="T172"> </text:span><text:span text:style-name="T172">c</text:span><text:span text:style-name="T172">r</text:span><text:span text:style-name="T172">é</text:span><text:span text:style-name="T172">a</text:span><text:span text:style-name="T172">t</text:span><text:span text:style-name="T172">i</text:span><text:span text:style-name="T172">o</text:span><text:span text:style-name="T172">n</text:span><text:span text:style-name="T172"> </text:span><text:span text:style-name="T172">d</text:span><text:span text:style-name="T172">e</text:span><text:span text:style-name="T172"> </text:span><text:span text:style-name="T172">l</text:span><text:span text:style-name="T172">o</text:span><text:span text:style-name="T172">g</text:span><text:span text:style-name="T172">i</text:span><text:span text:style-name="T172">c</text:span><text:span text:style-name="T172">i</text:span><text:span text:style-name="T172">e</text:span><text:span text:style-name="T172">l</text:span><text:span text:style-name="T172">s</text:span><text:span text:style-name="T172"> </text:span><text:span text:style-name="T172">r</text:span><text:span text:style-name="T172">o</text:span><text:span text:style-name="T172">b</text:span><text:span text:style-name="T172">u</text:span><text:span text:style-name="T172">s</text:span><text:span text:style-name="T172">t</text:span><text:span text:style-name="T172">e</text:span><text:span text:style-name="T172">s</text:span><text:span text:style-name="T172"> </text:span><text:span text:style-name="T172">e</text:span><text:span text:style-name="T172">t</text:span><text:span text:style-name="T172"> </text:span><text:span text:style-name="T172">m</text:span><text:span text:style-name="T172">a</text:span><text:span text:style-name="T172">i</text:span><text:span text:style-name="T172">n</text:span><text:span text:style-name="T172">t</text:span><text:span text:style-name="T172">e</text:span><text:span text:style-name="T172">n</text:span><text:span text:style-name="T172">a</text:span><text:span text:style-name="T172">b</text:span><text:span text:style-name="T172">l</text:span><text:span text:style-name="T172">e</text:span><text:span text:style-name="T172">s</text:span><text:span text:style-name="T172">.</text:span></text:p><text:p text:style-name="P185"><text:span text:style-name="T169"/></text:p><text:p text:style-name="P188"><text:span text:style-name="T169"><text:tab/></text:span><text:span text:style-name="T169"><text:tab/></text:span><text:span text:style-name="T169">Mo</text:span><text:span text:style-name="T169">ts-</text:span><text:span text:style-name="T169">Cle</text:span><text:span text:style-name="T169">s: </text:span><text:span text:style-name="T173">Mét</text:span><text:span text:style-name="T173">riqu</text:span><text:span text:style-name="T173">es </text:span><text:span text:style-name="T173">de </text:span><text:span text:style-name="T173">test </text:span><text:span text:style-name="T173">orie</text:span><text:span text:style-name="T173">ntée</text:span><text:span text:style-name="T173">s </text:span><text:span text:style-name="T173">obje</text:span><text:span text:style-name="T173">t, </text:span><text:span text:style-name="T173">pro</text:span><text:span text:style-name="T173">gra</text:span><text:span text:style-name="T173">mm</text:span><text:span text:style-name="T173">atio</text:span><text:span text:style-name="T173">n </text:span><text:span text:style-name="T173">orie</text:span><text:span text:style-name="T173">ntée </text:span><text:span text:style-name="T173">obje</text:span><text:span text:style-name="T173">t, </text:span><text:span text:style-name="T173">tests </text:span><text:span text:style-name="T173">logi</text:span><text:span text:style-name="T173">ciel</text:span><text:span text:style-name="T173">s.</text:span><text:span text:style-name="T174"> </text:span></text:p><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47"><draw:polygon text:anchor-type="paragraph" draw:z-index="26" draw:name="Polygon 4 corners 4" draw:style-name="gr2" draw:text-style-name="P190" svg:width="6.5398in" svg:height="0.0067in" svg:x="0.7354in" svg:y="0.048in" svg:viewBox="0 0 16612 18" draw:points="0,18 16612,18 16612,0 0,0"><text:p/></draw:polygon></text:p>
      <text:p text:style-name="P17"/>
      <text:p text:style-name="P20"><text:span text:style-name="T103">1.</text:span><text:span text:style-name="T101">Introduction aux Métriques Orientées Objet:</text:span></text:p>
      <text:p text:style-name="P32"><text:span text:style-name="T101"><text:tab/></text:span><text:span text:style-name="T106">Les métriques de test orientées objet sont des mesures utilisées pour évaluer la qualité et la performance des logiciels orientés objet. Elles sont spécifiquement conçues pour analyser les caractéristiques des programmes écrits en utilisant des principes de programmation orientée objet (POO). Ces métriques se concentrent souvent sur des aspects tels que l'encapsulation, l'héritage, la polymorphie, la cohésion et le couplage dans le code source. L'objectif principal des métriques de test orientées objet est d'identifier les zones potentielles de faiblesses ou d'améliorations dans le code, afin d'améliorer sa qualité, sa maintenabilité et sa robustesse.</text:span></text:p>
      <text:p text:style-name="P32"><text:span text:style-name="T106"/></text:p>
      <text:p text:style-name="P32"><text:span text:style-name="T102">2.</text:span><text:span text:style-name="T100">Analyse des métriques orientées objet et leur impact sur la qualité logicielle</text:span><text:span text:style-name="T141">:</text:span></text:p>
      <text:p text:style-name="P179"><text:span text:style-name="T110"><text:tab/></text:span><text:span text:style-name="T109">Les métriques présentées dans cet article sont des métriques de test orientées objet. Le but de cet article n'est pas de mentionner toutes les métriques existantes ni de les présenter entièrement, mais plutôt de sensibiliser le lecteur à leur existence et d'offrir des références pour des lectures complémentaires. L'objectif de ce travail est de présenter une large revue de la littérature existante sur les mesures de test OO. Les métriques examinées sont proposées pour les systèmes OO afin de se concentrer sur les métriques de produit pouvant être appliquées à une conception avancée ou au code. Plusieurs auteurs ont formulé des suggestions qui doivent être prises en compte lors de la définition des métriques pour les logiciels. Les métriques doivent être </text:span></text:p>
      <text:p text:style-name="P179"><text:span text:style-name="T109"/></text:p>
      <text:p text:style-name="P179"><text:span text:style-name="T109"/></text:p>
      <text:p text:style-name="P179"><text:span text:style-name="T109"/></text:p>
      <text:p text:style-name="P179"><text:span text:style-name="T109"/></text:p>
      <text:p text:style-name="P179"><text:span text:style-name="T109"/></text:p>
      <text:p text:style-name="P179"><text:span text:style-name="T109"/></text:p>
      <text:p text:style-name="P179"><text:span text:style-name="T109"/></text:p>
      <text:p text:style-name="P179"><text:span text:style-name="T109"/></text:p>
      <text:p text:style-name="P179"><text:span text:style-name="T109"/></text:p>
      <text:p text:style-name="P179"><text:span text:style-name="T109"/></text:p>
      <text:p text:style-name="P179"><text:span text:style-name="T109"/></text:p>
      <text:p text:style-name="P179"><text:span text:style-name="T109"/></text:p>
      <text:p text:style-name="P179"><text:span text:style-name="T109"/></text:p>
      <text:p text:style-name="P179"><text:span text:style-name="T109"/></text:p>
      <text:p text:style-name="P179"><text:span text:style-name="T109">définies en poursuivant un objectif clair et leur calcul doit être facile ; il est préférable que leur extraction soit automatisée par un outil. L'objectif de ce travail est de fournir aux chercheurs un aperçu de l'état actuel des métriques pour la programmation orientée objet, en mettant l'accent sur les forces et les faiblesses de chaque proposition existante. Ainsi, les chercheurs peuvent avoir une vue d'ensemble approfondie du travail déjà accompli et de celui qui reste à réaliser dans le domaine des métriques de test pour la programmation orientée objet.</text:span></text:p>
      <text:p text:style-name="P179"><text:span text:style-name="T1">2. Metrics </text:span><text:span text:style-name="T2">de Test </text:span><text:span text:style-name="T1">Object-Oriented:</text:span></text:p>
      <text:p text:style-name="P179"><text:span text:style-name="T143">Nous allons maintenant présenter les propositions de métriques qui illustre</text:span><text:span text:style-name="T148">nt au mieux</text:span><text:span text:style-name="T143"> le contexte actuel des métriques de test pour la programmation orientée objet.</text:span></text:p>
      <text:p text:style-name="P18"/>
      <text:p text:style-name="P131"><text:span text:style-name="T3">2.1 Number </text:span><text:span text:style-name="T5">O</text:span><text:span text:style-name="T3">f </text:span><text:span text:style-name="T5">Overridden</text:span><text:span text:style-name="T3"> </text:span><text:span text:style-name="T5">M</text:span><text:span text:style-name="T3">ethods (NORM):</text:span></text:p>
      <text:p text:style-name="P92"><text:s/>Elle permet de calculer le nombre de méthodes</text:p>
      <text:p text:style-name="P93"><text:span text:style-name="T17">surchargées</text:span>, pour une classe donnée.</text:p>
      <text:p text:style-name="P132"/>
      <text:p text:style-name="P93"><text:span text:style-name="T73">Méthode de calcul:</text:span> </text:p>
      <text:p text:style-name="P132"><text:s/>.c: <text:span text:style-name="T142">une</text:span> <text:span text:style-name="T142">classe</text:span>,</text:p>
      <text:p text:style-name="P132"><text:span text:style-name="T144"><text:s/>.SURc: l’ensemble des méthodes </text:span><text:span text:style-name="T28">surchargées de c.</text:span> <text:s/></text:p>
      <text:p text:style-name="P93">La valeur de la métrique NO<text:span text:style-name="T72">RM </text:span>pour la classe c sera donnée par la cardinalité de l’ensemble <text:span text:style-name="T72">SURc</text:span>.</text:p>
      <text:p text:style-name="P94">Ce calcul est défini par l’équation suivante :</text:p>
      <text:p text:style-name="P133"/>
      <text:p text:style-name="P133"><text:s/><draw:frame draw:style-name="fr2" draw:name="Object1" text:anchor-type="as-char" svg:y="-0.152in" svg:width="1.2898in" svg:height="0.2134in" draw:z-index="21"><draw:object xlink:href="./Object 1" xlink:type="simple" xlink:show="embed" xlink:actuate="onLoad"/><draw:image xlink:href="./ObjectReplacements/Object 1" xlink:type="simple" xlink:show="embed" xlink:actuate="onLoad"/></draw:frame><text:s text:c="2"/></text:p>
      <text:p text:style-name="P133"/>
      <text:p text:style-name="P110"><text:soft-page-break/>Impact :</text:p>
      <text:p text:style-name="P94">-Un NORM élevé peut signaler une complexité accrue et une maintenance difficile, tandis qu'un NORM bas peut indiquer une conception plus simple mais potentiellement moins flexible.</text:p>
      <text:p text:style-name="P133"/>
      <text:p text:style-name="P78"><text:span text:style-name="T35">2.</text:span><text:span text:style-name="T36">2</text:span><text:span text:style-name="T35"> <text:s/>Number </text:span><text:span text:style-name="T37">O</text:span><text:span text:style-name="T35">f </text:span><text:span text:style-name="T37">I</text:span><text:span text:style-name="T35">nherited </text:span><text:span text:style-name="T37">M</text:span><text:span text:style-name="T35">ethods (NM</text:span><text:span text:style-name="T36">I</text:span><text:span text:style-name="T35">):</text:span></text:p>
      <text:p text:style-name="P94"><text:s/>Cette métrique mesure le nombre de méthodes héritées par une sous-classe. Aucune mention n'est faite quant à savoir si cette héritage est public ou privé. Dans un langage tel que C++, nous devons considérer la possibilité que l'héritage soit privé. Ainsi, toute classe utilisant des méthodes d'une sous-classe n'aurait pas nécessairement accès à toutes les méthodes héritées.</text:p>
      <text:p text:style-name="P94"/>
      <text:p text:style-name="P95"><text:span text:style-name="T73">Méthode de calcul:</text:span> </text:p>
      <text:p text:style-name="P95"><text:s/>.c: une classe, <text:span text:style-name="T76">C: superclasse de c.</text:span></text:p>
      <text:p text:style-name="P95"><text:span text:style-name="T72"><text:s/>.</text:span><text:span text:style-name="T76">MET</text:span><text:span text:style-name="T72">c: l’ensemble des méthodes </text:span><text:span text:style-name="T17">de c.</text:span></text:p>
      <text:p text:style-name="P95"><text:s/><text:span text:style-name="T72">.</text:span><text:span text:style-name="T76">METC</text:span><text:span text:style-name="T72">: l’ensemble des méthodes </text:span><text:span text:style-name="T17">de </text:span><text:span text:style-name="T18">C</text:span><text:span text:style-name="T17">.</text:span></text:p>
      <text:p text:style-name="P95">La valeur de la métrique <text:span text:style-name="T76">NMI</text:span><text:span text:style-name="T72"> </text:span>pour la classe c sera donnée par <text:span text:style-name="T76">la cardinalité de l’intersection de</text:span> l’ensemble <text:span text:style-name="T76">MET</text:span><text:span text:style-name="T72">c </text:span><text:span text:style-name="T76">et METC</text:span></text:p>
      <text:p text:style-name="P95">Ce calcul est défini par l’équation suivante :</text:p>
      <text:p text:style-name="P134"/>
      <text:p text:style-name="P134"><text:s/><draw:frame draw:style-name="fr2" draw:name="Object2" text:anchor-type="as-char" svg:y="-0.152in" svg:width="1.7409in" svg:height="0.2138in" draw:z-index="22"><draw:object xlink:href="./Object 2" xlink:type="simple" xlink:show="embed" xlink:actuate="onLoad"/><draw:image xlink:href="./ObjectReplacements/Object 2" xlink:type="simple" xlink:show="embed" xlink:actuate="onLoad"/><svg:desc>formula</svg:desc></draw:frame></text:p>
      <text:p text:style-name="P134"/>
      <text:p text:style-name="P111">Impact :</text:p>
      <text:p text:style-name="P94">-Un NMI élevé peut indiquer une forte dépendance sur les méthodes héritées, ce qui peut rendre le code plus complexe et difficile à maintenir <text:span text:style-name="T76">(encapsulation fragile dans le cas d’héritage privée)</text:span>.</text:p>
      <text:p text:style-name="P96">-Un NMI élevé peut également indiquer une bonne réutilisabilité du code, car les méthodes héritées peuvent être utilisées dans plusieurs parties du programme.</text:p>
      <text:p text:style-name="P19"/>
      <text:p text:style-name="P136"><text:span text:style-name="T3">2.</text:span><text:span text:style-name="T4">3</text:span><text:span text:style-name="T3"> Number </text:span><text:span text:style-name="T5">O</text:span><text:span text:style-name="T3">f Methods Added </text:span><text:span text:style-name="T5">T</text:span><text:span text:style-name="T3">o Inheritance (NMA):</text:span></text:p>
      <text:p text:style-name="P94"><text:s/>Une méthode est définie comme une méthode ajoutée dans une sous-classe s'il n'existe aucune méthode du même nom dans aucune de ses superclasses.</text:p>
      <text:p text:style-name="P94"/>
      <text:p text:style-name="P95"><text:span text:style-name="T73">Méthode de calcul:</text:span> </text:p>
      <text:p text:style-name="P95"><text:s/>.c: une classe, <text:span text:style-name="T76">C: superclasse de c.</text:span></text:p>
      <text:p text:style-name="P95"><text:span text:style-name="T72"><text:s/>.</text:span><text:span text:style-name="T76">MET</text:span><text:span text:style-name="T72">c: l’ensemble des méthodes </text:span><text:span text:style-name="T17">de c.</text:span></text:p>
      <text:p text:style-name="P95"><text:s/><text:span text:style-name="T72">.</text:span><text:span text:style-name="T76">METC</text:span><text:span text:style-name="T72">: l’ensemble des méthodes </text:span><text:span text:style-name="T17">de </text:span><text:span text:style-name="T18">C</text:span><text:span text:style-name="T17">.</text:span></text:p>
      <text:p text:style-name="P95">La valeur de la métrique <text:span text:style-name="T76">NMA</text:span><text:span text:style-name="T72"> </text:span>pour la classe c sera donnée par <text:span text:style-name="T76">la cardinalité de la différence entre METc et l’intersection de</text:span> l’ensemble <text:span text:style-name="T76">MET</text:span><text:span text:style-name="T72">c </text:span><text:span text:style-name="T76">et METC</text:span></text:p>
      <text:p text:style-name="P95">Ce calcul est défini par l’équation suivante :</text:p>
      <text:p text:style-name="P134"/>
      <text:p text:style-name="P134"><text:s/><draw:frame draw:style-name="fr2" draw:name="Object3" text:anchor-type="as-char" svg:y="-0.152in" svg:width="2.3299in" svg:height="0.2138in" draw:z-index="23"><draw:object xlink:href="./Object 3" xlink:type="simple" xlink:show="embed" xlink:actuate="onLoad"/><draw:image xlink:href="./ObjectReplacements/Object 3" xlink:type="simple" xlink:show="embed" xlink:actuate="onLoad"/><svg:desc>formula</svg:desc></draw:frame></text:p>
      <text:p text:style-name="P134"/>
      <text:p text:style-name="P111">Impact :</text:p>
      <text:p text:style-name="P134"><text:span text:style-name="T145">Un NMI élevé</text:span><text:span text:style-name="T142"> peut contribuer à une meilleure spécialisation et à une extension des fonctionnalités, mais il peut également augmenter la complexité et les risques associés à la modification et à la maintenance du code.</text:span></text:p>
      <text:p text:style-name="P133"/>
      <text:p text:style-name="P78"><text:span text:style-name="T35">2.</text:span><text:span text:style-name="T36">4 Specialization Index</text:span><text:span text:style-name="T35"> (SIX). [Lorenz and Kidd, 1994]</text:span></text:p>
      <text:p text:style-name="P158"><text:s/>L'indice de spécialisation mesure dans quelle mesure les sous-classes remplacent le comportement de leurs superclasses.</text:p>
      <text:list xml:id="list2345938664" text:style-name="L1">
        <text:list-header>
          <text:p text:style-name="P98"><text:span text:style-name="T24">Méthode de calcul:</text:span><text:span text:style-name="T12"><text:tab/> </text:span></text:p>
        </text:list-header>
      </text:list>
      <text:p text:style-name="P95"><text:s/>.c: une classe, <text:span text:style-name="T76">H(c): la position de c dans l’h</text:span>iérarchie</text:p>
      <text:p text:style-name="P127">d’heritage.</text:p>
      <text:p text:style-name="P95"><text:span text:style-name="T72"><text:s/>.</text:span>MET<text:span text:style-name="T72">c: l’ensemble des méthodes </text:span><text:span text:style-name="T17">de c.</text:span></text:p>
      <text:p text:style-name="P95"><text:span text:style-name="T72"><text:s/>.</text:span><text:span text:style-name="T76">NORM(</text:span><text:span text:style-name="T72">c</text:span><text:span text:style-name="T76">)</text:span><text:span text:style-name="T72">: </text:span><text:span text:style-name="T76">nombre de méthode surcharge de c.</text:span><text:span text:style-name="T72"> </text:span></text:p>
      <text:p text:style-name="P95"><text:span text:style-name="T76">I</text:span><text:span text:style-name="T150">l</text:span><text:span text:style-name="T76"> </text:span>est défini par l’équation suivante :</text:p>
      <text:p text:style-name="P133"/>
      <text:p text:style-name="P133"><text:s/><draw:frame draw:style-name="fr2" draw:name="Object4" text:anchor-type="as-char" svg:y="-0.261in" svg:width="1.8299in" svg:height="0.4126in" draw:z-index="24"><draw:object xlink:href="./Object 4" xlink:type="simple" xlink:show="embed" xlink:actuate="onLoad"/><draw:image xlink:href="./ObjectReplacements/Object 4" xlink:type="simple" xlink:show="embed" xlink:actuate="onLoad"/><svg:desc>formula</svg:desc></draw:frame></text:p>
      <text:p text:style-name="P133"/>
      <text:p text:style-name="P111">Impact :</text:p>
      <text:p text:style-name="P95">-Le SIX peut indiquer qu'il y a un excès de méthodes surchargées, ce qui pourrait signifier que l'abstraction initiale n'était peut-être pas appropriée. <text:span text:style-name="T76">(</text:span>qualité de la sous-classification<text:span text:style-name="T76">)</text:span></text:p>
      <text:p text:style-name="P96">-L&amp;K suggèrent une valeur de 15% pour aider à identifier les classes pour lesquelles une action corrective pourrait être appropriée.</text:p>
      <text:p text:style-name="P59"/>
      <text:list xml:id="list160230460579361" text:continue-numbering="true" text:style-name="L1">
        <text:list-item>
          <text:p text:style-name="P22">Method Inheritance Factor (MIF):</text:p>
          <text:p text:style-name="P98"><text:span text:style-name="T13"><text:s/></text:span><text:span text:style-name="T20">C</text:span><text:span text:style-name="T19">'est une métrique de niveau système qui est le quotient de la somme des méthodes hérité dans chaque classe du système sur la somme des méthodes total (déclaré + hérité) de chaque classe du système.</text:span></text:p>
          <text:p text:style-name="P100"><text:span text:style-name="T73">Méthode de calcul:</text:span> <draw:frame draw:style-name="fr3" draw:name="Object5" text:anchor-type="as-char" svg:width="1.8252in" svg:height="0.922in" draw:z-index="28"><draw:object xlink:href="./Object 5" xlink:type="simple" xlink:show="embed" xlink:actuate="onLoad"/><draw:image xlink:href="./ObjectReplacements/Object 5" xlink:type="simple" xlink:show="embed" xlink:actuate="onLoad"/><svg:desc>formula</svg:desc></draw:frame><text:tab/></text:p>
          <text:p text:style-name="P100"><text:span text:style-name="T78">tel que :</text:span><text:span text:style-name="T15"> <text:tab/></text:span><draw:frame draw:style-name="fr3" draw:name="Object6" text:anchor-type="as-char" svg:width="2.3902in" svg:height="0.2193in" draw:z-index="29"><draw:object xlink:href="./Object 6" xlink:type="simple" xlink:show="embed" xlink:actuate="onLoad"/><draw:image xlink:href="./ObjectReplacements/Object 6" xlink:type="simple" xlink:show="embed" xlink:actuate="onLoad"/><svg:desc>formula</svg:desc></draw:frame></text:p>
          <text:p text:style-name="P29"/>
        </text:list-item>
        <text:list-item>
          <text:p text:style-name="P22">Number of Public Methods Defined (PMd):</text:p>
          <text:p text:style-name="P98"><text:span text:style-name="T13"><text:s/></text:span><text:span text:style-name="T20">C</text:span><text:span text:style-name="T19">'est une métrique de niveau classe qui retourne l</text:span><text:span text:style-name="T23">e nombre</text:span><text:span text:style-name="T19"> de toutes les méthodes publiques déclaré par une classe donnée.</text:span></text:p>
          <text:p text:style-name="P138"><text:span text:style-name="T147"/></text:p>
          <text:p text:style-name="P112">Impact :</text:p>
          <text:p text:style-name="P176"><text:soft-page-break/><text:span text:style-name="T29">Un PMd élevé peut indiquer une interface plus étendue exposée par la classe, ce qui pourrait rendre la classe plus complexe et difficile à maintenir. Cependant, cela pourrait également refléter une conception plus riche et une meilleure encapsulation si les méthodes sont bien organisées et cohérentes.</text:span></text:p>
        </text:list-item>
        <text:list-item>
          <text:p text:style-name="P37">Number of Public Methods inherited (NPMi) :</text:p>
          <text:p text:style-name="P63"><text:span text:style-name="T50"><text:s/>C</text:span><text:span text:style-name="T49">'est une métrique de niveau héritage qui retourne l</text:span><text:span text:style-name="T51">e nombre</text:span><text:span text:style-name="T49"> de toutes les méthodes publiques hérite par la classe parent d'une classe donnée.</text:span></text:p>
          <text:p text:style-name="P63"><text:span text:style-name="T49"/></text:p>
          <text:p text:style-name="P125"><text:span text:style-name="T159">Impact :</text:span></text:p>
          <text:p text:style-name="P125"><text:span text:style-name="T125">Un NPMi élevé peut indiquer une forte dépendance de la classe sur les fonctionnalités héritées, ce qui peut affecter la flexibilité et la maintenance du code.</text:span></text:p>
          <text:p text:style-name="P125"><text:span text:style-name="T125"/></text:p>
        </text:list-item>
        <text:list-item>
          <text:p text:style-name="P23">Public Methods Ratio (PMR) :</text:p>
          <text:p text:style-name="P69"><text:span text:style-name="T39"><text:s/>C</text:span><text:span text:style-name="T38">'est une métrique de niveau classe qui retourne le quotient du nombre de méthodes publique sur le nombre de méthode globale de la classe.</text:span></text:p>
          <text:p text:style-name="P72"><text:span text:style-name="T45">Méthode d</text:span><text:span text:style-name="T46">e </text:span><text:span text:style-name="T45">calcul:</text:span></text:p>
          <text:p text:style-name="P101"><text:span text:style-name="T24"><text:s/></text:span><text:span text:style-name="T86"><text:s/></text:span><text:span text:style-name="T84"><draw:frame draw:style-name="fr4" draw:name="Object38" text:anchor-type="as-char" svg:y="-0.2437in" svg:width="2.7098in" svg:height="0.3929in" draw:z-index="58"><draw:object xlink:href="./Object 38" xlink:type="simple" xlink:show="embed" xlink:actuate="onLoad"/><draw:image xlink:href="./ObjectReplacements/Object 38" xlink:type="simple" xlink:show="embed" xlink:actuate="onLoad"/><svg:desc>formula</svg:desc></draw:frame></text:span></text:p>
          <text:p text:style-name="P101"><text:span text:style-name="T84"/></text:p>
          <text:p text:style-name="P113">Impact :</text:p>
          <text:p text:style-name="P171">Un PMR élevé peut rendre la classe plus complexe et difficile à maintenir en raison d'une exposition excessive de son interface publique. Cependant, cela peut également faciliter l'utilisation et la compréhension de la classe si les méthodes publiques sont bien documentées et encapsulées.</text:p>
        </text:list-item>
        <text:list-item>
          <text:p text:style-name="P37">Inherited Methods Ratio (IMR) :</text:p>
          <text:p text:style-name="P98"><text:span text:style-name="T13"><text:s/></text:span><text:span text:style-name="T20">C</text:span><text:span text:style-name="T19">'est une métrique de niveau classe qui retourne le quotient du nombre de méthodes hérité sur le nombre de méthode globale de la classe</text:span></text:p>
          <text:p text:style-name="P98"><text:span text:style-name="T19"/></text:p>
          <text:p text:style-name="P139"><text:span text:style-name="T30">Méthode de calcul:</text:span></text:p>
          <text:p text:style-name="P139"><text:span text:style-name="T30"><text:s/></text:span><draw:frame draw:style-name="fr4" draw:name="Object7" text:anchor-type="as-char" svg:y="-0.2437in" svg:width="2.6307in" svg:height="0.3929in" draw:z-index="30"><draw:object xlink:href="./Object 7" xlink:type="simple" xlink:show="embed" xlink:actuate="onLoad"/><draw:image xlink:href="./ObjectReplacements/Object 7" xlink:type="simple" xlink:show="embed" xlink:actuate="onLoad"/><svg:desc>formula</svg:desc></draw:frame></text:p>
          <text:p text:style-name="P139"/>
          <text:p text:style-name="P114">Impact :</text:p>
          <text:p text:style-name="P159">Un IMR élevé peut indiquer une forte dépendance de la classe sur les méthodes héritées, ce qui peut compromettre l'indépendance et la modularité de la classe.</text:p>
        </text:list-item>
        <text:list-item>
          <text:p text:style-name="P23">Method Hidden Factor (MHF) :</text:p>
          <text:p text:style-name="P98"><text:span text:style-name="T13"><text:s/></text:span><text:span text:style-name="T20">C</text:span><text:span text:style-name="T19">'est une métrique de niveau système qui est le quotient de l</text:span><text:span text:style-name="T22">e nombre</text:span><text:span text:style-name="T19"> des méthodes cachée dans chaque classe du système sur l</text:span><text:span text:style-name="T22">e nombre</text:span><text:span text:style-name="T19"> des méthodes déclaré de chaque classe du système. Une méthode cachée est une méthode privée.</text:span></text:p>
          <text:p text:style-name="P139"><text:span text:style-name="T30">Méthode de calcul:</text:span><text:span text:style-name="T16"><text:tab/> </text:span><text:span text:style-name="T142"><text:s/></text:span><text:span text:style-name="T142"><draw:frame draw:style-name="fr4" draw:name="Object8" text:anchor-type="as-char" svg:y="-0.5083in" svg:width="1.3071in" svg:height="0.922in" draw:z-index="31"><draw:object xlink:href="./Object 8" xlink:type="simple" xlink:show="embed" xlink:actuate="onLoad"/><draw:image xlink:href="./ObjectReplacements/Object 8" xlink:type="simple" xlink:show="embed" xlink:actuate="onLoad"/><svg:desc>formula</svg:desc></draw:frame></text:span><text:span text:style-name="T142"><text:s/></text:span></text:p>
          <text:p text:style-name="P139"><text:span text:style-name="T90">tel que :</text:span><text:span text:style-name="TITRE_20_Char"><text:span text:style-name="T60"> </text:span></text:span><draw:frame draw:style-name="fr3" draw:name="Object9" text:anchor-type="as-char" svg:width="2.2638in" svg:height="0.2193in" draw:z-index="32"><draw:object xlink:href="./Object 9" xlink:type="simple" xlink:show="embed" xlink:actuate="onLoad"/><draw:image xlink:href="./ObjectReplacements/Object 9" xlink:type="simple" xlink:show="embed" xlink:actuate="onLoad"/><svg:desc>formula</svg:desc></draw:frame></text:p>
        </text:list-item>
      </text:list>
      <text:p text:style-name="P137"/>
      <text:p text:style-name="P137"/>
      <text:list xml:id="list160231263210448" text:continue-numbering="true" text:style-name="L1">
        <text:list-header>
          <text:p text:style-name="P115">Impact :</text:p>
          <text:p text:style-name="P160">Un MHF élevé peut indiquer une forte utilisation de méthodes privées dans le système, ce qui peut améliorer l'encapsulation et la sécurité du code. Cependant, cela peut également rendre le code plus difficile à comprendre et à maintenir, car les méthodes privées ne sont pas accessibles à l'extérieur de leur classe respective.</text:p>
        </text:list-header>
        <text:list-item>
          <text:p text:style-name="P140"><text:span text:style-name="T6"><text:s/>Number of Hidden Methods defined(NHMd) :</text:span><text:span text:style-name="T12"> </text:span></text:p>
          <text:p text:style-name="P98"><text:span text:style-name="T13"><text:s/></text:span><text:span text:style-name="T20">C</text:span><text:span text:style-name="T19">'est une métrique de niveau classe qui retourne l</text:span><text:span text:style-name="T21">e nombre</text:span><text:span text:style-name="T19"> de toutes les méthodes cachées déclaré par une classe donnée.</text:span></text:p>
          <text:p text:style-name="P98"><text:span text:style-name="T19"/></text:p>
          <text:p text:style-name="P115">Impact :</text:p>
          <text:p text:style-name="P172"><text:span text:style-name="T123">Un NHMd élevé peut indiquer une forte utilisation de méthodes privées dans la classe, favorisant ainsi une encapsulation efficace. Cependant, cela peut rendre le code plus difficile à tester et à maintenir.</text:span></text:p>
        </text:list-item>
        <text:list-item>
          <text:p text:style-name="P22">Number of Hidden Methods inherited (NHMi) :</text:p>
          <text:p text:style-name="P69"><text:span text:style-name="T39"><text:s/>C</text:span><text:span text:style-name="T38">'est une métrique de niveau héritage qui retourne l</text:span><text:span text:style-name="T40">e nombre</text:span><text:span text:style-name="T38"> de toutes l</text:span><text:span text:style-name="T40">es</text:span><text:span text:style-name="T38"> méthode</text:span><text:span text:style-name="T40">s</text:span><text:span text:style-name="T38"> cachée hérite par la classe parent d'une classe donnée.</text:span></text:p>
          <text:p text:style-name="P69"><text:span text:style-name="T38"/></text:p>
          <text:p text:style-name="P115">Impact :</text:p>
          <text:p text:style-name="P168"><text:span text:style-name="T57">Un NHMi élevé peut indiquer une dépendance significative de la classe sur les méthodes cachées héritées, renforçant ainsi l'encapsulation et la sécurité du code. Cependant, cela peut également complexifier la compréhension du code, surtout si ces méthodes ne sont pas bien documentées ou utilisées de manière inappropriée.</text:span></text:p>
        </text:list-item>
        <text:list-item>
          <text:p text:style-name="P79"><text:span text:style-name="T45">Coupling factor :</text:span><text:span text:style-name="T38"> </text:span></text:p>
          <text:p text:style-name="P52"><text:s/>CF est défini comme le rapport entre le nombre maximal possible de couplages dans le système et le nombre réel de couplages non imputables à l'héritage. Autrement dit, cette métrique compte le nombre de communications entre classes. </text:p>
          <text:p text:style-name="P50"/>
          <text:p text:style-name="P98"><text:soft-page-break/><text:span text:style-name="T24">Méthode de calcul: </text:span><text:span text:style-name="T152"><text:s/></text:span><draw:frame draw:style-name="fr4" draw:name="Object10" text:anchor-type="as-char" svg:y="-0.5083in" svg:width="1.3425in" svg:height="0.6811in" draw:z-index="33"><draw:object xlink:href="./Object 10" xlink:type="simple" xlink:show="embed" xlink:actuate="onLoad"/><draw:image xlink:href="./ObjectReplacements/Object 10" xlink:type="simple" xlink:show="embed" xlink:actuate="onLoad"/><svg:desc>formula</svg:desc></draw:frame></text:p>
          <text:p text:style-name="P4"/>
          <text:list>
            <text:list-header>
              <text:p text:style-name="P14"><text:span text:style-name="T61">où</text:span><text:span text:style-name="T64"> </text:span><text:span text:style-name="T152">: </text:span><draw:frame draw:style-name="fr3" draw:name="Object11" text:anchor-type="as-char" svg:width="1.4382in" svg:height="0.4437in" draw:z-index="34"><draw:object xlink:href="./Object 11" xlink:type="simple" xlink:show="embed" xlink:actuate="onLoad"/><draw:image xlink:href="./ObjectReplacements/Object 11" xlink:type="simple" xlink:show="embed" xlink:actuate="onLoad"/><svg:desc>formula</svg:desc></draw:frame></text:p>
              <text:p text:style-name="P5"/>
              <text:p text:style-name="P6">La relation client-fournisseur (Cc =&gt; Cs) </text:p>
              <text:p text:style-name="P7">signifie que la classe cliente, Cc, contient au moins une référence non héritée à une fonctionnalité de la classe fournisseur, Cs.</text:p>
              <text:p text:style-name="P8"><text:span text:style-name="T153">TC = Nombre total de classes dans le système en question.</text:span></text:p>
            </text:list-header>
          </text:list>
        </text:list-item>
      </text:list>
      <text:p text:style-name="P10"><text:span text:style-name="T153"/></text:p>
      <text:list xml:id="list160231089505234" text:continue-numbering="true" text:style-name="L1">
        <text:list-header>
          <text:p text:style-name="P116">Impact :</text:p>
          <text:p text:style-name="P169"><text:span text:style-name="T154">Un CF élevé peut indiquer une forte interdépendance entre les classes du système, ce qui peut augmenter la complexité et la difficulté de maintenance. D'autre part, un CF bas peut indiquer une meilleure modularité et une plus grande facilité de maintenance, car les classes sont moins fortement couplées entre elles.</text:span></text:p>
        </text:list-header>
        <text:list-item>
          <text:p text:style-name="P138"><text:span text:style-name="T6">Polymorphism Factor </text:span><text:span text:style-name="T7">(PF)</text:span><text:span text:style-name="T6">:<text:tab/></text:span></text:p>
          <text:p text:style-name="P98"><text:span text:style-name="T6"><text:s/></text:span><text:span text:style-name="T19">PF est défini comme le rapport entre le nombre réel de situations polymorphiques différentes possibles pour la classe Ci et le nombre maximum de situations polymorphiques distinctes possibles pour la classe Ci.<text:tab/></text:span></text:p>
          <text:p text:style-name="P69"><text:span text:style-name="T38"><text:s/>PF est le nombre de méthodes qui redéfinissent des méthodes héritées, divisé par le nombre maximum de situations polymorphiques distinctes possibles. </text:span></text:p>
          <text:p text:style-name="P69"><text:span text:style-name="T38"/></text:p>
          <text:p text:style-name="P98"><text:span text:style-name="T26">Méthode de calcul:</text:span><text:span text:style-name="T14"> </text:span></text:p>
          <text:list>
            <text:list-header>
              <text:p text:style-name="P141"><text:span text:style-name="T80"><text:s/></text:span><text:span text:style-name="T79">PF = </text:span><draw:frame draw:style-name="fr3" draw:name="Object12" text:anchor-type="as-char" svg:width="1.3772in" svg:height="0.922in" draw:z-index="35"><draw:object xlink:href="./Object 12" xlink:type="simple" xlink:show="embed" xlink:actuate="onLoad"/><draw:image xlink:href="./ObjectReplacements/Object 12" xlink:type="simple" xlink:show="embed" xlink:actuate="onLoad"/><svg:desc>formula</svg:desc></draw:frame></text:p>
              <text:p text:style-name="P143"><text:span text:style-name="T68">où</text:span><text:span text:style-name="T87"> : </text:span><text:span text:style-name="T88"><draw:frame draw:style-name="fr3" draw:name="Object13" text:anchor-type="as-char" svg:width="1.6744in" svg:height="0.2319in" draw:z-index="36"><draw:object xlink:href="./Object 13" xlink:type="simple" xlink:show="embed" xlink:actuate="onLoad"/><draw:image xlink:href="./ObjectReplacements/Object 13" xlink:type="simple" xlink:show="embed" xlink:actuate="onLoad"/><svg:desc>formula</svg:desc></draw:frame></text:span></text:p>
              <text:p text:style-name="P142"><text:span text:style-name="T89">Et : <text:s/></text:span><text:span text:style-name="T84"><draw:frame draw:style-name="fr3" draw:name="Object14" text:anchor-type="as-char" svg:width="2.6417in" svg:height="0.2319in" draw:z-index="39"><draw:object xlink:href="./Object 14" xlink:type="simple" xlink:show="embed" xlink:actuate="onLoad"/><draw:image xlink:href="./ObjectReplacements/Object 14" xlink:type="simple" xlink:show="embed" xlink:actuate="onLoad"/><svg:desc>formula</svg:desc></draw:frame></text:span><text:span text:style-name="T89"><text:s/></text:span><text:span text:style-name="T84"><draw:frame draw:style-name="fr3" draw:name="Object15" text:anchor-type="as-char" svg:width="2.6634in" svg:height="0.2319in" draw:z-index="37"><draw:object xlink:href="./Object 15" xlink:type="simple" xlink:show="embed" xlink:actuate="onLoad"/><draw:image xlink:href="./ObjectReplacements/Object 15" xlink:type="simple" xlink:show="embed" xlink:actuate="onLoad"/><svg:desc>formula</svg:desc></draw:frame></text:span></text:p>
              <text:p text:style-name="P64"><text:span text:style-name="T81">DC (</text:span><draw:frame draw:style-name="fr3" draw:name="Object16" text:anchor-type="as-char" svg:width="1.8547in" svg:height="0.2098in" draw:z-index="38"><draw:object xlink:href="./Object 16" xlink:type="simple" xlink:show="embed" xlink:actuate="onLoad"/><draw:image xlink:href="./ObjectReplacements/Object 16" xlink:type="simple" xlink:show="embed" xlink:actuate="onLoad"/><svg:desc>formula</svg:desc></draw:frame></text:p>
              <text:p text:style-name="P12"><text:span text:style-name="T146">TC = Nombre total de classes dans le système en question.</text:span></text:p>
            </text:list-header>
          </text:list>
          <text:p text:style-name="P117">Impact :</text:p>
          <text:p text:style-name="P165"><text:span text:style-name="T155">Un Polymorphism Factor (PF) élevé indique une forte utilisation du polymorphisme dans la conception, ce qui peut améliorer la flexibilité et l'extensibilité du système.</text:span></text:p>
        </text:list-item>
        <text:list-item>
          <text:p text:style-name="P22">Attribute Inheritance Factor (AIF) :</text:p>
          <text:p text:style-name="P98"><text:span text:style-name="T12"><text:s/></text:span><text:span text:style-name="T19">AIF est défini comme le rapport de la somme des attributs hérités dans toutes les classes du système en question au nombre total d'attributs disponibles (définis localement plus hérités) pour toutes les classes.</text:span></text:p>
          <text:p text:style-name="P14"><text:span text:style-name="T24">Méthode de calcul:</text:span><text:span text:style-name="T63"> <text:s text:c="2"/></text:span><draw:frame draw:style-name="fr3" draw:name="Object17" text:anchor-type="as-char" svg:width="0.689in" svg:height="0.922in" draw:z-index="40"><draw:object xlink:href="./Object 17" xlink:type="simple" xlink:show="embed" xlink:actuate="onLoad"/><draw:image xlink:href="./ObjectReplacements/Object 17" xlink:type="simple" xlink:show="embed" xlink:actuate="onLoad"/><svg:desc>formula</svg:desc></draw:frame></text:p>
          <text:p text:style-name="P13"><text:span text:style-name="T61">où : </text:span><draw:frame draw:style-name="fr3" draw:name="Object18" text:anchor-type="as-char" svg:width="1.5409in" svg:height="0.2319in" draw:z-index="41"><draw:object xlink:href="./Object 18" xlink:type="simple" xlink:show="embed" xlink:actuate="onLoad"/><draw:image xlink:href="./ObjectReplacements/Object 18" xlink:type="simple" xlink:show="embed" xlink:actuate="onLoad"/><svg:desc>formula</svg:desc></draw:frame></text:p>
          <text:p text:style-name="P13"><text:span text:style-name="T61">Et : <text:s/></text:span><draw:frame draw:style-name="fr3" draw:name="Object19" text:anchor-type="as-char" svg:width="0.4398in" svg:height="0.2319in" draw:z-index="42"><draw:object xlink:href="./Object 19" xlink:type="simple" xlink:show="embed" xlink:actuate="onLoad"/><draw:image xlink:href="./ObjectReplacements/Object 19" xlink:type="simple" xlink:show="embed" xlink:actuate="onLoad"/><svg:desc>formula</svg:desc></draw:frame><text:span text:style-name="T82">= le nombre d'attributs déclarés dans une classe</text:span></text:p>
          <text:p text:style-name="P14"><text:span text:style-name="T82"><text:s/></text:span><draw:frame draw:style-name="fr3" draw:name="Object20" text:anchor-type="as-char" svg:width="0.4362in" svg:height="0.2319in" draw:z-index="43"><draw:object xlink:href="./Object 20" xlink:type="simple" xlink:show="embed" xlink:actuate="onLoad"/><draw:image xlink:href="./ObjectReplacements/Object 20" xlink:type="simple" xlink:show="embed" xlink:actuate="onLoad"/><svg:desc>formula</svg:desc></draw:frame><text:span text:style-name="T82"><text:s/>= le nombre d'attributs pouvant être invoqués en association avec </text:span><draw:frame draw:style-name="fr3" draw:name="Object21" text:anchor-type="as-char" svg:width="0.1516in" svg:height="0.2098in" draw:z-index="44"><draw:object xlink:href="./Object 21" xlink:type="simple" xlink:show="embed" xlink:actuate="onLoad"/><draw:image xlink:href="./ObjectReplacements/Object 21" xlink:type="simple" xlink:show="embed" xlink:actuate="onLoad"/><svg:desc>formula</svg:desc></draw:frame></text:p>
          <text:p text:style-name="P14"><draw:frame draw:style-name="fr3" draw:name="Object22" text:anchor-type="as-char" svg:width="0.4134in" svg:height="0.2319in" draw:z-index="45"><draw:object xlink:href="./Object 22" xlink:type="simple" xlink:show="embed" xlink:actuate="onLoad"/><draw:image xlink:href="./ObjectReplacements/Object 22" xlink:type="simple" xlink:show="embed" xlink:actuate="onLoad"/><svg:desc>formula</svg:desc></draw:frame><text:span text:style-name="T82"><text:s/>= le nombre d'attributs hérités (et non redéfinis dans </text:span><draw:frame draw:style-name="fr3" draw:name="Object23" text:anchor-type="as-char" svg:width="0.1516in" svg:height="0.2098in" draw:z-index="46"><draw:object xlink:href="./Object 23" xlink:type="simple" xlink:show="embed" xlink:actuate="onLoad"/><draw:image xlink:href="./ObjectReplacements/Object 23" xlink:type="simple" xlink:show="embed" xlink:actuate="onLoad"/><svg:desc>formula</svg:desc></draw:frame><text:span text:style-name="T61"><text:s/></text:span><text:span text:style-name="T82">. </text:span></text:p>
          <text:list>
            <text:list-header>
              <text:p text:style-name="P9"><text:span text:style-name="T153">TC = Nombre total de classes dans le système en question.</text:span></text:p>
            </text:list-header>
          </text:list>
          <text:p text:style-name="P118">Impact :</text:p>
          <text:p text:style-name="P177"><text:span text:style-name="T112">Un Attribute Inheritance Factor (AIF) élevé peut indiquer une forte dépendance des classes sur les attributs hérités, ce qui peut simplifier la réutilisation du code et favoriser une conception plus cohérente. Cependant, cela peut également rendre le système plus complexe à comprendre et à maintenir, en particulier si les attributs hérités sont mal documentés ou mal utilisés.</text:span></text:p>
        </text:list-item>
        <text:list-item>
          <text:p text:style-name="P177"><text:span text:style-name="T6">Method Hidden Factor (MHF) :</text:span><text:span text:style-name="T12"> </text:span></text:p>
          <text:p text:style-name="P52"><text:s/>MHF est défini comme le rapport de la somme des invisibilités de toutes les méthodes définies dans toutes les classes au nombre total de méthodes définies dans le système en question.</text:p>
          <text:p text:style-name="P52"><text:s/>L'invisibilité d'une méthode est le pourcentage des classes totales à partir desquelles cette méthode n'est pas visible.</text:p>
          <text:p text:style-name="P52"><text:s/>En d'autres termes, MHF est le rapport des méthodes cachées - méthodes protégées ou privées - au total des méthode</text:p>
          <text:p text:style-name="P60"/>
          <text:p text:style-name="P15"><text:span text:style-name="T45">Méthode de calcul:</text:span><text:span text:style-name="T38"> </text:span><text:span text:style-name="T48"><text:s/></text:span><draw:frame draw:style-name="fr3" draw:name="Object24" text:anchor-type="as-char" svg:width="1.389in" svg:height="0.9492in" draw:z-index="47"><draw:object xlink:href="./Object 24" xlink:type="simple" xlink:show="embed" xlink:actuate="onLoad"/><draw:image xlink:href="./ObjectReplacements/Object 24" xlink:type="simple" xlink:show="embed" xlink:actuate="onLoad"/><svg:desc>formula</svg:desc></draw:frame></text:p>
          <text:p text:style-name="P45"><text:tab/></text:p>
          <text:p text:style-name="P73"><text:span text:style-name="T47">où </text:span><draw:frame draw:style-name="fr3" draw:name="Object25" text:anchor-type="as-char" svg:width="0.5398in" svg:height="0.2319in" draw:z-index="48"><draw:object xlink:href="./Object 25" xlink:type="simple" xlink:show="embed" xlink:actuate="onLoad"/><draw:image xlink:href="./ObjectReplacements/Object 25" xlink:type="simple" xlink:show="embed" xlink:actuate="onLoad"/><svg:desc>formula</svg:desc></draw:frame><text:span text:style-name="T43"><text:s/>est le nombre de méthodes déclarées dans une classe, et est le nombre de méthodes déclarées dans une classe, </text:span></text:p>
          <text:p text:style-name="P65"><text:span text:style-name="T54">et :</text:span><text:span text:style-name="T52"> </text:span><draw:frame draw:style-name="fr4" draw:name="Object26" text:anchor-type="as-char" svg:y="-0.5083in" svg:width="2.0547in" svg:height="0.6575in" draw:z-index="49"><draw:object xlink:href="./Object 26" xlink:type="simple" xlink:show="embed" xlink:actuate="onLoad"/><draw:image xlink:href="./ObjectReplacements/Object 26" xlink:type="simple" xlink:show="embed" xlink:actuate="onLoad"/><svg:desc>formula</svg:desc></draw:frame></text:p>
          <text:p text:style-name="P16"><text:span text:style-name="T65">et</text:span><text:span text:style-name="T64"> : </text:span><draw:frame draw:style-name="fr4" draw:name="Object27" text:anchor-type="as-char" svg:y="-0.2508in" svg:width="3.2654in" svg:height="0.4425in" draw:z-index="50"><draw:object xlink:href="./Object 27" xlink:type="simple" xlink:show="embed" xlink:actuate="onLoad"/><draw:image xlink:href="./ObjectReplacements/Object 27" xlink:type="simple" xlink:show="embed" xlink:actuate="onLoad"/><svg:desc>formula</svg:desc></draw:frame></text:p>
          <text:p text:style-name="P11"><text:soft-page-break/><text:span text:style-name="T160">TC = Nombre total de classes dans le système en question.</text:span></text:p>
          <text:p text:style-name="P11"><text:span text:style-name="T62">Dans des langages où il existe le concept de méthode protégée, la méthode est comptée comme une fraction entre 0 et 1 :</text:span></text:p>
          <text:p text:style-name="P63"><text:span text:style-name="T43"><text:tab/></text:span><draw:frame draw:style-name="fr4" draw:name="Object28" text:anchor-type="as-char" svg:y="-0.2917in" svg:width="1.1772in" svg:height="0.4409in" draw:z-index="51"><draw:object xlink:href="./Object 28" xlink:type="simple" xlink:show="embed" xlink:actuate="onLoad"/><draw:image xlink:href="./ObjectReplacements/Object 28" xlink:type="simple" xlink:show="embed" xlink:actuate="onLoad"/><svg:desc>formula</svg:desc></draw:frame></text:p>
          <text:p text:style-name="P63"/>
          <text:p text:style-name="P119">Impact :</text:p>
          <text:p text:style-name="P170"><text:span text:style-name="T157">Un MHF élevé peut indiquer une forte utilisation de méthodes cachées, ce qui peut renforcer l'encapsulation et la sécurité du code. Cependant, cela peut rendre le code plus difficile à comprendre et à maintenir, en particulier si les méthodes cachées ne sont pas bien documentées ou si elles sont utilisées de manière incohérente.</text:span></text:p>
        </text:list-item>
        <text:list-item>
          <text:p text:style-name="P138"><text:span text:style-name="T6">Attribute Hiding Factor </text:span><text:span text:style-name="T8">(AHF)</text:span><text:span text:style-name="T6">:</text:span><text:span text:style-name="T12"> </text:span></text:p>
          <text:p text:style-name="P98"><text:span text:style-name="T12"><text:s/></text:span><text:span text:style-name="T19">AIF est défini comme le rapport de la somme des attributs hérités dans toutes les classes du système en question au nombre total d'attributs disponibles (définis localement plus hérités) pour toutes les classes.</text:span></text:p>
          <text:p text:style-name="P99"><text:span text:style-name="T24">Méthode de calcul:</text:span><text:span text:style-name="T64"> </text:span><text:span text:style-name="T63"><text:s/></text:span><draw:frame draw:style-name="fr3" draw:name="Object29" text:anchor-type="as-char" svg:width="0.6898in" svg:height="0.922in" draw:z-index="52"><draw:object xlink:href="./Object 29" xlink:type="simple" xlink:show="embed" xlink:actuate="onLoad"/><draw:image xlink:href="./ObjectReplacements/Object 29" xlink:type="simple" xlink:show="embed" xlink:actuate="onLoad"/><svg:desc>formula</svg:desc></draw:frame></text:p>
          <text:p text:style-name="P70"><text:span text:style-name="T64">où</text:span><text:span text:style-name="T61"> </text:span><draw:frame draw:style-name="fr3" draw:name="Object30" text:anchor-type="as-char" svg:width="0.0465in" svg:height="0.1846in" draw:z-index="53"><draw:object xlink:href="./Object 30" xlink:type="simple" xlink:show="embed" xlink:actuate="onLoad"/><draw:image xlink:href="./ObjectReplacements/Object 30" xlink:type="simple" xlink:show="embed" xlink:actuate="onLoad"/><svg:desc>formula</svg:desc></draw:frame><text:span text:style-name="T61"><text:s/></text:span><draw:frame draw:style-name="fr3" draw:name="Object31" text:anchor-type="as-char" svg:width="1.5425in" svg:height="0.2319in" draw:z-index="54"><draw:object xlink:href="./Object 31" xlink:type="simple" xlink:show="embed" xlink:actuate="onLoad"/><draw:image xlink:href="./ObjectReplacements/Object 31" xlink:type="simple" xlink:show="embed" xlink:actuate="onLoad"/><svg:desc>formula</svg:desc></draw:frame><text:span text:style-name="T83"><text:s/></text:span></text:p>
          <text:p text:style-name="P77"><text:span text:style-name="T61">et : </text:span><text:span text:style-name="T63"><text:s/></text:span><draw:frame draw:style-name="fr3" draw:name="Object32" text:anchor-type="as-char" svg:width="0.4398in" svg:height="0.2319in" draw:z-index="55"><draw:object xlink:href="./Object 32" xlink:type="simple" xlink:show="embed" xlink:actuate="onLoad"/><draw:image xlink:href="./ObjectReplacements/Object 32" xlink:type="simple" xlink:show="embed" xlink:actuate="onLoad"/><svg:desc>formula</svg:desc></draw:frame><text:span text:style-name="T63">: le nombre d'attributs déclarés dans une classe.</text:span></text:p>
          <text:p text:style-name="P71"><draw:frame draw:style-name="fr3" draw:name="Object33" text:anchor-type="as-char" svg:width="0.4362in" svg:height="0.2319in" draw:z-index="56"><draw:object xlink:href="./Object 33" xlink:type="simple" xlink:show="embed" xlink:actuate="onLoad"/><draw:image xlink:href="./ObjectReplacements/Object 33" xlink:type="simple" xlink:show="embed" xlink:actuate="onLoad"/><svg:desc>formula</svg:desc></draw:frame><text:span text:style-name="T63"> : le nombre d'attributs pouvant être invoqués en association avec Ci.</text:span></text:p>
          <text:p text:style-name="P71"><draw:frame draw:style-name="fr3" draw:name="Object34" text:anchor-type="as-char" svg:width="0.4134in" svg:height="0.2319in" draw:z-index="57"><draw:object xlink:href="./Object 34" xlink:type="simple" xlink:show="embed" xlink:actuate="onLoad"/><draw:image xlink:href="./ObjectReplacements/Object 34" xlink:type="simple" xlink:show="embed" xlink:actuate="onLoad"/><svg:desc>formula</svg:desc></draw:frame><text:span text:style-name="T83"> </text:span><text:span text:style-name="T63">: le nombre d'attributs hérités (et non redéfinis dans Ci).</text:span></text:p>
          <text:p text:style-name="P57">TC : le nombre total de classes dans le système en question.</text:p>
        </text:list-item>
      </text:list>
      <text:p text:style-name="P58"/>
      <text:list xml:id="list160230533191011" text:continue-numbering="true" text:style-name="L1">
        <text:list-header>
          <text:p text:style-name="P120">Impact :</text:p>
          <text:p text:style-name="P173"><text:span text:style-name="T137">Un AHF élevé peut indiquer une forte utilisation d'attributs hérités dans le système, ce qui peut simplifier la conception et favoriser la réutilisabilité du code. Cependant, cela peut également rendre le système plus dépendant des classes parentes et plus difficile à maintenir si les attributs hérités ne sont pas correctement documentés ou utilisés de manière incohérente.</text:span></text:p>
        </text:list-header>
        <text:list-item>
          <text:p text:style-name="P22">Cyclomatic Complexity (CC):</text:p>
          <text:p text:style-name="P98"><text:span text:style-name="T108">La complexité cyclomatique est une mesure de la complexité d'un programme informatique. Elle est calculée en comptant le nombre de chemins linéaires indépendants à travers le code source. Chaque chemin linéaire représente une série d'instructions qui peuvent être exécutées sans interruption du début à la fin de la fonction ou de la méthode.</text:span></text:p>
          <text:p text:style-name="P52">Une décision est définie comme une occurrence de mots-clés tels que : « <text:span text:style-name="T151">while</text:span> », « for », « <text:span text:style-name="T151">foreach</text:span> »,"continue", "if", "case", "goto", "try" et "catch" dans la fonction. La complexité cyclomatique est la somme de ces constructions.</text:p>
          <text:p text:style-name="P52"/>
          <text:p text:style-name="P54"><text:span text:style-name="T73">Méthode de calcul:</text:span><text:span text:style-name="T75"> </text:span><text:span text:style-name="T161"><text:s/></text:span><text:span text:style-name="T161"><draw:frame draw:style-name="fr4" draw:name="Object39" text:anchor-type="as-char" svg:y="-0.1484in" svg:width="3.5902in" svg:height="0.1839in" draw:z-index="59"><draw:object xlink:href="./Object 39" xlink:type="simple" xlink:show="embed" xlink:actuate="onLoad"/><draw:image xlink:href="./ObjectReplacements/Object 39" xlink:type="simple" xlink:show="embed" xlink:actuate="onLoad"/><svg:desc>formula</svg:desc></draw:frame></text:span></text:p>
          <text:p text:style-name="P81"><text:span text:style-name="T31">où </text:span><text:span text:style-name="T32"><draw:frame draw:style-name="fr3" draw:name="Object40" text:anchor-type="as-char" svg:width="0.0465in" svg:height="0.1846in" draw:z-index="60"><draw:object xlink:href="./Object 40" xlink:type="simple" xlink:show="embed" xlink:actuate="onLoad"/><draw:image xlink:href="./ObjectReplacements/Object 40" xlink:type="simple" xlink:show="embed" xlink:actuate="onLoad"/><svg:desc>formula</svg:desc></draw:frame></text:span></text:p>
          <text:p text:style-name="P84"><text:span text:style-name="T34"><draw:frame draw:style-name="fr4" draw:name="Object41" text:anchor-type="as-char" svg:y="-0.1484in" svg:width="1.7902in" svg:height="0.1839in" draw:z-index="61"><draw:object xlink:href="./Object 41" xlink:type="simple" xlink:show="embed" xlink:actuate="onLoad"/><draw:image xlink:href="./ObjectReplacements/Object 41" xlink:type="simple" xlink:show="embed" xlink:actuate="onLoad"/><svg:desc>formula</svg:desc></draw:frame></text:span><text:span text:style-name="T34"><text:s/></text:span><text:span text:style-name="T126">nombre total de points de décision dans le code.</text:span></text:p>
          <text:p text:style-name="P84"><text:span text:style-name="T127"><draw:frame draw:style-name="fr4" draw:name="Object42" text:anchor-type="as-char" svg:y="-0.1484in" svg:width="1.2165in" svg:height="0.1839in" draw:z-index="62"><draw:object xlink:href="./Object 42" xlink:type="simple" xlink:show="embed" xlink:actuate="onLoad"/><draw:image xlink:href="./ObjectReplacements/Object 42" xlink:type="simple" xlink:show="embed" xlink:actuate="onLoad"/><svg:desc>formula</svg:desc></draw:frame></text:span><text:span text:style-name="T127">nombre total de chemins possibles à travers le graphe de contrôle du programme.</text:span></text:p>
        </text:list-item>
      </text:list>
      <text:p text:style-name="P85"><text:span text:style-name="T127"/></text:p>
      <text:list xml:id="list160231130584581" text:continue-numbering="true" text:style-name="L1">
        <text:list-header>
          <text:p text:style-name="P126"><text:span text:style-name="T159">Impact :</text:span></text:p>
          <text:p text:style-name="P166"><text:span text:style-name="T156">Une complexité cyclomatique élevée peut indiquer une fonction complexe avec de nombreuses branches de décision, ce qui peut rendre la fonction difficile à comprendre, à tester et à maintenir. Une complexité plus faible est souvent préférable, car elle indique un code plus simple et plus clair.</text:span></text:p>
        </text:list-header>
        <text:list-item>
          <text:p text:style-name="P138"><text:span text:style-name="T6">W</text:span><text:span text:style-name="T7">eighted</text:span><text:span text:style-name="T6"> M</text:span><text:span text:style-name="T7">ethods</text:span><text:span text:style-name="T6"> P</text:span><text:span text:style-name="T7">er</text:span><text:span text:style-name="T6"> C</text:span><text:span text:style-name="T7">lass</text:span><text:span text:style-name="T6"> </text:span><text:span text:style-name="T7">(</text:span><text:span text:style-name="T6">WMC</text:span><text:span text:style-name="T7">)</text:span><text:span text:style-name="T6">:</text:span></text:p>
          <text:p text:style-name="P52"><text:s/>La métrique Méthodes pondérées par classe est une somme de complexités de méthodes définies</text:p>
          <text:p text:style-name="P69"><text:span text:style-name="T38"><text:s/></text:span><text:span text:style-name="T39">D</text:span><text:span text:style-name="T38">ans une classe. Il représente la complexité d'une classe dans son ensemble et peut être utilisé pour indiquer l’effort de développement et de maintenance pour une classe. </text:span></text:p>
          <text:p text:style-name="P66"><text:span text:style-name="T55">Méthode de calcul:</text:span><text:span text:style-name="T52"> <text:s text:c="2"/></text:span><text:span text:style-name="T49"><draw:frame draw:style-name="fr4" draw:name="Object43" text:anchor-type="as-char" svg:y="-0.2898in" svg:width="1.4917in" svg:height="0.4575in" draw:z-index="63"><draw:object xlink:href="./Object 43" xlink:type="simple" xlink:show="embed" xlink:actuate="onLoad"/><draw:image xlink:href="./ObjectReplacements/Object 43" xlink:type="simple" xlink:show="embed" xlink:actuate="onLoad"/><svg:desc>formula</svg:desc></draw:frame></text:span></text:p>
          <text:p text:style-name="P74"><text:span text:style-name="T47">où </text:span><text:span text:style-name="T49"><draw:frame draw:style-name="fr3" draw:name="Object46" text:anchor-type="as-char" svg:width="0.0465in" svg:height="0.1846in" draw:z-index="64"><draw:object xlink:href="./Object 46" xlink:type="simple" xlink:show="embed" xlink:actuate="onLoad"/><draw:image xlink:href="./ObjectReplacements/Object 46" xlink:type="simple" xlink:show="embed" xlink:actuate="onLoad"/><svg:desc>formula</svg:desc></draw:frame></text:span><text:span text:style-name="T47"><text:s/></text:span></text:p>
          <text:list>
            <text:list-item>
              <text:list>
                <text:list-item>
                  <text:list>
                    <text:list-header>
                      <text:p text:style-name="P75"><text:span text:style-name="T66"><text:s/></text:span><text:span text:style-name="T162"><draw:frame draw:style-name="fr4" draw:name="Object44" text:anchor-type="as-char" svg:y="-0.152in" svg:width="0.5535in" svg:height="0.2in" draw:z-index="65"><draw:object xlink:href="./Object 44" xlink:type="simple" xlink:show="embed" xlink:actuate="onLoad"/><draw:image xlink:href="./ObjectReplacements/Object 44" xlink:type="simple" xlink:show="embed" xlink:actuate="onLoad"/><svg:desc>formula</svg:desc></draw:frame></text:span><text:span text:style-name="T66">: le nombre d</text:span><text:span text:style-name="T67">e méthodes </text:span><text:span text:style-name="T66">dans une classe.</text:span></text:p>
                      <text:p text:style-name="P67"><text:span text:style-name="T52"><text:s/></text:span><text:span text:style-name="T52"><draw:frame draw:style-name="fr4" draw:name="Object47" text:anchor-type="as-char" svg:y="-0.152in" svg:width="0.4126in" svg:height="0.2134in" draw:z-index="66"><draw:object xlink:href="./Object 47" xlink:type="simple" xlink:show="embed" xlink:actuate="onLoad"/><draw:image xlink:href="./ObjectReplacements/Object 47" xlink:type="simple" xlink:show="embed" xlink:actuate="onLoad"/><svg:desc>formula</svg:desc></draw:frame></text:span><text:span text:style-name="T52"> : l</text:span><text:span text:style-name="T53">a complexité de la méthode m</text:span><text:span text:style-name="T70">i</text:span><text:span text:style-name="T52">.</text:span></text:p>
                      <text:p text:style-name="P67"><text:span text:style-name="T52"/></text:p>
                    </text:list-header>
                  </text:list>
                </text:list-item>
              </text:list>
            </text:list-item>
          </text:list>
          <text:p text:style-name="P121">Impact :</text:p>
          <text:p text:style-name="P167"><text:span text:style-name="T58">Une valeur élevée de WMC peut indiquer une classe complexe nécessitant une attention particulière en termes de conception et de maintenance. Cela peut signifier que la classe a un nombre élevé de méthodes ou que les méthodes individuelles sont complexes, ce qui peut rendre la classe plus difficile à comprendre, tester et maintenir. En revanche, une valeur plus basse peut indiquer une classe plus simple et plus facile à gérer. Ainsi, WMC peut être utilisé pour identifier les classes qui nécessitent une attention particulière lors du processus de développement et de maintenance du logiciel.</text:span></text:p>
        </text:list-item>
        <text:list-item>
          <text:p text:style-name="P138"><text:span text:style-name="T6">L</text:span><text:span text:style-name="T7">ack</text:span><text:span text:style-name="T6"> </text:span><text:span text:style-name="T7">Of</text:span><text:span text:style-name="T6"> C</text:span><text:span text:style-name="T7">ohesion</text:span><text:span text:style-name="T6"> M</text:span><text:span text:style-name="T7">ethods</text:span><text:span text:style-name="T6"> </text:span><text:span text:style-name="T7">(</text:span><text:span text:style-name="T6">LCOM</text:span><text:span text:style-name="T7">)</text:span><text:span text:style-name="T6">:</text:span></text:p>
          <text:p text:style-name="P98"><text:soft-page-break/><text:span text:style-name="T12"><text:s/></text:span><text:span text:style-name="T19">La cohésion d'une classe est caractérisée par l'étroitesse des relations entre les méthodes locales et les attributs locaux. Le manque de cohésion (LCOM) mesure la dissemblance des méthodes dans une classe par variable d'instance ou attributs. Un module hautement cohérent doit être autonome, une cohésion élevée indique une bonne subdivision des classes.</text:span></text:p>
          <text:p text:style-name="P98"><text:span text:style-name="T19"/></text:p>
          <text:p text:style-name="P98"><text:span text:style-name="T24">Méthode de calcul:</text:span><text:span text:style-name="T19"> </text:span></text:p>
          <text:p text:style-name="P35"><draw:frame draw:style-name="fr4" draw:name="Object45" text:anchor-type="as-char" svg:y="-0.152in" svg:width="2.2854in" svg:height="0.2in" draw:z-index="67"><draw:object xlink:href="./Object 45" xlink:type="simple" xlink:show="embed" xlink:actuate="onLoad"/><draw:image xlink:href="./ObjectReplacements/Object 45" xlink:type="simple" xlink:show="embed" xlink:actuate="onLoad"/><svg:desc>formula</svg:desc></draw:frame></text:p>
          <text:p text:style-name="P35"><draw:frame draw:style-name="fr4" draw:name="Object48" text:anchor-type="as-char" svg:y="-0.152in" svg:width="1.3984in" svg:height="0.2in" draw:z-index="68"><draw:object xlink:href="./Object 48" xlink:type="simple" xlink:show="embed" xlink:actuate="onLoad"/><draw:image xlink:href="./ObjectReplacements/Object 48" xlink:type="simple" xlink:show="embed" xlink:actuate="onLoad"/><svg:desc>formula</svg:desc></draw:frame></text:p>
          <text:p text:style-name="P82"><text:span text:style-name="T31">où </text:span><text:span text:style-name="T32"><draw:frame draw:style-name="fr3" draw:name="Object50" text:anchor-type="as-char" svg:width="0.0465in" svg:height="0.1846in" draw:z-index="70"><draw:object xlink:href="./Object 50" xlink:type="simple" xlink:show="embed" xlink:actuate="onLoad"/><draw:image xlink:href="./ObjectReplacements/Object 50" xlink:type="simple" xlink:show="embed" xlink:actuate="onLoad"/><svg:desc>formula</svg:desc></draw:frame></text:span></text:p>
          <text:p text:style-name="P36"><draw:frame draw:style-name="fr4" draw:name="Object49" text:anchor-type="as-char" svg:y="-0.152in" svg:width="1.8984in" svg:height="0.2in" draw:z-index="69"><draw:object xlink:href="./Object 49" xlink:type="simple" xlink:show="embed" xlink:actuate="onLoad"/><draw:image xlink:href="./ObjectReplacements/Object 49" xlink:type="simple" xlink:show="embed" xlink:actuate="onLoad"/><svg:desc>formula</svg:desc></draw:frame><text:span text:style-name="T84"><text:s/></text:span></text:p>
          <text:p text:style-name="P154"><text:span text:style-name="Strong_20_Emphasis"><text:span text:style-name="T85">P :</text:span></text:span><text:span text:style-name="T84"> Ensemble des paires de méthodes de la classe sans variable d'instance en commun, indiquant leur indépendance.</text:span></text:p>
        </text:list-item>
      </text:list>
      <text:p text:style-name="P31"><text:s/><draw:frame draw:style-name="fr4" draw:name="Object51" text:anchor-type="as-char" svg:y="-0.152in" svg:width="1.9091in" svg:height="0.2in" draw:z-index="71"><draw:object xlink:href="./Object 51" xlink:type="simple" xlink:show="embed" xlink:actuate="onLoad"/><draw:image xlink:href="./ObjectReplacements/Object 51" xlink:type="simple" xlink:show="embed" xlink:actuate="onLoad"/><svg:desc>formula</svg:desc></draw:frame></text:p>
      <text:p text:style-name="P153"><text:span text:style-name="Strong_20_Emphasis"><text:span text:style-name="T91"><text:s/>Q :</text:span></text:span><text:span text:style-name="T90"> Ensemble des paires de méthodes de la classe avec au moins une variable d'instance en commun, indiquant leur interdépendance.</text:span></text:p>
      <text:list xml:id="list160231750304926" text:continue-numbering="true" text:style-name="L1">
        <text:list-header>
          <text:p text:style-name="P122"><text:span text:style-name="T15"><text:s/></text:span><text:span text:style-name="T15"><draw:frame draw:style-name="fr4" draw:name="Object52" text:anchor-type="as-char" svg:y="-0.1484in" svg:width="3.4445in" svg:height="0.2091in" draw:z-index="72"><draw:object xlink:href="./Object 52" xlink:type="simple" xlink:show="embed" xlink:actuate="onLoad"/><draw:image xlink:href="./ObjectReplacements/Object 52" xlink:type="simple" xlink:show="embed" xlink:actuate="onLoad"/><svg:desc>formula</svg:desc></draw:frame></text:span></text:p>
          <text:p text:style-name="P122"><text:span text:style-name="T130"><text:s/></text:span><text:span text:style-name="T130"><draw:frame draw:style-name="fr4" draw:name="Object53" text:anchor-type="as-char" svg:y="-0.152in" svg:width="3.6583in" svg:height="0.2134in" draw:z-index="73"><draw:object xlink:href="./Object 53" xlink:type="simple" xlink:show="embed" xlink:actuate="onLoad"/><draw:image xlink:href="./ObjectReplacements/Object 53" xlink:type="simple" xlink:show="embed" xlink:actuate="onLoad"/><svg:desc>formula</svg:desc></draw:frame></text:span></text:p>
          <text:p text:style-name="P122"><text:span text:style-name="T130"><text:s/></text:span><text:span text:style-name="T130"><draw:frame draw:style-name="fr4" draw:name="Object54" text:anchor-type="as-char" svg:y="-0.1484in" svg:width="2.9098in" svg:height="0.2091in" draw:z-index="74"><draw:object xlink:href="./Object 54" xlink:type="simple" xlink:show="embed" xlink:actuate="onLoad"/><draw:image xlink:href="./ObjectReplacements/Object 54" xlink:type="simple" xlink:show="embed" xlink:actuate="onLoad"/><svg:desc>formula</svg:desc></draw:frame></text:span></text:p>
        </text:list-header>
      </text:list>
      <text:p text:style-name="P124"><text:span text:style-name="T130"/></text:p>
      <text:list xml:id="list160231981403529" text:continue-numbering="true" text:style-name="L1">
        <text:list-header>
          <text:p text:style-name="P122"><text:span text:style-name="T27">Impact</text:span><text:span text:style-name="T15"> :</text:span></text:p>
          <text:p text:style-name="P163"><text:span text:style-name="T38">- Une LCOM élevée indique une faible cohésion, ce qui rend la classe moins autonome et plus difficile à maintenir.</text:span></text:p>
          <text:p text:style-name="P163">- Une LCOM élevée peut rendre la classe plus difficile à maintenir et augmenter le risque d'effets secondaires non intentionnels lors de modifications du code.</text:p>
          <text:p text:style-name="P163">- Une LCOM basse rend le code plus cohérent et logique, facilitant ainsi sa compréhension et sa maintenance.</text:p>
          <text:p text:style-name="P122"><text:span text:style-name="T6"/></text:p>
        </text:list-header>
        <text:list-item>
          <text:p text:style-name="P138"><text:span text:style-name="T6">A</text:span><text:span text:style-name="T7">fferent</text:span><text:span text:style-name="T6"> – </text:span><text:span text:style-name="T7">Efferent</text:span><text:span text:style-name="T6"> C</text:span><text:span text:style-name="T7">oupling</text:span><text:span text:style-name="T6"> </text:span><text:span text:style-name="T7">(</text:span><text:span text:style-name="T6">CA-CE</text:span><text:span text:style-name="T7">)</text:span><text:span text:style-name="T6">:</text:span></text:p>
          <text:p text:style-name="P178"><text:span text:style-name="Strong_20_Emphasis"><text:span text:style-name="T33">Couplage afférent (CA) :</text:span></text:span><text:span text:style-name="T29"> Il représente le nombre d'entités externes qui dépendent de l'entité courante.</text:span></text:p>
          <text:p text:style-name="P178"><text:span text:style-name="Strong_20_Emphasis"><text:span text:style-name="T149">Couplage efférent (CE) :</text:span></text:span><text:span text:style-name="T142"> Il représente le nombre d'entités externes dont dépend l'entité courante.</text:span></text:p>
        </text:list-item>
      </text:list>
      <text:p text:style-name="P105"><text:span text:style-name="T24">Méthode de calcul:</text:span></text:p>
      <text:p text:style-name="P106"><text:s/>.<draw:frame draw:style-name="fr1" draw:name="Object57" text:anchor-type="as-char" svg:y="-0.1484in" svg:width="0.1835in" svg:height="0.1839in" draw:z-index="77"><draw:object xlink:href="./Object 57" xlink:type="simple" xlink:show="embed" xlink:actuate="onLoad"/><draw:image xlink:href="./ObjectReplacements/Object 57" xlink:type="simple" xlink:show="embed" xlink:actuate="onLoad"/></draw:frame>: un <text:span text:style-name="T163">package</text:span>, <text:span text:style-name="T76">: </text:span><text:span text:style-name="T76"><draw:frame draw:style-name="fr1" draw:name="Object58" text:anchor-type="as-char" svg:y="-0.1484in" svg:width="0.1661in" svg:height="0.1839in" draw:z-index="78"><draw:object xlink:href="./Object 58" xlink:type="simple" xlink:show="embed" xlink:actuate="onLoad"/><draw:image xlink:href="./ObjectReplacements/Object 58" xlink:type="simple" xlink:show="embed" xlink:actuate="onLoad"/></draw:frame></text:span><text:span text:style-name="T76"> : </text:span><text:span text:style-name="T163">nombre de classe dans </text:span><text:span text:style-name="T163"><draw:frame draw:style-name="fr1" draw:name="Object59" text:anchor-type="as-char" svg:y="-0.1484in" svg:width="0.1835in" svg:height="0.1839in" draw:z-index="79"><draw:object xlink:href="./Object 59" xlink:type="simple" xlink:show="embed" xlink:actuate="onLoad"/><draw:image xlink:href="./ObjectReplacements/Object 59" xlink:type="simple" xlink:show="embed" xlink:actuate="onLoad"/></draw:frame></text:span><text:span text:style-name="T76">.</text:span></text:p>
      <text:list xml:id="list160232432355839" text:continue-numbering="true" text:style-name="L1">
        <text:list-header>
          <text:p text:style-name="P138"><text:span text:style-name="T19"><draw:frame draw:style-name="fr4" draw:name="Object55" text:anchor-type="as-char" svg:y="-0.2807in" svg:width="1.0693in" svg:height="0.4484in" draw:z-index="75"><draw:object xlink:href="./Object 55" xlink:type="simple" xlink:show="embed" xlink:actuate="onLoad"/><draw:image xlink:href="./ObjectReplacements/Object 55" xlink:type="simple" xlink:show="embed" xlink:actuate="onLoad"/><svg:desc>formula</svg:desc></draw:frame></text:span></text:p>
          <text:p text:style-name="P138"><text:span text:style-name="T19"><draw:frame draw:style-name="fr4" draw:name="Object56" text:anchor-type="as-char" svg:y="-0.2807in" svg:width="1.0626in" svg:height="0.4484in" draw:z-index="76"><draw:object xlink:href="./Object 56" xlink:type="simple" xlink:show="embed" xlink:actuate="onLoad"/><draw:image xlink:href="./ObjectReplacements/Object 56" xlink:type="simple" xlink:show="embed" xlink:actuate="onLoad"/><svg:desc>formula</svg:desc></draw:frame></text:span></text:p>
          <text:p text:style-name="P83"><text:span text:style-name="T31">où </text:span><text:span text:style-name="T32"><draw:frame draw:style-name="fr3" draw:name="Object60" text:anchor-type="as-char" svg:width="0.0465in" svg:height="0.1846in" draw:z-index="80"><draw:object xlink:href="./Object 60" xlink:type="simple" xlink:show="embed" xlink:actuate="onLoad"/><draw:image xlink:href="./ObjectReplacements/Object 60" xlink:type="simple" xlink:show="embed" xlink:actuate="onLoad"/><svg:desc>formula</svg:desc></draw:frame></text:span></text:p>
          <text:list>
            <text:list-header>
              <text:p text:style-name="P148"><text:span text:style-name="T114"><draw:frame draw:style-name="fr1" draw:name="Object61" text:anchor-type="as-char" svg:y="-0.1484in" svg:width="0.3744in" svg:height="0.1839in" draw:z-index="81"><draw:object xlink:href="./Object 61" xlink:type="simple" xlink:show="embed" xlink:actuate="onLoad"/><draw:image xlink:href="./ObjectReplacements/Object 61" xlink:type="simple" xlink:show="embed" xlink:actuate="onLoad"/></draw:frame></text:span><text:span text:style-name="T114">représente le nombre d'entités externes qui dépendent de la classe </text:span><text:span text:style-name="T134"><draw:frame draw:style-name="fr1" draw:name="Object63" text:anchor-type="as-char" svg:y="-0.1484in" svg:width="0.1283in" svg:height="0.1839in" draw:z-index="83"><draw:object xlink:href="./Object 63" xlink:type="simple" xlink:show="embed" xlink:actuate="onLoad"/><draw:image xlink:href="./ObjectReplacements/Object 63" xlink:type="simple" xlink:show="embed" xlink:actuate="onLoad"/></draw:frame></text:span><text:span text:style-name="T114"><text:s/>du package.</text:span></text:p>
            </text:list-header>
          </text:list>
        </text:list-header>
      </text:list>
      <text:p text:style-name="P61"><text:span text:style-name="T164"><text:s/></text:span><text:span text:style-name="T118"><draw:frame draw:style-name="fr1" draw:name="Object62" text:anchor-type="as-char" svg:y="-0.1484in" svg:width="0.3744in" svg:height="0.1839in" draw:z-index="82"><draw:object xlink:href="./Object 62" xlink:type="simple" xlink:show="embed" xlink:actuate="onLoad"/><draw:image xlink:href="./ObjectReplacements/Object 62" xlink:type="simple" xlink:show="embed" xlink:actuate="onLoad"/></draw:frame></text:span><text:span text:style-name="T115">représente le nombre d'entités externes do</text:span><text:span text:style-name="T117">nt <text:s text:c="6"/></text:span><text:span text:style-name="T115">dépend la classe </text:span><text:span text:style-name="T116"><draw:frame draw:style-name="fr1" draw:name="Object64" text:anchor-type="as-char" svg:y="-0.1484in" svg:width="0.1283in" svg:height="0.1839in" draw:z-index="84"><draw:object xlink:href="./Object 64" xlink:type="simple" xlink:show="embed" xlink:actuate="onLoad"/><draw:image xlink:href="./ObjectReplacements/Object 64" xlink:type="simple" xlink:show="embed" xlink:actuate="onLoad"/></draw:frame></text:span><text:span text:style-name="T113"><text:s/></text:span><text:span text:style-name="T115">du package.</text:span></text:p>
      <text:p text:style-name="P61"><text:span text:style-name="T115"/></text:p>
      <text:list xml:id="list160230630438069" text:continue-numbering="true" text:style-name="L1">
        <text:list-header>
          <text:p text:style-name="P62"><text:span text:style-name="T136">Impact</text:span><text:span text:style-name="T138"> :</text:span></text:p>
          <text:p text:style-name="P164"><text:span text:style-name="T44">- </text:span><text:span text:style-name="T124">Un CA élevé peut indiquer une forte dépendance des autres parties du système à l'égard du package étudié. Cela peut rendre le package plus sensible aux changements externes, augmentant ainsi sa vulnérabilité et sa complexité.</text:span></text:p>
          <text:p text:style-name="P156"><text:span text:style-name="T119">- </text:span><text:span text:style-name="T115">Un CE élevé peut révéler une forte dépendance du package vis-à-vis d'autres parties du système. Cela peut rendre le package plus difficile à réutiliser et à maintenir, car il peut être fortement lié à d'autres composants, augmentant ainsi la complexité du système dans son ensemble.</text:span></text:p>
        </text:list-header>
        <text:list-item>
          <text:p text:style-name="P138"><text:span text:style-name="T9">S</text:span><text:span text:style-name="T7">tability</text:span><text:span text:style-name="T6"> </text:span><text:span text:style-name="T7">(</text:span><text:span text:style-name="T9">S</text:span><text:span text:style-name="T7">)</text:span><text:span text:style-name="T6">:</text:span></text:p>
          <text:p text:style-name="P149"><text:span text:style-name="T120">Cette mesure indique la résilience du paquet au changement, avec une plage de valeurs entre 0 et 1. Un </text:span><text:span text:style-name="T135">S=0</text:span><text:span text:style-name="T121"> </text:span><text:span text:style-name="T120">signifie un paquet complètement stable, tandis qu'un </text:span><text:span text:style-name="T135">S=1</text:span><text:span text:style-name="T121"> </text:span><text:span text:style-name="T120">indique un paquet totalement instable.</text:span></text:p>
        </text:list-item>
      </text:list>
      <text:p text:style-name="P56"/>
      <text:list xml:id="list160230820596340" text:continue-numbering="true" text:style-name="L1">
        <text:list-header>
          <text:p text:style-name="P102"><text:span text:style-name="T25">Méthode de calcul:</text:span></text:p>
          <text:p text:style-name="P102"><text:span text:style-name="T25"><text:s/></text:span><text:span text:style-name="T13"><draw:frame draw:style-name="fr1" draw:name="Object65" text:anchor-type="as-char" svg:y="-0.2437in" svg:width="1.1374in" svg:height="0.3929in" draw:z-index="85"><draw:object xlink:href="./Object 65" xlink:type="simple" xlink:show="embed" xlink:actuate="onLoad"/><draw:image xlink:href="./ObjectReplacements/Object 65" xlink:type="simple" xlink:show="embed" xlink:actuate="onLoad"/></draw:frame></text:span></text:p>
          <text:p text:style-name="P29"><text:s/></text:p>
          <text:p text:style-name="P123"><text:span text:style-name="T27">Impact</text:span><text:span text:style-name="T15"> :</text:span></text:p>
          <text:p text:style-name="P161"><text:span text:style-name="T19">- </text:span><text:span text:style-name="T38">Un indice d</text:span><text:span text:style-name="T42">e </text:span><text:span text:style-name="T38">stabilité (</text:span><text:span text:style-name="T41">S</text:span><text:span text:style-name="T38">) proche de 0 indique une forte stabilité du package, ce qui signifie qu'il est moins susceptible d'être affecté par les changements externes. Cela peut favoriser une architecture robuste et facile à maintenir.</text:span></text:p>
          <text:p text:style-name="P161"><text:span text:style-name="T19">- </text:span>À l'inverse, un indice d<text:span text:style-name="T166">e </text:span>stabilité (<text:span text:style-name="T165">S</text:span>) proche de 1 indique une forte instabilité du package, ce qui signifie qu'il est fortement influencé par les changements externes. Cela peut rendre la maintenance et l'évolution du code plus complexes et moins prévisibles.</text:p>
        </text:list-header>
        <text:list-item>
          <text:p text:style-name="P138"><text:span text:style-name="T6">A</text:span><text:span text:style-name="T7">bstractness</text:span><text:span text:style-name="T6"> </text:span><text:span text:style-name="T7">(</text:span><text:span text:style-name="T6">A</text:span><text:span text:style-name="T7">)</text:span><text:span text:style-name="T6">:</text:span></text:p>
          <text:p text:style-name="P87"><text:span text:style-name="T56">Le rapport entre le nombre de classes abstraites (et d'interfaces) dans le package analysé et le nombre total de classes dans le package analysé.</text:span></text:p>
          <text:p text:style-name="P150"><text:span text:style-name="T69"><text:s/></text:span><text:span text:style-name="T122">Cette mesure évalue le degré d'abstraction du package, avec une plage de valeurs entre 0 et 1. Un </text:span><text:span text:style-name="T158">A=0</text:span><text:span text:style-name="T113"> </text:span><text:span text:style-name="T122">indique un package complètement concret, tandis qu'un </text:span><text:span text:style-name="T158">A=1</text:span><text:span text:style-name="T113"> </text:span><text:span text:style-name="T122">indique un package complètement abstrait.</text:span></text:p>
          <text:p text:style-name="P150"><text:span text:style-name="T122"/></text:p>
          <text:p text:style-name="P103"><text:span text:style-name="T25">Méthode de calcul:</text:span></text:p>
          <text:p text:style-name="P151"><text:soft-page-break/><text:span text:style-name="T128"><text:s/></text:span><text:span text:style-name="T131"><draw:frame draw:style-name="fr1" draw:name="Object35" text:anchor-type="as-char" svg:y="-0.2437in" svg:width="3.7563in" svg:height="0.3929in" draw:z-index="86"><draw:object xlink:href="./Object 35" xlink:type="simple" xlink:show="embed" xlink:actuate="onLoad"/><draw:image xlink:href="./ObjectReplacements/Object 35" xlink:type="simple" xlink:show="embed" xlink:actuate="onLoad"/><svg:desc>formula</svg:desc></draw:frame></text:span></text:p>
          <text:p text:style-name="P144"><text:span text:style-name="T6"/></text:p>
          <text:p text:style-name="P144"><text:span text:style-name="T24">Impact</text:span><text:span text:style-name="T6"> :</text:span></text:p>
          <text:p text:style-name="P162"><text:span text:style-name="T19">- </text:span><text:span text:style-name="T129">Une valeur d''abstractité proche de 0 indique un package constitué principalement de classes concrètes. Cela oriente le code vers des implémentations spécifiques, ce qui peut rendre le package moins adaptable aux changements futurs. Cependant, cela peut également rendre le code plus accessible aux développeurs novices.</text:span></text:p>
          <text:p text:style-name="P155"><text:span text:style-name="T92">- </text:span><text:span text:style-name="T111">Une valeur d'</text:span><text:span text:style-name="T139">'abstractité</text:span><text:span text:style-name="T111"> proche de 1 indique un package principalement composé de classes abstraites et d'interfaces. Cela favorise une conception plus abstraite, offrant une flexibilité accrue, une réutilisabilité et une maintenabilité améliorées. Cependant, cela peut rendre la compréhension et la navigation du code plus complexes pour les développeurs.</text:span></text:p>
        </text:list-item>
        <text:list-item>
          <text:p text:style-name="P145"><text:span text:style-name="T6"><text:s/></text:span><text:span text:style-name="T7">Normalized Distance From Main Sequence</text:span><text:span text:style-name="T6"> (D</text:span><text:span text:style-name="T7">MS</text:span><text:span text:style-name="T6">):</text:span></text:p>
          <text:p text:style-name="P76"><text:span text:style-name="T45"><text:s/></text:span><text:span text:style-name="T38">La distance de la séquence principale d'un package mesure à quel point il se situe par rapport à la "main sequence" théorique où la somme de l'abstractité et de la stabilité est égale à 1. Les valeurs proches de zéro indiquent un respect du SAP(Stable-Abstractions-Principle).</text:span></text:p>
          <text:p text:style-name="P76"><text:span text:style-name="T38"/></text:p>
          <text:p text:style-name="P68"><text:span text:style-name="T55">Méthode de calcul: <text:s/></text:span><text:span text:style-name="T45"><draw:frame draw:style-name="fr2" draw:name="Object36" text:anchor-type="as-char" svg:y="-0.1484in" svg:width="1.128in" svg:height="0.1846in" draw:z-index="87"><draw:object xlink:href="./Object 36" xlink:type="simple" xlink:show="embed" xlink:actuate="onLoad"/><draw:image xlink:href="./ObjectReplacements/Object 36" xlink:type="simple" xlink:show="embed" xlink:actuate="onLoad"/><svg:desc>formula</svg:desc></draw:frame></text:span><text:span text:style-name="T38">|</text:span></text:p>
          <text:p text:style-name="P68"><text:span text:style-name="T38"/></text:p>
          <text:p text:style-name="P40">Impact : </text:p>
          <text:p text:style-name="P55">Cette métrique permet d'évaluer à quel point un package respecte le SAP, avec des valeurs proches de zéro indiquant un bon équilibre entre abstractité et stabilité.</text:p>
          <text:p text:style-name="P45"><text:s/></text:p>
        </text:list-item>
        <text:list-item>
          <text:p text:style-name="P138"><text:span text:style-name="T12"><text:s/></text:span><text:span text:style-name="T6">Number of attributes</text:span><text:span text:style-name="T12">:</text:span></text:p>
          <text:p text:style-name="P98"><text:span text:style-name="T12"><text:s/></text:span><text:span text:style-name="T19">Cette métrique compte simplement le nombre total d'attributs (également appelés variables d'instance ou champs) au sein d 'une classe. Les attributs représentent l'état d'un objet et définissent ses caractéristiques ou propriétés.</text:span></text:p>
          <text:p text:style-name="P98"><text:span text:style-name="T19"/></text:p>
          <text:p text:style-name="P27"><text:span text:style-name="T84">Impact :</text:span> </text:p>
          <text:p text:style-name="P104"><text:span text:style-name="T19">- </text:span>Un grand nombre d'attributs dans une classe peut rendre celle-ci plus complexe et difficile à comprendre, ce qui peut conduire à une conception moins maintenable et à des difficultés lors de la modification du code.</text:p>
          <text:p text:style-name="P104"><text:span text:style-name="T19">- </text:span>D'autre part, un nombre minimal d'attributs peut indiquer une classe plus cohérente et mieux encapsulée, ce qui facilite sa compréhension et sa modification ultérieure.</text:p>
          <text:p text:style-name="P46"/>
        </text:list-item>
        <text:list-item>
          <text:p text:style-name="P138"><text:span text:style-name="T12"><text:s/></text:span><text:span text:style-name="T6">Number of static attributes</text:span><text:span text:style-name="T12">:</text:span></text:p>
          <text:p text:style-name="P98"><text:span text:style-name="T12"><text:s/></text:span><text:span text:style-name="T19">Cette métrique compte le nombre total d'attributs statiques définis dans une classe. Les attributs statiques appartiennent à la classe elle-même et sont partagés entre toutes les instances de la classe.</text:span></text:p>
        </text:list-item>
      </text:list>
      <text:p text:style-name="P97"><text:span text:style-name="T19"/></text:p>
      <text:p text:style-name="P33"><text:span text:style-name="T84">Impact :</text:span></text:p>
      <text:p text:style-name="P89">Un nombre élevé d'attributs statiques peut indiquer une forte dépendance de la classe sur des données partagées, ce qui peut entraîner des problèmes de concurrence et de cohérence dans le programme. D'autre part, un nombre minimal d'attributs statiques peut rendre la classe plus autonome et faciliter la gestion de son état interne.</text:p>
      <text:p text:style-name="P89"/>
      <text:list xml:id="list160232218759105" text:continue-numbering="true" text:style-name="L1">
        <text:list-item>
          <text:p text:style-name="P138"><text:span text:style-name="T12"><text:s/></text:span><text:span text:style-name="T6">Number of public attributes:</text:span></text:p>
          <text:p text:style-name="P98"><text:span text:style-name="T12"><text:s/></text:span><text:span text:style-name="T19">Cette métrique compte le nombre total d'attributs publics définis dans une classe. Les attributs publics peuvent être accessibles depuis l'extérieur de la classe et sont déclarés avec le modificateur d'accès public.</text:span></text:p>
          <text:p text:style-name="P98"><text:span text:style-name="T19"/></text:p>
        </text:list-item>
      </text:list>
      <text:p text:style-name="P33"><text:span text:style-name="T84">Impact :</text:span></text:p>
      <text:p text:style-name="P90"><text:span text:style-name="T167">Un nombre élevé d'attributs publics peut compromettre l'encapsulation des données, rendant la classe plus vulnérable aux modifications externes et aux erreurs de manipulation des données. Cela peut également rendre le code plus difficile à maintenir, car les dépendances externes sur les attributs peuvent se propager à travers le système. </text:span></text:p>
      <text:p text:style-name="P90"><text:span text:style-name="T84"/></text:p>
      <text:list xml:id="list160231728497119" text:continue-numbering="true" text:style-name="L1">
        <text:list-item>
          <text:p text:style-name="P138"><text:span text:style-name="T12"><text:s/></text:span><text:span text:style-name="T6">Number of methods:</text:span></text:p>
          <text:p text:style-name="P98"><text:span text:style-name="T12"><text:s/></text:span><text:span text:style-name="T19">Cette métrique compte le nombre total de méthodes (y compris les méthodes d'instance et les méthodes statiques) définies dans une classe. Les méthodes définissent le comportement de la classe et peuvent manipuler l'état de l'objet ainsi que réaliser diverses tâches.</text:span></text:p>
        </text:list-item>
      </text:list>
      <text:p text:style-name="P97"><text:span text:style-name="T19"/></text:p>
      <text:p text:style-name="P33"><text:span text:style-name="T84">Impact :</text:span></text:p>
      <text:p text:style-name="P86"><text:span text:style-name="T59">Un grand nombre de méthodes peut rendre une classe plus complexe et difficile à comprendre, ce qui peut entraîner une baisse de la maintenabilité du code. Cependant, un nombre adéquat de méthodes, bien organisées et cohérentes, peut contribuer à une conception logicielle plus modulaire et plus facile à gérer.</text:span></text:p>
      <text:list xml:id="list160230990018192" text:continue-numbering="true" text:style-name="L1">
        <text:list-header>
          <text:p text:style-name="P38"/>
        </text:list-header>
        <text:list-item>
          <text:p text:style-name="P138"><text:span text:style-name="T12"><text:s/></text:span><text:span text:style-name="T6">Number of static methods:</text:span></text:p>
          <text:p text:style-name="P52"><text:soft-page-break/><text:s/>Cette métrique compte le nombre total de méthodes statiques définies dans une classe. Les méthodes statiques appartiennent à la classe elle-même et peuvent être appelées directement sur la classe sans nécessiter la création d'une instance.</text:p>
        </text:list-item>
      </text:list>
      <text:p text:style-name="P47"/>
      <text:p text:style-name="P34"><text:span text:style-name="T84">Impact :</text:span></text:p>
      <text:p text:style-name="P88">Un grand nombre de méthodes statiques peut indiquer une forte dépendance de la classe sur des opérations globales, ce qui peut réduire la modularité du code et rendre la classe plus difficile à tester et à maintenir. En revanche, un nombre minimal de méthodes statiques peut favoriser une meilleure encapsulation des fonctionnalités et une conception plus orientée objet.</text:p>
      <text:list xml:id="list160230707642486" text:continue-numbering="true" text:style-name="L1">
        <text:list-header>
          <text:p text:style-name="P30"/>
        </text:list-header>
        <text:list-item>
          <text:p text:style-name="P138"><text:span text:style-name="T12"><text:s/></text:span><text:span text:style-name="T6">Number of classes</text:span></text:p>
          <text:p text:style-name="P98"><text:span text:style-name="T12"><text:s/></text:span><text:span text:style-name="T19">Cette métrique compte le nombre total de classes dans un système logiciel ou dans un module spécifique. Les classes servent de modèles pour créer des objets, encapsuler des données et définir des méthodes pour opérer sur ces données.</text:span></text:p>
        </text:list-item>
      </text:list>
      <text:p text:style-name="P24"><text:span text:style-name="T6"/></text:p>
      <text:p text:style-name="P34"><text:span text:style-name="T84">Impact :</text:span></text:p>
      <text:p text:style-name="P91"><text:span text:style-name="T167">Le nombre total de classes dans un système logiciel peut avoir un impact significatif sur sa complexité et sa maintenabilité. Un grand nombre de classes peut rendre le système plus complexe à comprendre et à gérer, tandis qu'un nombre minimal de classes peut simplifier la structure globale du système. Il est donc important de maintenir un équilibre approprié dans le nombre de classes pour assurer une conception logicielle cohérente et facile à maintenir.</text:span></text:p>
      <text:p text:style-name="P91"><text:span text:style-name="T84"/></text:p>
      <text:list xml:id="list160230539120081" text:continue-numbering="true" text:style-name="L1">
        <text:list-item>
          <text:p text:style-name="P138"><text:span text:style-name="T7">Number Of Children</text:span><text:span text:style-name="T6"> (NOC):</text:span></text:p>
          <text:p text:style-name="P52"><text:s/>Le nombre d'enfants d'une classe (NOC) est une mesure qui indique le nombre de sous-classes directes héritant d'une classe parente dans une hiérarchie d'héritage.</text:p>
          <text:p text:style-name="P39"/>
          <text:p text:style-name="P39">Impact : </text:p>
          <text:p text:style-name="P52">- Un NOC élevé peut indiquer une classe centrale dans la hiérarchie d'héritage, ayant une influence significative sur la conception globale du système.</text:p>
          <text:p text:style-name="P52">- Il peut nécessiter des tests supplémentaires pour valider les méthodes héritées dans chaque sous-classe.</text:p>
          <text:p text:style-name="P52">- Un NOC élevé peut également indiquer une mauvaise abstraction de la classe parente, nécessitant une révision de la conception pour une meilleure distribution des responsabilités.</text:p>
          <text:p text:style-name="P22"/>
        </text:list-item>
        <text:list-item>
          <text:p text:style-name="P138"><text:span text:style-name="T7">Number Of Parents</text:span><text:span text:style-name="T6"> (NOPa): </text:span></text:p>
          <text:p text:style-name="P69"><text:span text:style-name="T45"><text:s/></text:span><text:span text:style-name="T38">Le nombre de parents d'une classe (NOPa) est le nombre de classes dont elle hérite directement.</text:span></text:p>
          <text:p text:style-name="P63"><text:span text:style-name="T38"/></text:p>
          <text:p text:style-name="P39">Impact:</text:p>
          <text:p text:style-name="P52">- Un NOPa élevé peut indiquer une classe qui hérite de multiples fonctionnalités, ce qui peut entraîner une complexité accrue et une plus grande dépendance par rapport à d'autres parties du système.</text:p>
          <text:p text:style-name="P52">- Cela peut nécessiter une analyse plus approfondie de la hiérarchie d'héritage pour s'assurer que la classe reste cohérente et bien définie dans son rôle.</text:p>
          <text:p text:style-name="P22"/>
        </text:list-item>
        <text:list-item>
          <text:p text:style-name="P138"><text:span text:style-name="T7">Number Of Descendants</text:span><text:span text:style-name="T6"> (NOD):</text:span></text:p>
          <text:p text:style-name="P107"><text:span text:style-name="T15"><text:s/></text:span><text:span text:style-name="T27">Le nombre de descendants d'une classe (NOD) est le nombre de classes qui héritent directement ou indirectement de cette classe.</text:span></text:p>
          <text:p text:style-name="P39"/>
          <text:p text:style-name="P51">Méthode de calcul: </text:p>
          <text:p text:style-name="P45"><draw:frame draw:style-name="fr1" draw:name="Object37" text:anchor-type="as-char" svg:y="-0.1484in" svg:width="2.4547in" svg:height="0.2091in" draw:z-index="88"><draw:object xlink:href="./Object 37" xlink:type="simple" xlink:show="embed" xlink:actuate="onLoad"/><draw:image xlink:href="./ObjectReplacements/Object 37" xlink:type="simple" xlink:show="embed" xlink:actuate="onLoad"/></draw:frame></text:p>
          <text:p text:style-name="P45"/>
          <text:p text:style-name="P39">Impact :</text:p>
          <text:p text:style-name="P52">- Un NOD élevé peut indiquer une classe qui a une influence étendue sur différentes parties du système, en raison de ses nombreux descendants.</text:p>
          <text:p text:style-name="P52">- Cela peut nécessiter une attention particulière lors de la modification de la classe parente pour éviter des effets indésirables sur ses descendants.</text:p>
        </text:list-item>
      </text:list>
      <text:p text:style-name="P41"/>
      <text:list xml:id="list160231408611679" text:continue-numbering="true" text:style-name="L1">
        <text:list-item>
          <text:p text:style-name="P108"><text:span text:style-name="T7">Number Of Ancestors</text:span><text:span text:style-name="T6"> (NOA):</text:span></text:p>
          <text:p text:style-name="P98"><text:span text:style-name="T6"><text:s/></text:span><text:span text:style-name="T19">Le nombre d'ancêtres d'une classe (NOA) est le nombre de classes à partir desquelles elle hérite directement ou indirectement.</text:span></text:p>
          <text:p text:style-name="P98"><text:span text:style-name="T19"/></text:p>
          <text:p text:style-name="P51">Méthode de calcul: </text:p>
          <text:p text:style-name="P45"><draw:frame draw:style-name="fr1" draw:name="Object66" text:anchor-type="as-char" svg:y="-0.1484in" svg:width="2.5984in" svg:height="0.2091in" draw:z-index="89"><draw:object xlink:href="./Object 66" xlink:type="simple" xlink:show="embed" xlink:actuate="onLoad"/><draw:image xlink:href="./ObjectReplacements/Object 66" xlink:type="simple" xlink:show="embed" xlink:actuate="onLoad"/></draw:frame></text:p>
          <text:p text:style-name="P45"/>
          <text:p text:style-name="P39">Impact :</text:p>
          <text:p text:style-name="P52">- Un NOA élevé peut indiquer une classe qui hérite de nombreuses fonctionnalités et qui peut être influencée par divers aspects de la conception du système.</text:p>
          <text:p text:style-name="P52">- Cela peut rendre la classe plus complexe à comprendre et à maintenir, nécessitant une gestion plus minutieuse de ses interactions avec ses ancêtres.</text:p>
          <text:p text:style-name="P29"/>
        </text:list-item>
        <text:list-item>
          <text:p text:style-name="P138"><text:span text:style-name="T6">N</text:span><text:span text:style-name="T7">umber Of Links</text:span><text:span text:style-name="T6">(NOL):</text:span></text:p>
          <text:p text:style-name="P52">Le nombre de liens d'une classe (NOL) est le nombre total de relations de dépendance (agrégation, composition, association, etc.) qu'elle a avec d'autres classes.</text:p>
          <text:p text:style-name="P45"/>
          <text:p text:style-name="P39">Impact:</text:p>
          <text:p text:style-name="P52">- Un NOL élevé peut indiquer une classe qui est fortement liée à d'autres parties du système, ce qui peut <text:soft-page-break/>augmenter la complexité et la dépendance entre les composants.</text:p>
          <text:p text:style-name="P52">- Cela peut rendre la classe plus difficile à isoler et à réutiliser, nécessitant une gestion attentive de ses interactions avec d'autres classes.</text:p>
          <text:p text:style-name="P39"/>
        </text:list-item>
        <text:list-item>
          <text:p text:style-name="P22">Nested Block Depth (NBD):</text:p>
          <text:p text:style-name="P53"><text:s/>La profondeur des blocs imbriqués (NBD) est le nombre maximal de niveaux d'imbrication de blocs de code à l'intérieur d'une fonction ou d'une méthode.</text:p>
        </text:list-item>
      </text:list>
      <text:p text:style-name="P24"/>
      <text:list xml:id="list160230684069979" text:continue-numbering="true" text:style-name="L1">
        <text:list-header>
          <text:p text:style-name="P39">Impact:</text:p>
          <text:p text:style-name="P52">-Une NBD élevée peut rendre le code source difficile à lire, à comprendre et à maintenir.</text:p>
          <text:p text:style-name="P52">-Une profondeur excessive des blocs imbriqués peut indiquer une complexité excessive du code, ce qui peut augmenter le risque d'erreurs et de bogues.</text:p>
          <text:p text:style-name="P52">-Une NBD élevée peut également rendre le code plus difficile à tester, car il peut y avoir plusieurs chemins d'exécution à travers les blocs imbriqués, augmentant ainsi la complexité des tests unitaires.</text:p>
          <text:p text:style-name="P39"/>
          <text:p text:style-name="P21">3. Nouvelle Métrique :</text:p>
        </text:list-header>
      </text:list>
      <text:p text:style-name="P28"><text:s/>Cette Section est consacré aux nouvelles métriques découverte par notre équipe, une implementation de tous ses métrique est prévue et ont est déterminer à la réaliser.</text:p>
      <text:p text:style-name="P42"/>
      <text:list xml:id="list3156413000" text:style-name="L2">
        <text:list-item>
          <text:p text:style-name="P146"><text:span text:style-name="T10">Variable </text:span><text:span text:style-name="T11">N</text:span><text:span text:style-name="T10">aming </text:span><text:span text:style-name="T11">C</text:span><text:span text:style-name="T10">oherence </text:span><text:span text:style-name="T11">(VNC)</text:span><text:span text:style-name="T10"> :</text:span></text:p>
          <text:p text:style-name="P43"><text:span text:style-name="T95">C</text:span><text:span text:style-name="T94">alcule la coherence de denomination de tout les variable dans une program.</text:span></text:p>
          <text:p text:style-name="P146"><text:span text:style-name="T74">Méthode de calcul:</text:span><text:span text:style-name="T99"> </text:span></text:p>
          <text:p text:style-name="P43"><text:s text:c="8"/><text:span text:style-name="T94">VNC = product{NameCoherenceFactor(name)} <text:tab/><text:tab/></text:span><text:span text:style-name="T95">telleque</text:span><text:span text:style-name="T94"> :</text:span></text:p>
          <text:list>
            <text:list-item>
              <text:list>
                <text:list-header>
                  <text:p text:style-name="P49"><text:s text:c="4"/>0&lt;= NameCoherenceFactor(x) &lt;= 1</text:p>
                </text:list-header>
              </text:list>
            </text:list-item>
          </text:list>
        </text:list-item>
      </text:list>
      <text:p text:style-name="P44"/>
      <text:list xml:id="list160231880490239" text:continue-numbering="true" text:style-name="L2">
        <text:list-header>
          <text:p text:style-name="P43">impact : </text:p>
          <text:p text:style-name="P49">-<text:span text:style-name="T93">E</text:span>crire des programmes robustes est facilement maintenable.</text:p>
          <text:p text:style-name="P49"/>
        </text:list-header>
        <text:list-item>
          <text:p text:style-name="P25">Methode <text:span text:style-name="T93">N</text:span>aming <text:span text:style-name="T93">C</text:span>oherence <text:span text:style-name="T93">(MNC)</text:span>:</text:p>
          <text:p text:style-name="P43"><text:span text:style-name="T95">C</text:span><text:span text:style-name="T94">alcule la coherence de denomination de tout les methode dans une program.</text:span></text:p>
          <text:p text:style-name="P146"><text:span text:style-name="T74">Méthode de calcul:</text:span><text:span text:style-name="T99"> </text:span></text:p>
          <text:p text:style-name="P80"/>
          <text:p text:style-name="P49">MNC=product{MethodCoherenceFactor(methode)} <text:tab/></text:p>
          <text:list>
            <text:list-header>
              <text:p text:style-name="P48">tellque :</text:p>
              <text:list>
                <text:list-header>
                  <text:p text:style-name="P49"><text:s/>0&lt;= MethodCoherenceFactor(x) &lt;= 1</text:p>
                </text:list-header>
              </text:list>
            </text:list-header>
          </text:list>
        </text:list-item>
      </text:list>
      <text:p text:style-name="P44"/>
      <text:list xml:id="list160230883571739" text:continue-numbering="true" text:style-name="L2">
        <text:list-header>
          <text:p text:style-name="P43">impact : </text:p>
          <text:p text:style-name="P49">-<text:span text:style-name="T93">E</text:span>crire des programmes robustes est facilement maintenable.</text:p>
          <text:p text:style-name="P49"/>
        </text:list-header>
        <text:list-item>
          <text:p text:style-name="P25">Class <text:span text:style-name="T93">N</text:span>aming <text:span text:style-name="T93">C</text:span>oherence <text:span text:style-name="T93">(CNC)</text:span> :</text:p>
          <text:p text:style-name="P49">calcule la coherence de denomination de tout les class dans un program.</text:p>
          <text:p text:style-name="P146"><text:span text:style-name="T74">Méthode de calcul:</text:span><text:span text:style-name="T98"> </text:span></text:p>
          <text:p text:style-name="P49">VNC = product{ClassCoherenceFactor(Class)}</text:p>
          <text:list>
            <text:list-header>
              <text:p text:style-name="P48">tellque</text:p>
              <text:list>
                <text:list-header>
                  <text:p text:style-name="P49">0&lt;= ClassCoherenceFactor(x) &lt;= 1</text:p>
                </text:list-header>
              </text:list>
            </text:list-header>
          </text:list>
        </text:list-item>
      </text:list>
      <text:p text:style-name="P44"/>
      <text:list xml:id="list160231185676046" text:continue-numbering="true" text:style-name="L2">
        <text:list-header>
          <text:p text:style-name="P43">impact : </text:p>
          <text:p text:style-name="P49">-<text:span text:style-name="T93">E</text:span>crire des programmes robustes est facilement maintenable.</text:p>
          <text:p text:style-name="P43"/>
        </text:list-header>
        <text:list-item>
          <text:p text:style-name="P25">Component naming coherence <text:span text:style-name="T93">(CMNC)</text:span>:</text:p>
          <text:p text:style-name="P49">calcule la coherence de denomination de tout les composent dans un program.</text:p>
          <text:p text:style-name="P146"><text:span text:style-name="T74">Méthode de calcul:</text:span><text:span text:style-name="T98"> </text:span></text:p>
          <text:list>
            <text:list-item>
              <text:list>
                <text:list-header>
                  <text:p text:style-name="P49">CMNC = CNC.MCN.VNC</text:p>
                </text:list-header>
              </text:list>
            </text:list-item>
          </text:list>
          <text:p text:style-name="P43"/>
          <text:p text:style-name="P43">impact : </text:p>
          <text:p text:style-name="P49">-<text:span text:style-name="T93">E</text:span>crire des programmes robustes est facilement maintenable.</text:p>
        </text:list-item>
        <text:list-item>
          <text:p text:style-name="P25">Nubmber of imports per class <text:span text:style-name="T93">(NIC)</text:span>:</text:p>
          <text:p text:style-name="P49">calcule le nombre total de class importer dans une class.</text:p>
          <text:p text:style-name="P146"><text:span text:style-name="T74">Méthode de calcul:</text:span><text:span text:style-name="T98"> </text:span></text:p>
          <text:p text:style-name="P43"><text:s text:c="8"/><text:tab/><text:tab/><text:span text:style-name="T94">NIC = sum{imports}</text:span></text:p>
          <text:p text:style-name="P43"/>
          <text:p text:style-name="P43">impact : </text:p>
          <text:p text:style-name="P49">-<text:span text:style-name="T93">E</text:span>stimation de la charge total sur le Linker(phase compilation).</text:p>
          <text:p text:style-name="P48">-Un grand nombre d’imports signifie une grande charge sur le compilateur est un long temps de compilation.</text:p>
        </text:list-item>
      </text:list>
      <text:p text:style-name="P44"/>
      <text:list xml:id="list160232266569985" text:continue-numbering="true" text:style-name="L2">
        <text:list-item>
          <text:p text:style-name="P25">Number of effectif imports per class <text:span text:style-name="T93">(NEIC)</text:span>:</text:p>
          <text:p text:style-name="P49"><text:span text:style-name="T93">C</text:span>alcule le nombre total de class importer effectivement utiliser dans un class.</text:p>
          <text:p text:style-name="P146"><text:span text:style-name="T74">Méthode de calcul:</text:span><text:span text:style-name="T98"> </text:span></text:p>
          <text:list>
            <text:list-header>
              <text:p text:style-name="P49">NEIC = sum{UsedImports}</text:p>
            </text:list-header>
          </text:list>
          <text:p text:style-name="P43"/>
          <text:p text:style-name="P43">impact:</text:p>
          <text:p text:style-name="P48">-Meilleure visibilité les imports nécessaire dans une class.</text:p>
          <text:p text:style-name="P49"/>
        </text:list-item>
        <text:list-item>
          <text:p text:style-name="P43"><text:s/><text:span text:style-name="T96">Number of non effectif imports </text:span><text:span text:style-name="T97">(NNEIC)</text:span><text:span text:style-name="T96"> :</text:span></text:p>
          <text:p text:style-name="P49"><text:s/>calcule le nombre d'imports non utiliser dans une class.</text:p>
        </text:list-item>
      </text:list>
      <text:list xml:id="list160231572020385" text:continue-list="list160230684069979" text:style-name="L1">
        <text:list-header>
          <text:p text:style-name="P140"><text:span text:style-name="T74">Méthode de calcul:</text:span><text:span text:style-name="T99"> </text:span></text:p>
        </text:list-header>
      </text:list>
      <text:list xml:id="list160231732881168" text:continue-list="list160232266569985" text:style-name="L2">
        <text:list-item>
          <text:list>
            <text:list-header>
              <text:p text:style-name="P43"><text:span text:style-name="T94">NNEIC =NIC - NEIC</text:span> </text:p>
            </text:list-header>
          </text:list>
          <text:p text:style-name="P43"><text:soft-page-break/>impact: </text:p>
          <text:p text:style-name="P49">-Elimination des tranches de code non necessaire, maintenabilite.</text:p>
        </text:list-item>
      </text:list>
      <text:p text:style-name="P44"/>
      <text:list xml:id="list160231610114615" text:continue-numbering="true" text:style-name="L2">
        <text:list-item>
          <text:p text:style-name="P26">Time reading class <text:span text:style-name="T93">(T)</text:span> :</text:p>
          <text:p text:style-name="P43"><text:span text:style-name="T95">C</text:span><text:span text:style-name="T94">alcule le temps approximative de la lecture de la class par le compilateur.</text:span></text:p>
          <text:p text:style-name="P43"/>
          <text:p text:style-name="P43">impact : </text:p>
          <text:p text:style-name="P49">-<text:span text:style-name="T93">E</text:span>stimation du temps de compilation, maintenabilité , facilité <text:span text:style-name="T93">de</text:span> test et <text:span text:style-name="T93">de</text:span> debugage.</text:p>
          <text:p text:style-name="P48">-Dépend aussi de l’equipement utiliser.</text:p>
        </text:list-item>
      </text:list>
      <text:p text:style-name="P128"/>
      <text:p text:style-name="P135"><draw:frame text:anchor-type="paragraph" draw:z-index="20" draw:name="Text Frame '3. Concl...' 1" draw:style-name="gr4" draw:text-style-name="P192" svg:width="2.778in" svg:height="0.2358in" svg:x="0in" svg:y="0in"><draw:text-box><text:p text:style-name="P185"><text:span text:style-name="T176">4. </text:span><text:span text:style-name="T176">Conclusi</text:span><text:span text:style-name="T176">ons et </text:span><text:span text:style-name="T176">travaux </text:span><text:span text:style-name="T176">futurs.</text:span></text:p></draw:text-box></draw:frame><text:bookmark text:name="tw-target-rmn"/></text:p>
      <text:p text:style-name="P174">Le document présente une suite <text:span text:style-name="T77">de </text:span>métrique de base pour l<text:span text:style-name="T71">e Test</text:span> orientée objet. Les données métriques offrent une rétroaction rapide aux concepteurs de logiciels et aux gestionnaires. L'analyse et la collecte de ces données peuvent prédire la qualité de la conception. Si elles sont utilisées de manière appropriée, elles peuvent conduire à une réduction significative des coûts de mise en œuvre globale et à des améliorations de la qualité du produit final. La qualité améliorée, à son tour, réduit les efforts de maintenance future. Utiliser des indicateurs de qualité précoce basés sur des preuves empiriques objectives est donc un objectif réaliste.</text:p>
      <text:p text:style-name="P175">À l'avenir, nous concevrons un nouvel ensemble de métriques permettant de Tester nos programmes.</text:p>
      <text:p text:style-name="P152"><draw:frame text:anchor-type="paragraph" draw:z-index="25" draw:name="Text Frame 'Referenc...' 1" draw:style-name="gr3" draw:text-style-name="P191" svg:width="0.7996in" svg:height="0.7878in" svg:x="-0.0638in" svg:y="0.0134in"><draw:text-box><text:p text:style-name="P185"><text:span text:style-name="T175">References </text:span></text:p></draw:text-box></draw:frame></text:p>
      <text:list xml:id="list3720614828" text:style-name="L3">
        <text:list-item>
          <text:p text:style-name="P180">An Overview of Various Object Oriented <text:span text:style-name="T93">Metrics, By Brij Mohan Goel &amp; Prof. Pradeep Kumar Bhatia, International Journal of Information Technology &amp; Systems, Vol. 2; No. 1: ISSN: 2277-9825.</text:span></text:p>
        </text:list-item>
        <text:list-item>
          <text:p text:style-name="P180">Analysis of Object Oriented Metrics on a Java <text:span text:style-name="T93">Application, By D.I. George Amalarethinam &amp; P.H. Maitheen Shahul Hameed, International Journal of Computer Applications (0975 – 8887), Volume 123 – No.1, August 2015.</text:span></text:p>
        </text:list-item>
        <text:list-item>
          <text:p text:style-name="P181">Applying and Interpreting Object Oriented Metrics, <text:span text:style-name="T93">By </text:span>Dr. Linda H. Rosenberg :Track 7 – Measures/Metrics.</text:p>
        </text:list-item>
        <text:list-item>
          <text:p text:style-name="P181">Empirical Study of Object-Oriented Metrics, <text:span text:style-name="T93">By </text:span>K.K.Aggarwal <text:span text:style-name="T93">&amp;</text:span> Yogesh Singh <text:span text:style-name="T93">&amp;</text:span> Arvinder Kaur <text:span text:style-name="T93">&amp;</text:span> Ruchika Malhotra, School of Information Technology, GGS Indraprastha University, Delhi 110006, India.</text:p>
        </text:list-item>
        <text:list-item>
          <text:p text:style-name="P182">Metrics For Object Oriented Design (MOOD) To Asses Java Programs ,Prof. JUBAIR J. AL-JA'AFER &amp; KHAIR EDDIN M. SABRI, University of Jordan.</text:p>
        </text:list-item>
        <text:list-item>
          <text:p text:style-name="P182">An Overview of, Object-Oriented Design Metrics, Daniel Rodriguez, Rachel Harrison, RUCS/2001/TR/A, March 2001.</text:p>
        </text:list-item>
      </text:list>
      <text:p text:style-name="P183"/>
      <text:p text:style-name="P157"/>
      <text:p text:style-name="P157"/>
      <text:p text:style-name="P133"/>
      <text:p text:style-name="P133"/>
      <text:p text:style-name="P133"/>
      <text:p text:style-name="P133"/>
      <text:p text:style-name="P109"/>
      <text:p text:style-name="P129"><text:tab/></text:p>
      <text:p text:style-name="P13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DejaVu Sans" svg:font-family="'DejaVu Sans'" style:font-family-generic="system" style:font-pitch="variable"/>
    <style:font-face style:name="Helvetica" svg:font-family="Helvetica" style:font-family-generic="system"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pitch="variable"/>
    <style:font-face style:name="Noto Sans Devanagari1" svg:font-family="'Noto Sans Devanagari'" style:font-family-generic="roman" style:font-pitch="variable"/>
    <style:font-face style:name="Noto Sans Devanagari2" svg:font-family="'Noto Sans Devanagari'" style:font-family-generic="swiss"/>
    <style:font-face style:name="Noto Sans Devanagari3"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svg:font-family="Times"/>
    <style:font-face style:name="Times New Roman" svg:font-family="'Times New Roman'" style:font-family-generic="roman" style:font-pitch="variable"/>
    <style:font-face style:name="Times1" svg:font-family="Times" style:font-pitch="variable"/>
    <style:font-face style:name="Times2" svg:font-family="Times" style:font-family-generic="roman"/>
    <style:font-face style:name="Times3" svg:font-family="Times" style:font-family-generic="roman" style:font-pitch="variable"/>
    <style:font-face style:name="Tomes" svg:font-family="Tome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1" style:font-size-asian="10.5pt" style:language-asian="zh" style:country-asian="CN" style:font-name-complex="Noto Sans Devanagari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erif CJK SC1" style:font-size-asian="10.5pt" style:language-asian="zh" style:country-asian="CN" style:font-name-complex="Noto Sans Devanagari3"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3"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4.0244in" style:type="center"/>
          <style:tab-stop style:position="8.0484in" style:type="right"/>
        </style:tab-stops>
      </style:paragraph-properties>
    </style:style>
    <style:style style:name="Header" style:family="paragraph" style:parent-style-name="Header_20_and_20_Footer" style:class="extra">
      <style:paragraph-properties text:number-lines="false" text:line-number="0">
        <style:tab-stops>
          <style:tab-stop style:position="4.0244in" style:type="center"/>
          <style:tab-stop style:position="8.0484in" style:type="right"/>
        </style:tab-stops>
      </style:paragraph-properties>
    </style:style>
    <style:style style:name="Footer" style:family="paragraph" style:parent-style-name="Header_20_and_20_Footer" style:class="extra">
      <style:paragraph-properties text:number-lines="false" text:line-number="0">
        <style:tab-stops>
          <style:tab-stop style:position="4.0252in" style:type="center"/>
          <style:tab-stop style:position="8.0508in" style:type="right"/>
        </style:tab-stops>
      </style:paragraph-properties>
    </style:style>
    <style:style style:name="Default_20_Drawing_20_Style" style:display-name="Default Drawing Style" style:family="paragraph">
      <style:text-properties style:font-name="Liberation Serif1" fo:font-family="'Liberation Serif'" style:font-family-generic="roman" style:font-pitch="variable" fo:font-size="12pt"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Object_20_without_20_fill" style:display-name="Object without fill" style:family="paragraph" style:parent-style-name="Default_20_Drawing_20_Style"/>
    <style:style style:name="Object_20_with_20_no_20_fill_20_and_20_no_20_line" style:display-name="Object with no fill and no line" style:family="paragraph" style:parent-style-name="Default_20_Drawing_20_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8pt" style:font-size-asian="48pt"/>
    </style:style>
    <style:style style:name="Title_20_A0" style:display-name="Title A0" style:family="paragraph" style:parent-style-name="A0">
      <style:text-properties style:font-name="Noto Sans" fo:font-family="'Noto Sans'" style:font-family-generic="roman" style:font-pitch="variable" fo:font-size="96pt" style:font-size-asian="96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8pt" style:font-size-asian="48pt"/>
    </style:style>
    <style:style style:name="Graphic" style:family="paragraph">
      <style:text-properties style:font-name="Liberation Sans" fo:font-family="'Liberation Sans'" style:font-family-generic="roman" style:font-pitch="variable" fo:font-size="18pt" style:font-name-asian="Noto Sans1" style:font-family-asian="'Noto Sans'" style:font-family-generic-asian="system" style:font-pitch-asian="variable" style:font-size-asian="18pt" style:font-name-complex="Helvetica" style:font-family-complex="Helvetica"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master-page96_7e_LT_7e_Gliederung_20_1" style:display-name="master-page96~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96_7e_LT_7e_Gliederung_20_2" style:display-name="master-page96~LT~Gliederung 2" style:family="paragraph" style:parent-style-name="master-page96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96_7e_LT_7e_Gliederung_20_3" style:display-name="master-page96~LT~Gliederung 3" style:family="paragraph" style:parent-style-name="master-page96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96_7e_LT_7e_Gliederung_20_4" style:display-name="master-page96~LT~Gliederung 4" style:family="paragraph" style:parent-style-name="master-page96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6_7e_LT_7e_Gliederung_20_5" style:display-name="master-page96~LT~Gliederung 5" style:family="paragraph" style:parent-style-name="master-page96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6_7e_LT_7e_Gliederung_20_6" style:display-name="master-page96~LT~Gliederung 6" style:family="paragraph" style:parent-style-name="master-page96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6_7e_LT_7e_Gliederung_20_7" style:display-name="master-page96~LT~Gliederung 7" style:family="paragraph" style:parent-style-name="master-page96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6_7e_LT_7e_Gliederung_20_8" style:display-name="master-page96~LT~Gliederung 8" style:family="paragraph" style:parent-style-name="master-page96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6_7e_LT_7e_Gliederung_20_9" style:display-name="master-page96~LT~Gliederung 9" style:family="paragraph" style:parent-style-name="master-page96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6_7e_LT_7e_Titel" style:display-name="master-page96~LT~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Helvetica" style:font-family-complex="Helvetica" style:font-family-generic-complex="system" style:font-pitch-complex="variable" style:font-size-complex="12pt" style:text-emphasize="none"/>
    </style:style>
    <style:style style:name="master-page96_7e_LT_7e_Untertitel" style:display-name="master-page96~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96_7e_LT_7e_Notizen" style:display-name="master-page96~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Helvetica" style:font-family-complex="Helvetica" style:font-family-generic-complex="system" style:font-pitch-complex="variable" style:font-size-complex="12pt" style:text-emphasize="none"/>
    </style:style>
    <style:style style:name="master-page96_7e_LT_7e_Hintergrundobjekte" style:display-name="master-page96~LT~Hintergrundobjekte"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master-page96_7e_LT_7e_Hintergrund" style:display-name="master-page96~LT~Hintergr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default" style:family="paragraph">
      <style:text-properties style:use-window-font-color="true" loext:opacity="0%" style:font-name="Noto Sans Devanagari1" fo:font-family="'Noto Sans Devanagari'" style:font-family-generic="roman" style:font-pitch="variable" fo:font-size="18pt" style:letter-kerning="true" style:font-name-asian="Noto Sans1" style:font-family-asian="'Noto Sans'" style:font-family-generic-asian="system" style:font-pitch-asian="variable" style:font-size-asian="18pt" style:font-name-complex="Helvetica" style:font-family-complex="Helvetica" style:font-family-generic-complex="system" style:font-pitch-complex="variable" style:font-size-complex="12pt"/>
    </style:style>
    <style:style style:name="bg-none"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gray"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dark-gray"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black"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black-with-border"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white"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blue-title"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blue-title-with-border"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blue-banded"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blue-normal"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orange-title"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orange-title-with-border"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teal-title"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teal-title-with-border"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teal-banded"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teal-normal"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magenta-title"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magenta-title-with-border"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Backgro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Helvetica" style:font-family-complex="Helvetica"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1" style:display-name="master-page87~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87_7e_LT_7e_Gliederung_20_2" style:display-name="master-page87~LT~Gliederung 2" style:family="paragraph" style:parent-style-name="master-page87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87_7e_LT_7e_Gliederung_20_3" style:display-name="master-page87~LT~Gliederung 3" style:family="paragraph" style:parent-style-name="master-page87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87_7e_LT_7e_Gliederung_20_4" style:display-name="master-page87~LT~Gliederung 4" style:family="paragraph" style:parent-style-name="master-page87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5" style:display-name="master-page87~LT~Gliederung 5" style:family="paragraph" style:parent-style-name="master-page87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6" style:display-name="master-page87~LT~Gliederung 6" style:family="paragraph" style:parent-style-name="master-page87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7" style:display-name="master-page87~LT~Gliederung 7" style:family="paragraph" style:parent-style-name="master-page87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8" style:display-name="master-page87~LT~Gliederung 8" style:family="paragraph" style:parent-style-name="master-page87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9" style:display-name="master-page87~LT~Gliederung 9" style:family="paragraph" style:parent-style-name="master-page87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Titel" style:display-name="master-page87~LT~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Helvetica" style:font-family-complex="Helvetica" style:font-family-generic-complex="system" style:font-pitch-complex="variable" style:font-size-complex="12pt" style:text-emphasize="none"/>
    </style:style>
    <style:style style:name="master-page87_7e_LT_7e_Untertitel" style:display-name="master-page87~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87_7e_LT_7e_Notizen" style:display-name="master-page87~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Helvetica" style:font-family-complex="Helvetica" style:font-family-generic-complex="system" style:font-pitch-complex="variable" style:font-size-complex="12pt" style:text-emphasize="none"/>
    </style:style>
    <style:style style:name="master-page87_7e_LT_7e_Hintergrundobjekte" style:display-name="master-page87~LT~Hintergrundobjekte"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master-page87_7e_LT_7e_Hintergrund" style:display-name="master-page87~LT~Hintergr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master-page66_7e_LT_7e_Gliederung_20_1" style:display-name="master-page66~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66_7e_LT_7e_Gliederung_20_2" style:display-name="master-page66~LT~Gliederung 2" style:family="paragraph" style:parent-style-name="master-page66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66_7e_LT_7e_Gliederung_20_3" style:display-name="master-page66~LT~Gliederung 3" style:family="paragraph" style:parent-style-name="master-page66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66_7e_LT_7e_Gliederung_20_4" style:display-name="master-page66~LT~Gliederung 4" style:family="paragraph" style:parent-style-name="master-page66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Gliederung_20_5" style:display-name="master-page66~LT~Gliederung 5" style:family="paragraph" style:parent-style-name="master-page66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Gliederung_20_6" style:display-name="master-page66~LT~Gliederung 6" style:family="paragraph" style:parent-style-name="master-page66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Gliederung_20_7" style:display-name="master-page66~LT~Gliederung 7" style:family="paragraph" style:parent-style-name="master-page66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Gliederung_20_8" style:display-name="master-page66~LT~Gliederung 8" style:family="paragraph" style:parent-style-name="master-page66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Gliederung_20_9" style:display-name="master-page66~LT~Gliederung 9" style:family="paragraph" style:parent-style-name="master-page66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Titel" style:display-name="master-page66~LT~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Helvetica" style:font-family-complex="Helvetica" style:font-family-generic-complex="system" style:font-pitch-complex="variable" style:font-size-complex="12pt" style:text-emphasize="none"/>
    </style:style>
    <style:style style:name="master-page66_7e_LT_7e_Untertitel" style:display-name="master-page66~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66_7e_LT_7e_Notizen" style:display-name="master-page66~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Helvetica" style:font-family-complex="Helvetica" style:font-family-generic-complex="system" style:font-pitch-complex="variable" style:font-size-complex="12pt" style:text-emphasize="none"/>
    </style:style>
    <style:style style:name="master-page66_7e_LT_7e_Hintergrundobjekte" style:display-name="master-page66~LT~Hintergrundobjekte"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master-page66_7e_LT_7e_Hintergrund" style:display-name="master-page66~LT~Hintergr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master-page3_7e_LT_7e_Gliederung_20_1" style:display-name="master-page3~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Helvetica" style:font-family-complex="Helvetica" style:font-family-generic-complex="system" style:font-pitch-complex="variable" style:font-size-complex="12pt" style:text-emphasize="none"/>
    </style:style>
    <style:style style:name="master-page3_7e_LT_7e_Untertitel" style:display-name="master-page3~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3_7e_LT_7e_Notizen" style:display-name="master-page3~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Helvetica" style:font-family-complex="Helvetica" style:font-family-generic-complex="system" style:font-pitch-complex="variable" style:font-size-complex="12pt" style:text-emphasize="none"/>
    </style:style>
    <style:style style:name="master-page3_7e_LT_7e_Hintergrundobjekte" style:display-name="master-page3~LT~Hintergrundobjekte"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master-page3_7e_LT_7e_Hintergrund" style:display-name="master-page3~LT~Hintergr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Times New Roman" fo:font-family="'Times New Roman'" style:font-family-generic="roman" style:font-pitch="variable" fo:font-size="14pt" fo:font-weight="bold" style:font-name-asian="OpenSymbol" style:font-family-asian="OpenSymbol" style:font-charset-asian="x-symbol" style:font-size-asian="12.25pt" style:font-weight-asian="bold" style:font-name-complex="OpenSymbol" style:font-family-complex="OpenSymbol" style:font-charset-complex="x-symbol" style:font-size-complex="14pt" style:font-weight-complex="bold"/>
    </style:style>
    <style:style style:name="Line_20_numbering" style:display-name="Line numbering" style:family="text">
      <style:text-properties fo:font-size="14pt" fo:font-weight="bold" style:font-size-asian="12.25pt" style:font-weight-asian="bold" style:font-size-complex="14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Default_20_Paragraph_20_Font_20__28_WW_29_" style:display-name="Default Paragraph Font (WW)" style:family="text"/>
    <style:style style:name="TITRE_20_Char" style:display-name="TITRE Char" style:family="text" style:parent-style-name="Default_20_Paragraph_20_Font_20__28_WW_29_">
      <style:text-properties style:text-position="0% 100%" style:font-name="Arial" fo:font-family="Arial" style:font-family-generic="roman" style:font-pitch="variable" fo:font-size="12pt" style:text-underline-style="solid" style:text-underline-width="auto" style:text-underline-color="font-color"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prefix="("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fr" fo:country="FR" officeooo:rsid="0007df5b" officeooo:paragraph-rsid="0007df5b"/>
    </style:style>
    <style:style style:name="MP2" style:family="paragraph">
      <loext:graphic-properties draw:fill="solid" draw:fill-color="#622423"/>
    </style:style>
    <style:style style:name="MP3" style:family="paragraph" style:parent-style-name="Footer">
      <style:paragraph-properties fo:text-align="end" style:justify-single-word="false"/>
    </style:style>
    <style:style style:name="Mgr1" style:family="graphic">
      <style:graphic-properties draw:stroke="none" draw:marker-start="" draw:marker-end="" draw:fill="solid" draw:fill-color="#622423"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Mgr2" style:family="graphic">
      <style:graphic-properties draw:stroke="none" draw:marker-start="" draw:marker-end="" draw:fill="solid" draw:fill-color="#622423"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701in" fo:page-height="11.6902in" style:num-format="1" style:print-orientation="portrait" fo:margin-top="0.1098in" fo:margin-bottom="0.1098in" fo:margin-left="0.1098in" fo:margin-right="0.109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polygon text:anchor-type="paragraph" draw:z-index="9" draw:name="Polygon 4 corners 2" draw:style-name="Mgr1" draw:text-style-name="MP2" svg:width="8.0315in" svg:height="0.0413in" svg:x="0.0091in" svg:y="0.3484in" svg:viewBox="0 0 20401 106" draw:points="0,106 20401,106 20401,0 0,0"><text:p/></draw:polygon><draw:polygon text:anchor-type="paragraph" draw:z-index="19" draw:name="Polygon 4 corners 1" draw:style-name="Mgr2" draw:text-style-name="MP2" svg:width="8.0315in" svg:height="0.0413in" svg:x="0.0236in" svg:y="11.1059in" svg:viewBox="0 0 20401 106" draw:points="0,106 20401,106 20401,0 0,0"><text:p/></draw:polygon>Métriques de test orientées objet</text:p>
      </style:header>
      <style:footer>
        <text:p text:style-name="MP3"><text:page-number text:select-page="current">10</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8T17:56:22.857225742</meta:creation-date>
    <meta:editing-duration>PT14H37M4S</meta:editing-duration>
    <meta:editing-cycles>14</meta:editing-cycles>
    <meta:generator>LibreOffice/7.3.7.2$Linux_X86_64 LibreOffice_project/30$Build-2</meta:generator>
    <dc:date>2024-05-04T16:02:29.994795651</dc:date>
    <meta:document-statistic meta:table-count="0" meta:image-count="0" meta:object-count="66" meta:page-count="10" meta:paragraph-count="342" meta:word-count="4832" meta:character-count="30762" meta:non-whitespace-character-count="26069"/>
  </office:meta>
</office:document-meta>
</file>

<file path=Object 1/content.xml><?xml version="1.0" encoding="utf-8"?>
<math xmlns="http://www.w3.org/1998/Math/MathML" display="block">
  <semantics>
    <mrow>
      <mi mathvariant="italic">NORM</mi>
      <mrow>
        <mrow>
          <mo fence="true" form="prefix" stretchy="false">(</mo>
          <mrow>
            <mi>c</mi>
          </mrow>
          <mo fence="true" form="postfix" stretchy="false">)</mo>
        </mrow>
        <mo stretchy="false">=</mo>
        <mrow>
          <mo fence="true" form="prefix" stretchy="true">|</mo>
          <mrow>
            <msub>
              <mi mathvariant="italic">SUR</mi>
              <mi>c</mi>
            </msub>
          </mrow>
          <mo fence="true" form="postfix" stretchy="true">|</mo>
        </mrow>
      </mrow>
    </mrow>
    <annotation encoding="StarMath 5.0">NORM(c)= abs{ SUR_{c} } </annotation>
  </semantics>
</math>
</file>

<file path=Object 10/content.xml><?xml version="1.0" encoding="utf-8"?>
<math xmlns="http://www.w3.org/1998/Math/MathML" display="block">
  <semantics>
    <mfrac>
      <mrow>
        <munderover>
          <mo stretchy="false">∑</mo>
          <mrow>
            <mi>i</mi>
            <mo stretchy="false">=</mo>
            <mn>1</mn>
          </mrow>
          <mi mathvariant="italic">TC</mi>
        </munderover>
        <mrow>
          <munderover>
            <mo stretchy="false">∑</mo>
            <mrow>
              <mi>j</mi>
              <mo stretchy="false">=</mo>
              <mn>1</mn>
            </mrow>
            <mi mathvariant="italic">TC</mi>
          </munderover>
          <mrow>
            <mi>i</mi>
            <msub>
              <mi>s</mi>
              <mi mathvariant="italic">client</mi>
            </msub>
            <mrow>
              <mo fence="true" form="prefix" stretchy="true">(</mo>
              <mrow>
                <mrow>
                  <msub>
                    <mi>C</mi>
                    <mi>i</mi>
                  </msub>
                  <mi>,</mi>
                  <msub>
                    <mi>C</mi>
                    <mi>j</mi>
                  </msub>
                </mrow>
              </mrow>
              <mo fence="true" form="postfix" stretchy="true">)</mo>
            </mrow>
          </mrow>
        </mrow>
      </mrow>
      <mrow>
        <msup>
          <mi mathvariant="italic">TC</mi>
          <mn>2</mn>
        </msup>
        <mi>−</mi>
        <mi mathvariant="italic">TC</mi>
      </mrow>
    </mfrac>
    <annotation encoding="StarMath 5.0">{sum from {i = 1} to {TC} {sum from {j = 1} to {TC} {i {s} rsub {client} left ({C} rsub {i} , {C} rsub {j} right )}}} over {{TC} ^ {2} − TC}</annotation>
  </semantics>
</math>
</file>

<file path=Object 11/content.xml><?xml version="1.0" encoding="utf-8"?>
<math xmlns="http://www.w3.org/1998/Math/MathML" display="block">
  <semantics>
    <mrow>
      <mo fence="true" form="prefix" stretchy="true">{</mo>
      <mrow>
        <mtable>
          <mtr>
            <mtd>
              <mrow>
                <mn>1</mn>
                <mi>.</mi>
                <mi mathvariant="italic">ssi</mi>
                <msub>
                  <mi>C</mi>
                  <mi>c</mi>
                </msub>
                <mi>⇒</mi>
                <msub>
                  <mi>C</mi>
                  <mi>s</mi>
                </msub>
                <msub>
                  <mi>C</mi>
                  <mi>C</mi>
                </msub>
                <mi>≠</mi>
                <msub>
                  <mi>C</mi>
                  <mi>s</mi>
                </msub>
              </mrow>
            </mtd>
          </mtr>
          <mtr>
            <mtd>
              <mrow>
                <mn>0</mn>
                <mi>,</mi>
                <mi mathvariant="italic">sinon</mi>
              </mrow>
            </mtd>
          </mtr>
        </mtable>
      </mrow>
    </mrow>
    <annotation encoding="StarMath 5.0">left lbrace stack { 1 . ssi {C} rsub {c} ⇒ {C} rsub {s} {C} rsub {C} ≠ {C} rsub {s} # 0 , sinon } right none</annotation>
  </semantics>
</math>
</file>

<file path=Object 12/content.xml><?xml version="1.0" encoding="utf-8"?>
<math xmlns="http://www.w3.org/1998/Math/MathML" display="block">
  <semantics>
    <mfrac>
      <mrow>
        <munderover>
          <mo stretchy="false">∑</mo>
          <mrow>
            <mi>i</mi>
            <mo stretchy="false">=</mo>
            <mn>1</mn>
          </mrow>
          <mi mathvariant="italic">TC</mi>
        </munderover>
        <mrow>
          <msub>
            <mi>M</mi>
            <mn>0</mn>
          </msub>
          <mrow>
            <mo fence="true" form="prefix" stretchy="true">(</mo>
            <mrow>
              <msub>
                <mi>C</mi>
                <mi>i</mi>
              </msub>
            </mrow>
            <mo fence="true" form="postfix" stretchy="true">)</mo>
          </mrow>
        </mrow>
      </mrow>
      <mrow>
        <munderover>
          <mo stretchy="false">∑</mo>
          <mrow>
            <mi>i</mi>
            <mo stretchy="false">=</mo>
            <mn>1</mn>
          </mrow>
          <mi mathvariant="italic">TC</mi>
        </munderover>
        <mrow>
          <msub>
            <mi>M</mi>
            <mi>n</mi>
          </msub>
          <mrow>
            <mo fence="true" form="prefix" stretchy="true">(</mo>
            <mrow>
              <msub>
                <mi>C</mi>
                <mi>i</mi>
              </msub>
            </mrow>
            <mo fence="true" form="postfix" stretchy="true">)</mo>
          </mrow>
          <mi>×</mi>
          <mi mathvariant="italic">DC</mi>
          <mrow>
            <mo fence="true" form="prefix" stretchy="true">(</mo>
            <mrow>
              <msub>
                <mi>C</mi>
                <mi>i</mi>
              </msub>
            </mrow>
            <mo fence="true" form="postfix" stretchy="true">)</mo>
          </mrow>
        </mrow>
      </mrow>
    </mfrac>
    <annotation encoding="StarMath 5.0">{sum from {i = 1} to {TC} {{M} rsub {0} left ({C} rsub {i} right )}} over {sum from {i = 1} to {TC} {{M} rsub {n} left ({C} rsub {i} right ) × DC left ({C} rsub {i} right )}}</annotation>
  </semantics>
</math>
</file>

<file path=Object 13/content.xml><?xml version="1.0" encoding="utf-8"?>
<math xmlns="http://www.w3.org/1998/Math/MathML" display="block">
  <semantics>
    <mrow>
      <msub>
        <mi>M</mi>
        <mi>d</mi>
      </msub>
      <mrow>
        <mrow>
          <mo fence="true" form="prefix" stretchy="true">(</mo>
          <mrow>
            <msub>
              <mi>C</mi>
              <mi>i</mi>
            </msub>
          </mrow>
          <mo fence="true" form="postfix" stretchy="true">)</mo>
        </mrow>
        <mo stretchy="false">=</mo>
        <msub>
          <mi>M</mi>
          <mi>n</mi>
        </msub>
      </mrow>
      <mrow>
        <mrow>
          <mo fence="true" form="prefix" stretchy="true">(</mo>
          <mrow>
            <msub>
              <mi>C</mi>
              <mi>i</mi>
            </msub>
          </mrow>
          <mo fence="true" form="postfix" stretchy="true">)</mo>
        </mrow>
        <mo stretchy="false">+</mo>
        <msub>
          <mi>M</mi>
          <mn>0</mn>
        </msub>
      </mrow>
      <mrow>
        <mo fence="true" form="prefix" stretchy="true">(</mo>
        <mrow>
          <msub>
            <mi>C</mi>
            <mi>i</mi>
          </msub>
        </mrow>
        <mo fence="true" form="postfix" stretchy="true">)</mo>
      </mrow>
    </mrow>
    <annotation encoding="StarMath 5.0">{M} rsub {d} left ({C} rsub {i} right ) = {M} rsub {n} left ({C} rsub {i} right ) + {M} rsub {0} left ({C} rsub {i} right )</annotation>
  </semantics>
</math>
</file>

<file path=Object 14/content.xml><?xml version="1.0" encoding="utf-8"?>
<math xmlns="http://www.w3.org/1998/Math/MathML" display="block">
  <semantics>
    <mrow>
      <msub>
        <mi>M</mi>
        <mi>n</mi>
      </msub>
      <mrow>
        <mrow>
          <mo fence="true" form="prefix" stretchy="true">(</mo>
          <mrow>
            <msub>
              <mi>C</mi>
              <mi>i</mi>
            </msub>
          </mrow>
          <mo fence="true" form="postfix" stretchy="true">)</mo>
        </mrow>
        <mo stretchy="false">=</mo>
        <mi mathvariant="italic">Nombre</mi>
      </mrow>
      <mi mathvariant="italic">de</mi>
      <mi mathvariant="italic">nouvelles</mi>
      <mi mathvariant="italic">methodes</mi>
    </mrow>
    <annotation encoding="StarMath 5.0">{M} rsub {n} left ({C} rsub {i} right ) = Nombre de nouvelles methodes</annotation>
  </semantics>
</math>
</file>

<file path=Object 15/content.xml><?xml version="1.0" encoding="utf-8"?>
<math xmlns="http://www.w3.org/1998/Math/MathML" display="block">
  <semantics>
    <mrow>
      <msub>
        <mi>M</mi>
        <mn>0</mn>
      </msub>
      <mrow>
        <mrow>
          <mo fence="true" form="prefix" stretchy="true">(</mo>
          <mrow>
            <msub>
              <mi>C</mi>
              <mi>i</mi>
            </msub>
          </mrow>
          <mo fence="true" form="postfix" stretchy="true">)</mo>
        </mrow>
        <mo stretchy="false">=</mo>
        <mi mathvariant="italic">Nombre</mi>
      </mrow>
      <mi mathvariant="italic">de</mi>
      <mi mathvariant="italic">methodes</mi>
      <mi mathvariant="italic">redefinies</mi>
    </mrow>
    <annotation encoding="StarMath 5.0">{M} rsub {0} left ({C} rsub {i} right ) = Nombre de methodes redefinies</annotation>
  </semantics>
</math>
</file>

<file path=Object 16/content.xml><?xml version="1.0" encoding="utf-8"?>
<math xmlns="http://www.w3.org/1998/Math/MathML" display="block">
  <semantics>
    <mrow>
      <mrow>
        <msub>
          <mi>C</mi>
          <mi>i</mi>
        </msub>
        <mo stretchy="false">=</mo>
        <mi mathvariant="italic">Nombre</mi>
      </mrow>
      <mi mathvariant="italic">de</mi>
      <mi mathvariant="italic">descendants</mi>
    </mrow>
    <annotation encoding="StarMath 5.0">{C} rsub {i} = Nombre de descendants</annotation>
  </semantics>
</math>
</file>

<file path=Object 17/content.xml><?xml version="1.0" encoding="utf-8"?>
<math xmlns="http://www.w3.org/1998/Math/MathML" display="block">
  <semantics>
    <mfrac>
      <mrow>
        <munderover>
          <mo stretchy="false">∑</mo>
          <mrow>
            <mi>i</mi>
            <mo stretchy="false">=</mo>
            <mn>1</mn>
          </mrow>
          <mi mathvariant="italic">TC</mi>
        </munderover>
        <mrow>
          <msub>
            <mi>A</mi>
            <mi>i</mi>
          </msub>
          <mrow>
            <mo fence="true" form="prefix" stretchy="true">(</mo>
            <mrow>
              <msub>
                <mi>C</mi>
                <mi>i</mi>
              </msub>
            </mrow>
            <mo fence="true" form="postfix" stretchy="true">)</mo>
          </mrow>
        </mrow>
      </mrow>
      <mrow>
        <munderover>
          <mo stretchy="false">∑</mo>
          <mrow>
            <mi>i</mi>
            <mo stretchy="false">=</mo>
            <mn>1</mn>
          </mrow>
          <mi mathvariant="italic">TC</mi>
        </munderover>
        <mrow>
          <msub>
            <mi>A</mi>
            <mn>0</mn>
          </msub>
          <mrow>
            <mo fence="true" form="prefix" stretchy="true">(</mo>
            <mrow>
              <msub>
                <mi>C</mi>
                <mi>i</mi>
              </msub>
            </mrow>
            <mo fence="true" form="postfix" stretchy="true">)</mo>
          </mrow>
        </mrow>
      </mrow>
    </mfrac>
    <annotation encoding="StarMath 5.0">{sum from {i = 1} to {TC} {{A} rsub {i} left ({C} rsub {i} right )}} over {sum from {i = 1} to {TC} {{A} rsub {0} left ({C} rsub {i} right )}}</annotation>
  </semantics>
</math>
</file>

<file path=Object 18/content.xml><?xml version="1.0" encoding="utf-8"?>
<math xmlns="http://www.w3.org/1998/Math/MathML" display="block">
  <semantics>
    <mrow>
      <msub>
        <mi>A</mi>
        <mi>n</mi>
      </msub>
      <mrow>
        <mrow>
          <mo fence="true" form="prefix" stretchy="true">(</mo>
          <mrow>
            <msub>
              <mi>C</mi>
              <mi>i</mi>
            </msub>
          </mrow>
          <mo fence="true" form="postfix" stretchy="true">)</mo>
        </mrow>
        <mo stretchy="false">=</mo>
        <msub>
          <mi>A</mi>
          <mi>d</mi>
        </msub>
      </mrow>
      <mrow>
        <mrow>
          <mo fence="true" form="prefix" stretchy="true">(</mo>
          <mrow>
            <msub>
              <mi>C</mi>
              <mi>i</mi>
            </msub>
          </mrow>
          <mo fence="true" form="postfix" stretchy="true">)</mo>
        </mrow>
        <mo stretchy="false">+</mo>
        <msub>
          <mi>A</mi>
          <mi>i</mi>
        </msub>
      </mrow>
      <mrow>
        <mo fence="true" form="prefix" stretchy="true">(</mo>
        <mrow>
          <msub>
            <mi>C</mi>
            <mi>i</mi>
          </msub>
        </mrow>
        <mo fence="true" form="postfix" stretchy="true">)</mo>
      </mrow>
    </mrow>
    <annotation encoding="StarMath 5.0">{A} rsub {n} left ({C} rsub {i} right ) = {A} rsub {d} left ({C} rsub {i} right ) + {A} rsub {i} left ({C} rsub {i} right )</annotation>
  </semantics>
</math>
</file>

<file path=Object 19/content.xml><?xml version="1.0" encoding="utf-8"?>
<math xmlns="http://www.w3.org/1998/Math/MathML" display="block">
  <semantics>
    <mrow>
      <msub>
        <mi>A</mi>
        <mi>d</mi>
      </msub>
      <mrow>
        <mo fence="true" form="prefix" stretchy="true">(</mo>
        <mrow>
          <msub>
            <mi>C</mi>
            <mi>i</mi>
          </msub>
        </mrow>
        <mo fence="true" form="postfix" stretchy="true">)</mo>
      </mrow>
    </mrow>
    <annotation encoding="StarMath 5.0">{A} rsub {d} left ({C} rsub {i} right )</annotation>
  </semantics>
</math>
</file>

<file path=Object 2/content.xml><?xml version="1.0" encoding="utf-8"?>
<math xmlns="http://www.w3.org/1998/Math/MathML" display="block">
  <semantics>
    <mrow>
      <mi mathvariant="italic">NMI</mi>
      <mrow>
        <mrow>
          <mo fence="true" form="prefix" stretchy="false">(</mo>
          <mrow>
            <mi>c</mi>
          </mrow>
          <mo fence="true" form="postfix" stretchy="false">)</mo>
        </mrow>
        <mo stretchy="false">=</mo>
        <mrow>
          <mo fence="true" form="prefix" stretchy="true">|</mo>
          <mrow>
            <mrow>
              <msub>
                <mi mathvariant="italic">MET</mi>
                <mi>c</mi>
              </msub>
              <mo stretchy="false">∩</mo>
              <msub>
                <mi mathvariant="italic">MET</mi>
                <mi>C</mi>
              </msub>
            </mrow>
          </mrow>
          <mo fence="true" form="postfix" stretchy="true">|</mo>
        </mrow>
      </mrow>
    </mrow>
    <annotation encoding="StarMath 5.0">NMI(c)= abs{ MET_{c} intersection MET_{C}}</annotation>
  </semantics>
</math>
</file>

<file path=Object 20/content.xml><?xml version="1.0" encoding="utf-8"?>
<math xmlns="http://www.w3.org/1998/Math/MathML" display="block">
  <semantics>
    <mrow>
      <msub>
        <mi>A</mi>
        <mi>a</mi>
      </msub>
      <mrow>
        <mo fence="true" form="prefix" stretchy="true">(</mo>
        <mrow>
          <msub>
            <mi>C</mi>
            <mi>i</mi>
          </msub>
        </mrow>
        <mo fence="true" form="postfix" stretchy="true">)</mo>
      </mrow>
    </mrow>
    <annotation encoding="StarMath 5.0">{A} rsub {a} left ({C} rsub {i} right )</annotation>
  </semantics>
</math>
</file>

<file path=Object 21/content.xml><?xml version="1.0" encoding="utf-8"?>
<math xmlns="http://www.w3.org/1998/Math/MathML" display="block">
  <semantics>
    <msub>
      <mi>C</mi>
      <mi>i</mi>
    </msub>
    <annotation encoding="StarMath 5.0">{C} rsub {i}</annotation>
  </semantics>
</math>
</file>

<file path=Object 22/content.xml><?xml version="1.0" encoding="utf-8"?>
<math xmlns="http://www.w3.org/1998/Math/MathML" display="block">
  <semantics>
    <mrow>
      <msub>
        <mi>A</mi>
        <mi>i</mi>
      </msub>
      <mrow>
        <mo fence="true" form="prefix" stretchy="true">(</mo>
        <mrow>
          <msub>
            <mi>C</mi>
            <mi>i</mi>
          </msub>
        </mrow>
        <mo fence="true" form="postfix" stretchy="true">)</mo>
      </mrow>
    </mrow>
    <annotation encoding="StarMath 5.0">{A} rsub {i} left ({C} rsub {i} right )</annotation>
  </semantics>
</math>
</file>

<file path=Object 23/content.xml><?xml version="1.0" encoding="utf-8"?>
<math xmlns="http://www.w3.org/1998/Math/MathML" display="block">
  <semantics>
    <msub>
      <mi>C</mi>
      <mi>i</mi>
    </msub>
    <annotation encoding="StarMath 5.0">{C} rsub {i}</annotation>
  </semantics>
</math>
</file>

<file path=Object 24/content.xml><?xml version="1.0" encoding="utf-8"?>
<math xmlns="http://www.w3.org/1998/Math/MathML" display="block">
  <semantics>
    <mfrac>
      <mrow>
        <munderover>
          <mo stretchy="false">∑</mo>
          <mrow>
            <mi>i</mi>
            <mo stretchy="false">=</mo>
            <mn>1</mn>
          </mrow>
          <mi mathvariant="italic">TC</mi>
        </munderover>
        <mrow>
          <munderover>
            <mo stretchy="false">∑</mo>
            <mrow>
              <mi>m</mi>
              <mo stretchy="false">=</mo>
              <mn>1</mn>
            </mrow>
            <mrow>
              <msub>
                <mi>M</mi>
                <mi>d</mi>
              </msub>
              <mrow>
                <mo fence="true" form="prefix" stretchy="true">(</mo>
                <mrow>
                  <msub>
                    <mi>C</mi>
                    <mi>i</mi>
                  </msub>
                </mrow>
                <mo fence="true" form="postfix" stretchy="true">)</mo>
              </mrow>
            </mrow>
          </munderover>
          <mrow>
            <mo fence="true" form="prefix" stretchy="true">(</mo>
            <mrow>
              <mrow>
                <mn>1</mn>
                <mi>−</mi>
                <mi>V</mi>
                <mrow>
                  <mo fence="true" form="prefix" stretchy="true">(</mo>
                  <mrow>
                    <msub>
                      <mi>M</mi>
                      <mi mathvariant="italic">mi</mi>
                    </msub>
                  </mrow>
                  <mo fence="true" form="postfix" stretchy="true">)</mo>
                </mrow>
              </mrow>
            </mrow>
            <mo fence="true" form="postfix" stretchy="true">)</mo>
          </mrow>
        </mrow>
      </mrow>
      <mrow>
        <munderover>
          <mo stretchy="false">∑</mo>
          <mrow>
            <mi>i</mi>
            <mo stretchy="false">=</mo>
            <mn>1</mn>
          </mrow>
          <mi mathvariant="italic">TC</mi>
        </munderover>
        <mrow>
          <msub>
            <mi>M</mi>
            <mi>d</mi>
          </msub>
          <mrow>
            <mo fence="true" form="prefix" stretchy="true">(</mo>
            <mrow>
              <msub>
                <mi>C</mi>
                <mi>i</mi>
              </msub>
            </mrow>
            <mo fence="true" form="postfix" stretchy="true">)</mo>
          </mrow>
        </mrow>
      </mrow>
    </mfrac>
    <annotation encoding="StarMath 5.0">{sum from {i = 1} to {TC} {sum from {m = 1} to {{M} rsub {d} left ({C} rsub {i} right )} {left (1 − V left ({M} rsub {mi} right ) right )}}} over {sum from {i = 1} to {TC} {{M} rsub {d} left ({C} rsub {i} right )}}</annotation>
  </semantics>
</math>
</file>

<file path=Object 25/content.xml><?xml version="1.0" encoding="utf-8"?>
<math xmlns="http://www.w3.org/1998/Math/MathML" display="block">
  <semantics>
    <mrow>
      <mi mathvariant="normal">:</mi>
      <msub>
        <mi>M</mi>
        <mi>d</mi>
      </msub>
      <mrow>
        <mo fence="true" form="prefix" stretchy="true">(</mo>
        <mrow>
          <msub>
            <mi>C</mi>
            <mi>i</mi>
          </msub>
        </mrow>
        <mo fence="true" form="postfix" stretchy="true">)</mo>
      </mrow>
    </mrow>
    <annotation encoding="StarMath 5.0">: {M} rsub {d} left ({C} rsub {i} right )</annotation>
  </semantics>
</math>
</file>

<file path=Object 26/content.xml><?xml version="1.0" encoding="utf-8"?>
<math xmlns="http://www.w3.org/1998/Math/MathML" display="block">
  <semantics>
    <mrow>
      <mi>V</mi>
      <mrow>
        <mrow>
          <mo fence="true" form="prefix" stretchy="true">(</mo>
          <mrow>
            <msub>
              <mi>M</mi>
              <mi mathvariant="italic">mi</mi>
            </msub>
          </mrow>
          <mo fence="true" form="postfix" stretchy="true">)</mo>
        </mrow>
        <mo stretchy="false">=</mo>
        <mfrac>
          <mrow>
            <munderover>
              <mo stretchy="false">∑</mo>
              <mrow>
                <mi>j</mi>
                <mo stretchy="false">=</mo>
                <mn>1</mn>
              </mrow>
              <mi mathvariant="italic">TC</mi>
            </munderover>
            <mrow>
              <mi mathvariant="italic">isVisible</mi>
              <mrow>
                <mo fence="true" form="prefix" stretchy="true">(</mo>
                <mrow>
                  <mrow>
                    <msub>
                      <mi>M</mi>
                      <mi mathvariant="italic">mi</mi>
                    </msub>
                    <mi>,</mi>
                    <msub>
                      <mi>C</mi>
                      <mi>i</mi>
                    </msub>
                  </mrow>
                </mrow>
                <mo fence="true" form="postfix" stretchy="true">)</mo>
              </mrow>
            </mrow>
          </mrow>
          <mrow>
            <mi mathvariant="italic">TC</mi>
            <mi>−</mi>
            <mn>1</mn>
          </mrow>
        </mfrac>
      </mrow>
    </mrow>
    <annotation encoding="StarMath 5.0">V left ({M} rsub {mi} right ) = {sum from {j = 1} to {TC} {{isVisible} left ({M} rsub {mi} , {C} rsub {i} right )}} over {TC − 1}</annotation>
  </semantics>
</math>
</file>

<file path=Object 27/content.xml><?xml version="1.0" encoding="utf-8"?>
<math xmlns="http://www.w3.org/1998/Math/MathML" display="block">
  <semantics>
    <mrow>
      <mi mathvariant="italic">isVisible</mi>
      <mrow>
        <mo fence="true" form="prefix" stretchy="false">(</mo>
        <mrow>
          <mrow>
            <msub>
              <mi>M</mi>
              <mi mathvariant="italic">mi</mi>
            </msub>
            <mi>,</mi>
            <mrow>
              <msub>
                <mi>C</mi>
                <mi>i</mi>
              </msub>
              <mo stretchy="false">=</mo>
              <mrow>
                <mo fence="true" form="prefix" stretchy="true">{</mo>
                <mrow>
                  <mtable>
                    <mtr>
                      <mtd>
                        <mrow>
                          <mn>1</mn>
                          <mi mathvariant="italic">ssi</mi>
                          <mi>j</mi>
                          <mi>≠</mi>
                          <mi>i</mi>
                          <msub>
                            <mi>C</mi>
                            <mi>j</mi>
                          </msub>
                          <mi mathvariant="italic">peut</mi>
                          <mi mathvariant="italic">appel</mi>
                          <mi>é</mi>
                          <msub>
                            <mi>M</mi>
                            <mi mathvariant="italic">mi</mi>
                          </msub>
                        </mrow>
                      </mtd>
                    </mtr>
                    <mtr>
                      <mtd>
                        <mrow>
                          <mn>0</mn>
                          <mi>,</mi>
                          <mi mathvariant="italic">sinon</mi>
                        </mrow>
                      </mtd>
                    </mtr>
                  </mtable>
                </mrow>
              </mrow>
            </mrow>
          </mrow>
        </mrow>
        <mo fence="true" form="postfix" stretchy="false">)</mo>
      </mrow>
    </mrow>
    <annotation encoding="StarMath 5.0">isVisible({M} rsub {mi} , {C} rsub {i} = left lbrace stack { 1 ssi j ≠ i {C} rsub {j} peut appel é {M} rsub {mi} # 0 , sinon } right none )</annotation>
  </semantics>
</math>
</file>

<file path=Object 28/content.xml><?xml version="1.0" encoding="utf-8"?>
<math xmlns="http://www.w3.org/1998/Math/MathML" display="block">
  <semantics>
    <mrow>
      <mi>V</mi>
      <mrow>
        <mrow>
          <mo fence="true" form="prefix" stretchy="true">(</mo>
          <mrow>
            <msub>
              <mi>M</mi>
              <mi mathvariant="italic">mi</mi>
            </msub>
          </mrow>
          <mo fence="true" form="postfix" stretchy="true">)</mo>
        </mrow>
        <mo stretchy="false">=</mo>
        <mfrac>
          <mrow>
            <mi mathvariant="italic">DC</mi>
            <mrow>
              <mo fence="true" form="prefix" stretchy="true">(</mo>
              <mrow>
                <msub>
                  <mi>C</mi>
                  <mi>i</mi>
                </msub>
              </mrow>
              <mo fence="true" form="postfix" stretchy="true">)</mo>
            </mrow>
          </mrow>
          <mrow>
            <mi mathvariant="italic">TC</mi>
            <mi>−</mi>
            <mn>1</mn>
          </mrow>
        </mfrac>
      </mrow>
    </mrow>
    <annotation encoding="StarMath 5.0">V left ({M} rsub {mi} right ) = {DC left ({C} rsub {i} right )} over {TC − 1}</annotation>
  </semantics>
</math>
</file>

<file path=Object 29/content.xml><?xml version="1.0" encoding="utf-8"?>
<math xmlns="http://www.w3.org/1998/Math/MathML" display="block">
  <semantics>
    <mfrac>
      <mrow>
        <munderover>
          <mo stretchy="false">∑</mo>
          <mrow>
            <mi>i</mi>
            <mo stretchy="false">=</mo>
            <mn>1</mn>
          </mrow>
          <mi mathvariant="italic">TC</mi>
        </munderover>
        <mrow>
          <msub>
            <mi>A</mi>
            <mi>i</mi>
          </msub>
          <mrow>
            <mo fence="true" form="prefix" stretchy="true">(</mo>
            <mrow>
              <msub>
                <mi>C</mi>
                <mi>i</mi>
              </msub>
            </mrow>
            <mo fence="true" form="postfix" stretchy="true">)</mo>
          </mrow>
        </mrow>
      </mrow>
      <mrow>
        <munderover>
          <mo stretchy="false">∑</mo>
          <mrow>
            <mi>i</mi>
            <mo stretchy="false">=</mo>
            <mn>1</mn>
          </mrow>
          <mi mathvariant="italic">TC</mi>
        </munderover>
        <mrow>
          <msub>
            <mi>A</mi>
            <mi>a</mi>
          </msub>
          <mrow>
            <mo fence="true" form="prefix" stretchy="true">(</mo>
            <mrow>
              <msub>
                <mi>C</mi>
                <mi>i</mi>
              </msub>
            </mrow>
            <mo fence="true" form="postfix" stretchy="true">)</mo>
          </mrow>
        </mrow>
      </mrow>
    </mfrac>
    <annotation encoding="StarMath 5.0">{sum from {i = 1} to {TC} {{A} rsub {i} left ({C} rsub {i} right )}} over {sum from {i = 1} to {TC} {{A} rsub {a} left ({C} rsub {i} right )}}</annotation>
  </semantics>
</math>
</file>

<file path=Object 3/content.xml><?xml version="1.0" encoding="utf-8"?>
<math xmlns="http://www.w3.org/1998/Math/MathML" display="block">
  <semantics>
    <mrow>
      <mi mathvariant="italic">NMA</mi>
      <mrow>
        <mrow>
          <mo fence="true" form="prefix" stretchy="false">(</mo>
          <mrow>
            <mi>c</mi>
          </mrow>
          <mo fence="true" form="postfix" stretchy="false">)</mo>
        </mrow>
        <mo stretchy="false">=</mo>
        <mrow>
          <mi mathvariant="italic">METc</mi>
          <mo stretchy="false">−</mo>
          <mrow>
            <mo fence="true" form="prefix" stretchy="true">|</mo>
            <mrow>
              <mrow>
                <msub>
                  <mi mathvariant="italic">MET</mi>
                  <mi>c</mi>
                </msub>
                <mo stretchy="false">∩</mo>
                <msub>
                  <mi mathvariant="italic">MET</mi>
                  <mi>C</mi>
                </msub>
              </mrow>
            </mrow>
            <mo fence="true" form="postfix" stretchy="true">|</mo>
          </mrow>
        </mrow>
      </mrow>
    </mrow>
    <annotation encoding="StarMath 5.0">NMA(c)= METc - abs{ MET_{c} intersection MET_{C}}</annotation>
  </semantics>
</math>
</file>

<file path=Object 30/content.xml><?xml version="1.0" encoding="utf-8"?>
<math xmlns="http://www.w3.org/1998/Math/MathML" display="block">
  <semantics>
    <mi mathvariant="normal">:</mi>
    <annotation encoding="StarMath 5.0">:</annotation>
  </semantics>
</math>
</file>

<file path=Object 31/content.xml><?xml version="1.0" encoding="utf-8"?>
<math xmlns="http://www.w3.org/1998/Math/MathML" display="block">
  <semantics>
    <mrow>
      <msub>
        <mi>A</mi>
        <mi>a</mi>
      </msub>
      <mrow>
        <mrow>
          <mo fence="true" form="prefix" stretchy="true">(</mo>
          <mrow>
            <msub>
              <mi>C</mi>
              <mi>i</mi>
            </msub>
          </mrow>
          <mo fence="true" form="postfix" stretchy="true">)</mo>
        </mrow>
        <mo stretchy="false">=</mo>
        <msub>
          <mi>A</mi>
          <mi>d</mi>
        </msub>
      </mrow>
      <mrow>
        <mrow>
          <mo fence="true" form="prefix" stretchy="true">(</mo>
          <mrow>
            <msub>
              <mi>C</mi>
              <mi>i</mi>
            </msub>
          </mrow>
          <mo fence="true" form="postfix" stretchy="true">)</mo>
        </mrow>
        <mo stretchy="false">+</mo>
        <msub>
          <mi>A</mi>
          <mi>i</mi>
        </msub>
      </mrow>
      <mrow>
        <mo fence="true" form="prefix" stretchy="true">(</mo>
        <mrow>
          <msub>
            <mi>C</mi>
            <mi>i</mi>
          </msub>
        </mrow>
        <mo fence="true" form="postfix" stretchy="true">)</mo>
      </mrow>
    </mrow>
    <annotation encoding="StarMath 5.0">{A} rsub {a} left ({C} rsub {i} right ) = {A} rsub {d} left ({C} rsub {i} right ) + {A} rsub {i} left ({C} rsub {i} right )</annotation>
  </semantics>
</math>
</file>

<file path=Object 32/content.xml><?xml version="1.0" encoding="utf-8"?>
<math xmlns="http://www.w3.org/1998/Math/MathML" display="block">
  <semantics>
    <mrow>
      <msub>
        <mi>A</mi>
        <mi>d</mi>
      </msub>
      <mrow>
        <mo fence="true" form="prefix" stretchy="true">(</mo>
        <mrow>
          <msub>
            <mi>C</mi>
            <mi>i</mi>
          </msub>
        </mrow>
        <mo fence="true" form="postfix" stretchy="true">)</mo>
      </mrow>
    </mrow>
    <annotation encoding="StarMath 5.0">{A} rsub {d} left ({C} rsub {i} right )</annotation>
  </semantics>
</math>
</file>

<file path=Object 33/content.xml><?xml version="1.0" encoding="utf-8"?>
<math xmlns="http://www.w3.org/1998/Math/MathML" display="block">
  <semantics>
    <mrow>
      <msub>
        <mi>A</mi>
        <mi>a</mi>
      </msub>
      <mrow>
        <mo fence="true" form="prefix" stretchy="true">(</mo>
        <mrow>
          <msub>
            <mi>C</mi>
            <mi>i</mi>
          </msub>
        </mrow>
        <mo fence="true" form="postfix" stretchy="true">)</mo>
      </mrow>
    </mrow>
    <annotation encoding="StarMath 5.0">{A} rsub {a} left ({C} rsub {i} right )</annotation>
  </semantics>
</math>
</file>

<file path=Object 34/content.xml><?xml version="1.0" encoding="utf-8"?>
<math xmlns="http://www.w3.org/1998/Math/MathML" display="block">
  <semantics>
    <mrow>
      <msub>
        <mi>A</mi>
        <mi>i</mi>
      </msub>
      <mrow>
        <mo fence="true" form="prefix" stretchy="true">(</mo>
        <mrow>
          <msub>
            <mi>C</mi>
            <mi>i</mi>
          </msub>
        </mrow>
        <mo fence="true" form="postfix" stretchy="true">)</mo>
      </mrow>
    </mrow>
    <annotation encoding="StarMath 5.0">{A} rsub {i} left ({C} rsub {i} right )</annotation>
  </semantics>
</math>
</file>

<file path=Object 35/content.xml><?xml version="1.0" encoding="utf-8"?>
<math xmlns="http://www.w3.org/1998/Math/MathML" display="block">
  <semantics>
    <mrow>
      <mi>A</mi>
      <mrow>
        <mrow>
          <mo fence="true" form="prefix" stretchy="false">(</mo>
          <mrow>
            <mi>p</mi>
          </mrow>
          <mo fence="true" form="postfix" stretchy="false">)</mo>
        </mrow>
        <mo stretchy="false">=</mo>
        <mfrac>
          <mrow>
            <mi mathvariant="italic">Number</mi>
            <mi mathvariant="italic">of</mi>
            <mi mathvariant="italic">Abstact</mi>
            <mrow>
              <mi mathvariant="italic">Class</mi>
              <mo stretchy="false">+</mo>
              <mi mathvariant="italic">Number</mi>
            </mrow>
            <mi mathvariant="italic">of</mi>
            <mi mathvariant="italic">Interface</mi>
          </mrow>
          <mrow>
            <mi mathvariant="italic">Number</mi>
            <mi mathvariant="italic">of</mi>
            <mi mathvariant="italic">Class</mi>
          </mrow>
        </mfrac>
      </mrow>
    </mrow>
    <annotation encoding="StarMath 5.0">A(p)= {Number of Abstact Class+Number of Interface} over {Number of Class}</annotation>
  </semantics>
</math>
</file>

<file path=Object 36/content.xml><?xml version="1.0" encoding="utf-8"?>
<math xmlns="http://www.w3.org/1998/Math/MathML" display="block">
  <semantics>
    <mrow>
      <mi mathvariant="italic">DMS</mi>
      <mo stretchy="false">=</mo>
      <mrow>
        <mo fence="true" form="prefix" stretchy="true">|</mo>
        <mrow>
          <mrow>
            <mi>A</mi>
            <mo stretchy="false">+</mo>
            <mi>S</mi>
            <mo stretchy="false">−</mo>
            <mn>1</mn>
          </mrow>
        </mrow>
        <mo fence="true" form="postfix" stretchy="true">|</mo>
      </mrow>
    </mrow>
    <annotation encoding="StarMath 5.0">DMS = abs{A + S - 1} </annotation>
  </semantics>
</math>
</file>

<file path=Object 37/content.xml><?xml version="1.0" encoding="utf-8"?>
<math xmlns="http://www.w3.org/1998/Math/MathML" display="block">
  <semantics>
    <mrow>
      <mrow>
        <mi mathvariant="italic">NOD</mi>
        <mo stretchy="false">=</mo>
        <mrow>
          <msub>
            <mi>N</mi>
            <mrow>
              <mi mathvariant="italic">direct</mi>
              <mi mathvariant="italic">subclasses</mi>
            </mrow>
          </msub>
          <mo stretchy="false">+</mo>
          <msub>
            <mi>N</mi>
            <mrow>
              <mi mathvariant="italic">indirect</mi>
              <mi mathvariant="italic">subclasses</mi>
            </mrow>
          </msub>
        </mrow>
      </mrow>
      <mi>.</mi>
    </mrow>
    <annotation encoding="StarMath 5.0">NOD = N _{direct subclasses} + N _{indirect subclasses}.</annotation>
  </semantics>
</math>
</file>

<file path=Object 38/content.xml><?xml version="1.0" encoding="utf-8"?>
<math xmlns="http://www.w3.org/1998/Math/MathML" display="block">
  <semantics>
    <mrow>
      <mi mathvariant="italic">PMR</mi>
      <mrow>
        <mrow>
          <mo fence="true" form="prefix" stretchy="false">(</mo>
          <mrow>
            <mi>c</mi>
          </mrow>
          <mo fence="true" form="postfix" stretchy="false">)</mo>
        </mrow>
        <mo stretchy="false">=</mo>
        <mfrac>
          <mrow>
            <mi mathvariant="italic">Number</mi>
            <mi mathvariant="italic">of</mi>
            <mi mathvariant="italic">Publique</mi>
            <mi mathvariant="italic">Methods</mi>
          </mrow>
          <mrow>
            <mi mathvariant="italic">Number</mi>
            <mi mathvariant="italic">of</mi>
            <mi mathvariant="italic">Methods</mi>
          </mrow>
        </mfrac>
      </mrow>
    </mrow>
    <annotation encoding="StarMath 5.0">PMR(c)={Number of Publique Methods } over {Number of Methods} </annotation>
  </semantics>
</math>
</file>

<file path=Object 39/content.xml><?xml version="1.0" encoding="utf-8"?>
<math xmlns="http://www.w3.org/1998/Math/MathML" display="block">
  <semantics>
    <mrow>
      <mi mathvariant="italic">CC</mi>
      <mo stretchy="false">=</mo>
      <mrow>
        <mrow>
          <mi mathvariant="italic">Nombre</mi>
          <mi>d</mi>
          <mi>’</mi>
          <mi mathvariant="italic">aretes</mi>
        </mrow>
        <mo stretchy="false">−</mo>
        <mrow>
          <mi mathvariant="italic">Nombre</mi>
          <mi mathvariant="italic">de</mi>
          <mi mathvariant="italic">noeuds</mi>
          <mi mathvariant="italic">de</mi>
          <mi mathvariant="italic">base</mi>
        </mrow>
        <mo stretchy="false">+</mo>
        <mn>2</mn>
      </mrow>
    </mrow>
    <annotation encoding="StarMath 5.0">{CC}  = {Nombre d’aretes}  - {Nombre de noeuds de base} + {2}</annotation>
  </semantics>
</math>
</file>

<file path=Object 4/content.xml><?xml version="1.0" encoding="utf-8"?>
<math xmlns="http://www.w3.org/1998/Math/MathML" display="block">
  <semantics>
    <mrow>
      <mi mathvariant="italic">SIX</mi>
      <mrow>
        <mrow>
          <mo fence="true" form="prefix" stretchy="false">(</mo>
          <mrow>
            <mi>c</mi>
          </mrow>
          <mo fence="true" form="postfix" stretchy="false">)</mo>
        </mrow>
        <mo stretchy="false">=</mo>
        <mfrac>
          <mrow>
            <mrow>
              <mrow>
                <mo fence="true" form="prefix" stretchy="true">|</mo>
                <mrow>
                  <mrow>
                    <mi mathvariant="italic">NORM</mi>
                    <mrow>
                      <mo fence="true" form="prefix" stretchy="false">(</mo>
                      <mrow>
                        <mi>c</mi>
                      </mrow>
                      <mo fence="true" form="postfix" stretchy="false">)</mo>
                    </mrow>
                  </mrow>
                </mrow>
                <mo fence="true" form="postfix" stretchy="true">|</mo>
              </mrow>
              <mo stretchy="false">⋅</mo>
              <mi>H</mi>
            </mrow>
            <mrow>
              <mo fence="true" form="prefix" stretchy="false">(</mo>
              <mrow>
                <mi>c</mi>
              </mrow>
              <mo fence="true" form="postfix" stretchy="false">)</mo>
            </mrow>
          </mrow>
          <mrow>
            <mo fence="true" form="prefix" stretchy="true">|</mo>
            <mrow>
              <mi mathvariant="italic">METc</mi>
            </mrow>
            <mo fence="true" form="postfix" stretchy="true">|</mo>
          </mrow>
        </mfrac>
      </mrow>
    </mrow>
    <annotation encoding="StarMath 5.0">SIX(c)= { abs{ NORM(c)}  cdot H(c) } over abs{ {METc} }</annotation>
  </semantics>
</math>
</file>

<file path=Object 40/content.xml><?xml version="1.0" encoding="utf-8"?>
<math xmlns="http://www.w3.org/1998/Math/MathML" display="block">
  <semantics>
    <mi mathvariant="normal">:</mi>
    <annotation encoding="StarMath 5.0">:</annotation>
  </semantics>
</math>
</file>

<file path=Object 41/content.xml><?xml version="1.0" encoding="utf-8"?>
<math xmlns="http://www.w3.org/1998/Math/MathML" display="block">
  <semantics>
    <mrow>
      <mrow>
        <mi mathvariant="italic">Nombre</mi>
        <mi mathvariant="italic">de</mi>
        <mi mathvariant="italic">noeuds</mi>
        <mi mathvariant="italic">de</mi>
        <mi mathvariant="italic">base</mi>
      </mrow>
      <mi mathvariant="normal">:</mi>
    </mrow>
    <annotation encoding="StarMath 5.0">{Nombre de noeuds de base} :</annotation>
  </semantics>
</math>
</file>

<file path=Object 42/content.xml><?xml version="1.0" encoding="utf-8"?>
<math xmlns="http://www.w3.org/1998/Math/MathML" display="block">
  <semantics>
    <mrow>
      <mrow>
        <mi mathvariant="italic">Nombre</mi>
        <mi>d</mi>
        <mi>’</mi>
        <mi mathvariant="italic">aretes</mi>
      </mrow>
      <mi mathvariant="normal">:</mi>
    </mrow>
    <annotation encoding="StarMath 5.0">{Nombre d’aretes

} :</annotation>
  </semantics>
</math>
</file>

<file path=Object 43/content.xml><?xml version="1.0" encoding="utf-8"?>
<math xmlns="http://www.w3.org/1998/Math/MathML" display="block">
  <semantics>
    <mrow>
      <mi mathvariant="italic">WMC</mi>
      <mrow>
        <mrow>
          <mo fence="true" form="prefix" stretchy="false">(</mo>
          <mrow>
            <mi>c</mi>
          </mrow>
          <mo fence="true" form="postfix" stretchy="false">)</mo>
        </mrow>
        <mo stretchy="false">=</mo>
        <mrow>
          <munderover>
            <mo stretchy="false">∑</mo>
            <mrow>
              <mi>i</mi>
              <mo stretchy="false">=</mo>
              <mn>1</mn>
            </mrow>
            <mrow>
              <mi mathvariant="italic">NM</mi>
              <mrow>
                <mo fence="true" form="prefix" stretchy="false">(</mo>
                <mrow>
                  <mi>c</mi>
                </mrow>
                <mo fence="true" form="postfix" stretchy="false">)</mo>
              </mrow>
            </mrow>
          </munderover>
          <mrow>
            <mi>C</mi>
            <mrow>
              <mo fence="true" form="prefix" stretchy="false">(</mo>
              <mrow>
                <msub>
                  <mi>m</mi>
                  <mi>i</mi>
                </msub>
              </mrow>
              <mo fence="true" form="postfix" stretchy="false">)</mo>
            </mrow>
          </mrow>
        </mrow>
      </mrow>
    </mrow>
    <annotation encoding="StarMath 5.0">WMC(c) = {sum from {i = 1} to {NM(c)} {{C}(m rsub {i})}} </annotation>
  </semantics>
</math>
</file>

<file path=Object 44/content.xml><?xml version="1.0" encoding="utf-8"?>
<math xmlns="http://www.w3.org/1998/Math/MathML" display="block">
  <semantics>
    <mrow>
      <mi mathvariant="italic">NM</mi>
      <mrow>
        <mo fence="true" form="prefix" stretchy="false">(</mo>
        <mrow>
          <mi>c</mi>
        </mrow>
        <mo fence="true" form="postfix" stretchy="false">)</mo>
      </mrow>
      <mi mathvariant="normal">:</mi>
    </mrow>
    <annotation encoding="StarMath 5.0">NM(c):</annotation>
  </semantics>
</math>
</file>

<file path=Object 45/content.xml><?xml version="1.0" encoding="utf-8"?>
<math xmlns="http://www.w3.org/1998/Math/MathML" display="block">
  <semantics>
    <mrow>
      <mi mathvariant="italic">si</mi>
      <mspace width="2em"/>
      <mrow>
        <mrow>
          <mo fence="true" form="prefix" stretchy="true">|</mo>
          <mrow>
            <mi>P</mi>
          </mrow>
          <mo fence="true" form="postfix" stretchy="true">|</mo>
        </mrow>
        <mrow>
          <mspace width="2em"/>
          <mo stretchy="false">&gt;</mo>
          <mspace width="2em"/>
        </mrow>
        <mrow>
          <mo fence="true" form="prefix" stretchy="true">|</mo>
          <mrow>
            <mi>Q</mi>
          </mrow>
          <mo fence="true" form="postfix" stretchy="true">|</mo>
        </mrow>
      </mrow>
      <mspace width="2em"/>
      <mi mathvariant="italic">LCOM</mi>
      <mrow>
        <mrow>
          <mo fence="true" form="prefix" stretchy="false">(</mo>
          <mrow>
            <mi>c</mi>
          </mrow>
          <mo fence="true" form="postfix" stretchy="false">)</mo>
        </mrow>
        <mo stretchy="false">=</mo>
        <mrow>
          <mrow>
            <mo fence="true" form="prefix" stretchy="true">|</mo>
            <mrow>
              <mi>P</mi>
            </mrow>
            <mo fence="true" form="postfix" stretchy="true">|</mo>
          </mrow>
          <mo stretchy="false">−</mo>
          <mrow>
            <mo fence="true" form="prefix" stretchy="true">|</mo>
            <mrow>
              <mi>Q</mi>
            </mrow>
            <mo fence="true" form="postfix" stretchy="true">|</mo>
          </mrow>
        </mrow>
      </mrow>
    </mrow>
    <annotation encoding="StarMath 5.0">si ~{abs{P}~  &gt; ~abs{Q}}~LCOM(c) = abs{P} - abs{Q}
</annotation>
  </semantics>
</math>
</file>

<file path=Object 46/content.xml><?xml version="1.0" encoding="utf-8"?>
<math xmlns="http://www.w3.org/1998/Math/MathML" display="block">
  <semantics>
    <mi mathvariant="normal">:</mi>
    <annotation encoding="StarMath 5.0">:</annotation>
  </semantics>
</math>
</file>

<file path=Object 47/content.xml><?xml version="1.0" encoding="utf-8"?>
<math xmlns="http://www.w3.org/1998/Math/MathML" display="block">
  <semantics>
    <mrow>
      <mi>C</mi>
      <mrow>
        <mo fence="true" form="prefix" stretchy="false">(</mo>
        <mrow>
          <msub>
            <mi>m</mi>
            <mi>i</mi>
          </msub>
        </mrow>
        <mo fence="true" form="postfix" stretchy="false">)</mo>
      </mrow>
    </mrow>
    <annotation encoding="StarMath 5.0">{C({m} rsub {i})}</annotation>
  </semantics>
</math>
</file>

<file path=Object 48/content.xml><?xml version="1.0" encoding="utf-8"?>
<math xmlns="http://www.w3.org/1998/Math/MathML" display="block">
  <semantics>
    <mrow>
      <mi mathvariant="italic">sinon</mi>
      <mspace width="2em"/>
      <mi mathvariant="italic">LCOM</mi>
      <mrow>
        <mrow>
          <mo fence="true" form="prefix" stretchy="false">(</mo>
          <mrow>
            <mi>c</mi>
          </mrow>
          <mo fence="true" form="postfix" stretchy="false">)</mo>
        </mrow>
        <mo stretchy="false">=</mo>
        <mn>0</mn>
      </mrow>
    </mrow>
    <annotation encoding="StarMath 5.0">sinon ~LCOM(c) = 0</annotation>
  </semantics>
</math>
</file>

<file path=Object 49/content.xml><?xml version="1.0" encoding="utf-8"?>
<math xmlns="http://www.w3.org/1998/Math/MathML" display="block">
  <semantics>
    <mrow>
      <mrow>
        <mi>P</mi>
        <mo stretchy="false">=</mo>
        <mo stretchy="false">{</mo>
      </mrow>
      <mrow>
        <mo fence="true" form="prefix" stretchy="false">(</mo>
        <mrow>
          <mrow>
            <mi>I</mi>
            <mi>i</mi>
            <mi>​</mi>
            <mi>,</mi>
            <mi>I</mi>
            <mi>j</mi>
            <mi>​</mi>
          </mrow>
        </mrow>
        <mo fence="true" form="postfix" stretchy="false">)</mo>
      </mrow>
      <mi>∣</mi>
      <mi>I</mi>
      <mi>i</mi>
      <mi>​</mi>
      <mi>∩</mi>
      <mi>I</mi>
      <mi>j</mi>
      <mrow>
        <mi>​</mi>
        <mo stretchy="false">=</mo>
        <mn>0</mn>
      </mrow>
      <mo stretchy="false">}</mo>
    </mrow>
    <annotation encoding="StarMath 5.0">P=\{(I 
i
​
 ,I 
j
​
 )∣I 
i
​
 ∩I 
j
​
 =0\}</annotation>
  </semantics>
</math>
</file>

<file path=Object 5/content.xml><?xml version="1.0" encoding="utf-8"?>
<math xmlns="http://www.w3.org/1998/Math/MathML" display="block">
  <semantics>
    <mrow>
      <mi mathvariant="italic">MIF</mi>
      <mo stretchy="false">=</mo>
      <mfrac>
        <mrow>
          <munderover>
            <mo stretchy="false">∑</mo>
            <mrow>
              <mi>i</mi>
              <mo stretchy="false">=</mo>
              <mn>1</mn>
            </mrow>
            <mi mathvariant="italic">TotalClasses</mi>
          </munderover>
          <mrow>
            <msub>
              <mi>M</mi>
              <mrow>
                <mi>h</mi>
                <mi mathvariant="italic">er</mi>
                <mi mathvariant="italic">ited</mi>
              </mrow>
            </msub>
            <mrow>
              <mo fence="true" form="prefix" stretchy="true">(</mo>
              <mrow>
                <msub>
                  <mi>C</mi>
                  <mi>i</mi>
                </msub>
              </mrow>
              <mo fence="true" form="postfix" stretchy="true">)</mo>
            </mrow>
          </mrow>
        </mrow>
        <mrow>
          <munderover>
            <mo stretchy="false">∑</mo>
            <mrow>
              <mi>i</mi>
              <mo stretchy="false">=</mo>
              <mn>1</mn>
            </mrow>
            <mi mathvariant="italic">TotalClasses</mi>
          </munderover>
          <mrow>
            <msub>
              <mi>M</mi>
              <mi mathvariant="italic">available</mi>
            </msub>
            <mrow>
              <mo fence="true" form="prefix" stretchy="true">(</mo>
              <mrow>
                <msub>
                  <mi>C</mi>
                  <mi>i</mi>
                </msub>
              </mrow>
              <mo fence="true" form="postfix" stretchy="true">)</mo>
            </mrow>
          </mrow>
        </mrow>
      </mfrac>
    </mrow>
    <annotation encoding="StarMath 5.0">MIF = {sum from {i = 1} to {TotalClasses} {{M} rsub {h er ited} left ({C} rsub {i} right )}} over {sum from {i = 1} to {TotalClasses} {{M} rsub {available} left ({C} rsub {i} right )}}</annotation>
  </semantics>
</math>
</file>

<file path=Object 50/content.xml><?xml version="1.0" encoding="utf-8"?>
<math xmlns="http://www.w3.org/1998/Math/MathML" display="block">
  <semantics>
    <mi mathvariant="normal">:</mi>
    <annotation encoding="StarMath 5.0">:</annotation>
  </semantics>
</math>
</file>

<file path=Object 51/content.xml><?xml version="1.0" encoding="utf-8"?>
<math xmlns="http://www.w3.org/1998/Math/MathML" display="block">
  <semantics>
    <mrow>
      <mrow>
        <mi>Q</mi>
        <mo stretchy="false">=</mo>
        <mo stretchy="false">{</mo>
      </mrow>
      <mrow>
        <mo fence="true" form="prefix" stretchy="false">(</mo>
        <mrow>
          <mrow>
            <mi>I</mi>
            <mi>i</mi>
            <mi>​</mi>
            <mi>,</mi>
            <mi>I</mi>
            <mi>j</mi>
            <mi>​</mi>
          </mrow>
        </mrow>
        <mo fence="true" form="postfix" stretchy="false">)</mo>
      </mrow>
      <mi>∣</mi>
      <mi>I</mi>
      <mi>i</mi>
      <mi>​</mi>
      <mi>∩</mi>
      <mi>I</mi>
      <mi>j</mi>
      <mrow>
        <mi>​</mi>
        <mo stretchy="false">≠</mo>
        <mn>0</mn>
      </mrow>
      <mo stretchy="false">}</mo>
    </mrow>
    <annotation encoding="StarMath 5.0">Q=\{(I 
i
​
 ,I 
j
​
 )∣I 
i
​
 ∩I 
j
​  &lt;&gt;  
 
0\}</annotation>
  </semantics>
</math>
</file>

<file path=Object 52/content.xml><?xml version="1.0" encoding="utf-8"?>
<math xmlns="http://www.w3.org/1998/Math/MathML" display="block">
  <semantics>
    <mrow>
      <mi mathvariant="italic">Si</mi>
      <mi mathvariant="italic">tous</mi>
      <mi mathvariant="italic">les</mi>
      <mi mathvariant="italic">ensembles</mi>
      <mo stretchy="false">{</mo>
      <msub>
        <mi>I</mi>
        <mn>1</mn>
      </msub>
      <mi>,</mi>
      <mi>.</mi>
      <mi>.</mi>
      <mi>.</mi>
      <mi>,</mi>
      <msub>
        <mi>I</mi>
        <mi>n</mi>
      </msub>
      <mo stretchy="false">}</mo>
      <mi mathvariant="italic">valent</mi>
      <mn>0</mn>
      <mi>,</mi>
      <mi mathvariant="italic">alors</mi>
      <mrow>
        <mi>P</mi>
        <mo stretchy="false">=</mo>
        <mn>0.</mn>
      </mrow>
    </mrow>
    <annotation encoding="StarMath 5.0">Si tous les ensembles 
\{
I_1
,
.
.
.
,
I_n 
\}
 valent 0, alors 
P=0.</annotation>
  </semantics>
</math>
</file>

<file path=Object 53/content.xml><?xml version="1.0" encoding="utf-8"?>
<math xmlns="http://www.w3.org/1998/Math/MathML" display="block">
  <semantics>
    <mrow>
      <mrow>
        <mo fence="true" form="prefix" stretchy="false">(</mo>
        <mrow>
          <mrow>
            <msub>
              <mi>I</mi>
              <mi>x</mi>
            </msub>
            <mi>​</mi>
          </mrow>
        </mrow>
        <mo fence="true" form="postfix" stretchy="false">)</mo>
      </mrow>
      <mi mathvariant="italic">représente</mi>
      <mspace width="2em"/>
      <mi>l</mi>
      <mi>'</mi>
      <mi mathvariant="italic">ensemble</mi>
      <mspace width="2em"/>
      <mi mathvariant="italic">de</mi>
      <mspace width="2em"/>
      <mi mathvariant="italic">toutes</mi>
      <mspace width="2em"/>
      <mi mathvariant="italic">les</mi>
      <mspace width="2em"/>
      <mi mathvariant="italic">variables</mi>
      <mspace/>
    </mrow>
    <annotation encoding="StarMath 5.0">
(I_x
​
 ) représente~l'ensemble~de~toutes~les~variables~

 </annotation>
  </semantics>
</math>
</file>

<file path=Object 54/content.xml><?xml version="1.0" encoding="utf-8"?>
<math xmlns="http://www.w3.org/1998/Math/MathML" display="block">
  <semantics>
    <mrow>
      <mi>d</mi>
      <mi>'</mi>
      <mi mathvariant="italic">instance</mi>
      <mspace width="2em"/>
      <mi mathvariant="italic">utilisées</mi>
      <mspace width="2em"/>
      <mi mathvariant="italic">par</mi>
      <mspace width="2em"/>
      <mi mathvariant="italic">la</mi>
      <mspace width="2em"/>
      <mi mathvariant="italic">méthode</mi>
      <msub>
        <mi>M</mi>
        <mi>i</mi>
      </msub>
      <mi>.</mi>
    </mrow>
    <annotation encoding="StarMath 5.0">d'instance~utilisées~par~la~méthode 
M_i.</annotation>
  </semantics>
</math>
</file>

<file path=Object 55/content.xml><?xml version="1.0" encoding="utf-8"?>
<math xmlns="http://www.w3.org/1998/Math/MathML" display="block">
  <semantics>
    <mrow>
      <mi mathvariant="italic">CA</mi>
      <mrow>
        <mrow>
          <mo fence="true" form="prefix" stretchy="false">(</mo>
          <mrow>
            <mi>p</mi>
          </mrow>
          <mo fence="true" form="postfix" stretchy="false">)</mo>
        </mrow>
        <mo stretchy="false">=</mo>
        <mrow>
          <munderover>
            <mo stretchy="false">∑</mo>
            <mrow>
              <mi>i</mi>
              <mo stretchy="false">=</mo>
              <mn>1</mn>
            </mrow>
            <mi>n</mi>
          </munderover>
          <msub>
            <mi mathvariant="italic">CA</mi>
            <mi>i</mi>
          </msub>
        </mrow>
      </mrow>
    </mrow>
    <annotation encoding="StarMath 5.0">CA(p) = {sum from {i = 1} to {n} {{CA_i}}} </annotation>
  </semantics>
</math>
</file>

<file path=Object 56/content.xml><?xml version="1.0" encoding="utf-8"?>
<math xmlns="http://www.w3.org/1998/Math/MathML" display="block">
  <semantics>
    <mrow>
      <mi mathvariant="italic">CE</mi>
      <mrow>
        <mrow>
          <mo fence="true" form="prefix" stretchy="false">(</mo>
          <mrow>
            <mi>p</mi>
          </mrow>
          <mo fence="true" form="postfix" stretchy="false">)</mo>
        </mrow>
        <mo stretchy="false">=</mo>
        <mrow>
          <munderover>
            <mo stretchy="false">∑</mo>
            <mrow>
              <mi>i</mi>
              <mo stretchy="false">=</mo>
              <mn>1</mn>
            </mrow>
            <mi>n</mi>
          </munderover>
          <msub>
            <mi mathvariant="italic">CE</mi>
            <mi>i</mi>
          </msub>
        </mrow>
      </mrow>
    </mrow>
    <annotation encoding="StarMath 5.0">CE(p) = {sum from {i = 1} to {n} {{CE_i}}} </annotation>
  </semantics>
</math>
</file>

<file path=Object 57/content.xml><?xml version="1.0" encoding="utf-8"?>
<math xmlns="http://www.w3.org/1998/Math/MathML" display="block">
  <semantics>
    <mi>p</mi>
    <annotation encoding="StarMath 5.0">p</annotation>
  </semantics>
</math>
</file>

<file path=Object 58/content.xml><?xml version="1.0" encoding="utf-8"?>
<math xmlns="http://www.w3.org/1998/Math/MathML" display="block">
  <semantics>
    <mi>n</mi>
    <annotation encoding="StarMath 5.0">n</annotation>
  </semantics>
</math>
</file>

<file path=Object 59/content.xml><?xml version="1.0" encoding="utf-8"?>
<math xmlns="http://www.w3.org/1998/Math/MathML" display="block">
  <semantics>
    <mi>p</mi>
    <annotation encoding="StarMath 5.0">p</annotation>
  </semantics>
</math>
</file>

<file path=Object 6/content.xml><?xml version="1.0" encoding="utf-8"?>
<math xmlns="http://www.w3.org/1998/Math/MathML" display="block">
  <semantics>
    <mrow>
      <msub>
        <mi>M</mi>
        <mi mathvariant="italic">available</mi>
      </msub>
      <mrow>
        <mrow>
          <mo fence="true" form="prefix" stretchy="true">(</mo>
          <mrow>
            <mi>C</mi>
          </mrow>
          <mo fence="true" form="postfix" stretchy="true">)</mo>
        </mrow>
        <mo stretchy="false">=</mo>
        <msub>
          <mi>M</mi>
          <mrow>
            <mi>h</mi>
            <mi mathvariant="italic">erited</mi>
          </mrow>
        </msub>
      </mrow>
      <mrow>
        <mrow>
          <mo fence="true" form="prefix" stretchy="true">(</mo>
          <mrow>
            <mi>C</mi>
          </mrow>
          <mo fence="true" form="postfix" stretchy="true">)</mo>
        </mrow>
        <mo stretchy="false">+</mo>
        <msub>
          <mi>M</mi>
          <mi mathvariant="italic">defined</mi>
        </msub>
      </mrow>
      <mrow>
        <mo fence="true" form="prefix" stretchy="true">(</mo>
        <mrow>
          <mi>C</mi>
        </mrow>
        <mo fence="true" form="postfix" stretchy="true">)</mo>
      </mrow>
    </mrow>
    <annotation encoding="StarMath 5.0">{M} rsub {available} left (C right ) = {M} rsub {h erited} left (C right ) + {M} rsub {defined} left (C right )</annotation>
  </semantics>
</math>
</file>

<file path=Object 60/content.xml><?xml version="1.0" encoding="utf-8"?>
<math xmlns="http://www.w3.org/1998/Math/MathML" display="block">
  <semantics>
    <mi mathvariant="normal">:</mi>
    <annotation encoding="StarMath 5.0">:</annotation>
  </semantics>
</math>
</file>

<file path=Object 61/content.xml><?xml version="1.0" encoding="utf-8"?>
<math xmlns="http://www.w3.org/1998/Math/MathML" display="block">
  <semantics>
    <mrow>
      <mi mathvariant="italic">CAi</mi>
      <mi>​</mi>
    </mrow>
    <annotation encoding="StarMath 5.0">CAi​ </annotation>
  </semantics>
</math>
</file>

<file path=Object 62/content.xml><?xml version="1.0" encoding="utf-8"?>
<math xmlns="http://www.w3.org/1998/Math/MathML" display="block">
  <semantics>
    <mrow>
      <mi mathvariant="italic">CEi</mi>
      <mi>​</mi>
    </mrow>
    <annotation encoding="StarMath 5.0">CEi​ </annotation>
  </semantics>
</math>
</file>

<file path=Object 63/content.xml><?xml version="1.0" encoding="utf-8"?>
<math xmlns="http://www.w3.org/1998/Math/MathML" display="block">
  <semantics>
    <mi>i</mi>
    <annotation encoding="StarMath 5.0">i</annotation>
  </semantics>
</math>
</file>

<file path=Object 64/content.xml><?xml version="1.0" encoding="utf-8"?>
<math xmlns="http://www.w3.org/1998/Math/MathML" display="block">
  <semantics>
    <mi>i</mi>
    <annotation encoding="StarMath 5.0">i</annotation>
  </semantics>
</math>
</file>

<file path=Object 65/content.xml><?xml version="1.0" encoding="utf-8"?>
<math xmlns="http://www.w3.org/1998/Math/MathML" display="block">
  <semantics>
    <mrow>
      <mi>S</mi>
      <mrow>
        <mrow>
          <mo fence="true" form="prefix" stretchy="false">(</mo>
          <mrow>
            <mi>p</mi>
          </mrow>
          <mo fence="true" form="postfix" stretchy="false">)</mo>
        </mrow>
        <mo stretchy="false">=</mo>
        <mfrac>
          <mi mathvariant="italic">CE</mi>
          <mrow>
            <mi mathvariant="italic">CE</mi>
            <mo stretchy="false">+</mo>
            <mi mathvariant="italic">CA</mi>
          </mrow>
        </mfrac>
      </mrow>
    </mrow>
    <annotation encoding="StarMath 5.0">S(p)= CE over {CE + CA}</annotation>
  </semantics>
</math>
</file>

<file path=Object 66/content.xml><?xml version="1.0" encoding="utf-8"?>
<math xmlns="http://www.w3.org/1998/Math/MathML" display="block">
  <semantics>
    <mrow>
      <mrow>
        <mi mathvariant="italic">NOA</mi>
        <mo stretchy="false">=</mo>
        <mrow>
          <msub>
            <mi>N</mi>
            <mrow>
              <mi mathvariant="italic">direct</mi>
              <mi mathvariant="italic">superclasses</mi>
            </mrow>
          </msub>
          <mo stretchy="false">+</mo>
          <msub>
            <mi>N</mi>
            <mrow>
              <mi mathvariant="italic">indirect</mi>
              <mi mathvariant="italic">superclasses</mi>
            </mrow>
          </msub>
        </mrow>
      </mrow>
      <mi>.</mi>
    </mrow>
    <annotation encoding="StarMath 5.0">NOA =  N _{direct superclasses} + N _{indirect superclasses}.</annotation>
  </semantics>
</math>
</file>

<file path=Object 7/content.xml><?xml version="1.0" encoding="utf-8"?>
<math xmlns="http://www.w3.org/1998/Math/MathML" display="block">
  <semantics>
    <mrow>
      <mi mathvariant="italic">IMR</mi>
      <mrow>
        <mrow>
          <mo fence="true" form="prefix" stretchy="false">(</mo>
          <mrow>
            <mi>c</mi>
          </mrow>
          <mo fence="true" form="postfix" stretchy="false">)</mo>
        </mrow>
        <mo stretchy="false">=</mo>
        <mfrac>
          <mrow>
            <mi mathvariant="italic">Number</mi>
            <mi mathvariant="italic">of</mi>
            <mi mathvariant="italic">Inherted</mi>
            <mi mathvariant="italic">Methods</mi>
          </mrow>
          <mrow>
            <mi mathvariant="italic">Total</mi>
            <mi mathvariant="italic">Methods</mi>
          </mrow>
        </mfrac>
      </mrow>
    </mrow>
    <annotation encoding="StarMath 5.0">IMR(c)={Number of Inherted Methods} over {Total Methods}</annotation>
  </semantics>
</math>
</file>

<file path=Object 8/content.xml><?xml version="1.0" encoding="utf-8"?>
<math xmlns="http://www.w3.org/1998/Math/MathML" display="block">
  <semantics>
    <mfrac>
      <mrow>
        <munderover>
          <mo stretchy="false">∑</mo>
          <mrow>
            <mi>i</mi>
            <mo stretchy="false">=</mo>
            <mn>1</mn>
          </mrow>
          <mi mathvariant="italic">TotalClasses</mi>
        </munderover>
        <mrow>
          <msub>
            <mi>M</mi>
            <mrow>
              <mi>h</mi>
              <mi mathvariant="italic">idden</mi>
            </mrow>
          </msub>
          <mrow>
            <mo fence="true" form="prefix" stretchy="true">(</mo>
            <mrow>
              <msub>
                <mi>C</mi>
                <mi>i</mi>
              </msub>
            </mrow>
            <mo fence="true" form="postfix" stretchy="true">)</mo>
          </mrow>
        </mrow>
      </mrow>
      <mrow>
        <munderover>
          <mo stretchy="false">∑</mo>
          <mrow>
            <mi>i</mi>
            <mo stretchy="false">=</mo>
            <mn>1</mn>
          </mrow>
          <mrow>
            <mi mathvariant="italic">Total</mi>
            <mi mathvariant="italic">Classes</mi>
          </mrow>
        </munderover>
        <mrow>
          <msub>
            <mi>M</mi>
            <mi mathvariant="italic">defined</mi>
          </msub>
          <mrow>
            <mo fence="true" form="prefix" stretchy="true">(</mo>
            <mrow>
              <msub>
                <mi>C</mi>
                <mi>i</mi>
              </msub>
            </mrow>
            <mo fence="true" form="postfix" stretchy="true">)</mo>
          </mrow>
        </mrow>
      </mrow>
    </mfrac>
    <annotation encoding="StarMath 5.0">{sum from {i = 1} to {TotalClasses} {{M} rsub {h idden} left ({C} rsub {i} right )}} over {sum from {i = 1} to {Total Classes} {{M} rsub {defined} left ({C} rsub {i} right )}}</annotation>
  </semantics>
</math>
</file>

<file path=Object 9/content.xml><?xml version="1.0" encoding="utf-8"?>
<math xmlns="http://www.w3.org/1998/Math/MathML" display="block">
  <semantics>
    <mrow>
      <msub>
        <mi>M</mi>
        <mi mathvariant="italic">defined</mi>
      </msub>
      <mrow>
        <mrow>
          <mo fence="true" form="prefix" stretchy="true">(</mo>
          <mrow>
            <mi>C</mi>
          </mrow>
          <mo fence="true" form="postfix" stretchy="true">)</mo>
        </mrow>
        <mo stretchy="false">=</mo>
        <msub>
          <mi>M</mi>
          <mrow>
            <mi>h</mi>
            <mi mathvariant="italic">idden</mi>
          </mrow>
        </msub>
      </mrow>
      <mrow>
        <mrow>
          <mo fence="true" form="prefix" stretchy="true">(</mo>
          <mrow>
            <mi>C</mi>
          </mrow>
          <mo fence="true" form="postfix" stretchy="true">)</mo>
        </mrow>
        <mo stretchy="false">+</mo>
        <msub>
          <mi>M</mi>
          <mi mathvariant="italic">visible</mi>
        </msub>
      </mrow>
      <mrow>
        <mo fence="true" form="prefix" stretchy="true">(</mo>
        <mrow>
          <mi>C</mi>
        </mrow>
        <mo fence="true" form="postfix" stretchy="true">)</mo>
      </mrow>
    </mrow>
    <annotation encoding="StarMath 5.0">{M} rsub {defined} left (C right ) = {M} rsub {h idden} left (C right ) + {M} rsub {visible} left (C right )</annotation>
  </semantics>
</math>
</file>